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T12" style:parent-style-name="Domyślnaczcionkaakapitu" style:family="text">
      <style:text-properties fo:background-color="#80FFFF"/>
    </style:style>
    <style:style style:name="P13" style:parent-style-name="Normalny" style:family="paragraph">
      <style:paragraph-properties fo:text-align="justify" fo:line-height="150%"/>
    </style:style>
    <style:style style:name="T14" style:parent-style-name="Domyślnaczcionkaakapitu" style:family="text">
      <style:text-properties style:text-underline-type="single" style:text-underline-style="solid" style:text-underline-width="auto" style:text-underline-mode="continuous"/>
    </style:style>
    <style:style style:name="P15" style:parent-style-name="Normalny" style:family="paragraph">
      <style:paragraph-properties fo:text-align="justify" fo:line-height="150%"/>
    </style:style>
    <style:style style:name="T16" style:parent-style-name="Domyślnaczcionkaakapitu" style:family="text">
      <style:text-properties style:text-underline-type="single" style:text-underline-style="solid" style:text-underline-width="auto" style:text-underline-mode="continuous"/>
    </style:style>
    <style:style style:name="T17" style:parent-style-name="Domyślnaczcionkaakapitu" style:family="text">
      <style:text-properties fo:background-color="#80FFFF" style:text-underline-type="single" style:text-underline-style="solid" style:text-underline-width="auto" style:text-underline-mode="continuous"/>
    </style:style>
    <style:style style:name="P18" style:parent-style-name="Normalny" style:family="paragraph">
      <style:paragraph-properties fo:text-align="justify" fo:line-height="150%" fo:text-indent="0.2479in"/>
    </style:style>
    <style:style style:name="T19" style:parent-style-name="Domyślnaczcionkaakapitu" style:family="text">
      <style:text-properties fo:background-color="#80FFFF"/>
    </style:style>
    <style:style style:name="P20" style:parent-style-name="Normalny" style:family="paragraph">
      <style:paragraph-properties fo:text-align="justify" fo:line-height="150%" fo:text-indent="0.2479in"/>
    </style:style>
    <style:style style:name="T21" style:parent-style-name="Domyślnaczcionkaakapitu" style:family="text">
      <style:text-properties fo:background-color="#80FFFF"/>
    </style:style>
    <style:style style:name="T22" style:parent-style-name="Domyślnaczcionkaakapitu" style:family="text">
      <style:text-properties fo:background-color="#80FFFF"/>
    </style:style>
    <style:style style:name="T23" style:parent-style-name="Domyślnaczcionkaakapitu" style:family="text">
      <style:text-properties fo:background-color="#80FFFF"/>
    </style:style>
    <style:style style:name="T24" style:parent-style-name="Domyślnaczcionkaakapitu" style:family="text">
      <style:text-properties fo:background-color="#80FFFF"/>
    </style:style>
    <style:style style:name="P25" style:parent-style-name="Normalny" style:family="paragraph">
      <style:paragraph-properties fo:text-align="justify" fo:line-height="150%" fo:text-indent="0.2479in"/>
    </style:style>
    <style:style style:name="T26" style:parent-style-name="Domyślnaczcionkaakapitu" style:family="text">
      <style:text-properties fo:background-color="#80FFFF"/>
    </style:style>
    <style:style style:name="T27" style:parent-style-name="Domyślnaczcionkaakapitu" style:family="text">
      <style:text-properties fo:background-color="#80FFFF"/>
    </style:style>
    <style:style style:name="T28" style:parent-style-name="Domyślnaczcionkaakapitu" style:family="text">
      <style:text-properties fo:background-color="#80FFFF"/>
    </style:style>
    <style:style style:name="T29" style:parent-style-name="Domyślnaczcionkaakapitu" style:family="text">
      <style:text-properties fo:background-color="#80FFFF"/>
    </style:style>
    <style:style style:name="P30" style:parent-style-name="Normalny" style:family="paragraph">
      <style:paragraph-properties fo:text-align="justify" fo:line-height="150%" fo:text-indent="0.2479in"/>
    </style:style>
    <style:style style:name="T31" style:parent-style-name="Domyślnaczcionkaakapitu" style:family="text">
      <style:text-properties fo:background-color="#80FFFF"/>
    </style:style>
    <style:style style:name="T32" style:parent-style-name="Domyślnaczcionkaakapitu" style:family="text">
      <style:text-properties fo:background-color="#80FFFF"/>
    </style:style>
    <style:style style:name="P33" style:parent-style-name="Normalny" style:family="paragraph">
      <style:paragraph-properties fo:text-align="justify" fo:line-height="150%" fo:text-indent="0.2479in"/>
    </style:style>
    <style:style style:name="T34" style:parent-style-name="Domyślnaczcionkaakapitu" style:family="text">
      <style:text-properties fo:background-color="#80FFFF"/>
    </style:style>
    <style:style style:name="T35" style:parent-style-name="Domyślnaczcionkaakapitu" style:family="text">
      <style:text-properties fo:background-color="#80FFFF"/>
    </style:style>
    <style:style style:name="T36" style:parent-style-name="Domyślnaczcionkaakapitu" style:family="text">
      <style:text-properties fo:background-color="#80FFFF"/>
    </style:style>
    <style:style style:name="T37" style:parent-style-name="Domyślnaczcionkaakapitu" style:family="text">
      <style:text-properties fo:background-color="#80FFFF"/>
    </style:style>
    <style:style style:name="P38" style:parent-style-name="Normalny" style:family="paragraph">
      <style:paragraph-properties fo:text-align="justify" fo:line-height="150%" fo:text-indent="0.2479in"/>
    </style:style>
    <style:style style:name="T39" style:parent-style-name="Domyślnaczcionkaakapitu" style:family="text">
      <style:text-properties fo:background-color="#80FFFF"/>
    </style:style>
    <style:style style:name="T40" style:parent-style-name="Domyślnaczcionkaakapitu" style:family="text">
      <style:text-properties fo:background-color="#80FFFF"/>
    </style:style>
    <style:style style:name="P41" style:parent-style-name="Normalny" style:family="paragraph">
      <style:paragraph-properties fo:text-align="justify" fo:line-height="150%" fo:text-indent="0.2479in"/>
    </style:style>
    <style:style style:name="P42" style:parent-style-name="Normalny" style:family="paragraph">
      <style:paragraph-properties fo:text-align="justify" fo:line-height="150%"/>
    </style:style>
    <style:style style:name="T43" style:parent-style-name="Domyślnaczcionkaakapitu" style:family="text">
      <style:text-properties fo:background-color="#80FFFF" style:text-underline-type="single" style:text-underline-style="solid" style:text-underline-width="auto" style:text-underline-mode="continuous"/>
    </style:style>
    <style:style style:name="T44" style:parent-style-name="Domyślnaczcionkaakapitu" style:family="text">
      <style:text-properties style:text-underline-type="single" style:text-underline-style="solid" style:text-underline-width="auto" style:text-underline-mode="continuous"/>
    </style:style>
    <style:style style:name="P45" style:parent-style-name="Normalny" style:family="paragraph">
      <style:paragraph-properties fo:text-align="justify" fo:line-height="150%" fo:text-indent="0.2479in"/>
    </style:style>
    <style:style style:name="P46" style:parent-style-name="Normalny" style:family="paragraph">
      <style:paragraph-properties fo:text-align="justify" fo:line-height="150%"/>
    </style:style>
    <style:style style:name="T47" style:parent-style-name="Domyślnaczcionkaakapitu" style:family="text">
      <style:text-properties style:text-underline-type="single" style:text-underline-style="solid" style:text-underline-width="auto" style:text-underline-mode="continuous"/>
    </style:style>
    <style:style style:name="P48" style:parent-style-name="Normalny" style:family="paragraph">
      <style:paragraph-properties fo:text-align="justify" fo:line-height="150%" fo:text-indent="0.2479in"/>
    </style:style>
    <style:style style:name="T49" style:parent-style-name="Domyślnaczcionkaakapitu" style:family="text">
      <style:text-properties fo:background-color="#80FFFF"/>
    </style:style>
    <style:style style:name="T50" style:parent-style-name="Domyślnaczcionkaakapitu" style:family="text">
      <style:text-properties fo:background-color="#80FFFF"/>
    </style:style>
    <style:style style:name="T51" style:parent-style-name="Domyślnaczcionkaakapitu" style:family="text">
      <style:text-properties fo:background-color="#80FFFF"/>
    </style:style>
    <style:style style:name="T52" style:parent-style-name="Domyślnaczcionkaakapitu" style:family="text">
      <style:text-properties fo:background-color="#80FFFF"/>
    </style:style>
    <style:style style:name="T53" style:parent-style-name="Domyślnaczcionkaakapitu" style:family="text">
      <style:text-properties fo:background-color="#80FFFF"/>
    </style:style>
    <style:style style:name="T54" style:parent-style-name="Domyślnaczcionkaakapitu" style:family="text">
      <style:text-properties fo:background-color="#80FFFF"/>
    </style:style>
    <style:style style:name="T55" style:parent-style-name="Domyślnaczcionkaakapitu" style:family="text">
      <style:text-properties fo:background-color="#80FFFF"/>
    </style:style>
    <style:style style:name="T56" style:parent-style-name="Domyślnaczcionkaakapitu" style:family="text">
      <style:text-properties fo:background-color="#80FFFF"/>
    </style:style>
    <style:style style:name="P57" style:parent-style-name="Normalny" style:family="paragraph">
      <style:paragraph-properties fo:text-align="justify" fo:line-height="150%"/>
    </style:style>
    <style:style style:name="T58" style:parent-style-name="Domyślnaczcionkaakapitu" style:family="text">
      <style:text-properties style:text-underline-type="single" style:text-underline-style="solid" style:text-underline-width="auto" style:text-underline-mode="continuous"/>
    </style:style>
    <style:style style:name="P59" style:parent-style-name="Normalny" style:family="paragraph">
      <style:paragraph-properties fo:text-align="justify" fo:line-height="150%" fo:text-indent="0.2479in"/>
    </style:style>
    <style:style style:name="T60" style:parent-style-name="Domyślnaczcionkaakapitu" style:family="text">
      <style:text-properties fo:background-color="#80FFFF"/>
    </style:style>
    <style:style style:name="T61" style:parent-style-name="Domyślnaczcionkaakapitu" style:family="text">
      <style:text-properties fo:background-color="#80FFFF"/>
    </style:style>
    <style:style style:name="P62" style:parent-style-name="Normalny" style:family="paragraph">
      <style:paragraph-properties fo:text-align="justify" fo:line-height="150%" fo:text-indent="0.2479in"/>
    </style:style>
    <style:style style:name="T63" style:parent-style-name="Domyślnaczcionkaakapitu" style:family="text">
      <style:text-properties fo:background-color="#80FFFF"/>
    </style:style>
    <style:style style:name="T64" style:parent-style-name="Domyślnaczcionkaakapitu" style:family="text">
      <style:text-properties fo:background-color="#80FFFF"/>
    </style:style>
    <style:style style:name="T65" style:parent-style-name="Domyślnaczcionkaakapitu" style:family="text">
      <style:text-properties fo:background-color="#80FFFF"/>
    </style:style>
    <style:style style:name="P66" style:parent-style-name="Normalny" style:family="paragraph">
      <style:paragraph-properties fo:text-align="justify" fo:line-height="150%" fo:text-indent="0.2479in"/>
    </style:style>
    <style:style style:name="T67" style:parent-style-name="Domyślnaczcionkaakapitu" style:family="text">
      <style:text-properties fo:background-color="#80FFFF"/>
    </style:style>
    <style:style style:name="P68" style:parent-style-name="Normalny" style:family="paragraph">
      <style:paragraph-properties fo:text-align="justify" fo:line-height="150%" fo:text-indent="0.2479in"/>
    </style:style>
    <style:style style:name="P69" style:parent-style-name="Normalny" style:family="paragraph">
      <style:paragraph-properties fo:text-align="justify" fo:line-height="150%" fo:text-indent="0.2479in"/>
    </style:style>
    <style:style style:name="T70" style:parent-style-name="Domyślnaczcionkaakapitu" style:family="text">
      <style:text-properties fo:background-color="#80FFFF"/>
    </style:style>
    <style:style style:name="T71" style:parent-style-name="Domyślnaczcionkaakapitu" style:family="text">
      <style:text-properties fo:background-color="#80FFFF"/>
    </style:style>
    <style:style style:name="T72" style:parent-style-name="Domyślnaczcionkaakapitu" style:family="text">
      <style:text-properties fo:background-color="#80FFFF"/>
    </style:style>
    <style:style style:name="T73" style:parent-style-name="Domyślnaczcionkaakapitu" style:family="text">
      <style:text-properties fo:background-color="#80FFFF"/>
    </style:style>
    <style:style style:name="T74" style:parent-style-name="Domyślnaczcionkaakapitu" style:family="text">
      <style:text-properties fo:background-color="#80FFFF"/>
    </style:style>
    <style:style style:name="T75" style:parent-style-name="Domyślnaczcionkaakapitu" style:family="text">
      <style:text-properties fo:background-color="#80FFFF"/>
    </style:style>
    <style:style style:name="T76" style:parent-style-name="Domyślnaczcionkaakapitu" style:family="text">
      <style:text-properties fo:background-color="#80FFFF"/>
    </style:style>
    <style:style style:name="T77" style:parent-style-name="Domyślnaczcionkaakapitu" style:family="text">
      <style:text-properties fo:background-color="#80FFFF"/>
    </style:style>
    <style:style style:name="P78" style:parent-style-name="Normalny" style:family="paragraph">
      <style:paragraph-properties fo:text-align="justify" fo:line-height="150%" fo:text-indent="0.2479in"/>
    </style:style>
    <style:style style:name="T79" style:parent-style-name="Domyślnaczcionkaakapitu" style:family="text">
      <style:text-properties fo:background-color="#80FFFF"/>
    </style:style>
    <style:style style:name="P80" style:parent-style-name="Normalny" style:family="paragraph">
      <style:paragraph-properties fo:text-align="justify" fo:line-height="150%" fo:text-indent="0.2479in"/>
    </style:style>
    <style:style style:name="T81" style:parent-style-name="Domyślnaczcionkaakapitu" style:family="text">
      <style:text-properties fo:background-color="#80FFFF"/>
    </style:style>
    <style:style style:name="T82" style:parent-style-name="Domyślnaczcionkaakapitu" style:family="text">
      <style:text-properties fo:background-color="#80FFFF"/>
    </style:style>
    <style:style style:name="P83" style:parent-style-name="Normalny" style:family="paragraph">
      <style:paragraph-properties fo:text-align="justify" fo:line-height="150%" fo:text-indent="0.2479in"/>
    </style:style>
    <style:style style:name="T84" style:parent-style-name="Domyślnaczcionkaakapitu" style:family="text">
      <style:text-properties fo:background-color="#80FFFF"/>
    </style:style>
    <style:style style:name="T85" style:parent-style-name="Domyślnaczcionkaakapitu" style:family="text">
      <style:text-properties fo:background-color="#80FFFF"/>
    </style:style>
    <style:style style:name="T86" style:parent-style-name="Domyślnaczcionkaakapitu" style:family="text">
      <style:text-properties fo:background-color="#80FFFF"/>
    </style:style>
    <style:style style:name="T87" style:parent-style-name="Domyślnaczcionkaakapitu" style:family="text">
      <style:text-properties fo:background-color="#80FFFF"/>
    </style:style>
    <style:style style:name="T88" style:parent-style-name="Domyślnaczcionkaakapitu" style:family="text">
      <style:text-properties fo:background-color="#80FFFF"/>
    </style:style>
    <style:style style:name="P89" style:parent-style-name="Normalny" style:family="paragraph">
      <style:paragraph-properties fo:text-align="justify" fo:line-height="150%" fo:text-indent="0.2479in"/>
    </style:style>
    <style:style style:name="T90" style:parent-style-name="Domyślnaczcionkaakapitu" style:family="text">
      <style:text-properties fo:background-color="#80FFFF"/>
    </style:style>
    <style:style style:name="T91" style:parent-style-name="Domyślnaczcionkaakapitu" style:family="text">
      <style:text-properties fo:background-color="#80FFFF"/>
    </style:style>
    <style:style style:name="T92" style:parent-style-name="Domyślnaczcionkaakapitu" style:family="text">
      <style:text-properties fo:background-color="#80FFFF"/>
    </style:style>
    <style:style style:name="T93" style:parent-style-name="Domyślnaczcionkaakapitu" style:family="text">
      <style:text-properties fo:background-color="#80FFFF"/>
    </style:style>
    <style:style style:name="T94" style:parent-style-name="Domyślnaczcionkaakapitu" style:family="text">
      <style:text-properties fo:background-color="#80FFFF"/>
    </style:style>
    <style:style style:name="P95" style:parent-style-name="Normalny" style:family="paragraph">
      <style:paragraph-properties fo:text-align="justify" fo:line-height="150%" fo:text-indent="0.2479in"/>
    </style:style>
    <style:style style:name="T96" style:parent-style-name="Domyślnaczcionkaakapitu" style:family="text">
      <style:text-properties fo:background-color="#80FFFF"/>
    </style:style>
    <style:style style:name="T97" style:parent-style-name="Domyślnaczcionkaakapitu" style:family="text">
      <style:text-properties fo:background-color="#80FFFF"/>
    </style:style>
    <style:style style:name="P98" style:parent-style-name="Normalny" style:family="paragraph">
      <style:paragraph-properties fo:text-align="justify" fo:line-height="150%" fo:text-indent="0.2479in"/>
    </style:style>
    <style:style style:name="T99" style:parent-style-name="Domyślnaczcionkaakapitu" style:family="text">
      <style:text-properties fo:background-color="#80FFFF"/>
    </style:style>
    <style:style style:name="P100" style:parent-style-name="Normalny" style:family="paragraph">
      <style:paragraph-properties fo:text-align="justify" fo:line-height="150%" fo:text-indent="0.2479in"/>
    </style:style>
    <style:style style:name="T101" style:parent-style-name="Domyślnaczcionkaakapitu" style:family="text">
      <style:text-properties fo:background-color="#80FFFF"/>
    </style:style>
    <style:style style:name="T102" style:parent-style-name="Domyślnaczcionkaakapitu" style:family="text">
      <style:text-properties fo:background-color="#80FFFF"/>
    </style:style>
    <style:style style:name="T103" style:parent-style-name="Domyślnaczcionkaakapitu" style:family="text">
      <style:text-properties fo:background-color="#80FFFF"/>
    </style:style>
    <style:style style:name="T104" style:parent-style-name="Domyślnaczcionkaakapitu" style:family="text">
      <style:text-properties fo:background-color="#80FFFF"/>
    </style:style>
    <style:style style:name="T105" style:parent-style-name="Domyślnaczcionkaakapitu" style:family="text">
      <style:text-properties fo:background-color="#80FFFF"/>
    </style:style>
    <style:style style:name="P106" style:parent-style-name="Normalny" style:family="paragraph">
      <style:paragraph-properties fo:text-align="justify" fo:line-height="150%" fo:text-indent="0.2479in"/>
    </style:style>
    <style:style style:name="P107" style:parent-style-name="Normalny" style:family="paragraph">
      <style:paragraph-properties fo:text-align="justify" fo:line-height="150%" fo:text-indent="0.2479in"/>
    </style:style>
    <style:style style:name="P108" style:parent-style-name="Normalny" style:family="paragraph">
      <style:paragraph-properties fo:text-align="justify" fo:line-height="150%"/>
    </style:style>
    <style:style style:name="T109" style:parent-style-name="Domyślnaczcionkaakapitu" style:family="text">
      <style:text-properties style:text-underline-type="single" style:text-underline-style="solid" style:text-underline-width="auto" style:text-underline-mode="continuous"/>
    </style:style>
    <style:style style:name="T110" style:parent-style-name="Domyślnaczcionkaakapitu" style:family="text">
      <style:text-properties fo:background-color="#80FFFF" style:text-underline-type="single" style:text-underline-style="solid" style:text-underline-width="auto" style:text-underline-mode="continuous"/>
    </style:style>
    <style:style style:name="T111" style:parent-style-name="Domyślnaczcionkaakapitu" style:family="text">
      <style:text-properties style:text-underline-type="single" style:text-underline-style="solid" style:text-underline-width="auto" style:text-underline-mode="continuous"/>
    </style:style>
    <style:style style:name="T112" style:parent-style-name="Domyślnaczcionkaakapitu" style:family="text">
      <style:text-properties fo:background-color="#80FFFF" style:text-underline-type="single" style:text-underline-style="solid" style:text-underline-width="auto" style:text-underline-mode="continuous"/>
    </style:style>
    <style:style style:name="P113" style:parent-style-name="Normalny" style:family="paragraph">
      <style:paragraph-properties fo:text-align="justify" fo:line-height="150%" fo:text-indent="0.2479in"/>
    </style:style>
    <style:style style:name="T114" style:parent-style-name="Domyślnaczcionkaakapitu" style:family="text">
      <style:text-properties fo:background-color="#80FFFF"/>
    </style:style>
    <style:style style:name="T115" style:parent-style-name="Domyślnaczcionkaakapitu" style:family="text">
      <style:text-properties fo:background-color="#80FFFF"/>
    </style:style>
    <style:style style:name="P116" style:parent-style-name="Normalny" style:family="paragraph">
      <style:paragraph-properties fo:text-align="justify" fo:line-height="150%"/>
    </style:style>
    <style:style style:name="T117" style:parent-style-name="Domyślnaczcionkaakapitu" style:family="text">
      <style:text-properties style:text-underline-type="single" style:text-underline-style="solid" style:text-underline-width="auto" style:text-underline-mode="continuous"/>
    </style:style>
    <style:style style:name="P118" style:parent-style-name="Normalny" style:family="paragraph">
      <style:paragraph-properties fo:text-align="justify" fo:line-height="150%" fo:text-indent="0.2479in"/>
    </style:style>
    <style:style style:name="P119" style:parent-style-name="Normalny" style:family="paragraph">
      <style:paragraph-properties fo:text-align="justify" fo:line-height="150%"/>
    </style:style>
    <style:style style:name="T120" style:parent-style-name="Domyślnaczcionkaakapitu" style:family="text">
      <style:text-properties style:text-underline-type="single" style:text-underline-style="solid" style:text-underline-width="auto" style:text-underline-mode="continuous"/>
    </style:style>
    <style:style style:name="T121" style:parent-style-name="Domyślnaczcionkaakapitu" style:family="text">
      <style:text-properties fo:background-color="#80FFFF" style:text-underline-type="single" style:text-underline-style="solid" style:text-underline-width="auto" style:text-underline-mode="continuous"/>
    </style:style>
    <style:style style:name="T122" style:parent-style-name="Domyślnaczcionkaakapitu" style:family="text">
      <style:text-properties fo:background-color="#80FFFF"/>
    </style:style>
    <style:style style:name="P123" style:parent-style-name="Normalny" style:family="paragraph">
      <style:paragraph-properties fo:text-align="justify" fo:line-height="150%" fo:text-indent="0.2479in"/>
    </style:style>
    <style:style style:name="P124" style:parent-style-name="Normalny" style:family="paragraph">
      <style:paragraph-properties fo:text-align="justify" fo:line-height="150%"/>
    </style:style>
    <style:style style:name="T125" style:parent-style-name="Domyślnaczcionkaakapitu" style:family="text">
      <style:text-properties style:text-underline-type="single" style:text-underline-style="solid" style:text-underline-width="auto" style:text-underline-mode="continuous"/>
    </style:style>
    <style:style style:name="P126" style:parent-style-name="Normalny" style:family="paragraph">
      <style:paragraph-properties fo:text-align="justify" fo:line-height="150%" fo:text-indent="0.2479in"/>
    </style:style>
    <style:style style:name="P127" style:parent-style-name="Normalny" style:family="paragraph">
      <style:paragraph-properties fo:text-align="justify" fo:line-height="150%" fo:text-indent="0.2479in"/>
    </style:style>
    <style:style style:name="T128" style:parent-style-name="Domyślnaczcionkaakapitu" style:family="text">
      <style:text-properties fo:background-color="#80FFFF"/>
    </style:style>
    <style:style style:name="T129" style:parent-style-name="Domyślnaczcionkaakapitu" style:family="text">
      <style:text-properties fo:background-color="#80FFFF"/>
    </style:style>
    <style:style style:name="P130" style:parent-style-name="Normalny" style:family="paragraph">
      <style:paragraph-properties fo:text-align="justify" fo:line-height="150%" fo:text-indent="0.2479in">
        <style:tab-stops>
          <style:tab-stop style:type="left" style:position="0.8263in"/>
        </style:tab-stops>
      </style:paragraph-properties>
    </style:style>
    <style:style style:name="T131" style:parent-style-name="Domyślnaczcionkaakapitu" style:family="text">
      <style:text-properties fo:background-color="#80FFFF"/>
    </style:style>
    <style:style style:name="T132" style:parent-style-name="Domyślnaczcionkaakapitu" style:family="text">
      <style:text-properties fo:background-color="#80FFFF"/>
    </style:style>
    <style:style style:name="T133" style:parent-style-name="Domyślnaczcionkaakapitu" style:family="text">
      <style:text-properties fo:background-color="#80FFFF"/>
    </style:style>
    <style:style style:name="T134" style:parent-style-name="Domyślnaczcionkaakapitu" style:family="text">
      <style:text-properties fo:background-color="#80FFFF"/>
    </style:style>
    <style:style style:name="T135" style:parent-style-name="Domyślnaczcionkaakapitu" style:family="text">
      <style:text-properties fo:background-color="#80FFFF"/>
    </style:style>
    <style:style style:name="T136" style:parent-style-name="Domyślnaczcionkaakapitu" style:family="text">
      <style:text-properties fo:background-color="#80FFFF"/>
    </style:style>
    <style:style style:name="T137" style:parent-style-name="Domyślnaczcionkaakapitu" style:family="text">
      <style:text-properties fo:background-color="#80FFFF"/>
    </style:style>
    <style:style style:name="T138" style:parent-style-name="Domyślnaczcionkaakapitu" style:family="text">
      <style:text-properties fo:background-color="#80FFFF"/>
    </style:style>
    <style:style style:name="T139" style:parent-style-name="Domyślnaczcionkaakapitu" style:family="text">
      <style:text-properties fo:background-color="#80FFFF"/>
    </style:style>
    <style:style style:name="T140" style:parent-style-name="Domyślnaczcionkaakapitu" style:family="text">
      <style:text-properties fo:background-color="#80FFFF"/>
    </style:style>
    <style:style style:name="P141" style:parent-style-name="Normalny" style:family="paragraph">
      <style:paragraph-properties fo:text-align="justify" fo:line-height="150%"/>
    </style:style>
    <style:style style:name="T142" style:parent-style-name="Domyślnaczcionkaakapitu" style:family="text">
      <style:text-properties style:text-underline-type="single" style:text-underline-style="solid" style:text-underline-width="auto" style:text-underline-mode="continuous"/>
    </style:style>
    <style:style style:name="T143" style:parent-style-name="Domyślnaczcionkaakapitu" style:family="text">
      <style:text-properties fo:background-color="#80FFFF" style:text-underline-type="single" style:text-underline-style="solid" style:text-underline-width="auto" style:text-underline-mode="continuous"/>
    </style:style>
    <style:style style:name="T144" style:parent-style-name="Domyślnaczcionkaakapitu" style:family="text">
      <style:text-properties style:text-underline-type="single" style:text-underline-style="solid" style:text-underline-width="auto" style:text-underline-mode="continuous"/>
    </style:style>
    <style:style style:name="T145" style:parent-style-name="Domyślnaczcionkaakapitu" style:family="text">
      <style:text-properties fo:background-color="#80FFFF" style:text-underline-type="single" style:text-underline-style="solid" style:text-underline-width="auto" style:text-underline-mode="continuous"/>
    </style:style>
    <style:style style:name="P146" style:parent-style-name="Normalny" style:family="paragraph">
      <style:paragraph-properties fo:text-align="justify" fo:line-height="150%" fo:text-indent="0.2479in"/>
    </style:style>
    <style:style style:name="P147" style:parent-style-name="Normalny" style:family="paragraph">
      <style:paragraph-properties fo:text-align="justify" fo:line-height="150%" fo:text-indent="0.2479in"/>
    </style:style>
    <style:style style:name="P148" style:parent-style-name="Normalny" style:family="paragraph">
      <style:paragraph-properties fo:text-align="justify" fo:line-height="150%" fo:text-indent="0.2479in"/>
    </style:style>
    <style:style style:name="T149" style:parent-style-name="Domyślnaczcionkaakapitu" style:family="text">
      <style:text-properties fo:background-color="#80FFFF"/>
    </style:style>
    <style:style style:name="T150" style:parent-style-name="Domyślnaczcionkaakapitu" style:family="text">
      <style:text-properties fo:background-color="#80FFFF"/>
    </style:style>
    <style:style style:name="T151" style:parent-style-name="Domyślnaczcionkaakapitu" style:family="text">
      <style:text-properties fo:background-color="#80FFFF"/>
    </style:style>
    <style:style style:name="P152" style:parent-style-name="Normalny" style:family="paragraph">
      <style:paragraph-properties fo:text-align="justify" fo:line-height="150%"/>
    </style:style>
    <style:style style:name="T153" style:parent-style-name="Domyślnaczcionkaakapitu" style:family="text">
      <style:text-properties fo:background-color="#80FFFF" style:text-underline-type="single" style:text-underline-style="solid" style:text-underline-width="auto" style:text-underline-mode="continuous"/>
    </style:style>
    <style:style style:name="T154" style:parent-style-name="Domyślnaczcionkaakapitu" style:family="text">
      <style:text-properties style:text-underline-type="single" style:text-underline-style="solid" style:text-underline-width="auto" style:text-underline-mode="continuous"/>
    </style:style>
    <style:style style:name="P155" style:parent-style-name="Normalny" style:family="paragraph">
      <style:paragraph-properties fo:text-align="justify" fo:line-height="150%" fo:text-indent="0.2479in"/>
    </style:style>
    <style:style style:name="P156" style:parent-style-name="Normalny" style:family="paragraph">
      <style:paragraph-properties fo:text-align="justify" fo:line-height="150%"/>
    </style:style>
    <style:style style:name="T157" style:parent-style-name="Domyślnaczcionkaakapitu" style:family="text">
      <style:text-properties style:text-underline-type="single" style:text-underline-style="solid" style:text-underline-width="auto" style:text-underline-mode="continuous"/>
    </style:style>
    <style:style style:name="P158" style:parent-style-name="Normalny" style:family="paragraph">
      <style:paragraph-properties fo:text-align="justify" fo:line-height="150%" fo:text-indent="0.2479in"/>
    </style:style>
    <style:style style:name="T159" style:parent-style-name="Domyślnaczcionkaakapitu" style:family="text">
      <style:text-properties fo:background-color="#80FFFF"/>
    </style:style>
    <style:style style:name="T160" style:parent-style-name="Domyślnaczcionkaakapitu" style:family="text">
      <style:text-properties fo:background-color="#80FFFF"/>
    </style:style>
    <style:style style:name="T161" style:parent-style-name="Domyślnaczcionkaakapitu" style:family="text">
      <style:text-properties fo:background-color="#80FFFF"/>
    </style:style>
    <style:style style:name="P162" style:parent-style-name="Normalny" style:family="paragraph">
      <style:paragraph-properties fo:text-align="justify" fo:line-height="150%" fo:text-indent="0.2479in"/>
    </style:style>
    <style:style style:name="T163" style:parent-style-name="Domyślnaczcionkaakapitu" style:family="text">
      <style:text-properties fo:background-color="#80FFFF"/>
    </style:style>
    <style:style style:name="T164" style:parent-style-name="Domyślnaczcionkaakapitu" style:family="text">
      <style:text-properties fo:background-color="#80FFFF"/>
    </style:style>
    <style:style style:name="T165" style:parent-style-name="Domyślnaczcionkaakapitu" style:family="text">
      <style:text-properties fo:background-color="#80FFFF"/>
    </style:style>
    <style:style style:name="T166" style:parent-style-name="Domyślnaczcionkaakapitu" style:family="text">
      <style:text-properties fo:background-color="#80FFFF"/>
    </style:style>
    <style:style style:name="T167" style:parent-style-name="Domyślnaczcionkaakapitu" style:family="text">
      <style:text-properties fo:background-color="#80FFFF"/>
    </style:style>
    <style:style style:name="T168" style:parent-style-name="Domyślnaczcionkaakapitu" style:family="text">
      <style:text-properties fo:background-color="#80FFFF"/>
    </style:style>
    <style:style style:name="P169" style:parent-style-name="Normalny" style:family="paragraph">
      <style:paragraph-properties fo:text-align="justify" fo:line-height="150%"/>
    </style:style>
    <style:style style:name="T170" style:parent-style-name="Domyślnaczcionkaakapitu" style:family="text">
      <style:text-properties style:text-underline-type="single" style:text-underline-style="solid" style:text-underline-width="auto" style:text-underline-mode="continuous"/>
    </style:style>
    <style:style style:name="T171" style:parent-style-name="Domyślnaczcionkaakapitu" style:family="text">
      <style:text-properties fo:background-color="#80FFFF" style:text-underline-type="single" style:text-underline-style="solid" style:text-underline-width="auto" style:text-underline-mode="continuous"/>
    </style:style>
    <style:style style:name="P172" style:parent-style-name="Normalny" style:family="paragraph">
      <style:paragraph-properties fo:text-align="justify" fo:line-height="150%" fo:text-indent="0.2479in"/>
    </style:style>
    <style:style style:name="P173" style:parent-style-name="Normalny" style:family="paragraph">
      <style:paragraph-properties fo:text-align="justify" fo:line-height="150%">
        <style:tab-stops>
          <style:tab-stop style:type="left" style:leader-style="dash" style:leader-text="-" style:position="1.8798in"/>
          <style:tab-stop style:type="left" style:leader-style="dash" style:leader-text="-" style:position="2.5069in"/>
        </style:tab-stops>
      </style:paragraph-properties>
    </style:style>
    <style:style style:name="T174" style:parent-style-name="Domyślnaczcionkaakapitu" style:family="text">
      <style:text-properties style:text-underline-type="single" style:text-underline-style="solid" style:text-underline-width="auto" style:text-underline-mode="continuous"/>
    </style:style>
    <style:style style:name="T175" style:parent-style-name="Domyślnaczcionkaakapitu" style:family="text">
      <style:text-properties fo:background-color="#80FFFF" style:text-underline-type="single" style:text-underline-style="solid" style:text-underline-width="auto" style:text-underline-mode="continuous"/>
    </style:style>
    <style:style style:name="T176" style:parent-style-name="Domyślnaczcionkaakapitu" style:family="text">
      <style:text-properties style:text-underline-type="single" style:text-underline-style="solid" style:text-underline-width="auto" style:text-underline-mode="continuous"/>
    </style:style>
    <style:style style:name="P177" style:parent-style-name="Normalny" style:family="paragraph">
      <style:paragraph-properties fo:text-align="justify" fo:line-height="150%" fo:text-indent="0.2479in">
        <style:tab-stops>
          <style:tab-stop style:type="left" style:leader-style="dash" style:leader-text="-" style:position="1.8798in"/>
          <style:tab-stop style:type="left" style:leader-style="dash" style:leader-text="-" style:position="2.5069in"/>
        </style:tab-stops>
      </style:paragraph-properties>
    </style:style>
    <style:style style:name="T178" style:parent-style-name="Domyślnaczcionkaakapitu" style:family="text">
      <style:text-properties fo:background-color="#80FFFF"/>
    </style:style>
    <style:style style:name="T179" style:parent-style-name="Domyślnaczcionkaakapitu" style:family="text">
      <style:text-properties fo:background-color="#80FFFF"/>
    </style:style>
    <style:style style:name="P180" style:parent-style-name="Normalny" style:family="paragraph">
      <style:paragraph-properties fo:text-align="justify" fo:line-height="150%"/>
    </style:style>
    <style:style style:name="T181" style:parent-style-name="Domyślnaczcionkaakapitu" style:family="text">
      <style:text-properties style:text-underline-type="single" style:text-underline-style="solid" style:text-underline-width="auto" style:text-underline-mode="continuous"/>
    </style:style>
    <style:style style:name="P182" style:parent-style-name="Normalny" style:family="paragraph">
      <style:paragraph-properties fo:text-align="justify" fo:line-height="150%" fo:text-indent="0.2479in"/>
    </style:style>
    <style:style style:name="T183" style:parent-style-name="Domyślnaczcionkaakapitu" style:family="text">
      <style:text-properties fo:background-color="#80FFFF"/>
    </style:style>
    <style:style style:name="T184" style:parent-style-name="Domyślnaczcionkaakapitu" style:family="text">
      <style:text-properties fo:background-color="#80FFFF"/>
    </style:style>
    <style:style style:name="P185" style:parent-style-name="Normalny" style:family="paragraph">
      <style:paragraph-properties fo:text-align="justify" fo:line-height="150%"/>
    </style:style>
    <style:style style:name="T186" style:parent-style-name="Domyślnaczcionkaakapitu" style:family="text">
      <style:text-properties style:text-underline-type="single" style:text-underline-style="solid" style:text-underline-width="auto" style:text-underline-mode="continuous"/>
    </style:style>
    <style:style style:name="T187" style:parent-style-name="Domyślnaczcionkaakapitu" style:family="text">
      <style:text-properties fo:background-color="#80FFFF" style:text-underline-type="single" style:text-underline-style="solid" style:text-underline-width="auto" style:text-underline-mode="continuous"/>
    </style:style>
    <style:style style:name="T188" style:parent-style-name="Domyślnaczcionkaakapitu" style:family="text">
      <style:text-properties style:text-underline-type="single" style:text-underline-style="solid" style:text-underline-width="auto" style:text-underline-mode="continuous"/>
    </style:style>
    <style:style style:name="T189" style:parent-style-name="Domyślnaczcionkaakapitu" style:family="text">
      <style:text-properties fo:background-color="#80FFFF" style:text-underline-type="single" style:text-underline-style="solid" style:text-underline-width="auto" style:text-underline-mode="continuous"/>
    </style:style>
    <style:style style:name="T190" style:parent-style-name="Domyślnaczcionkaakapitu" style:family="text">
      <style:text-properties fo:background-color="#80FFFF"/>
    </style:style>
    <style:style style:name="P191" style:parent-style-name="Normalny" style:family="paragraph">
      <style:paragraph-properties fo:text-align="justify" fo:line-height="150%" fo:text-indent="0.2479in"/>
    </style:style>
    <style:style style:name="T192" style:parent-style-name="Domyślnaczcionkaakapitu" style:family="text">
      <style:text-properties fo:background-color="#80FFFF"/>
    </style:style>
    <style:style style:name="T193" style:parent-style-name="Domyślnaczcionkaakapitu" style:family="text">
      <style:text-properties fo:background-color="#80FFFF"/>
    </style:style>
    <style:style style:name="P194" style:parent-style-name="Normalny" style:family="paragraph">
      <style:paragraph-properties fo:text-align="justify" fo:line-height="150%"/>
    </style:style>
    <style:style style:name="T195" style:parent-style-name="Domyślnaczcionkaakapitu" style:family="text">
      <style:text-properties style:text-underline-type="single" style:text-underline-style="solid" style:text-underline-width="auto" style:text-underline-mode="continuous"/>
    </style:style>
    <style:style style:name="P196" style:parent-style-name="Normalny" style:family="paragraph">
      <style:paragraph-properties fo:text-align="justify" fo:line-height="150%" fo:text-indent="0.2479in"/>
    </style:style>
    <style:style style:name="T197" style:parent-style-name="Domyślnaczcionkaakapitu" style:family="text">
      <style:text-properties fo:background-color="#80FFFF"/>
    </style:style>
    <style:style style:name="T198" style:parent-style-name="Domyślnaczcionkaakapitu" style:family="text">
      <style:text-properties fo:background-color="#80FFFF"/>
    </style:style>
    <style:style style:name="T199" style:parent-style-name="Domyślnaczcionkaakapitu" style:family="text">
      <style:text-properties fo:background-color="#80FFFF"/>
    </style:style>
    <style:style style:name="P200" style:parent-style-name="Normalny" style:family="paragraph">
      <style:paragraph-properties fo:text-align="justify" fo:line-height="150%"/>
    </style:style>
    <style:style style:name="T201" style:parent-style-name="Domyślnaczcionkaakapitu" style:family="text">
      <style:text-properties style:text-underline-type="single" style:text-underline-style="solid" style:text-underline-width="auto" style:text-underline-mode="continuous"/>
    </style:style>
    <style:style style:name="P202" style:parent-style-name="Normalny" style:family="paragraph">
      <style:paragraph-properties fo:text-align="justify" fo:line-height="150%" fo:text-indent="0.2479in"/>
    </style:style>
    <style:style style:name="T203" style:parent-style-name="Domyślnaczcionkaakapitu" style:family="text">
      <style:text-properties fo:background-color="#80FFFF"/>
    </style:style>
    <style:style style:name="T204" style:parent-style-name="Domyślnaczcionkaakapitu" style:family="text">
      <style:text-properties fo:background-color="#80FFFF"/>
    </style:style>
    <style:style style:name="T205" style:parent-style-name="Domyślnaczcionkaakapitu" style:family="text">
      <style:text-properties fo:background-color="#80FFFF"/>
    </style:style>
    <style:style style:name="P206" style:parent-style-name="Normalny" style:family="paragraph">
      <style:paragraph-properties fo:text-align="justify" fo:line-height="150%"/>
    </style:style>
    <style:style style:name="T207" style:parent-style-name="Domyślnaczcionkaakapitu" style:family="text">
      <style:text-properties fo:background-color="#80FFFF" style:text-underline-type="single" style:text-underline-style="solid" style:text-underline-width="auto" style:text-underline-mode="continuous"/>
    </style:style>
    <style:style style:name="T208" style:parent-style-name="Domyślnaczcionkaakapitu" style:family="text">
      <style:text-properties style:text-underline-type="single" style:text-underline-style="solid" style:text-underline-width="auto" style:text-underline-mode="continuous"/>
    </style:style>
    <style:style style:name="T209" style:parent-style-name="Domyślnaczcionkaakapitu" style:family="text">
      <style:text-properties fo:background-color="#80FFFF" style:text-underline-type="single" style:text-underline-style="solid" style:text-underline-width="auto" style:text-underline-mode="continuous"/>
    </style:style>
    <style:style style:name="T210" style:parent-style-name="Domyślnaczcionkaakapitu" style:family="text">
      <style:text-properties style:text-underline-type="single" style:text-underline-style="solid" style:text-underline-width="auto" style:text-underline-mode="continuous"/>
    </style:style>
    <style:style style:name="P211" style:parent-style-name="Normalny" style:family="paragraph">
      <style:paragraph-properties fo:text-align="justify" fo:line-height="150%" fo:text-indent="0.2479in"/>
    </style:style>
    <style:style style:name="T212" style:parent-style-name="Domyślnaczcionkaakapitu" style:family="text">
      <style:text-properties fo:background-color="#80FFFF"/>
    </style:style>
    <style:style style:name="T213" style:parent-style-name="Domyślnaczcionkaakapitu" style:family="text">
      <style:text-properties fo:background-color="#80FFFF"/>
    </style:style>
    <style:style style:name="T214" style:parent-style-name="Domyślnaczcionkaakapitu" style:family="text">
      <style:text-properties fo:background-color="#80FFFF"/>
    </style:style>
    <style:style style:name="P215" style:parent-style-name="Normalny" style:family="paragraph">
      <style:paragraph-properties fo:text-align="justify" fo:line-height="150%"/>
    </style:style>
    <style:style style:name="T216" style:parent-style-name="Domyślnaczcionkaakapitu" style:family="text">
      <style:text-properties style:text-underline-type="single" style:text-underline-style="solid" style:text-underline-width="auto" style:text-underline-mode="continuous"/>
    </style:style>
    <style:style style:name="P217" style:parent-style-name="Normalny" style:family="paragraph">
      <style:paragraph-properties fo:text-align="justify" fo:line-height="150%" fo:text-indent="0.2479in"/>
    </style:style>
    <style:style style:name="T218" style:parent-style-name="Domyślnaczcionkaakapitu" style:family="text">
      <style:text-properties fo:background-color="#80FFFF"/>
    </style:style>
    <style:style style:name="T219" style:parent-style-name="Domyślnaczcionkaakapitu" style:family="text">
      <style:text-properties fo:background-color="#80FFFF"/>
    </style:style>
    <style:style style:name="T220" style:parent-style-name="Domyślnaczcionkaakapitu" style:family="text">
      <style:text-properties fo:background-color="#80FFFF"/>
    </style:style>
    <style:style style:name="T221" style:parent-style-name="Domyślnaczcionkaakapitu" style:family="text">
      <style:text-properties fo:background-color="#80FFFF"/>
    </style:style>
    <style:style style:name="T222" style:parent-style-name="Domyślnaczcionkaakapitu" style:family="text">
      <style:text-properties fo:background-color="#80FFFF"/>
    </style:style>
    <style:style style:name="T223" style:parent-style-name="Domyślnaczcionkaakapitu" style:family="text">
      <style:text-properties fo:background-color="#80FFFF"/>
    </style:style>
    <style:style style:name="T224" style:parent-style-name="Domyślnaczcionkaakapitu" style:family="text">
      <style:text-properties fo:background-color="#80FFFF"/>
    </style:style>
    <style:style style:name="T225" style:parent-style-name="Domyślnaczcionkaakapitu" style:family="text">
      <style:text-properties fo:background-color="#80FFFF"/>
    </style:style>
    <style:style style:name="T226" style:parent-style-name="Domyślnaczcionkaakapitu" style:family="text">
      <style:text-properties fo:background-color="#80FFFF"/>
    </style:style>
    <style:style style:name="T227" style:parent-style-name="Domyślnaczcionkaakapitu" style:family="text">
      <style:text-properties fo:background-color="#80FFFF"/>
    </style:style>
    <style:style style:name="T228" style:parent-style-name="Domyślnaczcionkaakapitu" style:family="text">
      <style:text-properties fo:background-color="#80FFFF"/>
    </style:style>
    <style:style style:name="T229" style:parent-style-name="Domyślnaczcionkaakapitu" style:family="text">
      <style:text-properties fo:background-color="#80FFFF"/>
    </style:style>
    <style:style style:name="T230" style:parent-style-name="Domyślnaczcionkaakapitu" style:family="text">
      <style:text-properties fo:background-color="#80FFFF"/>
    </style:style>
    <style:style style:name="T231" style:parent-style-name="Domyślnaczcionkaakapitu" style:family="text">
      <style:text-properties fo:background-color="#80FFFF"/>
    </style:style>
    <style:style style:name="T232" style:parent-style-name="Domyślnaczcionkaakapitu" style:family="text">
      <style:text-properties fo:background-color="#80FFFF"/>
    </style:style>
    <style:style style:name="T233" style:parent-style-name="Domyślnaczcionkaakapitu" style:family="text">
      <style:text-properties fo:background-color="#80FFFF"/>
    </style:style>
    <style:style style:name="T234" style:parent-style-name="Domyślnaczcionkaakapitu" style:family="text">
      <style:text-properties fo:background-color="#80FFFF"/>
    </style:style>
    <style:style style:name="P235" style:parent-style-name="Normalny" style:family="paragraph">
      <style:paragraph-properties fo:text-align="justify" fo:line-height="150%" fo:text-indent="0.2479in"/>
    </style:style>
    <style:style style:name="P236" style:parent-style-name="Normalny" style:family="paragraph">
      <style:paragraph-properties fo:text-align="justify" fo:line-height="150%" fo:text-indent="0.2479in"/>
    </style:style>
    <style:style style:name="T237" style:parent-style-name="Domyślnaczcionkaakapitu" style:family="text">
      <style:text-properties fo:background-color="#80FFFF"/>
    </style:style>
    <style:style style:name="P238" style:parent-style-name="Normalny" style:family="paragraph">
      <style:paragraph-properties fo:text-align="justify" fo:line-height="150%"/>
    </style:style>
    <style:style style:name="T239" style:parent-style-name="Domyślnaczcionkaakapitu" style:family="text">
      <style:text-properties style:text-underline-type="single" style:text-underline-style="solid" style:text-underline-width="auto" style:text-underline-mode="continuous"/>
    </style:style>
    <style:style style:name="P240" style:parent-style-name="Normalny" style:family="paragraph">
      <style:paragraph-properties fo:text-align="justify" fo:line-height="150%" fo:text-indent="0.2479in"/>
    </style:style>
    <style:style style:name="T241" style:parent-style-name="Domyślnaczcionkaakapitu" style:family="text">
      <style:text-properties fo:background-color="#80FFFF"/>
    </style:style>
    <style:style style:name="T242" style:parent-style-name="Domyślnaczcionkaakapitu" style:family="text">
      <style:text-properties fo:background-color="#80FFFF"/>
    </style:style>
    <style:style style:name="P243" style:parent-style-name="Normalny" style:family="paragraph">
      <style:paragraph-properties fo:text-align="justify" fo:line-height="150%"/>
    </style:style>
    <style:style style:name="T244" style:parent-style-name="Domyślnaczcionkaakapitu" style:family="text">
      <style:text-properties fo:background-color="#80FFFF" style:text-underline-type="single" style:text-underline-style="solid" style:text-underline-width="auto" style:text-underline-mode="continuous"/>
    </style:style>
    <style:style style:name="T245" style:parent-style-name="Domyślnaczcionkaakapitu" style:family="text">
      <style:text-properties style:text-underline-type="single" style:text-underline-style="solid" style:text-underline-width="auto" style:text-underline-mode="continuous"/>
    </style:style>
    <style:style style:name="P246" style:parent-style-name="Normalny" style:family="paragraph">
      <style:paragraph-properties fo:text-align="justify" fo:line-height="150%" fo:text-indent="0.2479in"/>
    </style:style>
    <style:style style:name="T247" style:parent-style-name="Domyślnaczcionkaakapitu" style:family="text">
      <style:text-properties fo:background-color="#80FFFF"/>
    </style:style>
    <style:style style:name="T248" style:parent-style-name="Domyślnaczcionkaakapitu" style:family="text">
      <style:text-properties fo:background-color="#80FFFF"/>
    </style:style>
    <style:style style:name="T249" style:parent-style-name="Domyślnaczcionkaakapitu" style:family="text">
      <style:text-properties fo:background-color="#80FFFF"/>
    </style:style>
    <style:style style:name="P250" style:parent-style-name="Normalny" style:family="paragraph">
      <style:paragraph-properties fo:text-align="justify" fo:line-height="150%"/>
    </style:style>
    <style:style style:name="T251" style:parent-style-name="Domyślnaczcionkaakapitu" style:family="text">
      <style:text-properties style:text-underline-type="single" style:text-underline-style="solid" style:text-underline-width="auto" style:text-underline-mode="continuous"/>
    </style:style>
    <style:style style:name="T252" style:parent-style-name="Domyślnaczcionkaakapitu" style:family="text">
      <style:text-properties fo:background-color="#80FFFF"/>
    </style:style>
    <style:style style:name="P253" style:parent-style-name="Normalny" style:family="paragraph">
      <style:paragraph-properties fo:text-align="justify" fo:line-height="150%" fo:text-indent="0.2479in"/>
    </style:style>
    <style:style style:name="P254" style:parent-style-name="Normalny" style:family="paragraph">
      <style:paragraph-properties fo:text-align="justify" fo:line-height="150%"/>
    </style:style>
    <style:style style:name="T255" style:parent-style-name="Domyślnaczcionkaakapitu" style:family="text">
      <style:text-properties style:text-underline-type="single" style:text-underline-style="solid" style:text-underline-width="auto" style:text-underline-mode="continuous"/>
    </style:style>
    <style:style style:name="T256" style:parent-style-name="Domyślnaczcionkaakapitu" style:family="text">
      <style:text-properties fo:background-color="#80FFFF" style:text-underline-type="single" style:text-underline-style="solid" style:text-underline-width="auto" style:text-underline-mode="continuous"/>
    </style:style>
    <style:style style:name="T257" style:parent-style-name="Domyślnaczcionkaakapitu" style:family="text">
      <style:text-properties style:text-underline-type="single" style:text-underline-style="solid" style:text-underline-width="auto" style:text-underline-mode="continuous"/>
    </style:style>
    <style:style style:name="T258" style:parent-style-name="Domyślnaczcionkaakapitu" style:family="text">
      <style:text-properties fo:background-color="#80FFFF" style:text-underline-type="single" style:text-underline-style="solid" style:text-underline-width="auto" style:text-underline-mode="continuous"/>
    </style:style>
    <style:style style:name="P259" style:parent-style-name="Normalny" style:family="paragraph">
      <style:paragraph-properties fo:text-align="justify" fo:line-height="150%" fo:text-indent="0.2479in"/>
    </style:style>
    <style:style style:name="T260" style:parent-style-name="Domyślnaczcionkaakapitu" style:family="text">
      <style:text-properties fo:background-color="#80FFFF"/>
    </style:style>
    <style:style style:name="T261" style:parent-style-name="Domyślnaczcionkaakapitu" style:family="text">
      <style:text-properties fo:background-color="#80FFFF"/>
    </style:style>
    <style:style style:name="T262" style:parent-style-name="Domyślnaczcionkaakapitu" style:family="text">
      <style:text-properties fo:background-color="#80FFFF"/>
    </style:style>
    <style:style style:name="T263" style:parent-style-name="Domyślnaczcionkaakapitu" style:family="text">
      <style:text-properties fo:background-color="#80FFFF"/>
    </style:style>
    <style:style style:name="P264" style:parent-style-name="Normalny" style:family="paragraph">
      <style:paragraph-properties fo:text-align="justify" fo:line-height="150%" fo:text-indent="0.2479in"/>
    </style:style>
    <style:style style:name="T265" style:parent-style-name="Domyślnaczcionkaakapitu" style:family="text">
      <style:text-properties fo:background-color="#80FFFF"/>
    </style:style>
    <style:style style:name="T266" style:parent-style-name="Domyślnaczcionkaakapitu" style:family="text">
      <style:text-properties fo:background-color="#80FFFF"/>
    </style:style>
    <style:style style:name="T267" style:parent-style-name="Domyślnaczcionkaakapitu" style:family="text">
      <style:text-properties fo:background-color="#80FFFF"/>
    </style:style>
    <style:style style:name="P268" style:parent-style-name="Normalny" style:family="paragraph">
      <style:paragraph-properties fo:text-align="justify" fo:line-height="150%"/>
    </style:style>
    <style:style style:name="T269" style:parent-style-name="Domyślnaczcionkaakapitu" style:family="text">
      <style:text-properties style:text-underline-type="single" style:text-underline-style="solid" style:text-underline-width="auto" style:text-underline-mode="continuous"/>
    </style:style>
    <style:style style:name="T270" style:parent-style-name="Domyślnaczcionkaakapitu" style:family="text">
      <style:text-properties fo:background-color="#80FFFF" style:text-underline-type="single" style:text-underline-style="solid" style:text-underline-width="auto" style:text-underline-mode="continuous"/>
    </style:style>
    <style:style style:name="T271" style:parent-style-name="Domyślnaczcionkaakapitu" style:family="text">
      <style:text-properties style:text-underline-type="single" style:text-underline-style="solid" style:text-underline-width="auto" style:text-underline-mode="continuous"/>
    </style:style>
    <style:style style:name="P272" style:parent-style-name="Normalny" style:family="paragraph">
      <style:paragraph-properties fo:text-align="justify" fo:line-height="150%" fo:text-indent="0.2479in"/>
    </style:style>
    <style:style style:name="T273" style:parent-style-name="Domyślnaczcionkaakapitu" style:family="text">
      <style:text-properties fo:background-color="#80FFFF"/>
    </style:style>
    <style:style style:name="P274" style:parent-style-name="Normalny" style:family="paragraph">
      <style:paragraph-properties fo:text-align="justify" fo:line-height="150%" fo:text-indent="0.2479in"/>
    </style:style>
    <style:style style:name="T275" style:parent-style-name="Domyślnaczcionkaakapitu" style:family="text">
      <style:text-properties fo:background-color="#80FFFF"/>
    </style:style>
    <style:style style:name="T276" style:parent-style-name="Domyślnaczcionkaakapitu" style:family="text">
      <style:text-properties fo:background-color="#80FFFF"/>
    </style:style>
    <style:style style:name="P277" style:parent-style-name="Normalny" style:family="paragraph">
      <style:paragraph-properties fo:text-align="justify" fo:line-height="150%" fo:text-indent="0.2479in"/>
    </style:style>
    <style:style style:name="T278" style:parent-style-name="Domyślnaczcionkaakapitu" style:family="text">
      <style:text-properties fo:background-color="#80FFFF"/>
    </style:style>
    <style:style style:name="T279" style:parent-style-name="Domyślnaczcionkaakapitu" style:family="text">
      <style:text-properties fo:background-color="#80FFFF"/>
    </style:style>
    <style:style style:name="T280" style:parent-style-name="Domyślnaczcionkaakapitu" style:family="text">
      <style:text-properties fo:background-color="#80FFFF"/>
    </style:style>
    <style:style style:name="T281" style:parent-style-name="Domyślnaczcionkaakapitu" style:family="text">
      <style:text-properties fo:background-color="#80FFFF"/>
    </style:style>
    <style:style style:name="T282" style:parent-style-name="Domyślnaczcionkaakapitu" style:family="text">
      <style:text-properties fo:background-color="#80FFFF"/>
    </style:style>
    <style:style style:name="P283" style:parent-style-name="Normalny" style:family="paragraph">
      <style:paragraph-properties fo:text-align="justify" fo:line-height="150%" fo:text-indent="0.2479in"/>
    </style:style>
    <style:style style:name="P284" style:parent-style-name="Normalny" style:family="paragraph">
      <style:paragraph-properties fo:text-align="justify" fo:line-height="150%" fo:text-indent="0.2479in">
        <style:tab-stops>
          <style:tab-stop style:type="left" style:position="5.3458in"/>
        </style:tab-stops>
      </style:paragraph-properties>
    </style:style>
    <style:style style:name="T285" style:parent-style-name="Domyślnaczcionkaakapitu" style:family="text">
      <style:text-properties fo:background-color="#80FFFF"/>
    </style:style>
    <style:style style:name="T286" style:parent-style-name="Domyślnaczcionkaakapitu" style:family="text">
      <style:text-properties fo:background-color="#80FFFF"/>
    </style:style>
    <style:style style:name="P287" style:parent-style-name="Normalny" style:family="paragraph">
      <style:paragraph-properties fo:text-align="justify" fo:line-height="150%" fo:text-indent="0.2479in"/>
    </style:style>
    <style:style style:name="T288" style:parent-style-name="Domyślnaczcionkaakapitu" style:family="text">
      <style:text-properties fo:background-color="#80FFFF"/>
    </style:style>
    <style:style style:name="P289" style:parent-style-name="Normalny" style:family="paragraph">
      <style:paragraph-properties fo:text-align="justify" fo:line-height="150%"/>
    </style:style>
    <style:style style:name="T290" style:parent-style-name="Domyślnaczcionkaakapitu" style:family="text">
      <style:text-properties style:text-underline-type="single" style:text-underline-style="solid" style:text-underline-width="auto" style:text-underline-mode="continuous"/>
    </style:style>
    <style:style style:name="T291" style:parent-style-name="Domyślnaczcionkaakapitu" style:family="text">
      <style:text-properties fo:background-color="#80FFFF" style:text-underline-type="single" style:text-underline-style="solid" style:text-underline-width="auto" style:text-underline-mode="continuous"/>
    </style:style>
    <style:style style:name="T292" style:parent-style-name="Domyślnaczcionkaakapitu" style:family="text">
      <style:text-properties style:text-underline-type="single" style:text-underline-style="solid" style:text-underline-width="auto" style:text-underline-mode="continuous"/>
    </style:style>
    <style:style style:name="P293" style:parent-style-name="Normalny" style:family="paragraph">
      <style:paragraph-properties fo:text-align="justify" fo:line-height="150%" fo:text-indent="0.2479in"/>
    </style:style>
    <style:style style:name="T294" style:parent-style-name="Domyślnaczcionkaakapitu" style:family="text">
      <style:text-properties fo:background-color="#80FFFF"/>
    </style:style>
    <style:style style:name="P295" style:parent-style-name="Normalny" style:family="paragraph">
      <style:paragraph-properties fo:text-align="justify" fo:line-height="150%"/>
    </style:style>
    <style:style style:name="T296" style:parent-style-name="Domyślnaczcionkaakapitu" style:family="text">
      <style:text-properties style:text-underline-type="single" style:text-underline-style="solid" style:text-underline-width="auto" style:text-underline-mode="continuous"/>
    </style:style>
    <style:style style:name="P297" style:parent-style-name="Normalny" style:family="paragraph">
      <style:paragraph-properties fo:text-align="justify" fo:line-height="150%" fo:text-indent="0.2479in"/>
    </style:style>
    <style:style style:name="T298" style:parent-style-name="Domyślnaczcionkaakapitu" style:family="text">
      <style:text-properties fo:background-color="#80FFFF"/>
    </style:style>
    <style:style style:name="T299" style:parent-style-name="Domyślnaczcionkaakapitu" style:family="text">
      <style:text-properties fo:background-color="#80FFFF"/>
    </style:style>
    <style:style style:name="P300" style:parent-style-name="Normalny" style:family="paragraph">
      <style:paragraph-properties fo:text-align="justify" fo:line-height="150%"/>
    </style:style>
    <style:style style:name="T301" style:parent-style-name="Domyślnaczcionkaakapitu" style:family="text">
      <style:text-properties style:text-underline-type="single" style:text-underline-style="solid" style:text-underline-width="auto" style:text-underline-mode="continuous"/>
    </style:style>
    <style:style style:name="P302" style:parent-style-name="Normalny" style:family="paragraph">
      <style:paragraph-properties fo:text-align="justify" fo:line-height="150%" fo:text-indent="0.2479in"/>
    </style:style>
    <style:style style:name="T303" style:parent-style-name="Domyślnaczcionkaakapitu" style:family="text">
      <style:text-properties fo:background-color="#80FFFF"/>
    </style:style>
    <style:style style:name="T304" style:parent-style-name="Domyślnaczcionkaakapitu" style:family="text">
      <style:text-properties fo:background-color="#80FFFF"/>
    </style:style>
    <style:style style:name="P305" style:parent-style-name="Normalny" style:family="paragraph">
      <style:paragraph-properties fo:text-align="justify" fo:line-height="150%" fo:text-indent="0.2479in"/>
    </style:style>
    <style:style style:name="T306" style:parent-style-name="Domyślnaczcionkaakapitu" style:family="text">
      <style:text-properties fo:background-color="#80FFFF"/>
    </style:style>
    <style:style style:name="P307" style:parent-style-name="Normalny" style:family="paragraph">
      <style:paragraph-properties fo:text-align="justify" fo:line-height="150%" fo:text-indent="0.2479in"/>
    </style:style>
    <style:style style:name="T308" style:parent-style-name="Domyślnaczcionkaakapitu" style:family="text">
      <style:text-properties fo:background-color="#80FFFF"/>
    </style:style>
    <style:style style:name="T309" style:parent-style-name="Domyślnaczcionkaakapitu" style:family="text">
      <style:text-properties fo:background-color="#80FFFF"/>
    </style:style>
    <style:style style:name="T310" style:parent-style-name="Domyślnaczcionkaakapitu" style:family="text">
      <style:text-properties fo:background-color="#80FFFF"/>
    </style:style>
    <style:style style:name="T311" style:parent-style-name="Domyślnaczcionkaakapitu" style:family="text">
      <style:text-properties fo:background-color="#80FFFF"/>
    </style:style>
    <style:style style:name="T312" style:parent-style-name="Domyślnaczcionkaakapitu" style:family="text">
      <style:text-properties fo:background-color="#80FFFF"/>
    </style:style>
    <style:style style:name="P313" style:parent-style-name="Normalny" style:family="paragraph">
      <style:paragraph-properties fo:text-align="justify" fo:line-height="150%" fo:text-indent="0.2479in"/>
    </style:style>
    <style:style style:name="T314" style:parent-style-name="Domyślnaczcionkaakapitu" style:family="text">
      <style:text-properties fo:background-color="#80FFFF"/>
    </style:style>
    <style:style style:name="T315" style:parent-style-name="Domyślnaczcionkaakapitu" style:family="text">
      <style:text-properties fo:background-color="#80FFFF"/>
    </style:style>
    <style:style style:name="T316" style:parent-style-name="Domyślnaczcionkaakapitu" style:family="text">
      <style:text-properties fo:background-color="#80FFFF"/>
    </style:style>
    <style:style style:name="T317" style:parent-style-name="Domyślnaczcionkaakapitu" style:family="text">
      <style:text-properties fo:background-color="#80FFFF"/>
    </style:style>
    <style:style style:name="T318" style:parent-style-name="Domyślnaczcionkaakapitu" style:family="text">
      <style:text-properties fo:background-color="#80FFFF"/>
    </style:style>
    <style:style style:name="T319" style:parent-style-name="Domyślnaczcionkaakapitu" style:family="text">
      <style:text-properties fo:background-color="#80FFFF"/>
    </style:style>
    <style:style style:name="T320" style:parent-style-name="Domyślnaczcionkaakapitu" style:family="text">
      <style:text-properties fo:background-color="#80FFFF"/>
    </style:style>
    <style:style style:name="P321" style:parent-style-name="Normalny" style:family="paragraph">
      <style:paragraph-properties fo:text-align="justify" fo:line-height="150%" fo:text-indent="0.2479in"/>
    </style:style>
    <style:style style:name="T322" style:parent-style-name="Domyślnaczcionkaakapitu" style:family="text">
      <style:text-properties fo:background-color="#80FFFF"/>
    </style:style>
    <style:style style:name="P323" style:parent-style-name="Normalny" style:family="paragraph">
      <style:paragraph-properties fo:text-align="justify" fo:line-height="150%" fo:text-indent="0.2479in"/>
    </style:style>
    <style:style style:name="T324" style:parent-style-name="Domyślnaczcionkaakapitu" style:family="text">
      <style:text-properties fo:background-color="#80FFFF"/>
    </style:style>
    <style:style style:name="T325" style:parent-style-name="Domyślnaczcionkaakapitu" style:family="text">
      <style:text-properties fo:background-color="#80FFFF"/>
    </style:style>
    <style:style style:name="T326" style:parent-style-name="Domyślnaczcionkaakapitu" style:family="text">
      <style:text-properties fo:background-color="#80FFFF"/>
    </style:style>
    <style:style style:name="P327" style:parent-style-name="Normalny" style:family="paragraph">
      <style:paragraph-properties fo:text-align="justify" fo:line-height="150%"/>
    </style:style>
    <style:style style:name="T328" style:parent-style-name="Domyślnaczcionkaakapitu" style:family="text">
      <style:text-properties style:text-underline-type="single" style:text-underline-style="solid" style:text-underline-width="auto" style:text-underline-mode="continuous"/>
    </style:style>
    <style:style style:name="T329" style:parent-style-name="Domyślnaczcionkaakapitu" style:family="text">
      <style:text-properties fo:background-color="#80FFFF" style:text-underline-type="single" style:text-underline-style="solid" style:text-underline-width="auto" style:text-underline-mode="continuous"/>
    </style:style>
    <style:style style:name="T330" style:parent-style-name="Domyślnaczcionkaakapitu" style:family="text">
      <style:text-properties style:text-underline-type="single" style:text-underline-style="solid" style:text-underline-width="auto" style:text-underline-mode="continuous"/>
    </style:style>
    <style:style style:name="P331" style:parent-style-name="Normalny" style:family="paragraph">
      <style:paragraph-properties fo:text-align="justify" fo:line-height="150%" fo:text-indent="0.2479in"/>
    </style:style>
    <style:style style:name="P332" style:parent-style-name="Normalny" style:family="paragraph">
      <style:paragraph-properties fo:text-align="justify" fo:line-height="150%"/>
    </style:style>
    <style:style style:name="T333" style:parent-style-name="Domyślnaczcionkaakapitu" style:family="text">
      <style:text-properties style:text-underline-type="single" style:text-underline-style="solid" style:text-underline-width="auto" style:text-underline-mode="continuous"/>
    </style:style>
    <style:style style:name="P334" style:parent-style-name="Normalny" style:family="paragraph">
      <style:paragraph-properties fo:text-align="justify" fo:line-height="150%" fo:text-indent="0.2479in"/>
    </style:style>
    <style:style style:name="T335" style:parent-style-name="Domyślnaczcionkaakapitu" style:family="text">
      <style:text-properties fo:background-color="#80FFFF"/>
    </style:style>
    <style:style style:name="P336" style:parent-style-name="Normalny" style:family="paragraph">
      <style:paragraph-properties fo:text-align="justify" fo:line-height="150%" fo:text-indent="0.2479in"/>
    </style:style>
    <style:style style:name="T337" style:parent-style-name="Domyślnaczcionkaakapitu" style:family="text">
      <style:text-properties fo:background-color="#80FFFF"/>
    </style:style>
    <style:style style:name="T338" style:parent-style-name="Domyślnaczcionkaakapitu" style:family="text">
      <style:text-properties fo:background-color="#80FFFF"/>
    </style:style>
    <style:style style:name="T339" style:parent-style-name="Domyślnaczcionkaakapitu" style:family="text">
      <style:text-properties fo:background-color="#80FFFF"/>
    </style:style>
    <style:style style:name="T340" style:parent-style-name="Domyślnaczcionkaakapitu" style:family="text">
      <style:text-properties fo:background-color="#80FFFF"/>
    </style:style>
    <style:style style:name="T341" style:parent-style-name="Domyślnaczcionkaakapitu" style:family="text">
      <style:text-properties fo:background-color="#80FFFF"/>
    </style:style>
    <style:style style:name="T342" style:parent-style-name="Domyślnaczcionkaakapitu" style:family="text">
      <style:text-properties fo:background-color="#80FFFF"/>
    </style:style>
    <style:style style:name="P343" style:parent-style-name="Normalny" style:family="paragraph">
      <style:paragraph-properties fo:text-align="justify" fo:line-height="150%" fo:text-indent="0.2479in"/>
    </style:style>
    <style:style style:name="T344" style:parent-style-name="Domyślnaczcionkaakapitu" style:family="text">
      <style:text-properties fo:background-color="#80FFFF"/>
    </style:style>
    <style:style style:name="P345" style:parent-style-name="Normalny" style:family="paragraph">
      <style:paragraph-properties fo:text-align="justify" fo:line-height="150%"/>
    </style:style>
    <style:style style:name="T346" style:parent-style-name="Domyślnaczcionkaakapitu" style:family="text">
      <style:text-properties style:text-underline-type="single" style:text-underline-style="solid" style:text-underline-width="auto" style:text-underline-mode="continuous"/>
    </style:style>
    <style:style style:name="T347" style:parent-style-name="Domyślnaczcionkaakapitu" style:family="text">
      <style:text-properties fo:background-color="#80FFFF" style:text-underline-type="single" style:text-underline-style="solid" style:text-underline-width="auto" style:text-underline-mode="continuous"/>
    </style:style>
    <style:style style:name="T348" style:parent-style-name="Domyślnaczcionkaakapitu" style:family="text">
      <style:text-properties style:text-underline-type="single" style:text-underline-style="solid" style:text-underline-width="auto" style:text-underline-mode="continuous"/>
    </style:style>
    <style:style style:name="T349" style:parent-style-name="Domyślnaczcionkaakapitu" style:family="text">
      <style:text-properties fo:background-color="#80FFFF" style:text-underline-type="single" style:text-underline-style="solid" style:text-underline-width="auto" style:text-underline-mode="continuous"/>
    </style:style>
    <style:style style:name="T350" style:parent-style-name="Domyślnaczcionkaakapitu" style:family="text">
      <style:text-properties style:text-underline-type="single" style:text-underline-style="solid" style:text-underline-width="auto" style:text-underline-mode="continuous"/>
    </style:style>
    <style:style style:name="T351" style:parent-style-name="Domyślnaczcionkaakapitu" style:family="text">
      <style:text-properties fo:background-color="#80FFFF" style:text-underline-type="single" style:text-underline-style="solid" style:text-underline-width="auto" style:text-underline-mode="continuous"/>
    </style:style>
    <style:style style:name="T352" style:parent-style-name="Domyślnaczcionkaakapitu" style:family="text">
      <style:text-properties style:text-underline-type="single" style:text-underline-style="solid" style:text-underline-width="auto" style:text-underline-mode="continuous"/>
    </style:style>
    <style:style style:name="P353" style:parent-style-name="Normalny" style:family="paragraph">
      <style:paragraph-properties fo:text-align="justify" fo:line-height="150%" fo:text-indent="0.2479in"/>
    </style:style>
    <style:style style:name="P354" style:parent-style-name="Normalny" style:family="paragraph">
      <style:paragraph-properties fo:text-align="justify" fo:line-height="150%"/>
    </style:style>
    <style:style style:name="T355" style:parent-style-name="Domyślnaczcionkaakapitu" style:family="text">
      <style:text-properties style:text-underline-type="single" style:text-underline-style="solid" style:text-underline-width="auto" style:text-underline-mode="continuous"/>
    </style:style>
    <style:style style:name="T356" style:parent-style-name="Domyślnaczcionkaakapitu" style:family="text">
      <style:text-properties fo:background-color="#80FFFF" style:text-underline-type="single" style:text-underline-style="solid" style:text-underline-width="auto" style:text-underline-mode="continuous"/>
    </style:style>
    <style:style style:name="P357" style:parent-style-name="Normalny" style:family="paragraph">
      <style:paragraph-properties fo:text-align="justify" fo:line-height="150%" fo:text-indent="0.2479in"/>
    </style:style>
    <style:style style:name="P358" style:parent-style-name="Normalny" style:family="paragraph">
      <style:paragraph-properties fo:text-align="justify" fo:line-height="150%"/>
    </style:style>
    <style:style style:name="T359" style:parent-style-name="Domyślnaczcionkaakapitu" style:family="text">
      <style:text-properties style:text-underline-type="single" style:text-underline-style="solid" style:text-underline-width="auto" style:text-underline-mode="continuous"/>
    </style:style>
    <style:style style:name="P360" style:parent-style-name="Normalny" style:family="paragraph">
      <style:paragraph-properties fo:text-align="justify" fo:line-height="150%" fo:text-indent="0.2479in"/>
    </style:style>
    <style:style style:name="T361" style:parent-style-name="Domyślnaczcionkaakapitu" style:family="text">
      <style:text-properties fo:background-color="#80FFFF"/>
    </style:style>
    <style:style style:name="T362" style:parent-style-name="Domyślnaczcionkaakapitu" style:family="text">
      <style:text-properties fo:background-color="#80FFFF"/>
    </style:style>
    <style:style style:name="T363" style:parent-style-name="Domyślnaczcionkaakapitu" style:family="text">
      <style:text-properties fo:background-color="#80FFFF"/>
    </style:style>
    <style:style style:name="P364" style:parent-style-name="Normalny" style:family="paragraph">
      <style:paragraph-properties fo:text-align="justify" fo:line-height="150%"/>
    </style:style>
    <style:style style:name="T365" style:parent-style-name="Domyślnaczcionkaakapitu" style:family="text">
      <style:text-properties style:text-underline-type="single" style:text-underline-style="solid" style:text-underline-width="auto" style:text-underline-mode="continuous"/>
    </style:style>
    <style:style style:name="T366" style:parent-style-name="Domyślnaczcionkaakapitu" style:family="text">
      <style:text-properties fo:background-color="#80FFFF" style:text-underline-type="single" style:text-underline-style="solid" style:text-underline-width="auto" style:text-underline-mode="continuous"/>
    </style:style>
    <style:style style:name="T367" style:parent-style-name="Domyślnaczcionkaakapitu" style:family="text">
      <style:text-properties style:text-underline-type="single" style:text-underline-style="solid" style:text-underline-width="auto" style:text-underline-mode="continuous"/>
    </style:style>
    <style:style style:name="T368" style:parent-style-name="Domyślnaczcionkaakapitu" style:family="text">
      <style:text-properties fo:background-color="#80FFFF" style:text-underline-type="single" style:text-underline-style="solid" style:text-underline-width="auto" style:text-underline-mode="continuous"/>
    </style:style>
    <style:style style:name="T369" style:parent-style-name="Domyślnaczcionkaakapitu" style:family="text">
      <style:text-properties style:text-underline-type="single" style:text-underline-style="solid" style:text-underline-width="auto" style:text-underline-mode="continuous"/>
    </style:style>
    <style:style style:name="T370" style:parent-style-name="Domyślnaczcionkaakapitu" style:family="text">
      <style:text-properties fo:background-color="#80FFFF" style:text-underline-type="single" style:text-underline-style="solid" style:text-underline-width="auto" style:text-underline-mode="continuous"/>
    </style:style>
    <style:style style:name="T371" style:parent-style-name="Domyślnaczcionkaakapitu" style:family="text">
      <style:text-properties fo:background-color="#80FFFF"/>
    </style:style>
    <style:style style:name="P372" style:parent-style-name="Normalny" style:family="paragraph">
      <style:paragraph-properties fo:text-align="justify" fo:line-height="150%" fo:text-indent="0.2479in"/>
    </style:style>
    <style:style style:name="T373" style:parent-style-name="Domyślnaczcionkaakapitu" style:family="text">
      <style:text-properties fo:background-color="#80FFFF"/>
    </style:style>
    <style:style style:name="P374" style:parent-style-name="Normalny" style:family="paragraph">
      <style:paragraph-properties fo:text-align="justify" fo:line-height="150%" fo:text-indent="0.2479in"/>
    </style:style>
    <style:style style:name="P375" style:parent-style-name="Normalny" style:family="paragraph">
      <style:paragraph-properties fo:text-align="justify" fo:line-height="150%"/>
    </style:style>
    <style:style style:name="T376" style:parent-style-name="Domyślnaczcionkaakapitu" style:family="text">
      <style:text-properties style:text-underline-type="single" style:text-underline-style="solid" style:text-underline-width="auto" style:text-underline-mode="continuous"/>
    </style:style>
    <style:style style:name="P377" style:parent-style-name="Normalny" style:family="paragraph">
      <style:paragraph-properties fo:text-align="justify" fo:line-height="150%" fo:text-indent="0.2479in"/>
    </style:style>
    <style:style style:name="T378" style:parent-style-name="Domyślnaczcionkaakapitu" style:family="text">
      <style:text-properties fo:background-color="#80FFFF"/>
    </style:style>
    <style:style style:name="T379" style:parent-style-name="Domyślnaczcionkaakapitu" style:family="text">
      <style:text-properties fo:background-color="#80FFFF"/>
    </style:style>
    <style:style style:name="P380" style:parent-style-name="Normalny" style:family="paragraph">
      <style:paragraph-properties fo:text-align="justify" fo:line-height="150%"/>
    </style:style>
    <style:style style:name="T381" style:parent-style-name="Domyślnaczcionkaakapitu" style:family="text">
      <style:text-properties style:text-underline-type="single" style:text-underline-style="solid" style:text-underline-width="auto" style:text-underline-mode="continuous"/>
    </style:style>
    <style:style style:name="T382" style:parent-style-name="Domyślnaczcionkaakapitu" style:family="text">
      <style:text-properties fo:background-color="#80FFFF" style:text-underline-type="single" style:text-underline-style="solid" style:text-underline-width="auto" style:text-underline-mode="continuous"/>
    </style:style>
    <style:style style:name="P383" style:parent-style-name="Normalny" style:family="paragraph">
      <style:paragraph-properties fo:text-align="justify" fo:line-height="150%" fo:text-indent="0.2479in"/>
    </style:style>
    <style:style style:name="T384" style:parent-style-name="Domyślnaczcionkaakapitu" style:family="text">
      <style:text-properties fo:background-color="#80FFFF"/>
    </style:style>
    <style:style style:name="T385" style:parent-style-name="Domyślnaczcionkaakapitu" style:family="text">
      <style:text-properties fo:background-color="#80FFFF"/>
    </style:style>
    <style:style style:name="T386" style:parent-style-name="Domyślnaczcionkaakapitu" style:family="text">
      <style:text-properties fo:background-color="#80FFFF"/>
    </style:style>
    <style:style style:name="T387" style:parent-style-name="Domyślnaczcionkaakapitu" style:family="text">
      <style:text-properties fo:background-color="#80FFFF"/>
    </style:style>
    <style:style style:name="P388" style:parent-style-name="Normalny" style:family="paragraph">
      <style:paragraph-properties fo:text-align="justify" fo:line-height="150%"/>
    </style:style>
    <style:style style:name="T389" style:parent-style-name="Domyślnaczcionkaakapitu" style:family="text">
      <style:text-properties style:text-underline-type="single" style:text-underline-style="solid" style:text-underline-width="auto" style:text-underline-mode="continuous"/>
    </style:style>
    <style:style style:name="P390" style:parent-style-name="Normalny" style:family="paragraph">
      <style:paragraph-properties fo:text-align="justify" fo:line-height="150%" fo:text-indent="0.2479in"/>
    </style:style>
    <style:style style:name="T391" style:parent-style-name="Domyślnaczcionkaakapitu" style:family="text">
      <style:text-properties fo:background-color="#80FFFF"/>
    </style:style>
    <style:style style:name="T392" style:parent-style-name="Domyślnaczcionkaakapitu" style:family="text">
      <style:text-properties fo:background-color="#80FFFF"/>
    </style:style>
    <style:style style:name="T393" style:parent-style-name="Domyślnaczcionkaakapitu" style:family="text">
      <style:text-properties fo:background-color="#80FFFF"/>
    </style:style>
    <style:style style:name="T394" style:parent-style-name="Domyślnaczcionkaakapitu" style:family="text">
      <style:text-properties fo:background-color="#80FFFF"/>
    </style:style>
    <style:style style:name="T395" style:parent-style-name="Domyślnaczcionkaakapitu" style:family="text">
      <style:text-properties fo:background-color="#80FFFF"/>
    </style:style>
    <style:style style:name="P396" style:parent-style-name="Normalny" style:family="paragraph">
      <style:paragraph-properties fo:text-align="justify" fo:line-height="150%"/>
    </style:style>
    <style:style style:name="T397" style:parent-style-name="Domyślnaczcionkaakapitu" style:family="text">
      <style:text-properties style:text-underline-type="single" style:text-underline-style="solid" style:text-underline-width="auto" style:text-underline-mode="continuous"/>
    </style:style>
    <style:style style:name="P398" style:parent-style-name="Normalny" style:family="paragraph">
      <style:paragraph-properties fo:text-align="justify" fo:line-height="150%" fo:text-indent="0.2479in"/>
    </style:style>
    <style:style style:name="T399" style:parent-style-name="Domyślnaczcionkaakapitu" style:family="text">
      <style:text-properties fo:background-color="#80FFFF"/>
    </style:style>
    <style:style style:name="P400" style:parent-style-name="Normalny" style:family="paragraph">
      <style:paragraph-properties fo:text-align="justify" fo:line-height="150%" fo:text-indent="0.2479in"/>
    </style:style>
    <style:style style:name="P401" style:parent-style-name="Normalny" style:family="paragraph">
      <style:paragraph-properties fo:text-align="justify" fo:line-height="150%"/>
    </style:style>
    <style:style style:name="T402" style:parent-style-name="Domyślnaczcionkaakapitu" style:family="text">
      <style:text-properties fo:background-color="#80FFFF"/>
    </style:style>
    <style:style style:name="P403" style:parent-style-name="Normalny" style:family="paragraph">
      <style:paragraph-properties fo:text-align="justify" fo:line-height="150%" fo:text-indent="0.2479in"/>
    </style:style>
    <style:style style:name="P404" style:parent-style-name="Normalny" style:family="paragraph">
      <style:paragraph-properties fo:text-align="justify" fo:line-height="150%"/>
    </style:style>
    <style:style style:name="T405" style:parent-style-name="Domyślnaczcionkaakapitu" style:family="text">
      <style:text-properties fo:background-color="#80FFFF"/>
    </style:style>
    <style:style style:name="P406" style:parent-style-name="Normalny" style:family="paragraph">
      <style:paragraph-properties fo:text-align="justify" fo:line-height="150%" fo:text-indent="0.2479in"/>
    </style:style>
    <style:style style:name="P407" style:parent-style-name="Normalny" style:family="paragraph">
      <style:paragraph-properties fo:text-align="justify" fo:line-height="150%"/>
    </style:style>
    <style:style style:name="T408" style:parent-style-name="Domyślnaczcionkaakapitu" style:family="text">
      <style:text-properties style:text-underline-type="single" style:text-underline-style="solid" style:text-underline-width="auto" style:text-underline-mode="continuous"/>
    </style:style>
    <style:style style:name="P409" style:parent-style-name="Normalny" style:family="paragraph">
      <style:paragraph-properties fo:text-align="justify" fo:line-height="150%" fo:text-indent="0.2479in"/>
    </style:style>
    <style:style style:name="T410" style:parent-style-name="Domyślnaczcionkaakapitu" style:family="text">
      <style:text-properties fo:background-color="#80FFFF"/>
    </style:style>
    <style:style style:name="P411" style:parent-style-name="Normalny" style:family="paragraph">
      <style:paragraph-properties fo:text-align="justify" fo:line-height="150%" fo:text-indent="0.2479in"/>
    </style:style>
    <style:style style:name="P412" style:parent-style-name="Normalny" style:family="paragraph">
      <style:paragraph-properties fo:text-align="justify" fo:line-height="150%" fo:text-indent="0.2479in"/>
    </style:style>
    <style:style style:name="P413" style:parent-style-name="Normalny" style:family="paragraph">
      <style:paragraph-properties fo:text-align="justify" fo:line-height="150%" fo:text-indent="0.2479in"/>
    </style:style>
    <style:style style:name="T414" style:parent-style-name="Domyślnaczcionkaakapitu" style:family="text">
      <style:text-properties fo:background-color="#80FFFF"/>
    </style:style>
    <style:style style:name="T415" style:parent-style-name="Domyślnaczcionkaakapitu" style:family="text">
      <style:text-properties fo:background-color="#80FFFF"/>
    </style:style>
    <style:style style:name="P416" style:parent-style-name="Normalny" style:family="paragraph">
      <style:paragraph-properties fo:text-align="justify" fo:line-height="150%" fo:text-indent="0.2479in"/>
    </style:style>
    <style:style style:name="P417" style:parent-style-name="Normalny" style:family="paragraph">
      <style:paragraph-properties fo:text-align="justify" fo:line-height="150%" fo:text-indent="0.2479in"/>
    </style:style>
    <style:style style:name="T418" style:parent-style-name="Domyślnaczcionkaakapitu" style:family="text">
      <style:text-properties fo:background-color="#80FFFF"/>
    </style:style>
    <style:style style:name="T419" style:parent-style-name="Domyślnaczcionkaakapitu" style:family="text">
      <style:text-properties fo:background-color="#80FFFF"/>
    </style:style>
    <style:style style:name="P420" style:parent-style-name="Normalny" style:family="paragraph">
      <style:paragraph-properties fo:text-align="justify" fo:line-height="150%"/>
    </style:style>
    <style:style style:name="T421" style:parent-style-name="Domyślnaczcionkaakapitu" style:family="text">
      <style:text-properties style:text-underline-type="single" style:text-underline-style="solid" style:text-underline-width="auto" style:text-underline-mode="continuous"/>
    </style:style>
    <style:style style:name="P422" style:parent-style-name="Normalny" style:family="paragraph">
      <style:paragraph-properties fo:text-align="justify" fo:line-height="150%" fo:text-indent="0.2479in"/>
    </style:style>
    <style:style style:name="T423" style:parent-style-name="Domyślnaczcionkaakapitu" style:family="text">
      <style:text-properties fo:background-color="#80FFFF"/>
    </style:style>
    <style:style style:name="T424" style:parent-style-name="Domyślnaczcionkaakapitu" style:family="text">
      <style:text-properties fo:background-color="#80FFFF"/>
    </style:style>
    <style:style style:name="T425" style:parent-style-name="Domyślnaczcionkaakapitu" style:family="text">
      <style:text-properties fo:font-variant="small-caps" fo:background-color="#80FFFF"/>
    </style:style>
    <style:style style:name="T426" style:parent-style-name="Domyślnaczcionkaakapitu" style:family="text">
      <style:text-properties fo:background-color="#80FFFF"/>
    </style:style>
    <style:style style:name="T427" style:parent-style-name="Domyślnaczcionkaakapitu" style:family="text">
      <style:text-properties fo:background-color="#80FFFF"/>
    </style:style>
    <style:style style:name="T428" style:parent-style-name="Domyślnaczcionkaakapitu" style:family="text">
      <style:text-properties fo:background-color="#80FFFF"/>
    </style:style>
    <style:style style:name="T429" style:parent-style-name="Domyślnaczcionkaakapitu" style:family="text">
      <style:text-properties fo:background-color="#80FFFF"/>
    </style:style>
    <style:style style:name="T430" style:parent-style-name="Domyślnaczcionkaakapitu" style:family="text">
      <style:text-properties fo:background-color="#80FFFF"/>
    </style:style>
    <style:style style:name="P431" style:parent-style-name="Normalny" style:family="paragraph">
      <style:paragraph-properties fo:text-align="justify" fo:line-height="150%" fo:text-indent="0.2479in"/>
    </style:style>
    <style:style style:name="T432" style:parent-style-name="Domyślnaczcionkaakapitu" style:family="text">
      <style:text-properties fo:background-color="#80FFFF"/>
    </style:style>
    <style:style style:name="T433" style:parent-style-name="Domyślnaczcionkaakapitu" style:family="text">
      <style:text-properties fo:background-color="#80FFFF"/>
    </style:style>
    <style:style style:name="P434" style:parent-style-name="Normalny" style:family="paragraph">
      <style:paragraph-properties fo:text-align="justify" fo:line-height="150%" fo:text-indent="0.2479in"/>
    </style:style>
    <style:style style:name="P435" style:parent-style-name="Normalny" style:family="paragraph">
      <style:paragraph-properties fo:text-align="justify" fo:line-height="150%" fo:text-indent="0.2479in"/>
    </style:style>
    <style:style style:name="T436" style:parent-style-name="Domyślnaczcionkaakapitu" style:family="text">
      <style:text-properties fo:background-color="#80FFFF"/>
    </style:style>
    <style:style style:name="T437" style:parent-style-name="Domyślnaczcionkaakapitu" style:family="text">
      <style:text-properties fo:background-color="#80FFFF"/>
    </style:style>
    <style:style style:name="T438" style:parent-style-name="Domyślnaczcionkaakapitu" style:family="text">
      <style:text-properties fo:background-color="#80FFFF"/>
    </style:style>
    <style:style style:name="T439" style:parent-style-name="Domyślnaczcionkaakapitu" style:family="text">
      <style:text-properties fo:background-color="#80FFFF"/>
    </style:style>
    <style:style style:name="T440" style:parent-style-name="Domyślnaczcionkaakapitu" style:family="text">
      <style:text-properties fo:background-color="#80FFFF"/>
    </style:style>
    <style:style style:name="P441" style:parent-style-name="Normalny" style:family="paragraph">
      <style:paragraph-properties fo:text-align="justify" fo:line-height="150%" fo:text-indent="0.2479in"/>
    </style:style>
    <style:style style:name="T442" style:parent-style-name="Domyślnaczcionkaakapitu" style:family="text">
      <style:text-properties fo:background-color="#80FFFF"/>
    </style:style>
    <style:style style:name="T443" style:parent-style-name="Domyślnaczcionkaakapitu" style:family="text">
      <style:text-properties fo:background-color="#80FFFF"/>
    </style:style>
    <style:style style:name="P444" style:parent-style-name="Normalny" style:family="paragraph">
      <style:paragraph-properties fo:text-align="justify" fo:line-height="150%" fo:text-indent="0.2479in"/>
    </style:style>
    <style:style style:name="T445" style:parent-style-name="Domyślnaczcionkaakapitu" style:family="text">
      <style:text-properties fo:background-color="#80FFFF"/>
    </style:style>
    <style:style style:name="T446" style:parent-style-name="Domyślnaczcionkaakapitu" style:family="text">
      <style:text-properties fo:background-color="#80FFFF"/>
    </style:style>
    <style:style style:name="T447" style:parent-style-name="Domyślnaczcionkaakapitu" style:family="text">
      <style:text-properties fo:background-color="#80FFFF"/>
    </style:style>
    <style:style style:name="T448" style:parent-style-name="Domyślnaczcionkaakapitu" style:family="text">
      <style:text-properties fo:background-color="#80FFFF"/>
    </style:style>
    <style:style style:name="T449" style:parent-style-name="Domyślnaczcionkaakapitu" style:family="text">
      <style:text-properties fo:background-color="#80FFFF"/>
    </style:style>
    <style:style style:name="T450" style:parent-style-name="Domyślnaczcionkaakapitu" style:family="text">
      <style:text-properties fo:background-color="#80FFFF"/>
    </style:style>
    <style:style style:name="T451" style:parent-style-name="Domyślnaczcionkaakapitu" style:family="text">
      <style:text-properties fo:background-color="#80FFFF"/>
    </style:style>
    <style:style style:name="T452" style:parent-style-name="Domyślnaczcionkaakapitu" style:family="text">
      <style:text-properties fo:background-color="#80FFFF"/>
    </style:style>
    <style:style style:name="P453" style:parent-style-name="Normalny" style:family="paragraph">
      <style:paragraph-properties fo:text-align="justify" fo:line-height="150%" fo:text-indent="0.2479in"/>
    </style:style>
    <style:style style:name="T454" style:parent-style-name="Domyślnaczcionkaakapitu" style:family="text">
      <style:text-properties fo:background-color="#80FFFF"/>
    </style:style>
    <style:style style:name="T455" style:parent-style-name="Domyślnaczcionkaakapitu" style:family="text">
      <style:text-properties fo:background-color="#80FFFF"/>
    </style:style>
    <style:style style:name="T456" style:parent-style-name="Domyślnaczcionkaakapitu" style:family="text">
      <style:text-properties fo:background-color="#80FFFF"/>
    </style:style>
    <style:style style:name="T457" style:parent-style-name="Domyślnaczcionkaakapitu" style:family="text">
      <style:text-properties fo:background-color="#80FFFF"/>
    </style:style>
    <style:style style:name="T458" style:parent-style-name="Domyślnaczcionkaakapitu" style:family="text">
      <style:text-properties fo:background-color="#80FFFF"/>
    </style:style>
    <style:style style:name="P459" style:parent-style-name="Normalny" style:family="paragraph">
      <style:paragraph-properties fo:text-align="justify" fo:line-height="150%" fo:text-indent="0.2479in"/>
    </style:style>
    <style:style style:name="T460" style:parent-style-name="Domyślnaczcionkaakapitu" style:family="text">
      <style:text-properties fo:background-color="#80FFFF"/>
    </style:style>
    <style:style style:name="T461" style:parent-style-name="Domyślnaczcionkaakapitu" style:family="text">
      <style:text-properties fo:background-color="#80FFFF"/>
    </style:style>
    <style:style style:name="P462" style:parent-style-name="Normalny" style:family="paragraph">
      <style:paragraph-properties fo:text-align="justify" fo:line-height="150%" fo:text-indent="0.2479in"/>
    </style:style>
    <style:style style:name="T463" style:parent-style-name="Domyślnaczcionkaakapitu" style:family="text">
      <style:text-properties fo:background-color="#80FFFF"/>
    </style:style>
    <style:style style:name="T464" style:parent-style-name="Domyślnaczcionkaakapitu" style:family="text">
      <style:text-properties fo:background-color="#80FFFF"/>
    </style:style>
    <style:style style:name="T465" style:parent-style-name="Domyślnaczcionkaakapitu" style:family="text">
      <style:text-properties fo:background-color="#80FFFF"/>
    </style:style>
    <style:style style:name="P466" style:parent-style-name="Normalny" style:family="paragraph">
      <style:paragraph-properties fo:text-align="justify" fo:line-height="150%" fo:text-indent="0.2479in"/>
    </style:style>
    <style:style style:name="T467" style:parent-style-name="Domyślnaczcionkaakapitu" style:family="text">
      <style:text-properties fo:background-color="#80FFFF"/>
    </style:style>
    <style:style style:name="T468" style:parent-style-name="Domyślnaczcionkaakapitu" style:family="text">
      <style:text-properties fo:background-color="#80FFFF"/>
    </style:style>
    <style:style style:name="T469" style:parent-style-name="Domyślnaczcionkaakapitu" style:family="text">
      <style:text-properties fo:background-color="#80FFFF"/>
    </style:style>
    <style:style style:name="T470" style:parent-style-name="Domyślnaczcionkaakapitu" style:family="text">
      <style:text-properties fo:background-color="#80FFFF"/>
    </style:style>
    <style:style style:name="T471" style:parent-style-name="Domyślnaczcionkaakapitu" style:family="text">
      <style:text-properties fo:background-color="#80FFFF"/>
    </style:style>
    <style:style style:name="T472" style:parent-style-name="Domyślnaczcionkaakapitu" style:family="text">
      <style:text-properties fo:background-color="#80FFFF"/>
    </style:style>
    <style:style style:name="P473" style:parent-style-name="Normalny" style:family="paragraph">
      <style:paragraph-properties fo:text-align="justify" fo:line-height="150%" fo:text-indent="0.2479in">
        <style:tab-stops>
          <style:tab-stop style:type="left" style:position="0.9284in"/>
        </style:tab-stops>
      </style:paragraph-properties>
    </style:style>
    <style:style style:name="P474" style:parent-style-name="Normalny" style:family="paragraph">
      <style:paragraph-properties fo:text-align="justify" fo:line-height="150%">
        <style:tab-stops>
          <style:tab-stop style:type="left" style:position="0.9284in"/>
        </style:tab-stops>
      </style:paragraph-properties>
    </style:style>
    <style:style style:name="T475" style:parent-style-name="Domyślnaczcionkaakapitu" style:family="text">
      <style:text-properties style:text-underline-type="single" style:text-underline-style="solid" style:text-underline-width="auto" style:text-underline-mode="continuous"/>
    </style:style>
    <style:style style:name="P476" style:parent-style-name="Normalny" style:family="paragraph">
      <style:paragraph-properties fo:text-align="justify" fo:line-height="150%" fo:text-indent="0.2479in">
        <style:tab-stops>
          <style:tab-stop style:type="left" style:position="0.9284in"/>
        </style:tab-stops>
      </style:paragraph-properties>
    </style:style>
    <style:style style:name="P477" style:parent-style-name="Normalny" style:family="paragraph">
      <style:paragraph-properties fo:text-align="justify" fo:line-height="150%"/>
    </style:style>
    <style:style style:name="P478" style:parent-style-name="Normalny" style:family="paragraph">
      <style:paragraph-properties fo:text-align="justify" fo:line-height="150%"/>
    </style:style>
    <style:style style:name="T479" style:parent-style-name="Domyślnaczcionkaakapitu" style:family="text">
      <style:text-properties fo:background-color="#80FFFF" style:text-underline-type="single" style:text-underline-style="solid" style:text-underline-width="auto" style:text-underline-mode="continuous"/>
    </style:style>
    <style:style style:name="T480" style:parent-style-name="Domyślnaczcionkaakapitu" style:family="text">
      <style:text-properties style:text-underline-type="single" style:text-underline-style="solid" style:text-underline-width="auto" style:text-underline-mode="continuous"/>
    </style:style>
    <style:style style:name="T481" style:parent-style-name="Domyślnaczcionkaakapitu" style:family="text">
      <style:text-properties fo:background-color="#80FFFF" style:text-underline-type="single" style:text-underline-style="solid" style:text-underline-width="auto" style:text-underline-mode="continuous"/>
    </style:style>
    <style:style style:name="T482" style:parent-style-name="Domyślnaczcionkaakapitu" style:family="text">
      <style:text-properties style:text-underline-type="single" style:text-underline-style="solid" style:text-underline-width="auto" style:text-underline-mode="continuous"/>
    </style:style>
    <style:style style:name="P483" style:parent-style-name="Normalny" style:family="paragraph">
      <style:paragraph-properties fo:text-align="justify" fo:line-height="150%" fo:text-indent="0.2479in"/>
    </style:style>
    <style:style style:name="P484" style:parent-style-name="Normalny" style:family="paragraph">
      <style:paragraph-properties fo:text-align="justify" fo:line-height="150%" fo:text-indent="0.2479in"/>
    </style:style>
    <style:style style:name="T485" style:parent-style-name="Domyślnaczcionkaakapitu" style:family="text">
      <style:text-properties fo:background-color="#80FFFF"/>
    </style:style>
    <style:style style:name="T486" style:parent-style-name="Domyślnaczcionkaakapitu" style:family="text">
      <style:text-properties fo:background-color="#80FFFF"/>
    </style:style>
    <style:style style:name="P487" style:parent-style-name="Normalny" style:family="paragraph">
      <style:paragraph-properties fo:text-align="justify" fo:line-height="150%" fo:text-indent="0.2479in"/>
    </style:style>
    <style:style style:name="T488" style:parent-style-name="Domyślnaczcionkaakapitu" style:family="text">
      <style:text-properties fo:background-color="#80FFFF"/>
    </style:style>
    <style:style style:name="P489" style:parent-style-name="Normalny" style:family="paragraph">
      <style:paragraph-properties fo:text-align="justify" fo:line-height="150%" fo:text-indent="0.2479in"/>
    </style:style>
    <style:style style:name="T490" style:parent-style-name="Domyślnaczcionkaakapitu" style:family="text">
      <style:text-properties fo:background-color="#80FFFF"/>
    </style:style>
    <style:style style:name="T491" style:parent-style-name="Domyślnaczcionkaakapitu" style:family="text">
      <style:text-properties fo:background-color="#80FFFF"/>
    </style:style>
    <style:style style:name="P492" style:parent-style-name="Normalny" style:family="paragraph">
      <style:paragraph-properties fo:text-align="justify" fo:line-height="150%" fo:text-indent="0.2479in"/>
    </style:style>
    <style:style style:name="P493" style:parent-style-name="Normalny" style:family="paragraph">
      <style:paragraph-properties fo:text-align="justify" fo:line-height="150%" fo:text-indent="0.2479in"/>
    </style:style>
    <style:style style:name="P494" style:parent-style-name="Normalny" style:family="paragraph">
      <style:paragraph-properties fo:text-align="justify" fo:line-height="150%"/>
    </style:style>
    <style:style style:name="T495" style:parent-style-name="Domyślnaczcionkaakapitu" style:family="text">
      <style:text-properties style:text-underline-type="single" style:text-underline-style="solid" style:text-underline-width="auto" style:text-underline-mode="continuous"/>
    </style:style>
    <style:style style:name="P496" style:parent-style-name="Normalny" style:family="paragraph">
      <style:paragraph-properties fo:text-align="justify" fo:line-height="150%" fo:text-indent="0.2479in"/>
    </style:style>
    <style:style style:name="P497" style:parent-style-name="Normalny" style:family="paragraph">
      <style:paragraph-properties fo:text-align="justify" fo:line-height="150%" fo:text-indent="0.2479in"/>
    </style:style>
    <style:style style:name="T498" style:parent-style-name="Domyślnaczcionkaakapitu" style:family="text">
      <style:text-properties fo:background-color="#80FFFF"/>
    </style:style>
    <style:style style:name="T499" style:parent-style-name="Domyślnaczcionkaakapitu" style:family="text">
      <style:text-properties fo:background-color="#80FFFF"/>
    </style:style>
    <style:style style:name="P500" style:parent-style-name="Normalny" style:family="paragraph">
      <style:paragraph-properties fo:text-align="justify" fo:line-height="150%"/>
    </style:style>
    <style:style style:name="T501" style:parent-style-name="Domyślnaczcionkaakapitu" style:family="text">
      <style:text-properties fo:background-color="#80FFFF" style:text-underline-type="single" style:text-underline-style="solid" style:text-underline-width="auto" style:text-underline-mode="continuous"/>
    </style:style>
    <style:style style:name="T502" style:parent-style-name="Domyślnaczcionkaakapitu" style:family="text">
      <style:text-properties style:text-underline-type="single" style:text-underline-style="solid" style:text-underline-width="auto" style:text-underline-mode="continuous"/>
    </style:style>
    <style:style style:name="P503" style:parent-style-name="Normalny" style:family="paragraph">
      <style:paragraph-properties fo:text-align="justify" fo:line-height="150%" fo:text-indent="0.2479in"/>
    </style:style>
    <style:style style:name="T504" style:parent-style-name="Domyślnaczcionkaakapitu" style:family="text">
      <style:text-properties fo:background-color="#80FFFF"/>
    </style:style>
    <style:style style:name="T505" style:parent-style-name="Domyślnaczcionkaakapitu" style:family="text">
      <style:text-properties fo:background-color="#80FFFF"/>
    </style:style>
    <style:style style:name="P506" style:parent-style-name="Normalny" style:family="paragraph">
      <style:paragraph-properties fo:text-align="justify" fo:line-height="150%"/>
    </style:style>
    <style:style style:name="T507" style:parent-style-name="Domyślnaczcionkaakapitu" style:family="text">
      <style:text-properties style:text-underline-type="single" style:text-underline-style="solid" style:text-underline-width="auto" style:text-underline-mode="continuous"/>
    </style:style>
    <style:style style:name="T508" style:parent-style-name="Domyślnaczcionkaakapitu" style:family="text">
      <style:text-properties fo:background-color="#80FFFF" style:text-underline-type="single" style:text-underline-style="solid" style:text-underline-width="auto" style:text-underline-mode="continuous"/>
    </style:style>
    <style:style style:name="P509" style:parent-style-name="Normalny" style:family="paragraph">
      <style:paragraph-properties fo:text-align="justify" fo:line-height="150%" fo:text-indent="0.2479in"/>
    </style:style>
    <style:style style:name="T510" style:parent-style-name="Domyślnaczcionkaakapitu" style:family="text">
      <style:text-properties fo:background-color="#80FFFF"/>
    </style:style>
    <style:style style:name="P511" style:parent-style-name="Normalny" style:family="paragraph">
      <style:paragraph-properties fo:text-align="justify" fo:line-height="150%"/>
    </style:style>
    <style:style style:name="T512" style:parent-style-name="Domyślnaczcionkaakapitu" style:family="text">
      <style:text-properties style:text-underline-type="single" style:text-underline-style="solid" style:text-underline-width="auto" style:text-underline-mode="continuous"/>
    </style:style>
    <style:style style:name="P513" style:parent-style-name="Normalny" style:family="paragraph">
      <style:paragraph-properties fo:text-align="justify" fo:line-height="150%" fo:text-indent="0.2479in"/>
    </style:style>
    <style:style style:name="T514" style:parent-style-name="Domyślnaczcionkaakapitu" style:family="text">
      <style:text-properties fo:background-color="#80FFFF"/>
    </style:style>
    <style:style style:name="T515" style:parent-style-name="Domyślnaczcionkaakapitu" style:family="text">
      <style:text-properties fo:background-color="#80FFFF"/>
    </style:style>
    <style:style style:name="P516" style:parent-style-name="Normalny" style:family="paragraph">
      <style:paragraph-properties fo:text-align="justify" fo:line-height="150%">
        <style:tab-stops>
          <style:tab-stop style:type="left" style:position="2.7791in"/>
        </style:tab-stops>
      </style:paragraph-properties>
    </style:style>
    <style:style style:name="T517" style:parent-style-name="Domyślnaczcionkaakapitu" style:family="text">
      <style:text-properties style:text-underline-type="single" style:text-underline-style="solid" style:text-underline-width="auto" style:text-underline-mode="continuous"/>
    </style:style>
    <style:style style:name="T518" style:parent-style-name="Domyślnaczcionkaakapitu" style:family="text">
      <style:text-properties fo:background-color="#80FFFF" style:text-underline-type="single" style:text-underline-style="solid" style:text-underline-width="auto" style:text-underline-mode="continuous"/>
    </style:style>
    <style:style style:name="P519" style:parent-style-name="Normalny" style:family="paragraph">
      <style:paragraph-properties fo:text-align="justify" fo:line-height="150%" fo:text-indent="0.2479in">
        <style:tab-stops>
          <style:tab-stop style:type="left" style:position="2.7791in"/>
        </style:tab-stops>
      </style:paragraph-properties>
    </style:style>
    <style:style style:name="T520" style:parent-style-name="Domyślnaczcionkaakapitu" style:family="text">
      <style:text-properties fo:background-color="#80FFFF"/>
    </style:style>
    <style:style style:name="P521" style:parent-style-name="Normalny" style:family="paragraph">
      <style:paragraph-properties fo:text-align="justify" fo:line-height="150%"/>
    </style:style>
    <style:style style:name="T522" style:parent-style-name="Domyślnaczcionkaakapitu" style:family="text">
      <style:text-properties fo:background-color="#80FFFF" style:text-underline-type="single" style:text-underline-style="solid" style:text-underline-width="auto" style:text-underline-mode="continuous"/>
    </style:style>
    <style:style style:name="T523" style:parent-style-name="Domyślnaczcionkaakapitu" style:family="text">
      <style:text-properties style:text-underline-type="single" style:text-underline-style="solid" style:text-underline-width="auto" style:text-underline-mode="continuous"/>
    </style:style>
    <style:style style:name="T524" style:parent-style-name="Domyślnaczcionkaakapitu" style:family="text">
      <style:text-properties fo:background-color="#80FFFF" style:text-underline-type="single" style:text-underline-style="solid" style:text-underline-width="auto" style:text-underline-mode="continuous"/>
    </style:style>
    <style:style style:name="T525" style:parent-style-name="Domyślnaczcionkaakapitu" style:family="text">
      <style:text-properties style:text-underline-type="single" style:text-underline-style="solid" style:text-underline-width="auto" style:text-underline-mode="continuous"/>
    </style:style>
    <style:style style:name="P526" style:parent-style-name="Normalny" style:family="paragraph">
      <style:paragraph-properties fo:text-align="justify" fo:line-height="150%" fo:text-indent="0.2479in"/>
    </style:style>
    <style:style style:name="T527" style:parent-style-name="Domyślnaczcionkaakapitu" style:family="text">
      <style:text-properties fo:background-color="#80FFFF"/>
    </style:style>
    <style:style style:name="T528" style:parent-style-name="Domyślnaczcionkaakapitu" style:family="text">
      <style:text-properties fo:background-color="#80FFFF"/>
    </style:style>
    <style:style style:name="P529" style:parent-style-name="Normalny" style:family="paragraph">
      <style:paragraph-properties fo:text-align="justify" fo:line-height="150%" fo:text-indent="0.2479in"/>
    </style:style>
    <style:style style:name="T530" style:parent-style-name="Domyślnaczcionkaakapitu" style:family="text">
      <style:text-properties fo:background-color="#80FFFF"/>
    </style:style>
    <style:style style:name="T531" style:parent-style-name="Domyślnaczcionkaakapitu" style:family="text">
      <style:text-properties fo:background-color="#80FFFF"/>
    </style:style>
    <style:style style:name="T532" style:parent-style-name="Domyślnaczcionkaakapitu" style:family="text">
      <style:text-properties fo:background-color="#80FFFF"/>
    </style:style>
    <style:style style:name="T533" style:parent-style-name="Domyślnaczcionkaakapitu" style:family="text">
      <style:text-properties fo:background-color="#80FFFF"/>
    </style:style>
    <style:style style:name="P534" style:parent-style-name="Normalny" style:family="paragraph">
      <style:paragraph-properties fo:text-align="justify" fo:line-height="150%" fo:text-indent="0.2479in"/>
    </style:style>
    <style:style style:name="T535" style:parent-style-name="Domyślnaczcionkaakapitu" style:family="text">
      <style:text-properties fo:background-color="#80FFFF"/>
    </style:style>
    <style:style style:name="P536" style:parent-style-name="Normalny" style:family="paragraph">
      <style:paragraph-properties fo:text-align="justify" fo:line-height="150%"/>
    </style:style>
    <style:style style:name="T537" style:parent-style-name="Domyślnaczcionkaakapitu" style:family="text">
      <style:text-properties style:text-underline-type="single" style:text-underline-style="solid" style:text-underline-width="auto" style:text-underline-mode="continuous"/>
    </style:style>
    <style:style style:name="T538" style:parent-style-name="Domyślnaczcionkaakapitu" style:family="text">
      <style:text-properties fo:background-color="#80FFFF" style:text-underline-type="single" style:text-underline-style="solid" style:text-underline-width="auto" style:text-underline-mode="continuous"/>
    </style:style>
    <style:style style:name="P539" style:parent-style-name="Normalny" style:family="paragraph">
      <style:paragraph-properties fo:text-align="justify" fo:line-height="150%" fo:text-indent="0.2479in"/>
    </style:style>
    <style:style style:name="T540" style:parent-style-name="Domyślnaczcionkaakapitu" style:family="text">
      <style:text-properties fo:background-color="#80FFFF"/>
    </style:style>
    <style:style style:name="T541" style:parent-style-name="Domyślnaczcionkaakapitu" style:family="text">
      <style:text-properties fo:background-color="#80FFFF"/>
    </style:style>
    <style:style style:name="T542" style:parent-style-name="Domyślnaczcionkaakapitu" style:family="text">
      <style:text-properties fo:background-color="#80FFFF"/>
    </style:style>
    <style:style style:name="T543" style:parent-style-name="Domyślnaczcionkaakapitu" style:family="text">
      <style:text-properties fo:background-color="#80FFFF"/>
    </style:style>
    <style:style style:name="T544" style:parent-style-name="Domyślnaczcionkaakapitu" style:family="text">
      <style:text-properties fo:background-color="#80FFFF"/>
    </style:style>
    <style:style style:name="T545" style:parent-style-name="Domyślnaczcionkaakapitu" style:family="text">
      <style:text-properties fo:background-color="#80FFFF"/>
    </style:style>
    <style:style style:name="P546" style:parent-style-name="Normalny" style:family="paragraph">
      <style:paragraph-properties fo:text-align="justify" fo:line-height="150%" fo:text-indent="0.2479in"/>
    </style:style>
    <style:style style:name="T547" style:parent-style-name="Domyślnaczcionkaakapitu" style:family="text">
      <style:text-properties fo:background-color="#80FFFF"/>
    </style:style>
    <style:style style:name="T548" style:parent-style-name="Domyślnaczcionkaakapitu" style:family="text">
      <style:text-properties fo:background-color="#80FFFF"/>
    </style:style>
    <style:style style:name="T549" style:parent-style-name="Domyślnaczcionkaakapitu" style:family="text">
      <style:text-properties fo:background-color="#80FFFF"/>
    </style:style>
    <style:style style:name="T550" style:parent-style-name="Domyślnaczcionkaakapitu" style:family="text">
      <style:text-properties fo:background-color="#80FFFF"/>
    </style:style>
    <style:style style:name="P551" style:parent-style-name="Normalny" style:family="paragraph">
      <style:paragraph-properties fo:text-align="justify" fo:line-height="150%" fo:text-indent="0.2479in"/>
    </style:style>
    <style:style style:name="P552" style:parent-style-name="Normalny" style:family="paragraph">
      <style:paragraph-properties fo:text-align="justify" fo:line-height="150%"/>
    </style:style>
    <style:style style:name="T553" style:parent-style-name="Domyślnaczcionkaakapitu" style:family="text">
      <style:text-properties style:text-underline-type="single" style:text-underline-style="solid" style:text-underline-width="auto" style:text-underline-mode="continuous"/>
    </style:style>
    <style:style style:name="T554" style:parent-style-name="Domyślnaczcionkaakapitu" style:family="text">
      <style:text-properties fo:background-color="#80FFFF" style:text-underline-type="single" style:text-underline-style="solid" style:text-underline-width="auto" style:text-underline-mode="continuous"/>
    </style:style>
    <style:style style:name="T555" style:parent-style-name="Domyślnaczcionkaakapitu" style:family="text">
      <style:text-properties style:text-underline-type="single" style:text-underline-style="solid" style:text-underline-width="auto" style:text-underline-mode="continuous"/>
    </style:style>
    <style:style style:name="P556" style:parent-style-name="Normalny" style:family="paragraph">
      <style:paragraph-properties fo:text-align="justify" fo:line-height="150%" fo:text-indent="0.2479in"/>
    </style:style>
    <style:style style:name="P557" style:parent-style-name="Normalny" style:family="paragraph">
      <style:paragraph-properties fo:text-align="justify" fo:line-height="150%"/>
    </style:style>
    <style:style style:name="T558" style:parent-style-name="Domyślnaczcionkaakapitu" style:family="text">
      <style:text-properties style:text-underline-type="single" style:text-underline-style="solid" style:text-underline-width="auto" style:text-underline-mode="continuous"/>
    </style:style>
    <style:style style:name="T559" style:parent-style-name="Domyślnaczcionkaakapitu" style:family="text">
      <style:text-properties fo:background-color="#80FFFF" style:text-underline-type="single" style:text-underline-style="solid" style:text-underline-width="auto" style:text-underline-mode="continuous"/>
    </style:style>
    <style:style style:name="T560" style:parent-style-name="Domyślnaczcionkaakapitu" style:family="text">
      <style:text-properties style:text-underline-type="single" style:text-underline-style="solid" style:text-underline-width="auto" style:text-underline-mode="continuous"/>
    </style:style>
    <style:style style:name="P561" style:parent-style-name="Normalny" style:family="paragraph">
      <style:paragraph-properties fo:text-align="justify" fo:line-height="150%" fo:text-indent="0.2479in"/>
    </style:style>
    <style:style style:name="T562" style:parent-style-name="Domyślnaczcionkaakapitu" style:family="text">
      <style:text-properties fo:background-color="#80FFFF"/>
    </style:style>
    <style:style style:name="P563" style:parent-style-name="Normalny" style:family="paragraph">
      <style:paragraph-properties fo:text-align="justify" fo:line-height="150%"/>
    </style:style>
    <style:style style:name="T564" style:parent-style-name="Domyślnaczcionkaakapitu" style:family="text">
      <style:text-properties fo:background-color="#80FFFF" style:text-underline-type="single" style:text-underline-style="solid" style:text-underline-width="auto" style:text-underline-mode="continuous"/>
    </style:style>
    <style:style style:name="T565" style:parent-style-name="Domyślnaczcionkaakapitu" style:family="text">
      <style:text-properties style:text-underline-type="single" style:text-underline-style="solid" style:text-underline-width="auto" style:text-underline-mode="continuous"/>
    </style:style>
    <style:style style:name="P566" style:parent-style-name="Normalny" style:family="paragraph">
      <style:paragraph-properties fo:text-align="justify" fo:line-height="150%" fo:text-indent="0.2479in"/>
    </style:style>
    <style:style style:name="T567" style:parent-style-name="Domyślnaczcionkaakapitu" style:family="text">
      <style:text-properties fo:background-color="#80FFFF"/>
    </style:style>
    <style:style style:name="P568" style:parent-style-name="Normalny" style:family="paragraph">
      <style:paragraph-properties fo:text-align="justify" fo:line-height="150%"/>
    </style:style>
    <style:style style:name="T569" style:parent-style-name="Domyślnaczcionkaakapitu" style:family="text">
      <style:text-properties style:text-underline-type="single" style:text-underline-style="solid" style:text-underline-width="auto" style:text-underline-mode="continuous"/>
    </style:style>
    <style:style style:name="T570" style:parent-style-name="Domyślnaczcionkaakapitu" style:family="text">
      <style:text-properties fo:background-color="#80FFFF" style:text-underline-type="single" style:text-underline-style="solid" style:text-underline-width="auto" style:text-underline-mode="continuous"/>
    </style:style>
    <style:style style:name="T571" style:parent-style-name="Domyślnaczcionkaakapitu" style:family="text">
      <style:text-properties style:text-underline-type="single" style:text-underline-style="solid" style:text-underline-width="auto" style:text-underline-mode="continuous"/>
    </style:style>
    <style:style style:name="P572" style:parent-style-name="Normalny" style:family="paragraph">
      <style:paragraph-properties fo:text-align="justify" fo:line-height="150%" fo:text-indent="0.2479in"/>
    </style:style>
    <style:style style:name="T573" style:parent-style-name="Domyślnaczcionkaakapitu" style:family="text">
      <style:text-properties fo:background-color="#80FFFF"/>
    </style:style>
    <style:style style:name="P574" style:parent-style-name="Normalny" style:family="paragraph">
      <style:paragraph-properties fo:text-align="justify" fo:line-height="150%"/>
    </style:style>
    <style:style style:name="T575" style:parent-style-name="Domyślnaczcionkaakapitu" style:family="text">
      <style:text-properties fo:background-color="#80FFFF" style:text-underline-type="single" style:text-underline-style="solid" style:text-underline-width="auto" style:text-underline-mode="continuous"/>
    </style:style>
    <style:style style:name="T576" style:parent-style-name="Domyślnaczcionkaakapitu" style:family="text">
      <style:text-properties style:text-underline-type="single" style:text-underline-style="solid" style:text-underline-width="auto" style:text-underline-mode="continuous"/>
    </style:style>
    <style:style style:name="T577" style:parent-style-name="Domyślnaczcionkaakapitu" style:family="text">
      <style:text-properties fo:background-color="#80FFFF" style:text-underline-type="single" style:text-underline-style="solid" style:text-underline-width="auto" style:text-underline-mode="continuous"/>
    </style:style>
    <style:style style:name="T578" style:parent-style-name="Domyślnaczcionkaakapitu" style:family="text">
      <style:text-properties style:text-underline-type="single" style:text-underline-style="solid" style:text-underline-width="auto" style:text-underline-mode="continuous"/>
    </style:style>
    <style:style style:name="P579" style:parent-style-name="Normalny" style:family="paragraph">
      <style:paragraph-properties fo:text-align="justify" fo:line-height="150%" fo:text-indent="0.2479in"/>
    </style:style>
    <style:style style:name="T580" style:parent-style-name="Domyślnaczcionkaakapitu" style:family="text">
      <style:text-properties fo:background-color="#80FFFF"/>
    </style:style>
    <style:style style:name="T581" style:parent-style-name="Domyślnaczcionkaakapitu" style:family="text">
      <style:text-properties fo:background-color="#80FFFF"/>
    </style:style>
    <style:style style:name="T582" style:parent-style-name="Domyślnaczcionkaakapitu" style:family="text">
      <style:text-properties fo:background-color="#80FFFF"/>
    </style:style>
    <style:style style:name="T583" style:parent-style-name="Domyślnaczcionkaakapitu" style:family="text">
      <style:text-properties fo:background-color="#80FFFF"/>
    </style:style>
    <style:style style:name="P584" style:parent-style-name="Normalny" style:family="paragraph">
      <style:paragraph-properties fo:text-align="justify" fo:line-height="150%"/>
    </style:style>
    <style:style style:name="T585" style:parent-style-name="Domyślnaczcionkaakapitu" style:family="text">
      <style:text-properties fo:background-color="#80FFFF" style:text-underline-type="single" style:text-underline-style="solid" style:text-underline-width="auto" style:text-underline-mode="continuous"/>
    </style:style>
    <style:style style:name="T586" style:parent-style-name="Domyślnaczcionkaakapitu" style:family="text">
      <style:text-properties style:text-underline-type="single" style:text-underline-style="solid" style:text-underline-width="auto" style:text-underline-mode="continuous"/>
    </style:style>
    <style:style style:name="T587" style:parent-style-name="Domyślnaczcionkaakapitu" style:family="text">
      <style:text-properties fo:background-color="#80FFFF" style:text-underline-type="single" style:text-underline-style="solid" style:text-underline-width="auto" style:text-underline-mode="continuous"/>
    </style:style>
    <style:style style:name="T588" style:parent-style-name="Domyślnaczcionkaakapitu" style:family="text">
      <style:text-properties style:text-underline-type="single" style:text-underline-style="solid" style:text-underline-width="auto" style:text-underline-mode="continuous"/>
    </style:style>
    <style:style style:name="T589" style:parent-style-name="Domyślnaczcionkaakapitu" style:family="text">
      <style:text-properties fo:background-color="#80FFFF" style:text-underline-type="single" style:text-underline-style="solid" style:text-underline-width="auto" style:text-underline-mode="continuous"/>
    </style:style>
    <style:style style:name="T590" style:parent-style-name="Domyślnaczcionkaakapitu" style:family="text">
      <style:text-properties style:text-underline-type="single" style:text-underline-style="solid" style:text-underline-width="auto" style:text-underline-mode="continuous"/>
    </style:style>
    <style:style style:name="P591" style:parent-style-name="Normalny" style:family="paragraph">
      <style:paragraph-properties fo:text-align="justify" fo:line-height="150%" fo:text-indent="0.2479in"/>
    </style:style>
    <style:style style:name="T592" style:parent-style-name="Domyślnaczcionkaakapitu" style:family="text">
      <style:text-properties fo:background-color="#80FFFF"/>
    </style:style>
    <style:style style:name="T593" style:parent-style-name="Domyślnaczcionkaakapitu" style:family="text">
      <style:text-properties fo:background-color="#80FFFF"/>
    </style:style>
    <style:style style:name="T594" style:parent-style-name="Domyślnaczcionkaakapitu" style:family="text">
      <style:text-properties fo:background-color="#80FFFF"/>
    </style:style>
    <style:style style:name="T595" style:parent-style-name="Domyślnaczcionkaakapitu" style:family="text">
      <style:text-properties fo:background-color="#80FFFF"/>
    </style:style>
    <style:style style:name="P596" style:parent-style-name="Normalny" style:family="paragraph">
      <style:paragraph-properties fo:text-align="justify" fo:line-height="150%"/>
    </style:style>
    <style:style style:name="T597" style:parent-style-name="Domyślnaczcionkaakapitu" style:family="text">
      <style:text-properties style:text-underline-type="single" style:text-underline-style="solid" style:text-underline-width="auto" style:text-underline-mode="continuous"/>
    </style:style>
    <style:style style:name="T598" style:parent-style-name="Domyślnaczcionkaakapitu" style:family="text">
      <style:text-properties fo:background-color="#80FFFF" style:text-underline-type="single" style:text-underline-style="solid" style:text-underline-width="auto" style:text-underline-mode="continuous"/>
    </style:style>
    <style:style style:name="T599" style:parent-style-name="Domyślnaczcionkaakapitu" style:family="text">
      <style:text-properties style:text-underline-type="single" style:text-underline-style="solid" style:text-underline-width="auto" style:text-underline-mode="continuous"/>
    </style:style>
    <style:style style:name="T600" style:parent-style-name="Domyślnaczcionkaakapitu" style:family="text">
      <style:text-properties fo:background-color="#80FFFF" style:text-underline-type="single" style:text-underline-style="solid" style:text-underline-width="auto" style:text-underline-mode="continuous"/>
    </style:style>
    <style:style style:name="T601" style:parent-style-name="Domyślnaczcionkaakapitu" style:family="text">
      <style:text-properties style:text-underline-type="single" style:text-underline-style="solid" style:text-underline-width="auto" style:text-underline-mode="continuous"/>
    </style:style>
    <style:style style:name="T602" style:parent-style-name="Domyślnaczcionkaakapitu" style:family="text">
      <style:text-properties fo:background-color="#80FFFF" style:text-underline-type="single" style:text-underline-style="solid" style:text-underline-width="auto" style:text-underline-mode="continuous"/>
    </style:style>
    <style:style style:name="T603" style:parent-style-name="Domyślnaczcionkaakapitu" style:family="text">
      <style:text-properties fo:background-color="#80FFFF"/>
    </style:style>
    <style:style style:name="P604" style:parent-style-name="Normalny" style:family="paragraph">
      <style:paragraph-properties fo:text-align="justify" fo:line-height="150%" fo:text-indent="0.2479in"/>
    </style:style>
    <style:style style:name="P605" style:parent-style-name="Normalny" style:family="paragraph">
      <style:paragraph-properties fo:text-align="justify" fo:line-height="150%"/>
    </style:style>
    <style:style style:name="T606" style:parent-style-name="Domyślnaczcionkaakapitu" style:family="text">
      <style:text-properties style:text-underline-type="single" style:text-underline-style="solid" style:text-underline-width="auto" style:text-underline-mode="continuous"/>
    </style:style>
    <style:style style:name="P607" style:parent-style-name="Normalny" style:family="paragraph">
      <style:paragraph-properties fo:text-align="justify" fo:line-height="150%" fo:text-indent="0.2479in"/>
    </style:style>
    <style:style style:name="T608" style:parent-style-name="Domyślnaczcionkaakapitu" style:family="text">
      <style:text-properties fo:background-color="#80FFFF"/>
    </style:style>
    <style:style style:name="P609" style:parent-style-name="Normalny" style:family="paragraph">
      <style:paragraph-properties fo:text-align="justify" fo:line-height="150%"/>
    </style:style>
    <style:style style:name="T610" style:parent-style-name="Domyślnaczcionkaakapitu" style:family="text">
      <style:text-properties style:text-underline-type="single" style:text-underline-style="solid" style:text-underline-width="auto" style:text-underline-mode="continuous"/>
    </style:style>
    <style:style style:name="P611" style:parent-style-name="Normalny" style:family="paragraph">
      <style:paragraph-properties fo:text-align="justify" fo:line-height="150%" fo:text-indent="0.2479in"/>
    </style:style>
    <style:style style:name="T612" style:parent-style-name="Domyślnaczcionkaakapitu" style:family="text">
      <style:text-properties fo:background-color="#80FFFF"/>
    </style:style>
    <style:style style:name="P613" style:parent-style-name="Normalny" style:family="paragraph">
      <style:paragraph-properties fo:text-align="justify" fo:line-height="150%"/>
    </style:style>
    <style:style style:name="T614" style:parent-style-name="Domyślnaczcionkaakapitu" style:family="text">
      <style:text-properties style:text-underline-type="single" style:text-underline-style="solid" style:text-underline-width="auto" style:text-underline-mode="continuous"/>
    </style:style>
    <style:style style:name="T615" style:parent-style-name="Domyślnaczcionkaakapitu" style:family="text">
      <style:text-properties fo:background-color="#80FFFF" style:text-underline-type="single" style:text-underline-style="solid" style:text-underline-width="auto" style:text-underline-mode="continuous"/>
    </style:style>
    <style:style style:name="P616" style:parent-style-name="Normalny" style:family="paragraph">
      <style:paragraph-properties fo:text-align="justify" fo:line-height="150%" fo:text-indent="0.2479in"/>
    </style:style>
    <style:style style:name="T617" style:parent-style-name="Domyślnaczcionkaakapitu" style:family="text">
      <style:text-properties fo:background-color="#80FFFF"/>
    </style:style>
    <style:style style:name="T618" style:parent-style-name="Domyślnaczcionkaakapitu" style:family="text">
      <style:text-properties fo:background-color="#80FFFF"/>
    </style:style>
    <style:style style:name="T619" style:parent-style-name="Domyślnaczcionkaakapitu" style:family="text">
      <style:text-properties fo:background-color="#80FFFF"/>
    </style:style>
    <style:style style:name="P620" style:parent-style-name="Normalny" style:family="paragraph">
      <style:paragraph-properties fo:text-align="justify" fo:line-height="150%" fo:text-indent="0.2479in"/>
    </style:style>
    <style:style style:name="T621" style:parent-style-name="Domyślnaczcionkaakapitu" style:family="text">
      <style:text-properties fo:background-color="#80FFFF"/>
    </style:style>
    <style:style style:name="P622" style:parent-style-name="Normalny" style:family="paragraph">
      <style:paragraph-properties fo:text-align="justify" fo:line-height="150%" fo:text-indent="0.2479in"/>
    </style:style>
    <style:style style:name="T623" style:parent-style-name="Domyślnaczcionkaakapitu" style:family="text">
      <style:text-properties fo:background-color="#80FFFF"/>
    </style:style>
    <style:style style:name="P624" style:parent-style-name="Normalny" style:family="paragraph">
      <style:paragraph-properties fo:text-align="justify" fo:line-height="150%"/>
    </style:style>
    <style:style style:name="T625" style:parent-style-name="Domyślnaczcionkaakapitu" style:family="text">
      <style:text-properties fo:background-color="#80FFFF" style:text-underline-type="single" style:text-underline-style="solid" style:text-underline-width="auto" style:text-underline-mode="continuous"/>
    </style:style>
    <style:style style:name="T626" style:parent-style-name="Domyślnaczcionkaakapitu" style:family="text">
      <style:text-properties style:text-underline-type="single" style:text-underline-style="solid" style:text-underline-width="auto" style:text-underline-mode="continuous"/>
    </style:style>
    <style:style style:name="P627" style:parent-style-name="Normalny" style:family="paragraph">
      <style:paragraph-properties fo:text-align="justify" fo:line-height="150%" fo:text-indent="0.2479in"/>
    </style:style>
    <style:style style:name="T628" style:parent-style-name="Domyślnaczcionkaakapitu" style:family="text">
      <style:text-properties fo:background-color="#80FFFF"/>
    </style:style>
    <style:style style:name="T629" style:parent-style-name="Domyślnaczcionkaakapitu" style:family="text">
      <style:text-properties fo:background-color="#80FFFF"/>
    </style:style>
    <style:style style:name="T630" style:parent-style-name="Domyślnaczcionkaakapitu" style:family="text">
      <style:text-properties fo:background-color="#80FFFF"/>
    </style:style>
    <style:style style:name="P631" style:parent-style-name="Normalny" style:family="paragraph">
      <style:paragraph-properties fo:text-align="justify" fo:line-height="150%" fo:text-indent="0.2479in"/>
    </style:style>
    <style:style style:name="T632" style:parent-style-name="Domyślnaczcionkaakapitu" style:family="text">
      <style:text-properties fo:background-color="#80FFFF"/>
    </style:style>
    <style:style style:name="T633" style:parent-style-name="Domyślnaczcionkaakapitu" style:family="text">
      <style:text-properties fo:background-color="#80FFFF"/>
    </style:style>
    <style:style style:name="T634" style:parent-style-name="Domyślnaczcionkaakapitu" style:family="text">
      <style:text-properties fo:background-color="#80FFFF"/>
    </style:style>
    <style:style style:name="T635" style:parent-style-name="Domyślnaczcionkaakapitu" style:family="text">
      <style:text-properties fo:background-color="#80FFFF"/>
    </style:style>
    <style:style style:name="T636" style:parent-style-name="Domyślnaczcionkaakapitu" style:family="text">
      <style:text-properties fo:background-color="#80FFFF"/>
    </style:style>
    <style:style style:name="P637" style:parent-style-name="Normalny" style:family="paragraph">
      <style:paragraph-properties fo:text-align="justify" fo:line-height="150%" fo:text-indent="0.2479in"/>
    </style:style>
    <style:style style:name="P638" style:parent-style-name="Normalny" style:family="paragraph">
      <style:paragraph-properties fo:text-align="justify" fo:line-height="150%"/>
    </style:style>
    <style:style style:name="T639" style:parent-style-name="Domyślnaczcionkaakapitu" style:family="text">
      <style:text-properties fo:background-color="#80FFFF" style:text-underline-type="single" style:text-underline-style="solid" style:text-underline-width="auto" style:text-underline-mode="continuous"/>
    </style:style>
    <style:style style:name="T640" style:parent-style-name="Domyślnaczcionkaakapitu" style:family="text">
      <style:text-properties style:text-underline-type="single" style:text-underline-style="solid" style:text-underline-width="auto" style:text-underline-mode="continuous"/>
    </style:style>
    <style:style style:name="T641" style:parent-style-name="Domyślnaczcionkaakapitu" style:family="text">
      <style:text-properties fo:background-color="#80FFFF" style:text-underline-type="single" style:text-underline-style="solid" style:text-underline-width="auto" style:text-underline-mode="continuous"/>
    </style:style>
    <style:style style:name="T642" style:parent-style-name="Domyślnaczcionkaakapitu" style:family="text">
      <style:text-properties style:text-underline-type="single" style:text-underline-style="solid" style:text-underline-width="auto" style:text-underline-mode="continuous"/>
    </style:style>
    <style:style style:name="T643" style:parent-style-name="Domyślnaczcionkaakapitu" style:family="text">
      <style:text-properties fo:background-color="#80FFFF" style:text-underline-type="single" style:text-underline-style="solid" style:text-underline-width="auto" style:text-underline-mode="continuous"/>
    </style:style>
    <style:style style:name="T644" style:parent-style-name="Domyślnaczcionkaakapitu" style:family="text">
      <style:text-properties style:text-underline-type="single" style:text-underline-style="solid" style:text-underline-width="auto" style:text-underline-mode="continuous"/>
    </style:style>
    <style:style style:name="P645" style:parent-style-name="Normalny" style:family="paragraph">
      <style:paragraph-properties fo:text-align="justify" fo:line-height="150%" fo:text-indent="0.2479in"/>
    </style:style>
    <style:style style:name="T646" style:parent-style-name="Domyślnaczcionkaakapitu" style:family="text">
      <style:text-properties fo:background-color="#80FFFF"/>
    </style:style>
    <style:style style:name="P647" style:parent-style-name="Normalny" style:family="paragraph">
      <style:paragraph-properties fo:text-align="justify" fo:line-height="150%"/>
    </style:style>
    <style:style style:name="T648" style:parent-style-name="Domyślnaczcionkaakapitu" style:family="text">
      <style:text-properties style:text-underline-type="single" style:text-underline-style="solid" style:text-underline-width="auto" style:text-underline-mode="continuous"/>
    </style:style>
    <style:style style:name="P649" style:parent-style-name="Normalny" style:family="paragraph">
      <style:paragraph-properties fo:text-align="justify" fo:line-height="150%" fo:text-indent="0.2479in"/>
    </style:style>
    <style:style style:name="T650" style:parent-style-name="Domyślnaczcionkaakapitu" style:family="text">
      <style:text-properties fo:background-color="#80FFFF"/>
    </style:style>
    <style:style style:name="T651" style:parent-style-name="Domyślnaczcionkaakapitu" style:family="text">
      <style:text-properties fo:background-color="#80FFFF"/>
    </style:style>
    <style:style style:name="T652" style:parent-style-name="Domyślnaczcionkaakapitu" style:family="text">
      <style:text-properties fo:background-color="#80FFFF"/>
    </style:style>
    <style:style style:name="T653" style:parent-style-name="Domyślnaczcionkaakapitu" style:family="text">
      <style:text-properties fo:background-color="#80FFFF"/>
    </style:style>
    <style:style style:name="T654" style:parent-style-name="Domyślnaczcionkaakapitu" style:family="text">
      <style:text-properties fo:background-color="#80FFFF"/>
    </style:style>
    <style:style style:name="P655" style:parent-style-name="Normalny" style:family="paragraph">
      <style:paragraph-properties fo:text-align="justify" fo:line-height="150%"/>
    </style:style>
    <style:style style:name="T656" style:parent-style-name="Domyślnaczcionkaakapitu" style:family="text">
      <style:text-properties fo:background-color="#80FFFF" style:text-underline-type="single" style:text-underline-style="solid" style:text-underline-width="auto" style:text-underline-mode="continuous"/>
    </style:style>
    <style:style style:name="T657" style:parent-style-name="Domyślnaczcionkaakapitu" style:family="text">
      <style:text-properties style:text-underline-type="single" style:text-underline-style="solid" style:text-underline-width="auto" style:text-underline-mode="continuous"/>
    </style:style>
    <style:style style:name="T658" style:parent-style-name="Domyślnaczcionkaakapitu" style:family="text">
      <style:text-properties fo:background-color="#80FFFF" style:text-underline-type="single" style:text-underline-style="solid" style:text-underline-width="auto" style:text-underline-mode="continuous"/>
    </style:style>
    <style:style style:name="T659" style:parent-style-name="Domyślnaczcionkaakapitu" style:family="text">
      <style:text-properties style:text-underline-type="single" style:text-underline-style="solid" style:text-underline-width="auto" style:text-underline-mode="continuous"/>
    </style:style>
    <style:style style:name="P660" style:parent-style-name="Normalny" style:family="paragraph">
      <style:paragraph-properties fo:text-align="justify" fo:line-height="150%" fo:text-indent="0.2479in"/>
    </style:style>
    <style:style style:name="T661" style:parent-style-name="Domyślnaczcionkaakapitu" style:family="text">
      <style:text-properties fo:background-color="#80FFFF"/>
    </style:style>
    <style:style style:name="P662" style:parent-style-name="Normalny" style:family="paragraph">
      <style:paragraph-properties fo:text-align="justify" fo:line-height="150%" fo:text-indent="0.2479in"/>
    </style:style>
    <style:style style:name="T663" style:parent-style-name="Domyślnaczcionkaakapitu" style:family="text">
      <style:text-properties fo:background-color="#80FFFF"/>
    </style:style>
    <style:style style:name="T664" style:parent-style-name="Domyślnaczcionkaakapitu" style:family="text">
      <style:text-properties fo:background-color="#80FFFF"/>
    </style:style>
    <style:style style:name="T665" style:parent-style-name="Domyślnaczcionkaakapitu" style:family="text">
      <style:text-properties fo:background-color="#80FFFF"/>
    </style:style>
    <style:style style:name="P666" style:parent-style-name="Normalny" style:family="paragraph">
      <style:paragraph-properties fo:text-align="justify" fo:line-height="150%" fo:text-indent="0.2479in"/>
    </style:style>
    <style:style style:name="T667" style:parent-style-name="Domyślnaczcionkaakapitu" style:family="text">
      <style:text-properties fo:background-color="#80FFFF"/>
    </style:style>
    <style:style style:name="P668" style:parent-style-name="Normalny" style:family="paragraph">
      <style:paragraph-properties fo:text-align="justify" fo:line-height="150%"/>
    </style:style>
    <style:style style:name="T669" style:parent-style-name="Domyślnaczcionkaakapitu" style:family="text">
      <style:text-properties style:text-underline-type="single" style:text-underline-style="solid" style:text-underline-width="auto" style:text-underline-mode="continuous"/>
    </style:style>
    <style:style style:name="P670" style:parent-style-name="Normalny" style:family="paragraph">
      <style:paragraph-properties fo:text-align="justify" fo:line-height="150%" fo:text-indent="0.2479in"/>
    </style:style>
    <style:style style:name="T671" style:parent-style-name="Domyślnaczcionkaakapitu" style:family="text">
      <style:text-properties fo:background-color="#80FFFF"/>
    </style:style>
    <style:style style:name="T672" style:parent-style-name="Domyślnaczcionkaakapitu" style:family="text">
      <style:text-properties fo:background-color="#80FFFF"/>
    </style:style>
    <style:style style:name="P673" style:parent-style-name="Normalny" style:family="paragraph">
      <style:paragraph-properties fo:text-align="justify" fo:line-height="150%"/>
    </style:style>
    <style:style style:name="T674" style:parent-style-name="Domyślnaczcionkaakapitu" style:family="text">
      <style:text-properties style:text-underline-type="single" style:text-underline-style="solid" style:text-underline-width="auto" style:text-underline-mode="continuous"/>
    </style:style>
    <style:style style:name="P675" style:parent-style-name="Normalny" style:family="paragraph">
      <style:paragraph-properties fo:text-align="justify" fo:line-height="150%" fo:text-indent="0.2479in"/>
    </style:style>
    <style:style style:name="T676" style:parent-style-name="Domyślnaczcionkaakapitu" style:family="text">
      <style:text-properties fo:background-color="#80FFFF"/>
    </style:style>
    <style:style style:name="P677" style:parent-style-name="Normalny" style:family="paragraph">
      <style:paragraph-properties fo:text-align="justify" fo:line-height="150%" fo:text-indent="0.2479in"/>
    </style:style>
    <style:style style:name="T678" style:parent-style-name="Domyślnaczcionkaakapitu" style:family="text">
      <style:text-properties fo:background-color="#80FFFF"/>
    </style:style>
    <style:style style:name="T679" style:parent-style-name="Domyślnaczcionkaakapitu" style:family="text">
      <style:text-properties fo:background-color="#80FFFF"/>
    </style:style>
    <style:style style:name="T680" style:parent-style-name="Domyślnaczcionkaakapitu" style:family="text">
      <style:text-properties fo:background-color="#80FFFF"/>
    </style:style>
    <style:style style:name="T681" style:parent-style-name="Domyślnaczcionkaakapitu" style:family="text">
      <style:text-properties fo:background-color="#80FFFF"/>
    </style:style>
    <style:style style:name="P682" style:parent-style-name="Normalny" style:family="paragraph">
      <style:paragraph-properties fo:text-align="justify" fo:line-height="150%" fo:text-indent="0.2479in"/>
    </style:style>
    <style:style style:name="P683" style:parent-style-name="Normalny" style:family="paragraph">
      <style:paragraph-properties fo:text-align="justify" fo:line-height="150%"/>
    </style:style>
    <style:style style:name="T684" style:parent-style-name="Domyślnaczcionkaakapitu" style:family="text">
      <style:text-properties style:text-underline-type="single" style:text-underline-style="solid" style:text-underline-width="auto" style:text-underline-mode="continuous"/>
    </style:style>
    <style:style style:name="P685" style:parent-style-name="Normalny" style:family="paragraph">
      <style:paragraph-properties fo:text-align="justify" fo:line-height="150%" fo:text-indent="0.2479in"/>
    </style:style>
    <style:style style:name="T686" style:parent-style-name="Domyślnaczcionkaakapitu" style:family="text">
      <style:text-properties fo:background-color="#80FFFF"/>
    </style:style>
    <style:style style:name="T687" style:parent-style-name="Domyślnaczcionkaakapitu" style:family="text">
      <style:text-properties fo:background-color="#80FFFF"/>
    </style:style>
    <style:style style:name="T688" style:parent-style-name="Domyślnaczcionkaakapitu" style:family="text">
      <style:text-properties fo:background-color="#80FFFF"/>
    </style:style>
    <style:style style:name="T689" style:parent-style-name="Domyślnaczcionkaakapitu" style:family="text">
      <style:text-properties fo:background-color="#80FFFF"/>
    </style:style>
    <style:style style:name="T690" style:parent-style-name="Domyślnaczcionkaakapitu" style:family="text">
      <style:text-properties fo:background-color="#80FFFF"/>
    </style:style>
    <style:style style:name="P691" style:parent-style-name="Normalny" style:family="paragraph">
      <style:paragraph-properties fo:text-align="justify" fo:line-height="150%" fo:text-indent="0.2479in"/>
    </style:style>
    <style:style style:name="T692" style:parent-style-name="Domyślnaczcionkaakapitu" style:family="text">
      <style:text-properties fo:background-color="#80FFFF"/>
    </style:style>
    <style:style style:name="T693" style:parent-style-name="Domyślnaczcionkaakapitu" style:family="text">
      <style:text-properties fo:background-color="#80FFFF"/>
    </style:style>
    <style:style style:name="P694" style:parent-style-name="Normalny" style:family="paragraph">
      <style:paragraph-properties fo:text-align="justify" fo:line-height="150%" fo:text-indent="0.2479in"/>
    </style:style>
    <style:style style:name="T695" style:parent-style-name="Domyślnaczcionkaakapitu" style:family="text">
      <style:text-properties fo:background-color="#80FFFF"/>
    </style:style>
    <style:style style:name="T696" style:parent-style-name="Domyślnaczcionkaakapitu" style:family="text">
      <style:text-properties fo:background-color="#80FFFF"/>
    </style:style>
    <style:style style:name="P697" style:parent-style-name="Normalny" style:family="paragraph">
      <style:paragraph-properties fo:text-align="justify" fo:line-height="150%"/>
    </style:style>
    <style:style style:name="T698" style:parent-style-name="Domyślnaczcionkaakapitu" style:family="text">
      <style:text-properties style:text-underline-type="single" style:text-underline-style="solid" style:text-underline-width="auto" style:text-underline-mode="continuous"/>
    </style:style>
    <style:style style:name="P699" style:parent-style-name="Normalny" style:family="paragraph">
      <style:paragraph-properties fo:text-align="justify" fo:line-height="150%" fo:text-indent="0.2479in"/>
    </style:style>
    <style:style style:name="P700" style:parent-style-name="Normalny" style:family="paragraph">
      <style:paragraph-properties fo:text-align="justify" fo:line-height="150%" fo:text-indent="0.2479in"/>
    </style:style>
    <style:style style:name="T701" style:parent-style-name="Domyślnaczcionkaakapitu" style:family="text">
      <style:text-properties fo:background-color="#80FFFF"/>
    </style:style>
    <style:style style:name="T702" style:parent-style-name="Domyślnaczcionkaakapitu" style:family="text">
      <style:text-properties fo:background-color="#80FFFF"/>
    </style:style>
    <style:style style:name="P703" style:parent-style-name="Normalny" style:family="paragraph">
      <style:paragraph-properties fo:text-align="justify" fo:line-height="150%" fo:text-indent="0.2479in"/>
    </style:style>
    <style:style style:name="T704" style:parent-style-name="Domyślnaczcionkaakapitu" style:family="text">
      <style:text-properties fo:background-color="#80FFFF"/>
    </style:style>
    <style:style style:name="T705" style:parent-style-name="Domyślnaczcionkaakapitu" style:family="text">
      <style:text-properties fo:background-color="#80FFFF"/>
    </style:style>
    <style:style style:name="P706" style:parent-style-name="Normalny" style:family="paragraph">
      <style:paragraph-properties fo:text-align="justify" fo:line-height="150%" fo:text-indent="0.2479in"/>
    </style:style>
    <style:style style:name="T707" style:parent-style-name="Domyślnaczcionkaakapitu" style:family="text">
      <style:text-properties fo:background-color="#80FFFF"/>
    </style:style>
    <style:style style:name="P708" style:parent-style-name="Normalny" style:family="paragraph">
      <style:paragraph-properties fo:text-align="justify" fo:line-height="150%"/>
    </style:style>
    <style:style style:name="T709" style:parent-style-name="Domyślnaczcionkaakapitu" style:family="text">
      <style:text-properties style:text-underline-type="single" style:text-underline-style="solid" style:text-underline-width="auto" style:text-underline-mode="continuous"/>
    </style:style>
    <style:style style:name="T710" style:parent-style-name="Domyślnaczcionkaakapitu" style:family="text">
      <style:text-properties fo:background-color="#80FFFF" style:text-underline-type="single" style:text-underline-style="solid" style:text-underline-width="auto" style:text-underline-mode="continuous"/>
    </style:style>
    <style:style style:name="P711" style:parent-style-name="Normalny" style:family="paragraph">
      <style:paragraph-properties fo:text-align="justify" fo:line-height="150%" fo:text-indent="0.2479in"/>
    </style:style>
    <style:style style:name="P712" style:parent-style-name="Normalny" style:family="paragraph">
      <style:paragraph-properties fo:text-align="justify" fo:line-height="150%"/>
    </style:style>
    <style:style style:name="T713" style:parent-style-name="Domyślnaczcionkaakapitu" style:family="text">
      <style:text-properties fo:background-color="#80FFFF" style:text-underline-type="single" style:text-underline-style="solid" style:text-underline-width="auto" style:text-underline-mode="continuous"/>
    </style:style>
    <style:style style:name="T714" style:parent-style-name="Domyślnaczcionkaakapitu" style:family="text">
      <style:text-properties style:text-underline-type="single" style:text-underline-style="solid" style:text-underline-width="auto" style:text-underline-mode="continuous"/>
    </style:style>
    <style:style style:name="P715" style:parent-style-name="Normalny" style:family="paragraph">
      <style:paragraph-properties fo:text-align="justify" fo:line-height="150%" fo:text-indent="0.2479in"/>
    </style:style>
    <style:style style:name="T716" style:parent-style-name="Domyślnaczcionkaakapitu" style:family="text">
      <style:text-properties fo:background-color="#80FFFF"/>
    </style:style>
    <style:style style:name="P717" style:parent-style-name="Normalny" style:family="paragraph">
      <style:paragraph-properties fo:text-align="justify" fo:line-height="150%" fo:text-indent="0.2479in"/>
    </style:style>
    <style:style style:name="T718" style:parent-style-name="Domyślnaczcionkaakapitu" style:family="text">
      <style:text-properties fo:background-color="#80FFFF"/>
    </style:style>
    <style:style style:name="P719" style:parent-style-name="Normalny" style:family="paragraph">
      <style:paragraph-properties fo:text-align="justify" fo:line-height="150%" fo:text-indent="0.2479in"/>
    </style:style>
    <style:style style:name="T720" style:parent-style-name="Domyślnaczcionkaakapitu" style:family="text">
      <style:text-properties fo:background-color="#80FFFF"/>
    </style:style>
    <style:style style:name="P721" style:parent-style-name="Normalny" style:family="paragraph">
      <style:paragraph-properties fo:text-align="justify" fo:line-height="150%" fo:text-indent="0.2479in"/>
    </style:style>
    <style:style style:name="T722" style:parent-style-name="Domyślnaczcionkaakapitu" style:family="text">
      <style:text-properties fo:background-color="#80FFFF"/>
    </style:style>
    <style:style style:name="T723" style:parent-style-name="Domyślnaczcionkaakapitu" style:family="text">
      <style:text-properties fo:background-color="#80FFFF"/>
    </style:style>
    <style:style style:name="T724" style:parent-style-name="Domyślnaczcionkaakapitu" style:family="text">
      <style:text-properties fo:background-color="#80FFFF"/>
    </style:style>
    <style:style style:name="T725" style:parent-style-name="Domyślnaczcionkaakapitu" style:family="text">
      <style:text-properties fo:background-color="#80FFFF"/>
    </style:style>
    <style:style style:name="T726" style:parent-style-name="Domyślnaczcionkaakapitu" style:family="text">
      <style:text-properties fo:background-color="#80FFFF"/>
    </style:style>
    <style:style style:name="T727" style:parent-style-name="Domyślnaczcionkaakapitu" style:family="text">
      <style:text-properties fo:background-color="#80FFFF"/>
    </style:style>
    <style:style style:name="T728" style:parent-style-name="Domyślnaczcionkaakapitu" style:family="text">
      <style:text-properties fo:background-color="#80FFFF"/>
    </style:style>
    <style:style style:name="P729" style:parent-style-name="Normalny" style:family="paragraph">
      <style:paragraph-properties fo:text-align="justify" fo:line-height="150%" fo:text-indent="0.2479in"/>
    </style:style>
    <style:style style:name="T730" style:parent-style-name="Domyślnaczcionkaakapitu" style:family="text">
      <style:text-properties fo:background-color="#80FFFF"/>
    </style:style>
    <style:style style:name="T731" style:parent-style-name="Domyślnaczcionkaakapitu" style:family="text">
      <style:text-properties fo:background-color="#80FFFF"/>
    </style:style>
    <style:style style:name="T732" style:parent-style-name="Domyślnaczcionkaakapitu" style:family="text">
      <style:text-properties fo:background-color="#80FFFF"/>
    </style:style>
    <style:style style:name="T733" style:parent-style-name="Domyślnaczcionkaakapitu" style:family="text">
      <style:text-properties fo:background-color="#80FFFF"/>
    </style:style>
    <style:style style:name="T734" style:parent-style-name="Domyślnaczcionkaakapitu" style:family="text">
      <style:text-properties fo:background-color="#80FFFF"/>
    </style:style>
    <style:style style:name="P735" style:parent-style-name="Normalny" style:family="paragraph">
      <style:paragraph-properties fo:text-align="justify" fo:line-height="150%" fo:text-indent="0.2479in"/>
    </style:style>
    <style:style style:name="P736" style:parent-style-name="Normalny" style:family="paragraph">
      <style:paragraph-properties fo:text-align="justify" fo:line-height="150%" fo:text-indent="0.2479in"/>
    </style:style>
    <style:style style:name="T737" style:parent-style-name="Domyślnaczcionkaakapitu" style:family="text">
      <style:text-properties fo:background-color="#80FFFF"/>
    </style:style>
    <style:style style:name="T738" style:parent-style-name="Domyślnaczcionkaakapitu" style:family="text">
      <style:text-properties fo:background-color="#80FFFF"/>
    </style:style>
    <style:style style:name="T739" style:parent-style-name="Domyślnaczcionkaakapitu" style:family="text">
      <style:text-properties fo:background-color="#80FFFF"/>
    </style:style>
    <style:style style:name="T740" style:parent-style-name="Domyślnaczcionkaakapitu" style:family="text">
      <style:text-properties fo:background-color="#80FFFF"/>
    </style:style>
    <style:style style:name="T741" style:parent-style-name="Domyślnaczcionkaakapitu" style:family="text">
      <style:text-properties fo:background-color="#80FFFF"/>
    </style:style>
    <style:style style:name="T742" style:parent-style-name="Domyślnaczcionkaakapitu" style:family="text">
      <style:text-properties fo:background-color="#80FFFF"/>
    </style:style>
    <style:style style:name="T743" style:parent-style-name="Domyślnaczcionkaakapitu" style:family="text">
      <style:text-properties fo:background-color="#80FFFF"/>
    </style:style>
    <style:style style:name="P744" style:parent-style-name="Normalny" style:family="paragraph">
      <style:paragraph-properties fo:text-align="justify" fo:line-height="150%" fo:text-indent="0.2479in"/>
    </style:style>
    <style:style style:name="T745" style:parent-style-name="Domyślnaczcionkaakapitu" style:family="text">
      <style:text-properties fo:background-color="#80FFFF"/>
    </style:style>
    <style:style style:name="P746" style:parent-style-name="Normalny" style:family="paragraph">
      <style:paragraph-properties fo:text-align="justify" fo:line-height="150%" fo:text-indent="0.2479in"/>
    </style:style>
    <style:style style:name="T747" style:parent-style-name="Domyślnaczcionkaakapitu" style:family="text">
      <style:text-properties fo:background-color="#80FFFF"/>
    </style:style>
    <style:style style:name="T748" style:parent-style-name="Domyślnaczcionkaakapitu" style:family="text">
      <style:text-properties fo:background-color="#80FFFF"/>
    </style:style>
    <style:style style:name="T749" style:parent-style-name="Domyślnaczcionkaakapitu" style:family="text">
      <style:text-properties fo:background-color="#80FFFF"/>
    </style:style>
    <style:style style:name="T750" style:parent-style-name="Domyślnaczcionkaakapitu" style:family="text">
      <style:text-properties fo:background-color="#80FFFF"/>
    </style:style>
    <style:style style:name="T751" style:parent-style-name="Domyślnaczcionkaakapitu" style:family="text">
      <style:text-properties fo:background-color="#80FFFF"/>
    </style:style>
    <style:style style:name="T752" style:parent-style-name="Domyślnaczcionkaakapitu" style:family="text">
      <style:text-properties fo:background-color="#80FFFF"/>
    </style:style>
    <style:style style:name="T753" style:parent-style-name="Domyślnaczcionkaakapitu" style:family="text">
      <style:text-properties fo:background-color="#80FFFF"/>
    </style:style>
    <style:style style:name="T754" style:parent-style-name="Domyślnaczcionkaakapitu" style:family="text">
      <style:text-properties fo:background-color="#80FFFF"/>
    </style:style>
    <style:style style:name="T755" style:parent-style-name="Domyślnaczcionkaakapitu" style:family="text">
      <style:text-properties fo:background-color="#80FFFF"/>
    </style:style>
    <style:style style:name="T756" style:parent-style-name="Domyślnaczcionkaakapitu" style:family="text">
      <style:text-properties fo:background-color="#80FFFF"/>
    </style:style>
    <style:style style:name="T757" style:parent-style-name="Domyślnaczcionkaakapitu" style:family="text">
      <style:text-properties fo:background-color="#80FFFF"/>
    </style:style>
    <style:style style:name="T758" style:parent-style-name="Domyślnaczcionkaakapitu" style:family="text">
      <style:text-properties fo:background-color="#80FFFF"/>
    </style:style>
    <style:style style:name="T759" style:parent-style-name="Domyślnaczcionkaakapitu" style:family="text">
      <style:text-properties fo:background-color="#80FFFF"/>
    </style:style>
    <style:style style:name="T760" style:parent-style-name="Domyślnaczcionkaakapitu" style:family="text">
      <style:text-properties fo:background-color="#80FFFF"/>
    </style:style>
    <style:style style:name="P761" style:parent-style-name="Normalny" style:family="paragraph">
      <style:paragraph-properties fo:text-align="justify" fo:line-height="150%" fo:text-indent="0.2479in"/>
    </style:style>
    <style:style style:name="T762" style:parent-style-name="Domyślnaczcionkaakapitu" style:family="text">
      <style:text-properties fo:background-color="#80FFFF"/>
    </style:style>
    <style:style style:name="T763" style:parent-style-name="Domyślnaczcionkaakapitu" style:family="text">
      <style:text-properties fo:background-color="#80FFFF"/>
    </style:style>
    <style:style style:name="T764" style:parent-style-name="Domyślnaczcionkaakapitu" style:family="text">
      <style:text-properties fo:background-color="#80FFFF"/>
    </style:style>
    <style:style style:name="P765" style:parent-style-name="Normalny" style:family="paragraph">
      <style:paragraph-properties fo:text-align="justify" fo:line-height="150%" fo:text-indent="0.2479in"/>
    </style:style>
    <style:style style:name="P766" style:parent-style-name="Normalny" style:family="paragraph">
      <style:paragraph-properties fo:text-align="justify" fo:line-height="150%"/>
    </style:style>
    <style:style style:name="T767" style:parent-style-name="Domyślnaczcionkaakapitu" style:family="text">
      <style:text-properties style:text-underline-type="single" style:text-underline-style="solid" style:text-underline-width="auto" style:text-underline-mode="continuous"/>
    </style:style>
    <style:style style:name="P768" style:parent-style-name="Normalny" style:family="paragraph">
      <style:paragraph-properties fo:text-align="justify" fo:line-height="150%" fo:text-indent="0.2479in"/>
    </style:style>
    <style:style style:name="P769" style:parent-style-name="Normalny" style:family="paragraph">
      <style:paragraph-properties fo:text-align="justify" fo:line-height="150%"/>
    </style:style>
    <style:style style:name="T770" style:parent-style-name="Domyślnaczcionkaakapitu" style:family="text">
      <style:text-properties style:text-underline-type="single" style:text-underline-style="solid" style:text-underline-width="auto" style:text-underline-mode="continuous"/>
    </style:style>
    <style:style style:name="P771" style:parent-style-name="Normalny" style:family="paragraph">
      <style:paragraph-properties fo:text-align="justify" fo:line-height="150%" fo:text-indent="0.2479in"/>
    </style:style>
    <style:style style:name="P772" style:parent-style-name="Normalny" style:family="paragraph">
      <style:paragraph-properties fo:text-align="justify" fo:line-height="150%"/>
    </style:style>
    <style:style style:name="T773" style:parent-style-name="Domyślnaczcionkaakapitu" style:family="text">
      <style:text-properties style:text-underline-type="single" style:text-underline-style="solid" style:text-underline-width="auto" style:text-underline-mode="continuous"/>
    </style:style>
    <style:style style:name="T774" style:parent-style-name="Domyślnaczcionkaakapitu" style:family="text">
      <style:text-properties fo:background-color="#80FFFF" style:text-underline-type="single" style:text-underline-style="solid" style:text-underline-width="auto" style:text-underline-mode="continuous"/>
    </style:style>
    <style:style style:name="T775" style:parent-style-name="Domyślnaczcionkaakapitu" style:family="text">
      <style:text-properties fo:background-color="#80FFFF"/>
    </style:style>
    <style:style style:name="P776" style:parent-style-name="Normalny" style:family="paragraph">
      <style:paragraph-properties fo:text-align="justify" fo:line-height="150%" fo:text-indent="0.2479in"/>
    </style:style>
    <style:style style:name="P777" style:parent-style-name="Normalny" style:family="paragraph">
      <style:paragraph-properties fo:text-align="justify" fo:line-height="150%"/>
    </style:style>
    <style:style style:name="T778" style:parent-style-name="Domyślnaczcionkaakapitu" style:family="text">
      <style:text-properties style:text-underline-type="single" style:text-underline-style="solid" style:text-underline-width="auto" style:text-underline-mode="continuous"/>
    </style:style>
    <style:style style:name="P779" style:parent-style-name="Normalny" style:family="paragraph">
      <style:paragraph-properties fo:text-align="justify" fo:line-height="150%" fo:text-indent="0.2479in"/>
    </style:style>
    <style:style style:name="P780" style:parent-style-name="Normalny" style:family="paragraph">
      <style:paragraph-properties fo:text-align="justify" fo:line-height="150%"/>
    </style:style>
    <style:style style:name="T781" style:parent-style-name="Domyślnaczcionkaakapitu" style:family="text">
      <style:text-properties style:text-underline-type="single" style:text-underline-style="solid" style:text-underline-width="auto" style:text-underline-mode="continuous"/>
    </style:style>
    <style:style style:name="T782" style:parent-style-name="Domyślnaczcionkaakapitu" style:family="text">
      <style:text-properties fo:background-color="#80FFFF" style:text-underline-type="single" style:text-underline-style="solid" style:text-underline-width="auto" style:text-underline-mode="continuous"/>
    </style:style>
    <style:style style:name="T783" style:parent-style-name="Domyślnaczcionkaakapitu" style:family="text">
      <style:text-properties style:text-underline-type="single" style:text-underline-style="solid" style:text-underline-width="auto" style:text-underline-mode="continuous"/>
    </style:style>
    <style:style style:name="T784" style:parent-style-name="Domyślnaczcionkaakapitu" style:family="text">
      <style:text-properties fo:background-color="#80FFFF" style:text-underline-type="single" style:text-underline-style="solid" style:text-underline-width="auto" style:text-underline-mode="continuous"/>
    </style:style>
    <style:style style:name="P785" style:parent-style-name="Normalny" style:family="paragraph">
      <style:paragraph-properties fo:text-align="justify" fo:line-height="150%" fo:text-indent="0.2479in"/>
    </style:style>
    <style:style style:name="P786" style:parent-style-name="Normalny" style:family="paragraph">
      <style:paragraph-properties fo:text-align="justify" fo:line-height="150%" fo:text-indent="0.2479in"/>
    </style:style>
    <style:style style:name="P787" style:parent-style-name="Normalny" style:family="paragraph">
      <style:paragraph-properties fo:text-align="justify" fo:line-height="150%"/>
    </style:style>
    <style:style style:name="T788" style:parent-style-name="Domyślnaczcionkaakapitu" style:family="text">
      <style:text-properties style:text-underline-type="single" style:text-underline-style="solid" style:text-underline-width="auto" style:text-underline-mode="continuous"/>
    </style:style>
    <style:style style:name="P789" style:parent-style-name="Normalny" style:family="paragraph">
      <style:paragraph-properties fo:text-align="justify" fo:line-height="150%" fo:text-indent="0.2479in"/>
    </style:style>
    <style:style style:name="T790" style:parent-style-name="Domyślnaczcionkaakapitu" style:family="text">
      <style:text-properties fo:background-color="#80FFFF"/>
    </style:style>
    <style:style style:name="T791" style:parent-style-name="Domyślnaczcionkaakapitu" style:family="text">
      <style:text-properties fo:background-color="#80FFFF"/>
    </style:style>
    <style:style style:name="T792" style:parent-style-name="Domyślnaczcionkaakapitu" style:family="text">
      <style:text-properties fo:background-color="#80FFFF"/>
    </style:style>
    <style:style style:name="T793" style:parent-style-name="Domyślnaczcionkaakapitu" style:family="text">
      <style:text-properties fo:background-color="#80FFFF"/>
    </style:style>
    <style:style style:name="T794" style:parent-style-name="Domyślnaczcionkaakapitu" style:family="text">
      <style:text-properties fo:background-color="#80FFFF"/>
    </style:style>
    <style:style style:name="T795" style:parent-style-name="Domyślnaczcionkaakapitu" style:family="text">
      <style:text-properties fo:background-color="#80FFFF"/>
    </style:style>
    <style:style style:name="T796" style:parent-style-name="Domyślnaczcionkaakapitu" style:family="text">
      <style:text-properties fo:background-color="#80FFFF"/>
    </style:style>
    <style:style style:name="T797" style:parent-style-name="Domyślnaczcionkaakapitu" style:family="text">
      <style:text-properties fo:background-color="#80FFFF"/>
    </style:style>
    <style:style style:name="P798" style:parent-style-name="Normalny" style:family="paragraph">
      <style:paragraph-properties fo:text-align="justify" fo:line-height="150%" fo:text-indent="0.2479in"/>
    </style:style>
    <style:style style:name="T799" style:parent-style-name="Domyślnaczcionkaakapitu" style:family="text">
      <style:text-properties fo:background-color="#80FFFF"/>
    </style:style>
    <style:style style:name="T800" style:parent-style-name="Domyślnaczcionkaakapitu" style:family="text">
      <style:text-properties fo:background-color="#80FFFF"/>
    </style:style>
    <style:style style:name="T801" style:parent-style-name="Domyślnaczcionkaakapitu" style:family="text">
      <style:text-properties fo:background-color="#80FFFF"/>
    </style:style>
    <style:style style:name="P802" style:parent-style-name="Normalny" style:family="paragraph">
      <style:paragraph-properties fo:text-align="justify" fo:line-height="150%" fo:text-indent="0.2479in"/>
    </style:style>
    <style:style style:name="T803" style:parent-style-name="Domyślnaczcionkaakapitu" style:family="text">
      <style:text-properties fo:background-color="#80FFFF"/>
    </style:style>
    <style:style style:name="T804" style:parent-style-name="Domyślnaczcionkaakapitu" style:family="text">
      <style:text-properties fo:background-color="#80FFFF"/>
    </style:style>
    <style:style style:name="P805" style:parent-style-name="Normalny" style:family="paragraph">
      <style:paragraph-properties fo:text-align="justify" fo:line-height="150%" fo:text-indent="0.2479in"/>
    </style:style>
    <style:style style:name="T806" style:parent-style-name="Domyślnaczcionkaakapitu" style:family="text">
      <style:text-properties fo:background-color="#80FFFF"/>
    </style:style>
    <style:style style:name="T807" style:parent-style-name="Domyślnaczcionkaakapitu" style:family="text">
      <style:text-properties fo:background-color="#80FFFF"/>
    </style:style>
    <style:style style:name="T808" style:parent-style-name="Domyślnaczcionkaakapitu" style:family="text">
      <style:text-properties fo:background-color="#80FFFF"/>
    </style:style>
    <style:style style:name="T809" style:parent-style-name="Domyślnaczcionkaakapitu" style:family="text">
      <style:text-properties fo:background-color="#80FFFF"/>
    </style:style>
    <style:style style:name="T810" style:parent-style-name="Domyślnaczcionkaakapitu" style:family="text">
      <style:text-properties fo:background-color="#80FFFF"/>
    </style:style>
    <style:style style:name="P811" style:parent-style-name="Normalny" style:family="paragraph">
      <style:paragraph-properties fo:text-align="justify" fo:line-height="150%" fo:text-indent="0.2479in"/>
    </style:style>
    <style:style style:name="T812" style:parent-style-name="Domyślnaczcionkaakapitu" style:family="text">
      <style:text-properties fo:background-color="#80FFFF"/>
    </style:style>
    <style:style style:name="T813" style:parent-style-name="Domyślnaczcionkaakapitu" style:family="text">
      <style:text-properties fo:background-color="#80FFFF"/>
    </style:style>
    <style:style style:name="T814" style:parent-style-name="Domyślnaczcionkaakapitu" style:family="text">
      <style:text-properties fo:background-color="#80FFFF"/>
    </style:style>
    <style:style style:name="T815" style:parent-style-name="Domyślnaczcionkaakapitu" style:family="text">
      <style:text-properties fo:background-color="#80FFFF"/>
    </style:style>
    <style:style style:name="T816" style:parent-style-name="Domyślnaczcionkaakapitu" style:family="text">
      <style:text-properties fo:background-color="#80FFFF"/>
    </style:style>
    <style:style style:name="T817" style:parent-style-name="Domyślnaczcionkaakapitu" style:family="text">
      <style:text-properties fo:background-color="#80FFFF"/>
    </style:style>
    <style:style style:name="P818" style:parent-style-name="Normalny" style:family="paragraph">
      <style:paragraph-properties fo:text-align="justify" fo:line-height="150%" fo:text-indent="0.2479in"/>
    </style:style>
    <style:style style:name="T819" style:parent-style-name="Domyślnaczcionkaakapitu" style:family="text">
      <style:text-properties fo:background-color="#80FFFF"/>
    </style:style>
    <style:style style:name="P820" style:parent-style-name="Normalny" style:family="paragraph">
      <style:paragraph-properties fo:text-align="justify" fo:line-height="150%" fo:text-indent="0.2479in"/>
    </style:style>
    <style:style style:name="T821" style:parent-style-name="Domyślnaczcionkaakapitu" style:family="text">
      <style:text-properties fo:background-color="#80FFFF"/>
    </style:style>
    <style:style style:name="P822" style:parent-style-name="Normalny" style:family="paragraph">
      <style:paragraph-properties fo:text-align="justify" fo:line-height="150%" fo:text-indent="0.2479in"/>
    </style:style>
    <style:style style:name="T823" style:parent-style-name="Domyślnaczcionkaakapitu" style:family="text">
      <style:text-properties fo:background-color="#80FFFF"/>
    </style:style>
    <style:style style:name="T824" style:parent-style-name="Domyślnaczcionkaakapitu" style:family="text">
      <style:text-properties fo:background-color="#80FFFF"/>
    </style:style>
    <style:style style:name="T825" style:parent-style-name="Domyślnaczcionkaakapitu" style:family="text">
      <style:text-properties fo:background-color="#80FFFF"/>
    </style:style>
    <style:style style:name="T826" style:parent-style-name="Domyślnaczcionkaakapitu" style:family="text">
      <style:text-properties fo:background-color="#80FFFF"/>
    </style:style>
    <style:style style:name="T827" style:parent-style-name="Domyślnaczcionkaakapitu" style:family="text">
      <style:text-properties fo:background-color="#80FFFF"/>
    </style:style>
    <style:style style:name="P828" style:parent-style-name="Normalny" style:family="paragraph">
      <style:paragraph-properties fo:text-align="justify" fo:line-height="150%" fo:text-indent="0.2479in"/>
    </style:style>
    <style:style style:name="T829" style:parent-style-name="Domyślnaczcionkaakapitu" style:family="text">
      <style:text-properties fo:background-color="#80FFFF"/>
    </style:style>
    <style:style style:name="T830" style:parent-style-name="Domyślnaczcionkaakapitu" style:family="text">
      <style:text-properties fo:background-color="#80FFFF"/>
    </style:style>
    <style:style style:name="P831" style:parent-style-name="Normalny" style:family="paragraph">
      <style:paragraph-properties fo:text-align="justify" fo:line-height="150%" fo:text-indent="0.2479in"/>
    </style:style>
    <style:style style:name="T832" style:parent-style-name="Domyślnaczcionkaakapitu" style:family="text">
      <style:text-properties fo:background-color="#80FFFF"/>
    </style:style>
    <style:style style:name="P833" style:parent-style-name="Normalny" style:family="paragraph">
      <style:paragraph-properties fo:text-align="justify" fo:line-height="150%"/>
    </style:style>
    <style:style style:name="T834" style:parent-style-name="Domyślnaczcionkaakapitu" style:family="text">
      <style:text-properties style:text-underline-type="single" style:text-underline-style="solid" style:text-underline-width="auto" style:text-underline-mode="continuous"/>
    </style:style>
    <style:style style:name="T835" style:parent-style-name="Domyślnaczcionkaakapitu" style:family="text">
      <style:text-properties fo:background-color="#80FFFF" style:text-underline-type="single" style:text-underline-style="solid" style:text-underline-width="auto" style:text-underline-mode="continuous"/>
    </style:style>
    <style:style style:name="T836" style:parent-style-name="Domyślnaczcionkaakapitu" style:family="text">
      <style:text-properties fo:background-color="#80FFFF"/>
    </style:style>
    <style:style style:name="P837" style:parent-style-name="Normalny" style:family="paragraph">
      <style:paragraph-properties fo:text-align="justify" fo:line-height="150%" fo:text-indent="0.2479in"/>
    </style:style>
    <style:style style:name="P838" style:parent-style-name="Normalny" style:family="paragraph">
      <style:paragraph-properties fo:text-align="justify" fo:line-height="150%"/>
    </style:style>
    <style:style style:name="T839" style:parent-style-name="Domyślnaczcionkaakapitu" style:family="text">
      <style:text-properties style:text-underline-type="single" style:text-underline-style="solid" style:text-underline-width="auto" style:text-underline-mode="continuous"/>
    </style:style>
    <style:style style:name="P840" style:parent-style-name="Normalny" style:family="paragraph">
      <style:paragraph-properties fo:text-align="justify" fo:line-height="150%" fo:text-indent="0.2479in"/>
    </style:style>
    <style:style style:name="P841" style:parent-style-name="Normalny" style:family="paragraph">
      <style:paragraph-properties fo:text-align="justify" fo:line-height="150%" fo:text-indent="0.2479in"/>
    </style:style>
    <style:style style:name="T842" style:parent-style-name="Domyślnaczcionkaakapitu" style:family="text">
      <style:text-properties fo:background-color="#80FFFF"/>
    </style:style>
    <style:style style:name="P843" style:parent-style-name="Normalny" style:family="paragraph">
      <style:paragraph-properties fo:text-align="justify" fo:line-height="150%" fo:text-indent="0.2479in"/>
    </style:style>
    <style:style style:name="T844" style:parent-style-name="Domyślnaczcionkaakapitu" style:family="text">
      <style:text-properties fo:background-color="#80FFFF"/>
    </style:style>
    <style:style style:name="P845" style:parent-style-name="Normalny" style:family="paragraph">
      <style:paragraph-properties fo:text-align="justify" fo:line-height="150%" fo:text-indent="0.2479in"/>
    </style:style>
    <style:style style:name="P846" style:parent-style-name="Normalny" style:family="paragraph">
      <style:paragraph-properties fo:text-align="justify" fo:line-height="150%" fo:text-indent="0.2479in"/>
    </style:style>
    <style:style style:name="P847" style:parent-style-name="Normalny" style:family="paragraph">
      <style:paragraph-properties fo:text-align="justify" fo:line-height="150%" fo:text-indent="0.2479in"/>
    </style:style>
    <style:style style:name="P848" style:parent-style-name="Normalny" style:family="paragraph">
      <style:paragraph-properties fo:text-align="justify" fo:line-height="150%" fo:text-indent="0.2479in"/>
    </style:style>
    <style:style style:name="P849" style:parent-style-name="Normalny" style:family="paragraph">
      <style:paragraph-properties fo:text-align="justify" fo:line-height="150%"/>
    </style:style>
    <style:style style:name="T850" style:parent-style-name="Domyślnaczcionkaakapitu" style:family="text">
      <style:text-properties style:text-underline-type="single" style:text-underline-style="solid" style:text-underline-width="auto" style:text-underline-mode="continuous"/>
    </style:style>
    <style:style style:name="T851" style:parent-style-name="Domyślnaczcionkaakapitu" style:family="text">
      <style:text-properties fo:background-color="#80FFFF" style:text-underline-type="single" style:text-underline-style="solid" style:text-underline-width="auto" style:text-underline-mode="continuous"/>
    </style:style>
    <style:style style:name="T852" style:parent-style-name="Domyślnaczcionkaakapitu" style:family="text">
      <style:text-properties fo:background-color="#80FFFF"/>
    </style:style>
    <style:style style:name="P853" style:parent-style-name="Normalny" style:family="paragraph">
      <style:paragraph-properties fo:text-align="justify" fo:line-height="150%" fo:text-indent="0.2479in"/>
    </style:style>
    <style:style style:name="P854" style:parent-style-name="Normalny" style:family="paragraph">
      <style:paragraph-properties fo:text-align="justify" fo:line-height="150%"/>
    </style:style>
    <style:style style:name="T855" style:parent-style-name="Domyślnaczcionkaakapitu" style:family="text">
      <style:text-properties style:text-underline-type="single" style:text-underline-style="solid" style:text-underline-width="auto" style:text-underline-mode="continuous"/>
    </style:style>
    <style:style style:name="P856" style:parent-style-name="Normalny" style:family="paragraph">
      <style:paragraph-properties fo:text-align="justify" fo:line-height="150%" fo:text-indent="0.2479in"/>
    </style:style>
    <style:style style:name="P857" style:parent-style-name="Normalny" style:family="paragraph">
      <style:paragraph-properties fo:text-align="justify" fo:line-height="150%" fo:text-indent="0.2479in"/>
    </style:style>
    <style:style style:name="T858" style:parent-style-name="Domyślnaczcionkaakapitu" style:family="text">
      <style:text-properties fo:background-color="#80FFFF"/>
    </style:style>
    <style:style style:name="P859" style:parent-style-name="Normalny" style:family="paragraph">
      <style:paragraph-properties fo:text-align="justify" fo:line-height="150%" fo:text-indent="0.2479in"/>
    </style:style>
    <style:style style:name="P860" style:parent-style-name="Normalny" style:family="paragraph">
      <style:paragraph-properties fo:text-align="justify" fo:line-height="150%" fo:text-indent="0.2479in"/>
    </style:style>
    <style:style style:name="P861" style:parent-style-name="Normalny" style:family="paragraph">
      <style:paragraph-properties fo:text-align="justify" fo:line-height="150%" fo:text-indent="0.2479in"/>
    </style:style>
    <style:style style:name="T862" style:parent-style-name="Domyślnaczcionkaakapitu" style:family="text">
      <style:text-properties fo:background-color="#80FFFF"/>
    </style:style>
    <style:style style:name="T863" style:parent-style-name="Domyślnaczcionkaakapitu" style:family="text">
      <style:text-properties fo:background-color="#80FFFF"/>
    </style:style>
    <style:style style:name="T864" style:parent-style-name="Domyślnaczcionkaakapitu" style:family="text">
      <style:text-properties fo:background-color="#80FFFF"/>
    </style:style>
    <style:style style:name="T865" style:parent-style-name="Domyślnaczcionkaakapitu" style:family="text">
      <style:text-properties fo:background-color="#80FFFF"/>
    </style:style>
    <style:style style:name="T866" style:parent-style-name="Domyślnaczcionkaakapitu" style:family="text">
      <style:text-properties fo:background-color="#80FFFF"/>
    </style:style>
    <style:style style:name="T867" style:parent-style-name="Domyślnaczcionkaakapitu" style:family="text">
      <style:text-properties fo:background-color="#80FFFF"/>
    </style:style>
    <style:style style:name="P868" style:parent-style-name="Normalny" style:family="paragraph">
      <style:paragraph-properties fo:text-align="justify" fo:line-height="150%" fo:text-indent="0.2479in">
        <style:tab-stops>
          <style:tab-stop style:type="left" style:position="0.6201in"/>
        </style:tab-stops>
      </style:paragraph-properties>
    </style:style>
    <style:style style:name="T869" style:parent-style-name="Domyślnaczcionkaakapitu" style:family="text">
      <style:text-properties fo:background-color="#80FFFF"/>
    </style:style>
    <style:style style:name="T870" style:parent-style-name="Domyślnaczcionkaakapitu" style:family="text">
      <style:text-properties fo:background-color="#80FFFF"/>
    </style:style>
    <style:style style:name="P871" style:parent-style-name="Normalny" style:family="paragraph">
      <style:paragraph-properties fo:text-align="justify" fo:line-height="150%" fo:text-indent="0.2479in"/>
    </style:style>
    <style:style style:name="P872" style:parent-style-name="Normalny" style:family="paragraph">
      <style:paragraph-properties fo:text-align="justify" fo:line-height="150%" fo:text-indent="0.2479in"/>
    </style:style>
    <style:style style:name="T873" style:parent-style-name="Domyślnaczcionkaakapitu" style:family="text">
      <style:text-properties fo:background-color="#80FFFF"/>
    </style:style>
    <style:style style:name="T874" style:parent-style-name="Domyślnaczcionkaakapitu" style:family="text">
      <style:text-properties fo:background-color="#80FFFF"/>
    </style:style>
    <style:style style:name="T875" style:parent-style-name="Domyślnaczcionkaakapitu" style:family="text">
      <style:text-properties fo:background-color="#80FFFF"/>
    </style:style>
    <style:style style:name="P876" style:parent-style-name="Normalny" style:family="paragraph">
      <style:paragraph-properties fo:text-align="justify" fo:line-height="150%" fo:text-indent="0.2479in"/>
    </style:style>
    <style:style style:name="P877" style:parent-style-name="Normalny" style:family="paragraph">
      <style:paragraph-properties fo:text-align="justify" fo:line-height="150%"/>
    </style:style>
    <style:style style:name="T878" style:parent-style-name="Domyślnaczcionkaakapitu" style:family="text">
      <style:text-properties style:text-underline-type="single" style:text-underline-style="solid" style:text-underline-width="auto" style:text-underline-mode="continuous"/>
    </style:style>
    <style:style style:name="T879" style:parent-style-name="Domyślnaczcionkaakapitu" style:family="text">
      <style:text-properties fo:background-color="#80FFFF" style:text-underline-type="single" style:text-underline-style="solid" style:text-underline-width="auto" style:text-underline-mode="continuous"/>
    </style:style>
    <style:style style:name="P880" style:parent-style-name="Normalny" style:family="paragraph">
      <style:paragraph-properties fo:text-align="justify" fo:line-height="150%" fo:text-indent="0.2479in"/>
    </style:style>
    <style:style style:name="P881" style:parent-style-name="Normalny" style:family="paragraph">
      <style:paragraph-properties fo:text-align="justify" fo:line-height="150%" fo:text-indent="0.2479in"/>
    </style:style>
    <style:style style:name="T882" style:parent-style-name="Domyślnaczcionkaakapitu" style:family="text">
      <style:text-properties fo:background-color="#80FFFF"/>
    </style:style>
    <style:style style:name="T883" style:parent-style-name="Domyślnaczcionkaakapitu" style:family="text">
      <style:text-properties fo:background-color="#80FFFF"/>
    </style:style>
    <style:style style:name="P884" style:parent-style-name="Normalny" style:family="paragraph">
      <style:paragraph-properties fo:text-align="justify" fo:line-height="150%" fo:text-indent="0.2479in"/>
    </style:style>
    <style:style style:name="P885" style:parent-style-name="Normalny" style:family="paragraph">
      <style:paragraph-properties fo:text-align="justify" fo:line-height="150%" fo:text-indent="0.2479in"/>
    </style:style>
    <style:style style:name="T886" style:parent-style-name="Domyślnaczcionkaakapitu" style:family="text">
      <style:text-properties fo:background-color="#80FFFF"/>
    </style:style>
    <style:style style:name="T887" style:parent-style-name="Domyślnaczcionkaakapitu" style:family="text">
      <style:text-properties fo:background-color="#80FFFF"/>
    </style:style>
    <style:style style:name="T888" style:parent-style-name="Domyślnaczcionkaakapitu" style:family="text">
      <style:text-properties fo:background-color="#80FFFF"/>
    </style:style>
    <style:style style:name="P889" style:parent-style-name="Normalny" style:family="paragraph">
      <style:paragraph-properties fo:text-align="justify" fo:line-height="150%" fo:text-indent="0.2479in"/>
    </style:style>
    <style:style style:name="P890" style:parent-style-name="Normalny" style:family="paragraph">
      <style:paragraph-properties fo:text-align="justify" fo:line-height="150%" fo:text-indent="0.2479in"/>
    </style:style>
    <style:style style:name="T891" style:parent-style-name="Domyślnaczcionkaakapitu" style:family="text">
      <style:text-properties fo:background-color="#80FFFF"/>
    </style:style>
    <style:style style:name="T892" style:parent-style-name="Domyślnaczcionkaakapitu" style:family="text">
      <style:text-properties fo:background-color="#80FFFF"/>
    </style:style>
    <style:style style:name="T893" style:parent-style-name="Domyślnaczcionkaakapitu" style:family="text">
      <style:text-properties fo:background-color="#80FFFF"/>
    </style:style>
    <style:style style:name="T894" style:parent-style-name="Domyślnaczcionkaakapitu" style:family="text">
      <style:text-properties fo:background-color="#80FFFF"/>
    </style:style>
    <style:style style:name="P895" style:parent-style-name="Normalny" style:family="paragraph">
      <style:paragraph-properties fo:text-align="justify" fo:line-height="150%"/>
    </style:style>
    <style:style style:name="T896" style:parent-style-name="Domyślnaczcionkaakapitu" style:family="text">
      <style:text-properties style:text-underline-type="single" style:text-underline-style="solid" style:text-underline-width="auto" style:text-underline-mode="continuous"/>
    </style:style>
    <style:style style:name="P897" style:parent-style-name="Normalny" style:family="paragraph">
      <style:paragraph-properties fo:text-align="justify" fo:line-height="150%" fo:text-indent="0.2479in"/>
    </style:style>
    <style:style style:name="T898" style:parent-style-name="Domyślnaczcionkaakapitu" style:family="text">
      <style:text-properties fo:background-color="#80FFFF"/>
    </style:style>
    <style:style style:name="T899" style:parent-style-name="Domyślnaczcionkaakapitu" style:family="text">
      <style:text-properties fo:background-color="#80FFFF"/>
    </style:style>
    <style:style style:name="T900" style:parent-style-name="Domyślnaczcionkaakapitu" style:family="text">
      <style:text-properties fo:background-color="#80FFFF"/>
    </style:style>
    <style:style style:name="T901" style:parent-style-name="Domyślnaczcionkaakapitu" style:family="text">
      <style:text-properties fo:background-color="#80FFFF"/>
    </style:style>
    <style:style style:name="P902" style:parent-style-name="Normalny" style:family="paragraph">
      <style:paragraph-properties fo:text-align="justify" fo:line-height="150%" fo:text-indent="0.2479in"/>
    </style:style>
    <style:style style:name="T903" style:parent-style-name="Domyślnaczcionkaakapitu" style:family="text">
      <style:text-properties fo:background-color="#80FFFF"/>
    </style:style>
    <style:style style:name="P904" style:parent-style-name="Normalny" style:family="paragraph">
      <style:paragraph-properties fo:text-align="justify" fo:line-height="150%" fo:text-indent="0.2479in"/>
    </style:style>
    <style:style style:name="T905" style:parent-style-name="Domyślnaczcionkaakapitu" style:family="text">
      <style:text-properties fo:background-color="#80FFFF"/>
    </style:style>
    <style:style style:name="P906" style:parent-style-name="Normalny" style:family="paragraph">
      <style:paragraph-properties fo:text-align="justify" fo:line-height="150%" fo:text-indent="0.2479in"/>
    </style:style>
    <style:style style:name="T907" style:parent-style-name="Domyślnaczcionkaakapitu" style:family="text">
      <style:text-properties fo:background-color="#80FFFF"/>
    </style:style>
    <style:style style:name="T908" style:parent-style-name="Domyślnaczcionkaakapitu" style:family="text">
      <style:text-properties fo:background-color="#80FFFF"/>
    </style:style>
    <style:style style:name="T909" style:parent-style-name="Domyślnaczcionkaakapitu" style:family="text">
      <style:text-properties fo:background-color="#80FFFF"/>
    </style:style>
    <style:style style:name="P910" style:parent-style-name="Normalny" style:family="paragraph">
      <style:paragraph-properties fo:text-align="justify" fo:line-height="150%" fo:text-indent="0.2479in"/>
    </style:style>
    <style:style style:name="T911" style:parent-style-name="Domyślnaczcionkaakapitu" style:family="text">
      <style:text-properties fo:background-color="#80FFFF"/>
    </style:style>
    <style:style style:name="T912" style:parent-style-name="Domyślnaczcionkaakapitu" style:family="text">
      <style:text-properties fo:background-color="#80FFFF"/>
    </style:style>
    <style:style style:name="T913" style:parent-style-name="Domyślnaczcionkaakapitu" style:family="text">
      <style:text-properties fo:background-color="#80FFFF"/>
    </style:style>
    <style:style style:name="P914" style:parent-style-name="Normalny" style:family="paragraph">
      <style:paragraph-properties fo:text-align="justify" fo:line-height="150%"/>
    </style:style>
    <style:style style:name="T915" style:parent-style-name="Domyślnaczcionkaakapitu" style:family="text">
      <style:text-properties style:text-underline-type="single" style:text-underline-style="solid" style:text-underline-width="auto" style:text-underline-mode="continuous"/>
    </style:style>
    <style:style style:name="T916" style:parent-style-name="Domyślnaczcionkaakapitu" style:family="text">
      <style:text-properties fo:background-color="#80FFFF" style:text-underline-type="single" style:text-underline-style="solid" style:text-underline-width="auto" style:text-underline-mode="continuous"/>
    </style:style>
    <style:style style:name="T917" style:parent-style-name="Domyślnaczcionkaakapitu" style:family="text">
      <style:text-properties fo:background-color="#80FFFF"/>
    </style:style>
    <style:style style:name="P918" style:parent-style-name="Normalny" style:family="paragraph">
      <style:paragraph-properties fo:text-align="justify" fo:line-height="150%" fo:text-indent="0.2479in"/>
    </style:style>
    <style:style style:name="T919" style:parent-style-name="Domyślnaczcionkaakapitu" style:family="text">
      <style:text-properties fo:background-color="#80FFFF"/>
    </style:style>
    <style:style style:name="T920" style:parent-style-name="Domyślnaczcionkaakapitu" style:family="text">
      <style:text-properties fo:background-color="#80FFFF"/>
    </style:style>
    <style:style style:name="T921" style:parent-style-name="Domyślnaczcionkaakapitu" style:family="text">
      <style:text-properties fo:background-color="#80FFFF"/>
    </style:style>
    <style:style style:name="T922" style:parent-style-name="Domyślnaczcionkaakapitu" style:family="text">
      <style:text-properties fo:font-style="italic" style:font-style-asian="italic" style:font-style-complex="italic"/>
    </style:style>
    <style:style style:name="T923" style:parent-style-name="Domyślnaczcionkaakapitu" style:family="text">
      <style:text-properties fo:background-color="#80FFFF"/>
    </style:style>
    <style:style style:name="T924" style:parent-style-name="Domyślnaczcionkaakapitu" style:family="text">
      <style:text-properties fo:background-color="#80FFFF"/>
    </style:style>
    <style:style style:name="T925" style:parent-style-name="Domyślnaczcionkaakapitu" style:family="text">
      <style:text-properties fo:background-color="#80FFFF"/>
    </style:style>
    <style:style style:name="T926" style:parent-style-name="Domyślnaczcionkaakapitu" style:family="text">
      <style:text-properties fo:background-color="#80FFFF"/>
    </style:style>
    <style:style style:name="T927" style:parent-style-name="Domyślnaczcionkaakapitu" style:family="text">
      <style:text-properties fo:background-color="#80FFFF"/>
    </style:style>
    <style:style style:name="P928" style:parent-style-name="Normalny" style:family="paragraph">
      <style:paragraph-properties fo:text-align="justify" fo:line-height="150%" fo:text-indent="0.2479in"/>
    </style:style>
    <style:style style:name="P929" style:parent-style-name="Normalny" style:family="paragraph">
      <style:paragraph-properties fo:text-align="justify" fo:line-height="150%" fo:text-indent="0.2479in"/>
    </style:style>
    <style:style style:name="T930" style:parent-style-name="Domyślnaczcionkaakapitu" style:family="text">
      <style:text-properties fo:background-color="#80FFFF"/>
    </style:style>
    <style:style style:name="T931" style:parent-style-name="Domyślnaczcionkaakapitu" style:family="text">
      <style:text-properties fo:background-color="#80FFFF"/>
    </style:style>
    <style:style style:name="T932" style:parent-style-name="Domyślnaczcionkaakapitu" style:family="text">
      <style:text-properties fo:background-color="#80FFFF"/>
    </style:style>
    <style:style style:name="P933" style:parent-style-name="Normalny" style:family="paragraph">
      <style:paragraph-properties fo:text-align="justify" fo:line-height="150%" fo:text-indent="0.2479in"/>
    </style:style>
    <style:style style:name="P934" style:parent-style-name="Normalny" style:family="paragraph">
      <style:paragraph-properties fo:text-align="justify" fo:line-height="150%"/>
    </style:style>
    <style:style style:name="T935" style:parent-style-name="Domyślnaczcionkaakapitu" style:family="text">
      <style:text-properties fo:background-color="#80FFFF" style:text-underline-type="single" style:text-underline-style="solid" style:text-underline-width="auto" style:text-underline-mode="continuous"/>
    </style:style>
    <style:style style:name="T936" style:parent-style-name="Domyślnaczcionkaakapitu" style:family="text">
      <style:text-properties style:text-underline-type="single" style:text-underline-style="solid" style:text-underline-width="auto" style:text-underline-mode="continuous"/>
    </style:style>
    <style:style style:name="T937" style:parent-style-name="Domyślnaczcionkaakapitu" style:family="text">
      <style:text-properties fo:background-color="#80FFFF" style:text-underline-type="single" style:text-underline-style="solid" style:text-underline-width="auto" style:text-underline-mode="continuous"/>
    </style:style>
    <style:style style:name="T938" style:parent-style-name="Domyślnaczcionkaakapitu" style:family="text">
      <style:text-properties style:text-underline-type="single" style:text-underline-style="solid" style:text-underline-width="auto" style:text-underline-mode="continuous"/>
    </style:style>
    <style:style style:name="P939" style:parent-style-name="Normalny" style:family="paragraph">
      <style:paragraph-properties fo:text-align="justify" fo:line-height="150%" fo:text-indent="0.2479in"/>
    </style:style>
    <style:style style:name="P940" style:parent-style-name="Normalny" style:family="paragraph">
      <style:paragraph-properties fo:text-align="justify" fo:line-height="150%" fo:text-indent="0.2479in"/>
    </style:style>
    <style:style style:name="T941" style:parent-style-name="Domyślnaczcionkaakapitu" style:family="text">
      <style:text-properties fo:background-color="#80FFFF"/>
    </style:style>
    <style:style style:name="T942" style:parent-style-name="Domyślnaczcionkaakapitu" style:family="text">
      <style:text-properties fo:background-color="#80FFFF"/>
    </style:style>
    <style:style style:name="T943" style:parent-style-name="Domyślnaczcionkaakapitu" style:family="text">
      <style:text-properties fo:background-color="#80FFFF"/>
    </style:style>
    <style:style style:name="P944" style:parent-style-name="Normalny" style:family="paragraph">
      <style:paragraph-properties fo:text-align="justify" fo:line-height="150%" fo:text-indent="0.2479in"/>
    </style:style>
    <style:style style:name="P945" style:parent-style-name="Normalny" style:family="paragraph">
      <style:paragraph-properties fo:text-align="justify" fo:line-height="150%"/>
    </style:style>
    <style:style style:name="T946" style:parent-style-name="Domyślnaczcionkaakapitu" style:family="text">
      <style:text-properties style:text-underline-type="single" style:text-underline-style="solid" style:text-underline-width="auto" style:text-underline-mode="continuous"/>
    </style:style>
    <style:style style:name="T947" style:parent-style-name="Domyślnaczcionkaakapitu" style:family="text">
      <style:text-properties fo:background-color="#80FFFF" style:text-underline-type="single" style:text-underline-style="solid" style:text-underline-width="auto" style:text-underline-mode="continuous"/>
    </style:style>
    <style:style style:name="T948" style:parent-style-name="Domyślnaczcionkaakapitu" style:family="text">
      <style:text-properties fo:background-color="#80FFFF"/>
    </style:style>
    <style:style style:name="P949" style:parent-style-name="Normalny" style:family="paragraph">
      <style:paragraph-properties fo:text-align="justify" fo:line-height="150%" fo:text-indent="0.2479in"/>
    </style:style>
    <style:style style:name="P950" style:parent-style-name="Normalny" style:family="paragraph">
      <style:paragraph-properties fo:text-align="justify" fo:line-height="150%"/>
    </style:style>
    <style:style style:name="T951" style:parent-style-name="Domyślnaczcionkaakapitu" style:family="text">
      <style:text-properties style:text-underline-type="single" style:text-underline-style="solid" style:text-underline-width="auto" style:text-underline-mode="continuous"/>
    </style:style>
    <style:style style:name="P952" style:parent-style-name="Normalny" style:family="paragraph">
      <style:paragraph-properties fo:text-align="justify" fo:line-height="150%" fo:text-indent="0.2479in"/>
    </style:style>
    <style:style style:name="P953" style:parent-style-name="Normalny" style:family="paragraph">
      <style:paragraph-properties fo:text-align="justify" fo:line-height="150%"/>
    </style:style>
    <style:style style:name="T954" style:parent-style-name="Domyślnaczcionkaakapitu" style:family="text">
      <style:text-properties style:text-underline-type="single" style:text-underline-style="solid" style:text-underline-width="auto" style:text-underline-mode="continuous"/>
    </style:style>
    <style:style style:name="T955" style:parent-style-name="Domyślnaczcionkaakapitu" style:family="text">
      <style:text-properties fo:background-color="#80FFFF" style:text-underline-type="single" style:text-underline-style="solid" style:text-underline-width="auto" style:text-underline-mode="continuous"/>
    </style:style>
    <style:style style:name="T956" style:parent-style-name="Domyślnaczcionkaakapitu" style:family="text">
      <style:text-properties fo:background-color="#80FFFF"/>
    </style:style>
    <style:style style:name="P957" style:parent-style-name="Normalny" style:family="paragraph">
      <style:paragraph-properties fo:text-align="justify" fo:line-height="150%" fo:text-indent="0.2479in"/>
    </style:style>
    <style:style style:name="T958" style:parent-style-name="Domyślnaczcionkaakapitu" style:family="text">
      <style:text-properties fo:background-color="#80FFFF"/>
    </style:style>
    <style:style style:name="P959" style:parent-style-name="Normalny" style:family="paragraph">
      <style:paragraph-properties fo:text-align="justify" fo:line-height="150%" fo:text-indent="0.2479in"/>
    </style:style>
    <style:style style:name="T960" style:parent-style-name="Domyślnaczcionkaakapitu" style:family="text">
      <style:text-properties fo:background-color="#80FFFF"/>
    </style:style>
    <style:style style:name="T961" style:parent-style-name="Domyślnaczcionkaakapitu" style:family="text">
      <style:text-properties fo:background-color="#80FFFF"/>
    </style:style>
    <style:style style:name="T962" style:parent-style-name="Domyślnaczcionkaakapitu" style:family="text">
      <style:text-properties fo:background-color="#80FFFF"/>
    </style:style>
    <style:style style:name="P963" style:parent-style-name="Normalny" style:family="paragraph">
      <style:paragraph-properties fo:text-align="justify" fo:line-height="150%" fo:text-indent="0.2479in"/>
    </style:style>
    <style:style style:name="P964" style:parent-style-name="Normalny" style:family="paragraph">
      <style:paragraph-properties fo:text-align="justify" fo:line-height="150%" fo:text-indent="0.2479in"/>
    </style:style>
    <style:style style:name="P965" style:parent-style-name="Normalny" style:family="paragraph">
      <style:paragraph-properties fo:text-align="justify" fo:line-height="150%" fo:text-indent="0.2479in"/>
    </style:style>
    <style:style style:name="P966" style:parent-style-name="Normalny" style:family="paragraph">
      <style:paragraph-properties fo:text-align="justify" fo:line-height="150%"/>
    </style:style>
    <style:style style:name="T967" style:parent-style-name="Domyślnaczcionkaakapitu" style:family="text">
      <style:text-properties style:text-underline-type="single" style:text-underline-style="solid" style:text-underline-width="auto" style:text-underline-mode="continuous"/>
    </style:style>
    <style:style style:name="P968" style:parent-style-name="Normalny" style:family="paragraph">
      <style:paragraph-properties fo:text-align="justify" fo:line-height="150%" fo:text-indent="0.2479in"/>
    </style:style>
    <style:style style:name="P969" style:parent-style-name="Normalny" style:family="paragraph">
      <style:paragraph-properties fo:text-align="justify" fo:line-height="150%" fo:text-indent="0.2479in"/>
    </style:style>
    <style:style style:name="T970" style:parent-style-name="Domyślnaczcionkaakapitu" style:family="text">
      <style:text-properties fo:background-color="#80FFFF"/>
    </style:style>
    <style:style style:name="P971" style:parent-style-name="Normalny" style:family="paragraph">
      <style:paragraph-properties fo:text-align="justify" fo:line-height="150%" fo:text-indent="0.2479in"/>
    </style:style>
    <style:style style:name="P972" style:parent-style-name="Normalny" style:family="paragraph">
      <style:paragraph-properties fo:text-align="justify" fo:line-height="150%" fo:text-indent="0.2479in"/>
    </style:style>
    <style:style style:name="T973" style:parent-style-name="Domyślnaczcionkaakapitu" style:family="text">
      <style:text-properties fo:background-color="#80FFFF"/>
    </style:style>
    <style:style style:name="T974" style:parent-style-name="Domyślnaczcionkaakapitu" style:family="text">
      <style:text-properties fo:background-color="#80FFFF"/>
    </style:style>
    <style:style style:name="T975" style:parent-style-name="Domyślnaczcionkaakapitu" style:family="text">
      <style:text-properties fo:background-color="#80FFFF"/>
    </style:style>
    <style:style style:name="T976" style:parent-style-name="Domyślnaczcionkaakapitu" style:family="text">
      <style:text-properties fo:background-color="#80FFFF"/>
    </style:style>
    <style:style style:name="T977" style:parent-style-name="Domyślnaczcionkaakapitu" style:family="text">
      <style:text-properties fo:background-color="#80FFFF"/>
    </style:style>
    <style:style style:name="T978" style:parent-style-name="Domyślnaczcionkaakapitu" style:family="text">
      <style:text-properties fo:background-color="#80FFFF"/>
    </style:style>
    <style:style style:name="T979" style:parent-style-name="Domyślnaczcionkaakapitu" style:family="text">
      <style:text-properties fo:background-color="#80FFFF"/>
    </style:style>
    <style:style style:name="T980" style:parent-style-name="Domyślnaczcionkaakapitu" style:family="text">
      <style:text-properties fo:background-color="#80FFFF"/>
    </style:style>
    <style:style style:name="T981" style:parent-style-name="Domyślnaczcionkaakapitu" style:family="text">
      <style:text-properties fo:background-color="#80FFFF"/>
    </style:style>
    <style:style style:name="P982" style:parent-style-name="Normalny" style:family="paragraph">
      <style:paragraph-properties fo:text-align="justify" fo:line-height="150%" fo:text-indent="0.2479in"/>
    </style:style>
    <style:style style:name="T983" style:parent-style-name="Domyślnaczcionkaakapitu" style:family="text">
      <style:text-properties fo:font-style="italic" style:font-style-asian="italic" style:font-style-complex="italic" fo:background-color="#80FFFF"/>
    </style:style>
    <style:style style:name="T984" style:parent-style-name="Domyślnaczcionkaakapitu" style:family="text">
      <style:text-properties fo:background-color="#80FFFF"/>
    </style:style>
    <style:style style:name="T985" style:parent-style-name="Domyślnaczcionkaakapitu" style:family="text">
      <style:text-properties fo:background-color="#80FFFF"/>
    </style:style>
    <style:style style:name="T986" style:parent-style-name="Domyślnaczcionkaakapitu" style:family="text">
      <style:text-properties fo:background-color="#80FFFF"/>
    </style:style>
    <style:style style:name="T987" style:parent-style-name="Domyślnaczcionkaakapitu" style:family="text">
      <style:text-properties fo:background-color="#80FFFF"/>
    </style:style>
    <style:style style:name="P988" style:parent-style-name="Normalny" style:family="paragraph">
      <style:paragraph-properties fo:text-align="justify" fo:line-height="150%" fo:text-indent="0.2479in">
        <style:tab-stops>
          <style:tab-stop style:type="left" style:position="0.6201in"/>
        </style:tab-stops>
      </style:paragraph-properties>
    </style:style>
    <style:style style:name="T989" style:parent-style-name="Domyślnaczcionkaakapitu" style:family="text">
      <style:text-properties fo:background-color="#80FFFF"/>
    </style:style>
    <style:style style:name="P990" style:parent-style-name="Normalny" style:family="paragraph">
      <style:paragraph-properties fo:text-align="justify" fo:line-height="150%" fo:text-indent="0.2479in"/>
    </style:style>
    <style:style style:name="T991" style:parent-style-name="Domyślnaczcionkaakapitu" style:family="text">
      <style:text-properties fo:background-color="#80FFFF"/>
    </style:style>
    <style:style style:name="P992" style:parent-style-name="Normalny" style:family="paragraph">
      <style:paragraph-properties fo:text-align="justify" fo:line-height="150%" fo:text-indent="0.2479in"/>
    </style:style>
    <style:style style:name="P993" style:parent-style-name="Normalny" style:family="paragraph">
      <style:paragraph-properties fo:text-align="justify" fo:line-height="150%" fo:text-indent="0.2479in"/>
    </style:style>
    <style:style style:name="T994" style:parent-style-name="Domyślnaczcionkaakapitu" style:family="text">
      <style:text-properties fo:background-color="#80FFFF"/>
    </style:style>
    <style:style style:name="T995" style:parent-style-name="Domyślnaczcionkaakapitu" style:family="text">
      <style:text-properties fo:background-color="#80FFFF"/>
    </style:style>
    <style:style style:name="T996" style:parent-style-name="Domyślnaczcionkaakapitu" style:family="text">
      <style:text-properties fo:background-color="#80FFFF"/>
    </style:style>
    <style:style style:name="P997" style:parent-style-name="Normalny" style:family="paragraph">
      <style:paragraph-properties fo:text-align="justify" fo:line-height="150%" fo:text-indent="0.2479in"/>
    </style:style>
    <style:style style:name="P998" style:parent-style-name="Normalny" style:family="paragraph">
      <style:paragraph-properties fo:text-align="justify" fo:line-height="150%"/>
    </style:style>
    <style:style style:name="T999" style:parent-style-name="Domyślnaczcionkaakapitu" style:family="text">
      <style:text-properties style:text-underline-type="single" style:text-underline-style="solid" style:text-underline-width="auto" style:text-underline-mode="continuous"/>
    </style:style>
    <style:style style:name="P1000" style:parent-style-name="Normalny" style:family="paragraph">
      <style:paragraph-properties fo:text-align="justify" fo:line-height="150%" fo:text-indent="0.2479in"/>
    </style:style>
    <style:style style:name="P1001" style:parent-style-name="Normalny" style:family="paragraph">
      <style:paragraph-properties fo:text-align="justify" fo:line-height="150%" fo:text-indent="0.2479in"/>
    </style:style>
    <style:style style:name="P1002" style:parent-style-name="Normalny" style:family="paragraph">
      <style:paragraph-properties fo:text-align="justify" fo:line-height="150%"/>
    </style:style>
    <style:style style:name="T1003" style:parent-style-name="Domyślnaczcionkaakapitu" style:family="text">
      <style:text-properties style:text-underline-type="single" style:text-underline-style="solid" style:text-underline-width="auto" style:text-underline-mode="continuous"/>
    </style:style>
    <style:style style:name="T1004" style:parent-style-name="Domyślnaczcionkaakapitu" style:family="text">
      <style:text-properties fo:background-color="#80FFFF" style:text-underline-type="single" style:text-underline-style="solid" style:text-underline-width="auto" style:text-underline-mode="continuous"/>
    </style:style>
    <style:style style:name="T1005" style:parent-style-name="Domyślnaczcionkaakapitu" style:family="text">
      <style:text-properties style:text-underline-type="single" style:text-underline-style="solid" style:text-underline-width="auto" style:text-underline-mode="continuous"/>
    </style:style>
    <style:style style:name="P1006" style:parent-style-name="Normalny" style:family="paragraph">
      <style:paragraph-properties fo:text-align="justify" fo:line-height="150%" fo:text-indent="0.2479in"/>
    </style:style>
    <style:style style:name="T1007" style:parent-style-name="Domyślnaczcionkaakapitu" style:family="text">
      <style:text-properties fo:background-color="#80FFFF"/>
    </style:style>
    <style:style style:name="T1008" style:parent-style-name="Domyślnaczcionkaakapitu" style:family="text">
      <style:text-properties fo:background-color="#80FFFF"/>
    </style:style>
    <style:style style:name="P1009" style:parent-style-name="Normalny" style:family="paragraph">
      <style:paragraph-properties fo:text-align="justify" fo:line-height="150%" fo:text-indent="0.2479in"/>
    </style:style>
    <style:style style:name="T1010" style:parent-style-name="Domyślnaczcionkaakapitu" style:family="text">
      <style:text-properties fo:background-color="#80FFFF"/>
    </style:style>
    <style:style style:name="T1011" style:parent-style-name="Domyślnaczcionkaakapitu" style:family="text">
      <style:text-properties fo:background-color="#80FFFF"/>
    </style:style>
    <style:style style:name="P1012" style:parent-style-name="Normalny" style:family="paragraph">
      <style:paragraph-properties fo:text-align="justify" fo:line-height="150%" fo:text-indent="0.2479in"/>
    </style:style>
    <style:style style:name="T1013" style:parent-style-name="Domyślnaczcionkaakapitu" style:family="text">
      <style:text-properties fo:background-color="#80FFFF"/>
    </style:style>
    <style:style style:name="T1014" style:parent-style-name="Domyślnaczcionkaakapitu" style:family="text">
      <style:text-properties fo:background-color="#80FFFF"/>
    </style:style>
    <style:style style:name="T1015" style:parent-style-name="Domyślnaczcionkaakapitu" style:family="text">
      <style:text-properties fo:background-color="#80FFFF"/>
    </style:style>
    <style:style style:name="T1016" style:parent-style-name="Domyślnaczcionkaakapitu" style:family="text">
      <style:text-properties fo:background-color="#80FFFF"/>
    </style:style>
    <style:style style:name="T1017" style:parent-style-name="Domyślnaczcionkaakapitu" style:family="text">
      <style:text-properties fo:background-color="#80FFFF"/>
    </style:style>
    <style:style style:name="P1018" style:parent-style-name="Normalny" style:family="paragraph">
      <style:paragraph-properties fo:text-align="justify" fo:line-height="150%" fo:text-indent="0.2479in"/>
    </style:style>
    <style:style style:name="T1019" style:parent-style-name="Domyślnaczcionkaakapitu" style:family="text">
      <style:text-properties fo:background-color="#80FFFF"/>
    </style:style>
    <style:style style:name="T1020" style:parent-style-name="Domyślnaczcionkaakapitu" style:family="text">
      <style:text-properties fo:background-color="#80FFFF"/>
    </style:style>
    <style:style style:name="T1021" style:parent-style-name="Domyślnaczcionkaakapitu" style:family="text">
      <style:text-properties fo:background-color="#80FFFF"/>
    </style:style>
    <style:style style:name="T1022" style:parent-style-name="Domyślnaczcionkaakapitu" style:family="text">
      <style:text-properties fo:background-color="#80FFFF"/>
    </style:style>
    <style:style style:name="T1023" style:parent-style-name="Domyślnaczcionkaakapitu" style:family="text">
      <style:text-properties fo:background-color="#80FFFF"/>
    </style:style>
    <style:style style:name="T1024" style:parent-style-name="Domyślnaczcionkaakapitu" style:family="text">
      <style:text-properties fo:background-color="#80FFFF"/>
    </style:style>
    <style:style style:name="T1025" style:parent-style-name="Domyślnaczcionkaakapitu" style:family="text">
      <style:text-properties fo:background-color="#80FFFF"/>
    </style:style>
    <style:style style:name="T1026" style:parent-style-name="Domyślnaczcionkaakapitu" style:family="text">
      <style:text-properties fo:background-color="#80FFFF"/>
    </style:style>
    <style:style style:name="P1027" style:parent-style-name="Normalny" style:family="paragraph">
      <style:paragraph-properties fo:text-align="justify" fo:line-height="150%" fo:text-indent="0.2479in"/>
    </style:style>
    <style:style style:name="T1028" style:parent-style-name="Domyślnaczcionkaakapitu" style:family="text">
      <style:text-properties fo:background-color="#80FFFF"/>
    </style:style>
    <style:style style:name="P1029" style:parent-style-name="Normalny" style:family="paragraph">
      <style:paragraph-properties fo:text-align="justify" fo:line-height="150%" fo:text-indent="0.2479in"/>
    </style:style>
    <style:style style:name="T1030" style:parent-style-name="Domyślnaczcionkaakapitu" style:family="text">
      <style:text-properties fo:background-color="#80FFFF"/>
    </style:style>
    <style:style style:name="P1031" style:parent-style-name="Normalny" style:family="paragraph">
      <style:paragraph-properties fo:text-align="justify" fo:line-height="150%" fo:text-indent="0.2479in"/>
    </style:style>
    <style:style style:name="P1032" style:parent-style-name="Normalny" style:family="paragraph">
      <style:paragraph-properties fo:text-align="justify" fo:line-height="150%"/>
    </style:style>
    <style:style style:name="T1033" style:parent-style-name="Domyślnaczcionkaakapitu" style:family="text">
      <style:text-properties style:text-underline-type="single" style:text-underline-style="solid" style:text-underline-width="auto" style:text-underline-mode="continuous"/>
    </style:style>
    <style:style style:name="T1034" style:parent-style-name="Domyślnaczcionkaakapitu" style:family="text">
      <style:text-properties fo:background-color="#80FFFF" style:text-underline-type="single" style:text-underline-style="solid" style:text-underline-width="auto" style:text-underline-mode="continuous"/>
    </style:style>
    <style:style style:name="T1035" style:parent-style-name="Domyślnaczcionkaakapitu" style:family="text">
      <style:text-properties fo:background-color="#80FFFF"/>
    </style:style>
    <style:style style:name="P1036" style:parent-style-name="Normalny" style:family="paragraph">
      <style:paragraph-properties fo:text-align="justify" fo:line-height="150%" fo:text-indent="0.2479in"/>
    </style:style>
    <style:style style:name="T1037" style:parent-style-name="Domyślnaczcionkaakapitu" style:family="text">
      <style:text-properties fo:background-color="#80FFFF"/>
    </style:style>
    <style:style style:name="P1038" style:parent-style-name="Normalny" style:family="paragraph">
      <style:paragraph-properties fo:text-align="justify" fo:line-height="150%"/>
    </style:style>
    <style:style style:name="T1039" style:parent-style-name="Domyślnaczcionkaakapitu" style:family="text">
      <style:text-properties style:text-underline-type="single" style:text-underline-style="solid" style:text-underline-width="auto" style:text-underline-mode="continuous"/>
    </style:style>
    <style:style style:name="T1040" style:parent-style-name="Domyślnaczcionkaakapitu" style:family="text">
      <style:text-properties fo:background-color="#80FFFF" style:text-underline-type="single" style:text-underline-style="solid" style:text-underline-width="auto" style:text-underline-mode="continuous"/>
    </style:style>
    <style:style style:name="T1041" style:parent-style-name="Domyślnaczcionkaakapitu" style:family="text">
      <style:text-properties style:text-underline-type="single" style:text-underline-style="solid" style:text-underline-width="auto" style:text-underline-mode="continuous"/>
    </style:style>
    <style:style style:name="P1042" style:parent-style-name="Normalny" style:family="paragraph">
      <style:paragraph-properties fo:text-align="justify" fo:line-height="150%" fo:text-indent="0.2479in"/>
    </style:style>
    <style:style style:name="T1043" style:parent-style-name="Domyślnaczcionkaakapitu" style:family="text">
      <style:text-properties fo:background-color="#80FFFF"/>
    </style:style>
    <style:style style:name="T1044" style:parent-style-name="Domyślnaczcionkaakapitu" style:family="text">
      <style:text-properties fo:background-color="#80FFFF"/>
    </style:style>
    <style:style style:name="T1045" style:parent-style-name="Domyślnaczcionkaakapitu" style:family="text">
      <style:text-properties fo:background-color="#80FFFF"/>
    </style:style>
    <style:style style:name="T1046" style:parent-style-name="Domyślnaczcionkaakapitu" style:family="text">
      <style:text-properties fo:background-color="#80FFFF"/>
    </style:style>
    <style:style style:name="P1047" style:parent-style-name="Normalny" style:family="paragraph">
      <style:paragraph-properties fo:text-align="justify" fo:line-height="150%" fo:text-indent="0.2479in"/>
    </style:style>
    <style:style style:name="P1048" style:parent-style-name="Normalny" style:family="paragraph">
      <style:paragraph-properties fo:text-align="justify" fo:line-height="150%" fo:text-indent="0.2479in"/>
    </style:style>
    <style:style style:name="T1049" style:parent-style-name="Domyślnaczcionkaakapitu" style:family="text">
      <style:text-properties fo:background-color="#80FFFF"/>
    </style:style>
    <style:style style:name="T1050" style:parent-style-name="Domyślnaczcionkaakapitu" style:family="text">
      <style:text-properties fo:background-color="#80FFFF"/>
    </style:style>
    <style:style style:name="P1051" style:parent-style-name="Normalny" style:family="paragraph">
      <style:paragraph-properties fo:text-align="justify" fo:line-height="150%" fo:text-indent="0.2479in"/>
    </style:style>
    <style:style style:name="T1052" style:parent-style-name="Domyślnaczcionkaakapitu" style:family="text">
      <style:text-properties fo:background-color="#80FFFF"/>
    </style:style>
    <style:style style:name="P1053" style:parent-style-name="Normalny" style:family="paragraph">
      <style:paragraph-properties fo:text-align="justify" fo:line-height="150%"/>
    </style:style>
    <style:style style:name="T1054" style:parent-style-name="Domyślnaczcionkaakapitu" style:family="text">
      <style:text-properties style:text-underline-type="single" style:text-underline-style="solid" style:text-underline-width="auto" style:text-underline-mode="continuous"/>
    </style:style>
    <style:style style:name="T1055" style:parent-style-name="Domyślnaczcionkaakapitu" style:family="text">
      <style:text-properties fo:background-color="#80FFFF" style:text-underline-type="single" style:text-underline-style="solid" style:text-underline-width="auto" style:text-underline-mode="continuous"/>
    </style:style>
    <style:style style:name="T1056" style:parent-style-name="Domyślnaczcionkaakapitu" style:family="text">
      <style:text-properties fo:background-color="#80FFFF"/>
    </style:style>
    <style:style style:name="P1057" style:parent-style-name="Normalny" style:family="paragraph">
      <style:paragraph-properties fo:text-align="justify" fo:line-height="150%" fo:text-indent="0.2479in"/>
    </style:style>
    <style:style style:name="P1058" style:parent-style-name="Normalny" style:family="paragraph">
      <style:paragraph-properties fo:text-align="justify" fo:line-height="150%"/>
    </style:style>
    <style:style style:name="T1059" style:parent-style-name="Domyślnaczcionkaakapitu" style:family="text">
      <style:text-properties style:text-underline-type="single" style:text-underline-style="solid" style:text-underline-width="auto" style:text-underline-mode="continuous"/>
    </style:style>
    <style:style style:name="P1060" style:parent-style-name="Normalny" style:family="paragraph">
      <style:paragraph-properties fo:text-align="justify" fo:line-height="150%" fo:text-indent="0.2479in"/>
    </style:style>
    <style:style style:name="T1061" style:parent-style-name="Domyślnaczcionkaakapitu" style:family="text">
      <style:text-properties fo:background-color="#80FFFF"/>
    </style:style>
    <style:style style:name="T1062" style:parent-style-name="Domyślnaczcionkaakapitu" style:family="text">
      <style:text-properties fo:background-color="#80FFFF"/>
    </style:style>
    <style:style style:name="P1063" style:parent-style-name="Normalny" style:family="paragraph">
      <style:paragraph-properties fo:text-align="justify" fo:line-height="150%" fo:text-indent="0.2479in"/>
    </style:style>
    <style:style style:name="T1064" style:parent-style-name="Domyślnaczcionkaakapitu" style:family="text">
      <style:text-properties fo:background-color="#80FFFF"/>
    </style:style>
    <style:style style:name="P1065" style:parent-style-name="Normalny" style:family="paragraph">
      <style:paragraph-properties fo:text-align="justify" fo:line-height="150%" fo:text-indent="0.2479in"/>
    </style:style>
    <style:style style:name="P1066" style:parent-style-name="Normalny" style:family="paragraph">
      <style:paragraph-properties fo:text-align="justify" fo:line-height="150%" fo:text-indent="0.2479in"/>
    </style:style>
    <style:style style:name="T1067" style:parent-style-name="Domyślnaczcionkaakapitu" style:family="text">
      <style:text-properties fo:background-color="#80FFFF"/>
    </style:style>
    <style:style style:name="P1068" style:parent-style-name="Normalny" style:family="paragraph">
      <style:paragraph-properties fo:text-align="justify" fo:line-height="150%" fo:text-indent="0.2479in"/>
    </style:style>
    <style:style style:name="T1069" style:parent-style-name="Domyślnaczcionkaakapitu" style:family="text">
      <style:text-properties fo:background-color="#80FFFF"/>
    </style:style>
    <style:style style:name="T1070" style:parent-style-name="Domyślnaczcionkaakapitu" style:family="text">
      <style:text-properties fo:background-color="#80FFFF"/>
    </style:style>
    <style:style style:name="T1071" style:parent-style-name="Domyślnaczcionkaakapitu" style:family="text">
      <style:text-properties fo:background-color="#80FFFF"/>
    </style:style>
    <style:style style:name="P1072" style:parent-style-name="Normalny" style:family="paragraph">
      <style:paragraph-properties fo:text-align="justify" fo:line-height="150%" fo:text-indent="0.2479in"/>
    </style:style>
    <style:style style:name="T1073" style:parent-style-name="Domyślnaczcionkaakapitu" style:family="text">
      <style:text-properties fo:background-color="#80FFFF"/>
    </style:style>
    <style:style style:name="T1074" style:parent-style-name="Domyślnaczcionkaakapitu" style:family="text">
      <style:text-properties fo:background-color="#80FFFF"/>
    </style:style>
    <style:style style:name="T1075" style:parent-style-name="Domyślnaczcionkaakapitu" style:family="text">
      <style:text-properties fo:background-color="#80FFFF"/>
    </style:style>
    <style:style style:name="P1076" style:parent-style-name="Normalny" style:family="paragraph">
      <style:paragraph-properties fo:text-align="justify" fo:line-height="150%" fo:text-indent="0.2479in"/>
    </style:style>
    <style:style style:name="T1077" style:parent-style-name="Domyślnaczcionkaakapitu" style:family="text">
      <style:text-properties fo:background-color="#80FFFF"/>
    </style:style>
    <style:style style:name="T1078" style:parent-style-name="Domyślnaczcionkaakapitu" style:family="text">
      <style:text-properties fo:background-color="#80FFFF"/>
    </style:style>
    <style:style style:name="P1079" style:parent-style-name="Normalny" style:family="paragraph">
      <style:paragraph-properties fo:text-align="justify" fo:line-height="150%" fo:text-indent="0.2479in"/>
    </style:style>
    <style:style style:name="T1080" style:parent-style-name="Domyślnaczcionkaakapitu" style:family="text">
      <style:text-properties fo:background-color="#80FFFF"/>
    </style:style>
    <style:style style:name="T1081" style:parent-style-name="Domyślnaczcionkaakapitu" style:family="text">
      <style:text-properties fo:background-color="#80FFFF"/>
    </style:style>
    <style:style style:name="T1082" style:parent-style-name="Domyślnaczcionkaakapitu" style:family="text">
      <style:text-properties fo:background-color="#80FFFF"/>
    </style:style>
    <style:style style:name="P1083" style:parent-style-name="Normalny" style:family="paragraph">
      <style:paragraph-properties fo:text-align="justify" fo:line-height="150%" fo:text-indent="0.2479in"/>
    </style:style>
    <style:style style:name="P1084" style:parent-style-name="Normalny" style:family="paragraph">
      <style:paragraph-properties fo:text-align="justify" fo:line-height="150%"/>
    </style:style>
    <style:style style:name="T1085" style:parent-style-name="Domyślnaczcionkaakapitu" style:family="text">
      <style:text-properties style:text-underline-type="single" style:text-underline-style="solid" style:text-underline-width="auto" style:text-underline-mode="continuous"/>
    </style:style>
    <style:style style:name="P1086" style:parent-style-name="Normalny" style:family="paragraph">
      <style:paragraph-properties fo:text-align="justify" fo:line-height="150%" fo:text-indent="0.2479in"/>
    </style:style>
    <style:style style:name="P1087" style:parent-style-name="Normalny" style:family="paragraph">
      <style:paragraph-properties fo:text-align="justify" fo:line-height="150%"/>
    </style:style>
    <style:style style:name="T1088" style:parent-style-name="Domyślnaczcionkaakapitu" style:family="text">
      <style:text-properties style:text-underline-type="single" style:text-underline-style="solid" style:text-underline-width="auto" style:text-underline-mode="continuous"/>
    </style:style>
    <style:style style:name="P1089" style:parent-style-name="Normalny" style:family="paragraph">
      <style:paragraph-properties fo:text-align="justify" fo:line-height="150%" fo:text-indent="0.2479in"/>
    </style:style>
    <style:style style:name="P1090" style:parent-style-name="Normalny" style:family="paragraph">
      <style:paragraph-properties fo:text-align="justify" fo:line-height="150%" fo:text-indent="0.2479in"/>
    </style:style>
    <style:style style:name="P1091" style:parent-style-name="Normalny" style:family="paragraph">
      <style:paragraph-properties fo:text-align="justify" fo:line-height="150%"/>
    </style:style>
    <style:style style:name="T1092" style:parent-style-name="Domyślnaczcionkaakapitu" style:family="text">
      <style:text-properties style:text-underline-type="single" style:text-underline-style="solid" style:text-underline-width="auto" style:text-underline-mode="continuous"/>
    </style:style>
    <style:style style:name="T1093" style:parent-style-name="Domyślnaczcionkaakapitu" style:family="text">
      <style:text-properties fo:background-color="#80FFFF" style:text-underline-type="single" style:text-underline-style="solid" style:text-underline-width="auto" style:text-underline-mode="continuous"/>
    </style:style>
    <style:style style:name="T1094" style:parent-style-name="Domyślnaczcionkaakapitu" style:family="text">
      <style:text-properties fo:background-color="#80FFFF"/>
    </style:style>
    <style:style style:name="P1095" style:parent-style-name="Normalny" style:family="paragraph">
      <style:paragraph-properties fo:text-align="justify" fo:line-height="150%" fo:text-indent="0.2479in"/>
    </style:style>
    <style:style style:name="P1096" style:parent-style-name="Normalny" style:family="paragraph">
      <style:paragraph-properties fo:text-align="justify" fo:line-height="150%" fo:text-indent="0.2479in"/>
    </style:style>
    <style:style style:name="P1097" style:parent-style-name="Normalny" style:family="paragraph">
      <style:paragraph-properties fo:text-align="justify" fo:line-height="150%" fo:text-indent="0.2479in"/>
    </style:style>
    <style:style style:name="P1098" style:parent-style-name="Normalny" style:family="paragraph">
      <style:paragraph-properties fo:text-align="justify" fo:line-height="150%"/>
    </style:style>
    <style:style style:name="T1099" style:parent-style-name="Domyślnaczcionkaakapitu" style:family="text">
      <style:text-properties fo:background-color="#80FFFF" style:text-underline-type="single" style:text-underline-style="solid" style:text-underline-width="auto" style:text-underline-mode="continuous"/>
    </style:style>
    <style:style style:name="T1100" style:parent-style-name="Domyślnaczcionkaakapitu" style:family="text">
      <style:text-properties style:text-underline-type="single" style:text-underline-style="solid" style:text-underline-width="auto" style:text-underline-mode="continuous"/>
    </style:style>
    <style:style style:name="P1101" style:parent-style-name="Normalny" style:family="paragraph">
      <style:paragraph-properties fo:text-align="justify" fo:line-height="150%" fo:text-indent="0.2479in"/>
    </style:style>
    <style:style style:name="P1102" style:parent-style-name="Normalny" style:family="paragraph">
      <style:paragraph-properties fo:text-align="justify" fo:line-height="150%"/>
    </style:style>
    <style:style style:name="T1103" style:parent-style-name="Domyślnaczcionkaakapitu" style:family="text">
      <style:text-properties style:text-underline-type="single" style:text-underline-style="solid" style:text-underline-width="auto" style:text-underline-mode="continuous"/>
    </style:style>
    <style:style style:name="P1104" style:parent-style-name="Normalny" style:family="paragraph">
      <style:paragraph-properties fo:text-align="justify" fo:line-height="150%" fo:text-indent="0.2479in"/>
    </style:style>
    <style:style style:name="P1105" style:parent-style-name="Normalny" style:family="paragraph">
      <style:paragraph-properties fo:text-align="justify" fo:line-height="150%"/>
    </style:style>
    <style:style style:name="P1106" style:parent-style-name="Normalny" style:family="paragraph">
      <style:paragraph-properties fo:text-align="justify" fo:line-height="150%"/>
    </style:style>
    <style:style style:name="T1107" style:parent-style-name="Domyślnaczcionkaakapitu" style:family="text">
      <style:text-properties fo:background-color="#80FFFF"/>
    </style:style>
    <style:style style:name="P1108" style:parent-style-name="Normalny" style:family="paragraph">
      <style:paragraph-properties fo:text-align="justify" fo:line-height="150%"/>
    </style:style>
    <style:style style:name="P1109" style:parent-style-name="Normalny" style:family="paragraph">
      <style:paragraph-properties fo:text-align="justify" fo:line-height="150%"/>
    </style:style>
    <style:style style:name="P1110" style:parent-style-name="Normalny" style:family="paragraph">
      <style:paragraph-properties fo:text-align="justify" fo:line-height="150%"/>
    </style:style>
    <style:style style:name="P1111" style:parent-style-name="Normalny" style:family="paragraph">
      <style:paragraph-properties fo:text-align="justify" fo:line-height="150%"/>
    </style:style>
    <style:style style:name="T1112" style:parent-style-name="Domyślnaczcionkaakapitu" style:family="text">
      <style:text-properties fo:background-color="#80FFFF"/>
    </style:style>
    <style:style style:name="T1113" style:parent-style-name="Domyślnaczcionkaakapitu" style:family="text">
      <style:text-properties style:text-underline-type="single" style:text-underline-style="solid" style:text-underline-width="auto" style:text-underline-mode="continuous"/>
    </style:style>
    <style:style style:name="T1114" style:parent-style-name="Domyślnaczcionkaakapitu" style:family="text">
      <style:text-properties fo:background-color="#80FFFF"/>
    </style:style>
    <style:style style:name="P1115" style:parent-style-name="Normalny" style:family="paragraph">
      <style:paragraph-properties fo:text-align="justify" fo:line-height="150%"/>
    </style:style>
    <style:style style:name="T1116" style:parent-style-name="Domyślnaczcionkaakapitu" style:family="text">
      <style:text-properties style:text-underline-type="single" style:text-underline-style="solid" style:text-underline-width="auto" style:text-underline-mode="continuous"/>
    </style:style>
    <style:style style:name="T1117" style:parent-style-name="Domyślnaczcionkaakapitu" style:family="text">
      <style:text-properties fo:background-color="#80FFFF" style:text-underline-type="single" style:text-underline-style="solid" style:text-underline-width="auto" style:text-underline-mode="continuous"/>
    </style:style>
    <style:style style:name="T1118" style:parent-style-name="Domyślnaczcionkaakapitu" style:family="text">
      <style:text-properties style:text-underline-type="single" style:text-underline-style="solid" style:text-underline-width="auto" style:text-underline-mode="continuous"/>
    </style:style>
    <style:style style:name="T1119" style:parent-style-name="Domyślnaczcionkaakapitu" style:family="text">
      <style:text-properties fo:background-color="#80FFFF" style:text-underline-type="single" style:text-underline-style="solid" style:text-underline-width="auto" style:text-underline-mode="continuous"/>
    </style:style>
    <style:style style:name="P1120" style:parent-style-name="Normalny" style:family="paragraph">
      <style:paragraph-properties fo:text-align="justify" fo:line-height="150%" fo:text-indent="0.2479in"/>
    </style:style>
    <style:style style:name="P1121" style:parent-style-name="Normalny" style:family="paragraph">
      <style:paragraph-properties fo:text-align="justify" fo:line-height="150%" fo:text-indent="0.2479in"/>
    </style:style>
    <style:style style:name="T1122" style:parent-style-name="Domyślnaczcionkaakapitu" style:family="text">
      <style:text-properties fo:background-color="#80FFFF"/>
    </style:style>
    <style:style style:name="P1123" style:parent-style-name="Normalny" style:family="paragraph">
      <style:paragraph-properties fo:text-align="justify" fo:line-height="150%" fo:text-indent="0.2479in"/>
    </style:style>
    <style:style style:name="P1124" style:parent-style-name="Normalny" style:family="paragraph">
      <style:paragraph-properties fo:text-align="justify" fo:line-height="150%"/>
    </style:style>
    <style:style style:name="T1125" style:parent-style-name="Domyślnaczcionkaakapitu" style:family="text">
      <style:text-properties style:text-underline-type="single" style:text-underline-style="solid" style:text-underline-width="auto" style:text-underline-mode="continuous"/>
    </style:style>
    <style:style style:name="P1126" style:parent-style-name="Normalny" style:family="paragraph">
      <style:paragraph-properties fo:text-align="justify" fo:line-height="150%" fo:text-indent="0.2479in"/>
    </style:style>
    <style:style style:name="P1127" style:parent-style-name="Normalny" style:family="paragraph">
      <style:paragraph-properties fo:text-align="justify" fo:line-height="150%" fo:text-indent="0.2479in"/>
    </style:style>
    <style:style style:name="T1128" style:parent-style-name="Domyślnaczcionkaakapitu" style:family="text">
      <style:text-properties fo:background-color="#80FFFF"/>
    </style:style>
    <style:style style:name="P1129" style:parent-style-name="Normalny" style:family="paragraph">
      <style:paragraph-properties fo:text-align="justify" fo:line-height="150%" fo:text-indent="0.2479in"/>
    </style:style>
    <style:style style:name="T1130" style:parent-style-name="Domyślnaczcionkaakapitu" style:family="text">
      <style:text-properties fo:background-color="#80FFFF"/>
    </style:style>
    <style:style style:name="T1131" style:parent-style-name="Domyślnaczcionkaakapitu" style:family="text">
      <style:text-properties fo:background-color="#80FFFF"/>
    </style:style>
    <style:style style:name="P1132" style:parent-style-name="Normalny" style:family="paragraph">
      <style:paragraph-properties fo:text-align="justify" fo:line-height="150%" fo:text-indent="0.2479in"/>
    </style:style>
    <style:style style:name="T1133" style:parent-style-name="Domyślnaczcionkaakapitu" style:family="text">
      <style:text-properties fo:background-color="#80FFFF"/>
    </style:style>
    <style:style style:name="P1134" style:parent-style-name="Normalny" style:family="paragraph">
      <style:paragraph-properties fo:text-align="justify" fo:line-height="150%" fo:text-indent="0.2479in"/>
    </style:style>
    <style:style style:name="T1135" style:parent-style-name="Domyślnaczcionkaakapitu" style:family="text">
      <style:text-properties fo:background-color="#80FFFF"/>
    </style:style>
    <style:style style:name="T1136" style:parent-style-name="Domyślnaczcionkaakapitu" style:family="text">
      <style:text-properties fo:background-color="#80FFFF"/>
    </style:style>
    <style:style style:name="P1137" style:parent-style-name="Normalny" style:family="paragraph">
      <style:paragraph-properties fo:text-align="justify" fo:line-height="150%" fo:text-indent="0.2479in"/>
    </style:style>
    <style:style style:name="T1138" style:parent-style-name="Domyślnaczcionkaakapitu" style:family="text">
      <style:text-properties fo:background-color="#80FFFF"/>
    </style:style>
    <style:style style:name="P1139" style:parent-style-name="Normalny" style:family="paragraph">
      <style:paragraph-properties fo:text-align="justify" fo:line-height="150%" fo:text-indent="0.2479in"/>
    </style:style>
    <style:style style:name="T1140" style:parent-style-name="Domyślnaczcionkaakapitu" style:family="text">
      <style:text-properties fo:background-color="#80FFFF"/>
    </style:style>
    <style:style style:name="T1141" style:parent-style-name="Domyślnaczcionkaakapitu" style:family="text">
      <style:text-properties fo:background-color="#80FFFF"/>
    </style:style>
    <style:style style:name="P1142" style:parent-style-name="Normalny" style:family="paragraph">
      <style:paragraph-properties fo:text-align="justify" fo:line-height="150%" fo:text-indent="0.2479in"/>
    </style:style>
    <style:style style:name="T1143" style:parent-style-name="Domyślnaczcionkaakapitu" style:family="text">
      <style:text-properties fo:background-color="#80FFFF"/>
    </style:style>
    <style:style style:name="P1144" style:parent-style-name="Normalny" style:family="paragraph">
      <style:paragraph-properties fo:text-align="justify" fo:line-height="150%" fo:text-indent="0.2479in"/>
    </style:style>
    <style:style style:name="T1145" style:parent-style-name="Domyślnaczcionkaakapitu" style:family="text">
      <style:text-properties fo:background-color="#80FFFF"/>
    </style:style>
    <style:style style:name="P1146" style:parent-style-name="Normalny" style:family="paragraph">
      <style:paragraph-properties fo:text-align="justify" fo:line-height="150%" fo:text-indent="0.2479in"/>
    </style:style>
    <style:style style:name="T1147" style:parent-style-name="Domyślnaczcionkaakapitu" style:family="text">
      <style:text-properties fo:background-color="#80FFFF"/>
    </style:style>
    <style:style style:name="T1148" style:parent-style-name="Domyślnaczcionkaakapitu" style:family="text">
      <style:text-properties fo:background-color="#80FFFF"/>
    </style:style>
    <style:style style:name="P1149" style:parent-style-name="Normalny" style:family="paragraph">
      <style:paragraph-properties fo:text-align="justify" fo:line-height="150%" fo:text-indent="0.2479in"/>
    </style:style>
    <style:style style:name="T1150" style:parent-style-name="Domyślnaczcionkaakapitu" style:family="text">
      <style:text-properties fo:background-color="#80FFFF"/>
    </style:style>
    <style:style style:name="T1151" style:parent-style-name="Domyślnaczcionkaakapitu" style:family="text">
      <style:text-properties fo:background-color="#80FFFF"/>
    </style:style>
    <style:style style:name="P1152" style:parent-style-name="Normalny" style:family="paragraph">
      <style:paragraph-properties fo:text-align="justify" fo:line-height="150%" fo:text-indent="0.2479in"/>
    </style:style>
    <style:style style:name="T1153" style:parent-style-name="Domyślnaczcionkaakapitu" style:family="text">
      <style:text-properties fo:background-color="#80FFFF"/>
    </style:style>
    <style:style style:name="T1154" style:parent-style-name="Domyślnaczcionkaakapitu" style:family="text">
      <style:text-properties fo:background-color="#80FFFF"/>
    </style:style>
    <style:style style:name="T1155" style:parent-style-name="Domyślnaczcionkaakapitu" style:family="text">
      <style:text-properties fo:background-color="#80FFFF"/>
    </style:style>
    <style:style style:name="T1156" style:parent-style-name="Domyślnaczcionkaakapitu" style:family="text">
      <style:text-properties fo:background-color="#80FFFF"/>
    </style:style>
    <style:style style:name="T1157" style:parent-style-name="Domyślnaczcionkaakapitu" style:family="text">
      <style:text-properties fo:background-color="#80FFFF"/>
    </style:style>
    <style:style style:name="T1158" style:parent-style-name="Domyślnaczcionkaakapitu" style:family="text">
      <style:text-properties fo:background-color="#80FFFF"/>
    </style:style>
    <style:style style:name="T1159" style:parent-style-name="Domyślnaczcionkaakapitu" style:family="text">
      <style:text-properties fo:background-color="#80FFFF"/>
    </style:style>
    <style:style style:name="T1160" style:parent-style-name="Domyślnaczcionkaakapitu" style:family="text">
      <style:text-properties fo:background-color="#80FFFF"/>
    </style:style>
    <style:style style:name="T1161" style:parent-style-name="Domyślnaczcionkaakapitu" style:family="text">
      <style:text-properties fo:background-color="#80FFFF"/>
    </style:style>
    <style:style style:name="T1162" style:parent-style-name="Domyślnaczcionkaakapitu" style:family="text">
      <style:text-properties fo:background-color="#80FFFF"/>
    </style:style>
    <style:style style:name="P1163" style:parent-style-name="Normalny" style:family="paragraph">
      <style:paragraph-properties fo:text-align="justify" fo:line-height="150%" fo:text-indent="0.2479in"/>
    </style:style>
    <style:style style:name="P1164" style:parent-style-name="Normalny" style:family="paragraph">
      <style:paragraph-properties fo:text-align="justify" fo:line-height="150%" fo:text-indent="0.2479in"/>
    </style:style>
    <style:style style:name="T1165" style:parent-style-name="Domyślnaczcionkaakapitu" style:family="text">
      <style:text-properties fo:background-color="#80FFFF"/>
    </style:style>
    <style:style style:name="T1166" style:parent-style-name="Domyślnaczcionkaakapitu" style:family="text">
      <style:text-properties fo:background-color="#80FFFF"/>
    </style:style>
    <style:style style:name="T1167" style:parent-style-name="Domyślnaczcionkaakapitu" style:family="text">
      <style:text-properties fo:background-color="#80FFFF"/>
    </style:style>
    <style:style style:name="T1168" style:parent-style-name="Domyślnaczcionkaakapitu" style:family="text">
      <style:text-properties fo:background-color="#80FFFF"/>
    </style:style>
    <style:style style:name="T1169" style:parent-style-name="Domyślnaczcionkaakapitu" style:family="text">
      <style:text-properties fo:background-color="#80FFFF"/>
    </style:style>
    <style:style style:name="P1170" style:parent-style-name="Normalny" style:family="paragraph">
      <style:paragraph-properties fo:text-align="justify" fo:line-height="150%" fo:text-indent="0.2479in"/>
    </style:style>
    <style:style style:name="T1171" style:parent-style-name="Domyślnaczcionkaakapitu" style:family="text">
      <style:text-properties fo:background-color="#80FFFF"/>
    </style:style>
    <style:style style:name="P1172" style:parent-style-name="Normalny" style:family="paragraph">
      <style:paragraph-properties fo:text-align="justify" fo:line-height="150%" fo:text-indent="0.2479in"/>
    </style:style>
    <style:style style:name="T1173" style:parent-style-name="Domyślnaczcionkaakapitu" style:family="text">
      <style:text-properties fo:background-color="#80FFFF"/>
    </style:style>
    <style:style style:name="T1174" style:parent-style-name="Domyślnaczcionkaakapitu" style:family="text">
      <style:text-properties fo:background-color="#80FFFF"/>
    </style:style>
    <style:style style:name="T1175" style:parent-style-name="Domyślnaczcionkaakapitu" style:family="text">
      <style:text-properties fo:background-color="#80FFFF"/>
    </style:style>
    <style:style style:name="T1176" style:parent-style-name="Domyślnaczcionkaakapitu" style:family="text">
      <style:text-properties fo:background-color="#80FFFF"/>
    </style:style>
    <style:style style:name="T1177" style:parent-style-name="Domyślnaczcionkaakapitu" style:family="text">
      <style:text-properties fo:background-color="#80FFFF"/>
    </style:style>
    <style:style style:name="T1178" style:parent-style-name="Domyślnaczcionkaakapitu" style:family="text">
      <style:text-properties fo:background-color="#80FFFF"/>
    </style:style>
    <style:style style:name="P1179" style:parent-style-name="Normalny" style:family="paragraph">
      <style:paragraph-properties fo:text-align="justify" fo:line-height="150%" fo:text-indent="0.2479in"/>
    </style:style>
    <style:style style:name="T1180" style:parent-style-name="Domyślnaczcionkaakapitu" style:family="text">
      <style:text-properties fo:background-color="#80FFFF"/>
    </style:style>
    <style:style style:name="T1181" style:parent-style-name="Domyślnaczcionkaakapitu" style:family="text">
      <style:text-properties fo:background-color="#80FFFF"/>
    </style:style>
    <style:style style:name="T1182" style:parent-style-name="Domyślnaczcionkaakapitu" style:family="text">
      <style:text-properties fo:background-color="#80FFFF"/>
    </style:style>
    <style:style style:name="P1183" style:parent-style-name="Normalny" style:family="paragraph">
      <style:paragraph-properties fo:text-align="justify" fo:line-height="150%" fo:text-indent="0.2479in"/>
    </style:style>
    <style:style style:name="P1184" style:parent-style-name="Normalny" style:family="paragraph">
      <style:paragraph-properties fo:text-align="justify" fo:line-height="150%" fo:text-indent="0.2479in"/>
    </style:style>
    <style:style style:name="T1185" style:parent-style-name="Domyślnaczcionkaakapitu" style:family="text">
      <style:text-properties fo:background-color="#80FFFF"/>
    </style:style>
    <style:style style:name="T1186" style:parent-style-name="Domyślnaczcionkaakapitu" style:family="text">
      <style:text-properties fo:background-color="#80FFFF"/>
    </style:style>
    <style:style style:name="T1187" style:parent-style-name="Domyślnaczcionkaakapitu" style:family="text">
      <style:text-properties fo:background-color="#80FFFF"/>
    </style:style>
    <style:style style:name="T1188" style:parent-style-name="Domyślnaczcionkaakapitu" style:family="text">
      <style:text-properties fo:background-color="#80FFFF"/>
    </style:style>
    <style:style style:name="T1189" style:parent-style-name="Domyślnaczcionkaakapitu" style:family="text">
      <style:text-properties fo:background-color="#80FFFF"/>
    </style:style>
    <style:style style:name="P1190" style:parent-style-name="Normalny" style:family="paragraph">
      <style:paragraph-properties fo:text-align="justify" fo:line-height="150%"/>
    </style:style>
    <style:style style:name="T1191" style:parent-style-name="Domyślnaczcionkaakapitu" style:family="text">
      <style:text-properties style:text-underline-type="single" style:text-underline-style="solid" style:text-underline-width="auto" style:text-underline-mode="continuous"/>
    </style:style>
    <style:style style:name="P1192" style:parent-style-name="Normalny" style:family="paragraph">
      <style:paragraph-properties fo:text-align="justify" fo:line-height="150%" fo:text-indent="0.2479in"/>
    </style:style>
    <style:style style:name="T1193" style:parent-style-name="Domyślnaczcionkaakapitu" style:family="text">
      <style:text-properties fo:background-color="#80FFFF"/>
    </style:style>
    <style:style style:name="P1194" style:parent-style-name="Normalny" style:family="paragraph">
      <style:paragraph-properties fo:text-align="justify" fo:line-height="150%" fo:text-indent="0.2479in"/>
    </style:style>
    <style:style style:name="P1195" style:parent-style-name="Normalny" style:family="paragraph">
      <style:paragraph-properties fo:text-align="justify" fo:line-height="150%"/>
    </style:style>
    <style:style style:name="T1196" style:parent-style-name="Domyślnaczcionkaakapitu" style:family="text">
      <style:text-properties style:text-underline-type="single" style:text-underline-style="solid" style:text-underline-width="auto" style:text-underline-mode="continuous"/>
    </style:style>
    <style:style style:name="P1197" style:parent-style-name="Normalny" style:family="paragraph">
      <style:paragraph-properties fo:text-align="justify" fo:line-height="150%" fo:text-indent="0.2479in"/>
    </style:style>
    <style:style style:name="T1198" style:parent-style-name="Domyślnaczcionkaakapitu" style:family="text">
      <style:text-properties fo:background-color="#80FFFF"/>
    </style:style>
    <style:style style:name="P1199" style:parent-style-name="Normalny" style:family="paragraph">
      <style:paragraph-properties fo:text-align="justify" fo:line-height="150%" fo:text-indent="0.2479in"/>
    </style:style>
    <style:style style:name="T1200" style:parent-style-name="Domyślnaczcionkaakapitu" style:family="text">
      <style:text-properties fo:background-color="#80FFFF"/>
    </style:style>
    <style:style style:name="P1201" style:parent-style-name="Normalny" style:family="paragraph">
      <style:paragraph-properties fo:text-align="justify" fo:line-height="150%" fo:text-indent="0.2479in"/>
    </style:style>
    <style:style style:name="T1202" style:parent-style-name="Domyślnaczcionkaakapitu" style:family="text">
      <style:text-properties fo:background-color="#80FFFF"/>
    </style:style>
    <style:style style:name="P1203" style:parent-style-name="Normalny" style:family="paragraph">
      <style:paragraph-properties fo:text-align="justify" fo:line-height="150%" fo:text-indent="0.2479in"/>
    </style:style>
    <style:style style:name="T1204" style:parent-style-name="Domyślnaczcionkaakapitu" style:family="text">
      <style:text-properties fo:background-color="#80FFFF"/>
    </style:style>
    <style:style style:name="T1205" style:parent-style-name="Domyślnaczcionkaakapitu" style:family="text">
      <style:text-properties fo:background-color="#80FFFF"/>
    </style:style>
    <style:style style:name="T1206" style:parent-style-name="Domyślnaczcionkaakapitu" style:family="text">
      <style:text-properties fo:background-color="#80FFFF"/>
    </style:style>
    <style:style style:name="T1207" style:parent-style-name="Domyślnaczcionkaakapitu" style:family="text">
      <style:text-properties fo:background-color="#80FFFF"/>
    </style:style>
    <style:style style:name="T1208" style:parent-style-name="Domyślnaczcionkaakapitu" style:family="text">
      <style:text-properties fo:background-color="#80FFFF"/>
    </style:style>
    <style:style style:name="T1209" style:parent-style-name="Domyślnaczcionkaakapitu" style:family="text">
      <style:text-properties fo:background-color="#80FFFF"/>
    </style:style>
    <style:style style:name="P1210" style:parent-style-name="Normalny" style:family="paragraph">
      <style:paragraph-properties fo:text-align="justify" fo:line-height="150%" fo:text-indent="0.2479in"/>
    </style:style>
    <style:style style:name="T1211" style:parent-style-name="Domyślnaczcionkaakapitu" style:family="text">
      <style:text-properties fo:background-color="#80FFFF"/>
    </style:style>
    <style:style style:name="P1212" style:parent-style-name="Normalny" style:family="paragraph">
      <style:paragraph-properties fo:text-align="justify" fo:line-height="150%" fo:text-indent="0.2479in"/>
    </style:style>
    <style:style style:name="T1213" style:parent-style-name="Domyślnaczcionkaakapitu" style:family="text">
      <style:text-properties fo:background-color="#80FFFF"/>
    </style:style>
    <style:style style:name="P1214" style:parent-style-name="Normalny" style:family="paragraph">
      <style:paragraph-properties fo:text-align="justify" fo:line-height="150%" fo:text-indent="0.2479in"/>
    </style:style>
    <style:style style:name="T1215" style:parent-style-name="Domyślnaczcionkaakapitu" style:family="text">
      <style:text-properties fo:background-color="#80FFFF"/>
    </style:style>
    <style:style style:name="T1216" style:parent-style-name="Domyślnaczcionkaakapitu" style:family="text">
      <style:text-properties fo:background-color="#80FFFF"/>
    </style:style>
    <style:style style:name="T1217" style:parent-style-name="Domyślnaczcionkaakapitu" style:family="text">
      <style:text-properties fo:background-color="#80FFFF"/>
    </style:style>
    <style:style style:name="P1218" style:parent-style-name="Normalny" style:family="paragraph">
      <style:paragraph-properties fo:text-align="justify" fo:line-height="150%" fo:text-indent="0.2479in"/>
    </style:style>
    <style:style style:name="T1219" style:parent-style-name="Domyślnaczcionkaakapitu" style:family="text">
      <style:text-properties fo:background-color="#80FFFF"/>
    </style:style>
    <style:style style:name="T1220" style:parent-style-name="Domyślnaczcionkaakapitu" style:family="text">
      <style:text-properties fo:background-color="#80FFFF"/>
    </style:style>
    <style:style style:name="T1221" style:parent-style-name="Domyślnaczcionkaakapitu" style:family="text">
      <style:text-properties fo:background-color="#80FFFF"/>
    </style:style>
    <style:style style:name="P1222" style:parent-style-name="Normalny" style:family="paragraph">
      <style:paragraph-properties fo:text-align="justify" fo:line-height="150%" fo:text-indent="0.2479in"/>
    </style:style>
    <style:style style:name="P1223" style:parent-style-name="Normalny" style:family="paragraph">
      <style:paragraph-properties fo:text-align="justify" fo:line-height="150%" fo:text-indent="0.2479in"/>
    </style:style>
    <style:style style:name="T1224" style:parent-style-name="Domyślnaczcionkaakapitu" style:family="text">
      <style:text-properties fo:background-color="#80FFFF"/>
    </style:style>
    <style:style style:name="T1225" style:parent-style-name="Domyślnaczcionkaakapitu" style:family="text">
      <style:text-properties fo:background-color="#80FFFF"/>
    </style:style>
    <style:style style:name="T1226" style:parent-style-name="Domyślnaczcionkaakapitu" style:family="text">
      <style:text-properties fo:background-color="#80FFFF"/>
    </style:style>
    <style:style style:name="P1227" style:parent-style-name="Normalny" style:family="paragraph">
      <style:paragraph-properties fo:text-align="justify" fo:line-height="150%"/>
    </style:style>
    <style:style style:name="T1228" style:parent-style-name="Domyślnaczcionkaakapitu" style:family="text">
      <style:text-properties style:text-underline-type="single" style:text-underline-style="solid" style:text-underline-width="auto" style:text-underline-mode="continuous"/>
    </style:style>
    <style:style style:name="T1229" style:parent-style-name="Domyślnaczcionkaakapitu" style:family="text">
      <style:text-properties fo:background-color="#80FFFF" style:text-underline-type="single" style:text-underline-style="solid" style:text-underline-width="auto" style:text-underline-mode="continuous"/>
    </style:style>
    <style:style style:name="P1230" style:parent-style-name="Normalny" style:family="paragraph">
      <style:paragraph-properties fo:text-align="justify" fo:line-height="150%" fo:text-indent="0.2479in"/>
    </style:style>
    <style:style style:name="P1231" style:parent-style-name="Normalny" style:family="paragraph">
      <style:paragraph-properties fo:text-align="justify" fo:line-height="150%">
        <style:tab-stops>
          <style:tab-stop style:type="left" style:position="3.6506in"/>
        </style:tab-stops>
      </style:paragraph-properties>
    </style:style>
    <style:style style:name="T1232" style:parent-style-name="Domyślnaczcionkaakapitu" style:family="text">
      <style:text-properties style:text-underline-type="single" style:text-underline-style="solid" style:text-underline-width="auto" style:text-underline-mode="continuous"/>
    </style:style>
    <style:style style:name="T1233" style:parent-style-name="Domyślnaczcionkaakapitu" style:family="text">
      <style:text-properties fo:background-color="#80FFFF" style:text-underline-type="single" style:text-underline-style="solid" style:text-underline-width="auto" style:text-underline-mode="continuous"/>
    </style:style>
    <style:style style:name="T1234" style:parent-style-name="Domyślnaczcionkaakapitu" style:family="text">
      <style:text-properties style:text-underline-type="single" style:text-underline-style="solid" style:text-underline-width="auto" style:text-underline-mode="continuous"/>
    </style:style>
    <style:style style:name="P1235" style:parent-style-name="Normalny" style:family="paragraph">
      <style:paragraph-properties fo:text-align="justify" fo:line-height="150%" fo:text-indent="0.2479in"/>
    </style:style>
    <style:style style:name="T1236" style:parent-style-name="Domyślnaczcionkaakapitu" style:family="text">
      <style:text-properties fo:background-color="#80FFFF"/>
    </style:style>
    <style:style style:name="T1237" style:parent-style-name="Domyślnaczcionkaakapitu" style:family="text">
      <style:text-properties fo:background-color="#80FFFF"/>
    </style:style>
    <style:style style:name="T1238" style:parent-style-name="Domyślnaczcionkaakapitu" style:family="text">
      <style:text-properties fo:background-color="#80FFFF"/>
    </style:style>
    <style:style style:name="T1239" style:parent-style-name="Domyślnaczcionkaakapitu" style:family="text">
      <style:text-properties fo:background-color="#80FFFF"/>
    </style:style>
    <style:style style:name="P1240" style:parent-style-name="Normalny" style:family="paragraph">
      <style:paragraph-properties fo:text-align="justify" fo:line-height="150%" fo:text-indent="0.2479in"/>
    </style:style>
    <style:style style:name="P1241" style:parent-style-name="Normalny" style:family="paragraph">
      <style:paragraph-properties fo:text-align="justify" fo:line-height="150%"/>
    </style:style>
    <style:style style:name="T1242" style:parent-style-name="Domyślnaczcionkaakapitu" style:family="text">
      <style:text-properties style:text-underline-type="single" style:text-underline-style="solid" style:text-underline-width="auto" style:text-underline-mode="continuous"/>
    </style:style>
    <style:style style:name="T1243" style:parent-style-name="Domyślnaczcionkaakapitu" style:family="text">
      <style:text-properties fo:background-color="#80FFFF"/>
    </style:style>
    <style:style style:name="P1244" style:parent-style-name="Normalny" style:family="paragraph">
      <style:paragraph-properties fo:text-align="justify" fo:line-height="150%" fo:text-indent="0.2479in"/>
    </style:style>
    <style:style style:name="T1245" style:parent-style-name="Domyślnaczcionkaakapitu" style:family="text">
      <style:text-properties fo:background-color="#80FFFF"/>
    </style:style>
    <style:style style:name="P1246" style:parent-style-name="Normalny" style:family="paragraph">
      <style:paragraph-properties fo:text-align="justify" fo:line-height="150%" fo:text-indent="0.2479in"/>
    </style:style>
    <style:style style:name="T1247" style:parent-style-name="Domyślnaczcionkaakapitu" style:family="text">
      <style:text-properties fo:background-color="#80FFFF"/>
    </style:style>
    <style:style style:name="T1248" style:parent-style-name="Domyślnaczcionkaakapitu" style:family="text">
      <style:text-properties fo:background-color="#80FFFF"/>
    </style:style>
    <style:style style:name="P1249" style:parent-style-name="Normalny" style:family="paragraph">
      <style:paragraph-properties fo:text-align="justify" fo:line-height="150%"/>
    </style:style>
    <style:style style:name="T1250" style:parent-style-name="Domyślnaczcionkaakapitu" style:family="text">
      <style:text-properties style:text-underline-type="single" style:text-underline-style="solid" style:text-underline-width="auto" style:text-underline-mode="continuous"/>
    </style:style>
    <style:style style:name="T1251" style:parent-style-name="Domyślnaczcionkaakapitu" style:family="text">
      <style:text-properties fo:background-color="#80FFFF" style:text-underline-type="single" style:text-underline-style="solid" style:text-underline-width="auto" style:text-underline-mode="continuous"/>
    </style:style>
    <style:style style:name="T1252" style:parent-style-name="Domyślnaczcionkaakapitu" style:family="text">
      <style:text-properties style:text-underline-type="single" style:text-underline-style="solid" style:text-underline-width="auto" style:text-underline-mode="continuous"/>
    </style:style>
    <style:style style:name="T1253" style:parent-style-name="Domyślnaczcionkaakapitu" style:family="text">
      <style:text-properties fo:background-color="#80FFFF" style:text-underline-type="single" style:text-underline-style="solid" style:text-underline-width="auto" style:text-underline-mode="continuous"/>
    </style:style>
    <style:style style:name="T1254" style:parent-style-name="Domyślnaczcionkaakapitu" style:family="text">
      <style:text-properties style:text-underline-type="single" style:text-underline-style="solid" style:text-underline-width="auto" style:text-underline-mode="continuous"/>
    </style:style>
    <style:style style:name="T1255" style:parent-style-name="Domyślnaczcionkaakapitu" style:family="text">
      <style:text-properties fo:background-color="#80FFFF"/>
    </style:style>
    <style:style style:name="P1256" style:parent-style-name="Normalny" style:family="paragraph">
      <style:paragraph-properties fo:text-align="justify" fo:line-height="150%" fo:text-indent="0.2479in"/>
    </style:style>
    <style:style style:name="P1257" style:parent-style-name="Normalny" style:family="paragraph">
      <style:paragraph-properties fo:text-align="justify" fo:line-height="150%"/>
    </style:style>
    <style:style style:name="T1258" style:parent-style-name="Domyślnaczcionkaakapitu" style:family="text">
      <style:text-properties style:text-underline-type="single" style:text-underline-style="solid" style:text-underline-width="auto" style:text-underline-mode="continuous"/>
    </style:style>
    <style:style style:name="P1259" style:parent-style-name="Normalny" style:family="paragraph">
      <style:paragraph-properties fo:text-align="justify" fo:line-height="150%" fo:text-indent="0.2479in"/>
    </style:style>
    <style:style style:name="P1260" style:parent-style-name="Normalny" style:family="paragraph">
      <style:paragraph-properties fo:text-align="justify" fo:line-height="150%" fo:text-indent="0.2479in"/>
    </style:style>
    <style:style style:name="P1261" style:parent-style-name="Normalny" style:family="paragraph">
      <style:paragraph-properties fo:text-align="justify" fo:line-height="150%" fo:text-indent="0.2479in"/>
    </style:style>
    <style:style style:name="T1262" style:parent-style-name="Domyślnaczcionkaakapitu" style:family="text">
      <style:text-properties fo:background-color="#80FFFF"/>
    </style:style>
    <style:style style:name="T1263" style:parent-style-name="Domyślnaczcionkaakapitu" style:family="text">
      <style:text-properties fo:background-color="#80FFFF"/>
    </style:style>
    <style:style style:name="P1264" style:parent-style-name="Normalny" style:family="paragraph">
      <style:paragraph-properties fo:text-align="justify" fo:line-height="150%" fo:text-indent="0.2479in"/>
    </style:style>
    <style:style style:name="T1265" style:parent-style-name="Domyślnaczcionkaakapitu" style:family="text">
      <style:text-properties fo:background-color="#80FFFF"/>
    </style:style>
    <style:style style:name="T1266" style:parent-style-name="Domyślnaczcionkaakapitu" style:family="text">
      <style:text-properties fo:background-color="#80FFFF"/>
    </style:style>
    <style:style style:name="T1267" style:parent-style-name="Domyślnaczcionkaakapitu" style:family="text">
      <style:text-properties fo:background-color="#80FFFF"/>
    </style:style>
    <style:style style:name="T1268" style:parent-style-name="Domyślnaczcionkaakapitu" style:family="text">
      <style:text-properties fo:background-color="#80FFFF"/>
    </style:style>
    <style:style style:name="T1269" style:parent-style-name="Domyślnaczcionkaakapitu" style:family="text">
      <style:text-properties fo:background-color="#80FFFF"/>
    </style:style>
    <style:style style:name="P1270" style:parent-style-name="Normalny" style:family="paragraph">
      <style:paragraph-properties fo:text-align="justify" fo:line-height="150%"/>
    </style:style>
    <style:style style:name="T1271" style:parent-style-name="Domyślnaczcionkaakapitu" style:family="text">
      <style:text-properties style:text-underline-type="single" style:text-underline-style="solid" style:text-underline-width="auto" style:text-underline-mode="continuous"/>
    </style:style>
    <style:style style:name="T1272" style:parent-style-name="Domyślnaczcionkaakapitu" style:family="text">
      <style:text-properties fo:background-color="#80FFFF" style:text-underline-type="single" style:text-underline-style="solid" style:text-underline-width="auto" style:text-underline-mode="continuous"/>
    </style:style>
    <style:style style:name="P1273" style:parent-style-name="Normalny" style:family="paragraph">
      <style:paragraph-properties fo:text-align="justify" fo:line-height="150%" fo:text-indent="0.2479in"/>
    </style:style>
    <style:style style:name="P1274" style:parent-style-name="Normalny" style:family="paragraph">
      <style:paragraph-properties fo:text-align="justify" fo:line-height="150%"/>
    </style:style>
    <style:style style:name="T1275" style:parent-style-name="Domyślnaczcionkaakapitu" style:family="text">
      <style:text-properties style:text-underline-type="single" style:text-underline-style="solid" style:text-underline-width="auto" style:text-underline-mode="continuous"/>
    </style:style>
    <style:style style:name="P1276" style:parent-style-name="Normalny" style:family="paragraph">
      <style:paragraph-properties fo:text-align="justify" fo:line-height="150%" fo:text-indent="0.2479in"/>
    </style:style>
    <style:style style:name="P1277" style:parent-style-name="Normalny" style:family="paragraph">
      <style:paragraph-properties fo:text-align="justify" fo:line-height="150%" fo:text-indent="0.2479in"/>
    </style:style>
    <style:style style:name="P1278" style:parent-style-name="Normalny" style:family="paragraph">
      <style:paragraph-properties fo:text-align="justify" fo:line-height="150%" fo:text-indent="0.2479in"/>
    </style:style>
    <style:style style:name="T1279" style:parent-style-name="Domyślnaczcionkaakapitu" style:family="text">
      <style:text-properties fo:background-color="#80FFFF"/>
    </style:style>
    <style:style style:name="T1280" style:parent-style-name="Domyślnaczcionkaakapitu" style:family="text">
      <style:text-properties fo:background-color="#80FFFF"/>
    </style:style>
    <style:style style:name="T1281" style:parent-style-name="Domyślnaczcionkaakapitu" style:family="text">
      <style:text-properties fo:background-color="#80FFFF"/>
    </style:style>
    <style:style style:name="T1282" style:parent-style-name="Domyślnaczcionkaakapitu" style:family="text">
      <style:text-properties fo:background-color="#80FFFF"/>
    </style:style>
    <style:style style:name="P1283" style:parent-style-name="Normalny" style:family="paragraph">
      <style:paragraph-properties fo:text-align="justify" fo:line-height="150%" fo:text-indent="0.2479in"/>
    </style:style>
    <style:style style:name="P1284" style:parent-style-name="Normalny" style:family="paragraph">
      <style:paragraph-properties fo:text-align="justify" fo:line-height="150%" fo:text-indent="0.2479in"/>
    </style:style>
    <style:style style:name="T1285" style:parent-style-name="Domyślnaczcionkaakapitu" style:family="text">
      <style:text-properties fo:background-color="#80FFFF"/>
    </style:style>
    <style:style style:name="T1286" style:parent-style-name="Domyślnaczcionkaakapitu" style:family="text">
      <style:text-properties fo:background-color="#80FFFF"/>
    </style:style>
    <style:style style:name="P1287" style:parent-style-name="Normalny" style:family="paragraph">
      <style:paragraph-properties fo:text-align="justify" fo:line-height="150%"/>
    </style:style>
    <style:style style:name="T1288" style:parent-style-name="Domyślnaczcionkaakapitu" style:family="text">
      <style:text-properties style:text-underline-type="single" style:text-underline-style="solid" style:text-underline-width="auto" style:text-underline-mode="continuous"/>
    </style:style>
    <style:style style:name="T1289" style:parent-style-name="Domyślnaczcionkaakapitu" style:family="text">
      <style:text-properties fo:background-color="#80FFFF" style:text-underline-type="single" style:text-underline-style="solid" style:text-underline-width="auto" style:text-underline-mode="continuous"/>
    </style:style>
    <style:style style:name="T1290" style:parent-style-name="Domyślnaczcionkaakapitu" style:family="text">
      <style:text-properties style:text-underline-type="single" style:text-underline-style="solid" style:text-underline-width="auto" style:text-underline-mode="continuous"/>
    </style:style>
    <style:style style:name="T1291" style:parent-style-name="Domyślnaczcionkaakapitu" style:family="text">
      <style:text-properties fo:background-color="#80FFFF" style:text-underline-type="single" style:text-underline-style="solid" style:text-underline-width="auto" style:text-underline-mode="continuous"/>
    </style:style>
    <style:style style:name="T1292" style:parent-style-name="Domyślnaczcionkaakapitu" style:family="text">
      <style:text-properties fo:background-color="#80FFFF"/>
    </style:style>
    <style:style style:name="P1293" style:parent-style-name="Normalny" style:family="paragraph">
      <style:paragraph-properties fo:text-align="justify" fo:line-height="150%" fo:text-indent="0.2479in"/>
    </style:style>
    <style:style style:name="P1294" style:parent-style-name="Normalny" style:family="paragraph">
      <style:paragraph-properties fo:text-align="justify" fo:line-height="150%"/>
    </style:style>
    <style:style style:name="T1295" style:parent-style-name="Domyślnaczcionkaakapitu" style:family="text">
      <style:text-properties style:text-underline-type="single" style:text-underline-style="solid" style:text-underline-width="auto" style:text-underline-mode="continuous"/>
    </style:style>
    <style:style style:name="P1296" style:parent-style-name="Normalny" style:family="paragraph">
      <style:paragraph-properties fo:text-align="justify" fo:line-height="150%" fo:text-indent="0.2479in"/>
    </style:style>
    <style:style style:name="P1297" style:parent-style-name="Normalny" style:family="paragraph">
      <style:paragraph-properties fo:text-align="justify" fo:line-height="150%" fo:text-indent="0.2479in"/>
    </style:style>
    <style:style style:name="P1298" style:parent-style-name="Normalny" style:family="paragraph">
      <style:paragraph-properties fo:text-align="justify" fo:line-height="150%" fo:text-indent="0.2479in"/>
    </style:style>
    <style:style style:name="T1299" style:parent-style-name="Domyślnaczcionkaakapitu" style:family="text">
      <style:text-properties fo:background-color="#80FFFF"/>
    </style:style>
    <style:style style:name="T1300" style:parent-style-name="Domyślnaczcionkaakapitu" style:family="text">
      <style:text-properties fo:background-color="#80FFFF"/>
    </style:style>
    <style:style style:name="P1301" style:parent-style-name="Normalny" style:family="paragraph">
      <style:paragraph-properties fo:text-align="justify" fo:line-height="150%" fo:text-indent="0.2479in"/>
    </style:style>
    <style:style style:name="T1302" style:parent-style-name="Domyślnaczcionkaakapitu" style:family="text">
      <style:text-properties fo:background-color="#80FFFF"/>
    </style:style>
    <style:style style:name="T1303" style:parent-style-name="Domyślnaczcionkaakapitu" style:family="text">
      <style:text-properties fo:background-color="#80FFFF"/>
    </style:style>
    <style:style style:name="P1304" style:parent-style-name="Normalny" style:family="paragraph">
      <style:paragraph-properties fo:text-align="justify" fo:line-height="150%"/>
    </style:style>
    <style:style style:name="T1305" style:parent-style-name="Domyślnaczcionkaakapitu" style:family="text">
      <style:text-properties style:text-underline-type="single" style:text-underline-style="solid" style:text-underline-width="auto" style:text-underline-mode="continuous"/>
    </style:style>
    <style:style style:name="T1306" style:parent-style-name="Domyślnaczcionkaakapitu" style:family="text">
      <style:text-properties fo:background-color="#80FFFF" style:text-underline-type="single" style:text-underline-style="solid" style:text-underline-width="auto" style:text-underline-mode="continuous"/>
    </style:style>
    <style:style style:name="T1307" style:parent-style-name="Domyślnaczcionkaakapitu" style:family="text">
      <style:text-properties style:text-underline-type="single" style:text-underline-style="solid" style:text-underline-width="auto" style:text-underline-mode="continuous"/>
    </style:style>
    <style:style style:name="T1308" style:parent-style-name="Domyślnaczcionkaakapitu" style:family="text">
      <style:text-properties fo:background-color="#80FFFF" style:text-underline-type="single" style:text-underline-style="solid" style:text-underline-width="auto" style:text-underline-mode="continuous"/>
    </style:style>
    <style:style style:name="T1309" style:parent-style-name="Domyślnaczcionkaakapitu" style:family="text">
      <style:text-properties fo:background-color="#80FFFF"/>
    </style:style>
    <style:style style:name="P1310" style:parent-style-name="Normalny" style:family="paragraph">
      <style:paragraph-properties fo:text-align="justify" fo:line-height="150%" fo:text-indent="0.2479in"/>
    </style:style>
    <style:style style:name="P1311" style:parent-style-name="Normalny" style:family="paragraph">
      <style:paragraph-properties fo:text-align="justify" fo:line-height="150%"/>
    </style:style>
    <style:style style:name="T1312" style:parent-style-name="Domyślnaczcionkaakapitu" style:family="text">
      <style:text-properties style:text-underline-type="single" style:text-underline-style="solid" style:text-underline-width="auto" style:text-underline-mode="continuous"/>
    </style:style>
    <style:style style:name="P1313" style:parent-style-name="Normalny" style:family="paragraph">
      <style:paragraph-properties fo:text-align="justify" fo:line-height="150%" fo:text-indent="0.2479in"/>
    </style:style>
    <style:style style:name="P1314" style:parent-style-name="Normalny" style:family="paragraph">
      <style:paragraph-properties fo:text-align="justify" fo:line-height="150%" fo:text-indent="0.2479in"/>
    </style:style>
    <style:style style:name="T1315" style:parent-style-name="Domyślnaczcionkaakapitu" style:family="text">
      <style:text-properties fo:background-color="#80FFFF"/>
    </style:style>
    <style:style style:name="P1316" style:parent-style-name="Normalny" style:family="paragraph">
      <style:paragraph-properties fo:text-align="justify" fo:line-height="150%" fo:text-indent="0.2479in"/>
    </style:style>
    <style:style style:name="T1317" style:parent-style-name="Domyślnaczcionkaakapitu" style:family="text">
      <style:text-properties fo:background-color="#80FFFF"/>
    </style:style>
    <style:style style:name="T1318" style:parent-style-name="Domyślnaczcionkaakapitu" style:family="text">
      <style:text-properties fo:background-color="#80FFFF"/>
    </style:style>
    <style:style style:name="T1319" style:parent-style-name="Domyślnaczcionkaakapitu" style:family="text">
      <style:text-properties fo:background-color="#80FFFF"/>
    </style:style>
    <style:style style:name="T1320" style:parent-style-name="Domyślnaczcionkaakapitu" style:family="text">
      <style:text-properties fo:background-color="#80FFFF"/>
    </style:style>
    <style:style style:name="P1321" style:parent-style-name="Normalny" style:family="paragraph">
      <style:paragraph-properties fo:text-align="justify" fo:line-height="150%" fo:text-indent="0.2479in"/>
    </style:style>
    <style:style style:name="T1322" style:parent-style-name="Domyślnaczcionkaakapitu" style:family="text">
      <style:text-properties fo:background-color="#80FFFF"/>
    </style:style>
    <style:style style:name="T1323" style:parent-style-name="Domyślnaczcionkaakapitu" style:family="text">
      <style:text-properties fo:background-color="#80FFFF"/>
    </style:style>
    <style:style style:name="P1324" style:parent-style-name="Normalny" style:family="paragraph">
      <style:paragraph-properties fo:text-align="justify" fo:line-height="150%" fo:text-indent="0.2479in"/>
    </style:style>
    <style:style style:name="P1325" style:parent-style-name="Normalny" style:family="paragraph">
      <style:paragraph-properties fo:text-align="justify" fo:line-height="150%"/>
    </style:style>
    <style:style style:name="T1326" style:parent-style-name="Domyślnaczcionkaakapitu" style:family="text">
      <style:text-properties style:text-underline-type="single" style:text-underline-style="solid" style:text-underline-width="auto" style:text-underline-mode="continuous"/>
    </style:style>
    <style:style style:name="T1327" style:parent-style-name="Domyślnaczcionkaakapitu" style:family="text">
      <style:text-properties fo:background-color="#80FFFF"/>
    </style:style>
    <style:style style:name="P1328" style:parent-style-name="Normalny" style:family="paragraph">
      <style:paragraph-properties fo:text-align="justify" fo:line-height="150%" fo:text-indent="0.2479in"/>
    </style:style>
    <style:style style:name="P1329" style:parent-style-name="Normalny" style:family="paragraph">
      <style:paragraph-properties fo:text-align="justify" fo:line-height="150%"/>
    </style:style>
    <style:style style:name="T1330" style:parent-style-name="Domyślnaczcionkaakapitu" style:family="text">
      <style:text-properties style:text-underline-type="single" style:text-underline-style="solid" style:text-underline-width="auto" style:text-underline-mode="continuous"/>
    </style:style>
    <style:style style:name="P1331" style:parent-style-name="Normalny" style:family="paragraph">
      <style:paragraph-properties fo:text-align="justify" fo:line-height="150%" fo:text-indent="0.2479in"/>
    </style:style>
    <style:style style:name="T1332" style:parent-style-name="Domyślnaczcionkaakapitu" style:family="text">
      <style:text-properties fo:background-color="#80FFFF"/>
    </style:style>
    <style:style style:name="P1333" style:parent-style-name="Normalny" style:family="paragraph">
      <style:paragraph-properties fo:text-align="justify" fo:line-height="150%"/>
    </style:style>
    <style:style style:name="T1334" style:parent-style-name="Domyślnaczcionkaakapitu" style:family="text">
      <style:text-properties style:text-underline-type="single" style:text-underline-style="solid" style:text-underline-width="auto" style:text-underline-mode="continuous"/>
    </style:style>
    <style:style style:name="T1335" style:parent-style-name="Domyślnaczcionkaakapitu" style:family="text">
      <style:text-properties fo:background-color="#80FFFF" style:text-underline-type="single" style:text-underline-style="solid" style:text-underline-width="auto" style:text-underline-mode="continuous"/>
    </style:style>
    <style:style style:name="P1336" style:parent-style-name="Normalny" style:family="paragraph">
      <style:paragraph-properties fo:text-align="justify" fo:line-height="150%" fo:text-indent="0.2479in"/>
    </style:style>
    <style:style style:name="P1337" style:parent-style-name="Normalny" style:family="paragraph">
      <style:paragraph-properties fo:text-align="justify" fo:line-height="150%"/>
    </style:style>
    <style:style style:name="T1338" style:parent-style-name="Domyślnaczcionkaakapitu" style:family="text">
      <style:text-properties style:text-underline-type="single" style:text-underline-style="solid" style:text-underline-width="auto" style:text-underline-mode="continuous"/>
    </style:style>
    <style:style style:name="T1339" style:parent-style-name="Domyślnaczcionkaakapitu" style:family="text">
      <style:text-properties fo:background-color="#80FFFF" style:text-underline-type="single" style:text-underline-style="solid" style:text-underline-width="auto" style:text-underline-mode="continuous"/>
    </style:style>
    <style:style style:name="T1340" style:parent-style-name="Domyślnaczcionkaakapitu" style:family="text">
      <style:text-properties style:text-underline-type="single" style:text-underline-style="solid" style:text-underline-width="auto" style:text-underline-mode="continuous"/>
    </style:style>
    <style:style style:name="P1341" style:parent-style-name="Normalny" style:family="paragraph">
      <style:paragraph-properties fo:text-align="justify" fo:line-height="150%" fo:text-indent="0.2479in"/>
    </style:style>
    <style:style style:name="P1342" style:parent-style-name="Normalny" style:family="paragraph">
      <style:paragraph-properties fo:text-align="justify" fo:line-height="150%" fo:text-indent="0.2479in"/>
    </style:style>
    <style:style style:name="P1343" style:parent-style-name="Normalny" style:family="paragraph">
      <style:paragraph-properties fo:text-align="justify" fo:line-height="150%" fo:text-indent="0.2479in"/>
    </style:style>
    <style:style style:name="P1344" style:parent-style-name="Normalny" style:family="paragraph">
      <style:paragraph-properties fo:text-align="justify" fo:line-height="150%" fo:text-indent="0.2479in"/>
    </style:style>
    <style:style style:name="T1345" style:parent-style-name="Domyślnaczcionkaakapitu" style:family="text">
      <style:text-properties fo:background-color="#80FFFF"/>
    </style:style>
    <style:style style:name="T1346" style:parent-style-name="Domyślnaczcionkaakapitu" style:family="text">
      <style:text-properties fo:background-color="#80FFFF"/>
    </style:style>
    <style:style style:name="P1347" style:parent-style-name="Normalny" style:family="paragraph">
      <style:paragraph-properties fo:text-align="justify" fo:line-height="150%" fo:text-indent="0.2479in"/>
    </style:style>
    <style:style style:name="T1348" style:parent-style-name="Domyślnaczcionkaakapitu" style:family="text">
      <style:text-properties fo:background-color="#80FFFF"/>
    </style:style>
    <style:style style:name="T1349" style:parent-style-name="Domyślnaczcionkaakapitu" style:family="text">
      <style:text-properties fo:background-color="#80FFFF"/>
    </style:style>
    <style:style style:name="T1350" style:parent-style-name="Domyślnaczcionkaakapitu" style:family="text">
      <style:text-properties fo:background-color="#80FFFF"/>
    </style:style>
    <style:style style:name="T1351" style:parent-style-name="Domyślnaczcionkaakapitu" style:family="text">
      <style:text-properties fo:background-color="#80FFFF"/>
    </style:style>
    <style:style style:name="T1352" style:parent-style-name="Domyślnaczcionkaakapitu" style:family="text">
      <style:text-properties fo:background-color="#80FFFF"/>
    </style:style>
    <style:style style:name="T1353" style:parent-style-name="Domyślnaczcionkaakapitu" style:family="text">
      <style:text-properties fo:background-color="#80FFFF"/>
    </style:style>
    <style:style style:name="P1354" style:parent-style-name="Normalny" style:family="paragraph">
      <style:paragraph-properties fo:text-align="justify" fo:line-height="150%" fo:text-indent="0.2479in"/>
    </style:style>
    <style:style style:name="T1355" style:parent-style-name="Domyślnaczcionkaakapitu" style:family="text">
      <style:text-properties fo:background-color="#80FFFF"/>
    </style:style>
    <style:style style:name="T1356" style:parent-style-name="Domyślnaczcionkaakapitu" style:family="text">
      <style:text-properties fo:background-color="#80FFFF"/>
    </style:style>
    <style:style style:name="T1357" style:parent-style-name="Domyślnaczcionkaakapitu" style:family="text">
      <style:text-properties fo:background-color="#80FFFF"/>
    </style:style>
    <style:style style:name="P1358" style:parent-style-name="Normalny" style:family="paragraph">
      <style:paragraph-properties fo:text-align="justify" fo:line-height="150%" fo:text-indent="0.2479in"/>
    </style:style>
    <style:style style:name="T1359" style:parent-style-name="Domyślnaczcionkaakapitu" style:family="text">
      <style:text-properties fo:background-color="#80FFFF"/>
    </style:style>
    <style:style style:name="T1360" style:parent-style-name="Domyślnaczcionkaakapitu" style:family="text">
      <style:text-properties fo:background-color="#80FFFF"/>
    </style:style>
    <style:style style:name="T1361" style:parent-style-name="Domyślnaczcionkaakapitu" style:family="text">
      <style:text-properties fo:background-color="#80FFFF"/>
    </style:style>
    <style:style style:name="T1362" style:parent-style-name="Domyślnaczcionkaakapitu" style:family="text">
      <style:text-properties fo:background-color="#80FFFF"/>
    </style:style>
    <style:style style:name="T1363" style:parent-style-name="Domyślnaczcionkaakapitu" style:family="text">
      <style:text-properties fo:background-color="#80FFFF"/>
    </style:style>
    <style:style style:name="P1364" style:parent-style-name="Normalny" style:family="paragraph">
      <style:paragraph-properties fo:text-align="justify" fo:line-height="150%" fo:text-indent="0.2479in"/>
    </style:style>
    <style:style style:name="P1365" style:parent-style-name="Normalny" style:family="paragraph">
      <style:paragraph-properties fo:text-align="justify" fo:line-height="150%" fo:text-indent="0.2479in"/>
    </style:style>
    <style:style style:name="P1366" style:parent-style-name="Normalny" style:family="paragraph">
      <style:paragraph-properties fo:text-align="justify" fo:line-height="150%" fo:text-indent="0.2479in"/>
    </style:style>
    <style:style style:name="P1367" style:parent-style-name="Normalny" style:family="paragraph">
      <style:paragraph-properties fo:text-align="justify" fo:line-height="150%" fo:text-indent="0.2479in"/>
    </style:style>
    <style:style style:name="T1368" style:parent-style-name="Domyślnaczcionkaakapitu" style:family="text">
      <style:text-properties fo:background-color="#80FFFF"/>
    </style:style>
    <style:style style:name="T1369" style:parent-style-name="Domyślnaczcionkaakapitu" style:family="text">
      <style:text-properties fo:background-color="#80FFFF"/>
    </style:style>
    <style:style style:name="T1370" style:parent-style-name="Domyślnaczcionkaakapitu" style:family="text">
      <style:text-properties fo:background-color="#80FFFF"/>
    </style:style>
    <style:style style:name="T1371" style:parent-style-name="Domyślnaczcionkaakapitu" style:family="text">
      <style:text-properties fo:background-color="#80FFFF"/>
    </style:style>
    <style:style style:name="T1372" style:parent-style-name="Domyślnaczcionkaakapitu" style:family="text">
      <style:text-properties fo:background-color="#80FFFF"/>
    </style:style>
    <style:style style:name="P1373" style:parent-style-name="Normalny" style:family="paragraph">
      <style:paragraph-properties fo:text-align="justify" fo:line-height="150%" fo:text-indent="0.2479in"/>
    </style:style>
    <style:style style:name="P1374" style:parent-style-name="Normalny" style:family="paragraph">
      <style:paragraph-properties fo:text-align="justify" fo:line-height="150%"/>
    </style:style>
    <style:style style:name="T1375" style:parent-style-name="Domyślnaczcionkaakapitu" style:family="text">
      <style:text-properties style:text-underline-type="single" style:text-underline-style="solid" style:text-underline-width="auto" style:text-underline-mode="continuous"/>
    </style:style>
    <style:style style:name="T1376" style:parent-style-name="Domyślnaczcionkaakapitu" style:family="text">
      <style:text-properties fo:background-color="#80FFFF" style:text-underline-type="single" style:text-underline-style="solid" style:text-underline-width="auto" style:text-underline-mode="continuous"/>
    </style:style>
    <style:style style:name="T1377" style:parent-style-name="Domyślnaczcionkaakapitu" style:family="text">
      <style:text-properties style:text-underline-type="single" style:text-underline-style="solid" style:text-underline-width="auto" style:text-underline-mode="continuous"/>
    </style:style>
    <style:style style:name="P1378" style:parent-style-name="Normalny" style:family="paragraph">
      <style:paragraph-properties fo:text-align="justify" fo:line-height="150%" fo:text-indent="0.2479in"/>
    </style:style>
    <style:style style:name="P1379" style:parent-style-name="Normalny" style:family="paragraph">
      <style:paragraph-properties fo:text-align="justify" fo:line-height="150%"/>
    </style:style>
    <style:style style:name="T1380" style:parent-style-name="Domyślnaczcionkaakapitu" style:family="text">
      <style:text-properties style:text-underline-type="single" style:text-underline-style="solid" style:text-underline-width="auto" style:text-underline-mode="continuous"/>
    </style:style>
    <style:style style:name="T1381" style:parent-style-name="Domyślnaczcionkaakapitu" style:family="text">
      <style:text-properties fo:background-color="#80FFFF" style:text-underline-type="single" style:text-underline-style="solid" style:text-underline-width="auto" style:text-underline-mode="continuous"/>
    </style:style>
    <style:style style:name="T1382" style:parent-style-name="Domyślnaczcionkaakapitu" style:family="text">
      <style:text-properties style:text-underline-type="single" style:text-underline-style="solid" style:text-underline-width="auto" style:text-underline-mode="continuous"/>
    </style:style>
    <style:style style:name="P1383" style:parent-style-name="Normalny" style:family="paragraph">
      <style:paragraph-properties fo:text-align="justify" fo:line-height="150%" fo:text-indent="0.2479in"/>
    </style:style>
    <style:style style:name="P1384" style:parent-style-name="Normalny" style:family="paragraph">
      <style:paragraph-properties fo:text-align="justify" fo:line-height="150%" fo:text-indent="0.2479in"/>
    </style:style>
    <style:style style:name="T1385" style:parent-style-name="Domyślnaczcionkaakapitu" style:family="text">
      <style:text-properties fo:background-color="#80FFFF"/>
    </style:style>
    <style:style style:name="P1386" style:parent-style-name="Normalny" style:family="paragraph">
      <style:paragraph-properties fo:text-align="justify" fo:line-height="150%" fo:text-indent="0.2479in"/>
    </style:style>
    <style:style style:name="T1387" style:parent-style-name="Domyślnaczcionkaakapitu" style:family="text">
      <style:text-properties fo:background-color="#80FFFF"/>
    </style:style>
    <style:style style:name="T1388" style:parent-style-name="Domyślnaczcionkaakapitu" style:family="text">
      <style:text-properties fo:background-color="#80FFFF"/>
    </style:style>
    <style:style style:name="P1389" style:parent-style-name="Normalny" style:family="paragraph">
      <style:paragraph-properties fo:text-align="justify" fo:line-height="150%" fo:text-indent="0.2479in"/>
    </style:style>
    <style:style style:name="T1390" style:parent-style-name="Domyślnaczcionkaakapitu" style:family="text">
      <style:text-properties fo:background-color="#80FFFF"/>
    </style:style>
    <style:style style:name="T1391" style:parent-style-name="Domyślnaczcionkaakapitu" style:family="text">
      <style:text-properties fo:background-color="#80FFFF"/>
    </style:style>
    <style:style style:name="T1392" style:parent-style-name="Domyślnaczcionkaakapitu" style:family="text">
      <style:text-properties fo:background-color="#80FFFF"/>
    </style:style>
    <style:style style:name="T1393" style:parent-style-name="Domyślnaczcionkaakapitu" style:family="text">
      <style:text-properties fo:background-color="#80FFFF"/>
    </style:style>
    <style:style style:name="P1394" style:parent-style-name="Normalny" style:family="paragraph">
      <style:paragraph-properties fo:text-align="justify" fo:line-height="150%" fo:text-indent="0.2479in"/>
    </style:style>
    <style:style style:name="P1395" style:parent-style-name="Normalny" style:family="paragraph">
      <style:paragraph-properties fo:text-align="justify" fo:line-height="150%" fo:text-indent="0.2479in"/>
    </style:style>
    <style:style style:name="T1396" style:parent-style-name="Domyślnaczcionkaakapitu" style:family="text">
      <style:text-properties fo:background-color="#80FFFF"/>
    </style:style>
    <style:style style:name="T1397" style:parent-style-name="Domyślnaczcionkaakapitu" style:family="text">
      <style:text-properties fo:background-color="#80FFFF"/>
    </style:style>
    <style:style style:name="T1398" style:parent-style-name="Domyślnaczcionkaakapitu" style:family="text">
      <style:text-properties fo:background-color="#80FFFF"/>
    </style:style>
    <style:style style:name="P1399" style:parent-style-name="Normalny" style:family="paragraph">
      <style:paragraph-properties fo:text-align="justify" fo:line-height="150%" fo:text-indent="0.2479in"/>
    </style:style>
    <style:style style:name="P1400" style:parent-style-name="Normalny" style:family="paragraph">
      <style:paragraph-properties fo:text-align="justify" fo:line-height="150%" fo:text-indent="0.2479in"/>
    </style:style>
    <style:style style:name="T1401" style:parent-style-name="Domyślnaczcionkaakapitu" style:family="text">
      <style:text-properties fo:background-color="#80FFFF"/>
    </style:style>
    <style:style style:name="T1402" style:parent-style-name="Domyślnaczcionkaakapitu" style:family="text">
      <style:text-properties fo:background-color="#80FFFF"/>
    </style:style>
    <style:style style:name="P1403" style:parent-style-name="Normalny" style:family="paragraph">
      <style:paragraph-properties fo:text-align="justify" fo:line-height="150%" fo:text-indent="0.2479in"/>
    </style:style>
    <style:style style:name="T1404" style:parent-style-name="Domyślnaczcionkaakapitu" style:family="text">
      <style:text-properties fo:background-color="#80FFFF"/>
    </style:style>
    <style:style style:name="P1405" style:parent-style-name="Normalny" style:family="paragraph">
      <style:paragraph-properties fo:text-align="justify" fo:line-height="150%" fo:text-indent="0.2479in"/>
    </style:style>
    <style:style style:name="T1406" style:parent-style-name="Domyślnaczcionkaakapitu" style:family="text">
      <style:text-properties fo:background-color="#80FFFF"/>
    </style:style>
    <style:style style:name="T1407" style:parent-style-name="Domyślnaczcionkaakapitu" style:family="text">
      <style:text-properties fo:background-color="#80FFFF"/>
    </style:style>
    <style:style style:name="P1408" style:parent-style-name="Normalny" style:family="paragraph">
      <style:paragraph-properties fo:text-align="justify" fo:line-height="150%"/>
    </style:style>
    <style:style style:name="T1409" style:parent-style-name="Domyślnaczcionkaakapitu" style:family="text">
      <style:text-properties style:text-underline-type="single" style:text-underline-style="solid" style:text-underline-width="auto" style:text-underline-mode="continuous"/>
    </style:style>
    <style:style style:name="P1410" style:parent-style-name="Normalny" style:family="paragraph">
      <style:paragraph-properties fo:text-align="justify" fo:line-height="150%" fo:text-indent="0.2479in"/>
    </style:style>
    <style:style style:name="P1411" style:parent-style-name="Normalny" style:family="paragraph">
      <style:paragraph-properties fo:text-align="justify" fo:line-height="150%"/>
    </style:style>
    <style:style style:name="T1412" style:parent-style-name="Domyślnaczcionkaakapitu" style:family="text">
      <style:text-properties fo:background-color="#80FFFF" style:text-underline-type="single" style:text-underline-style="solid" style:text-underline-width="auto" style:text-underline-mode="continuous"/>
    </style:style>
    <style:style style:name="T1413" style:parent-style-name="Domyślnaczcionkaakapitu" style:family="text">
      <style:text-properties style:text-underline-type="single" style:text-underline-style="solid" style:text-underline-width="auto" style:text-underline-mode="continuous"/>
    </style:style>
    <style:style style:name="P1414" style:parent-style-name="Normalny" style:family="paragraph">
      <style:paragraph-properties fo:text-align="justify" fo:line-height="150%" fo:text-indent="0.2479in"/>
    </style:style>
    <style:style style:name="P1415" style:parent-style-name="Normalny" style:family="paragraph">
      <style:paragraph-properties fo:text-align="justify" fo:line-height="150%" fo:text-indent="0.2479in"/>
    </style:style>
    <style:style style:name="T1416" style:parent-style-name="Domyślnaczcionkaakapitu" style:family="text">
      <style:text-properties fo:background-color="#80FFFF"/>
    </style:style>
    <style:style style:name="P1417" style:parent-style-name="Normalny" style:family="paragraph">
      <style:paragraph-properties fo:text-align="justify" fo:line-height="150%" fo:text-indent="0.2479in"/>
    </style:style>
    <style:style style:name="T1418" style:parent-style-name="Domyślnaczcionkaakapitu" style:family="text">
      <style:text-properties fo:background-color="#80FFFF"/>
    </style:style>
    <style:style style:name="P1419" style:parent-style-name="Normalny" style:family="paragraph">
      <style:paragraph-properties fo:text-align="justify" fo:line-height="150%" fo:text-indent="0.2479in"/>
    </style:style>
    <style:style style:name="T1420" style:parent-style-name="Domyślnaczcionkaakapitu" style:family="text">
      <style:text-properties fo:background-color="#80FFFF"/>
    </style:style>
    <style:style style:name="T1421" style:parent-style-name="Domyślnaczcionkaakapitu" style:family="text">
      <style:text-properties fo:background-color="#80FFFF"/>
    </style:style>
    <style:style style:name="T1422" style:parent-style-name="Domyślnaczcionkaakapitu" style:family="text">
      <style:text-properties fo:background-color="#80FFFF"/>
    </style:style>
    <style:style style:name="P1423" style:parent-style-name="Normalny" style:family="paragraph">
      <style:paragraph-properties fo:text-align="justify" fo:line-height="150%" fo:text-indent="0.2479in"/>
    </style:style>
    <style:style style:name="T1424" style:parent-style-name="Domyślnaczcionkaakapitu" style:family="text">
      <style:text-properties fo:background-color="#80FFFF"/>
    </style:style>
    <style:style style:name="T1425" style:parent-style-name="Domyślnaczcionkaakapitu" style:family="text">
      <style:text-properties fo:background-color="#80FFFF"/>
    </style:style>
    <style:style style:name="T1426" style:parent-style-name="Domyślnaczcionkaakapitu" style:family="text">
      <style:text-properties fo:background-color="#80FFFF"/>
    </style:style>
    <style:style style:name="P1427" style:parent-style-name="Normalny" style:family="paragraph">
      <style:paragraph-properties fo:text-align="justify" fo:line-height="150%"/>
    </style:style>
    <style:style style:name="T1428" style:parent-style-name="Domyślnaczcionkaakapitu" style:family="text">
      <style:text-properties style:text-underline-type="single" style:text-underline-style="solid" style:text-underline-width="auto" style:text-underline-mode="continuous"/>
    </style:style>
    <style:style style:name="P1429" style:parent-style-name="Normalny" style:family="paragraph">
      <style:paragraph-properties fo:text-align="justify" fo:line-height="150%" fo:text-indent="0.2479in"/>
    </style:style>
    <style:style style:name="P1430" style:parent-style-name="Normalny" style:family="paragraph">
      <style:paragraph-properties fo:text-align="justify" fo:line-height="150%"/>
    </style:style>
    <style:style style:name="T1431" style:parent-style-name="Domyślnaczcionkaakapitu" style:family="text">
      <style:text-properties style:text-underline-type="single" style:text-underline-style="solid" style:text-underline-width="auto" style:text-underline-mode="continuous"/>
    </style:style>
    <style:style style:name="P1432" style:parent-style-name="Normalny" style:family="paragraph">
      <style:paragraph-properties fo:text-align="justify" fo:line-height="150%" fo:text-indent="0.2479in"/>
    </style:style>
    <style:style style:name="P1433" style:parent-style-name="Normalny" style:family="paragraph">
      <style:paragraph-properties fo:text-align="justify" fo:line-height="150%"/>
    </style:style>
    <style:style style:name="T1434" style:parent-style-name="Domyślnaczcionkaakapitu" style:family="text">
      <style:text-properties style:text-underline-type="single" style:text-underline-style="solid" style:text-underline-width="auto" style:text-underline-mode="continuous"/>
    </style:style>
    <style:style style:name="T1435" style:parent-style-name="Domyślnaczcionkaakapitu" style:family="text">
      <style:text-properties fo:background-color="#80FFFF" style:text-underline-type="single" style:text-underline-style="solid" style:text-underline-width="auto" style:text-underline-mode="continuous"/>
    </style:style>
    <style:style style:name="P1436" style:parent-style-name="Normalny" style:family="paragraph">
      <style:paragraph-properties fo:text-align="justify" fo:line-height="150%" fo:text-indent="0.2479in"/>
    </style:style>
    <style:style style:name="P1437" style:parent-style-name="Normalny" style:family="paragraph">
      <style:paragraph-properties fo:text-align="justify" fo:line-height="150%"/>
    </style:style>
    <style:style style:name="T1438" style:parent-style-name="Domyślnaczcionkaakapitu" style:family="text">
      <style:text-properties style:text-underline-type="single" style:text-underline-style="solid" style:text-underline-width="auto" style:text-underline-mode="continuous"/>
    </style:style>
    <style:style style:name="P1439" style:parent-style-name="Normalny" style:family="paragraph">
      <style:paragraph-properties fo:text-align="justify" fo:line-height="150%" fo:text-indent="0.2479in"/>
    </style:style>
    <style:style style:name="P1440" style:parent-style-name="Normalny" style:family="paragraph">
      <style:paragraph-properties fo:text-align="justify" fo:line-height="150%"/>
    </style:style>
    <style:style style:name="T1441" style:parent-style-name="Domyślnaczcionkaakapitu" style:family="text">
      <style:text-properties style:text-underline-type="single" style:text-underline-style="solid" style:text-underline-width="auto" style:text-underline-mode="continuous"/>
    </style:style>
    <style:style style:name="P1442" style:parent-style-name="Normalny" style:family="paragraph">
      <style:paragraph-properties fo:text-align="justify" fo:line-height="150%" fo:text-indent="0.2479in"/>
    </style:style>
    <style:style style:name="T1443" style:parent-style-name="Domyślnaczcionkaakapitu" style:family="text">
      <style:text-properties fo:language="en" fo:country="US" style:language-asian="en" style:country-asian="US" style:language-complex="en" style:country-complex="US"/>
    </style:style>
    <style:style style:name="T1444" style:parent-style-name="Domyślnaczcionkaakapitu" style:family="text">
      <style:text-properties fo:language="en" fo:country="US" style:language-asian="en" style:country-asian="US" style:language-complex="en" style:country-complex="US"/>
    </style:style>
    <style:style style:name="P1445" style:parent-style-name="Normalny" style:family="paragraph">
      <style:paragraph-properties fo:text-align="justify" fo:line-height="150%" fo:text-indent="0.2479in"/>
    </style:style>
    <style:style style:name="T1446" style:parent-style-name="Domyślnaczcionkaakapitu" style:family="text">
      <style:text-properties fo:background-color="#80FFFF"/>
    </style:style>
    <style:style style:name="P1447" style:parent-style-name="Normalny" style:family="paragraph">
      <style:paragraph-properties fo:text-align="justify" fo:line-height="150%" fo:text-indent="0.2479in">
        <style:tab-stops>
          <style:tab-stop style:type="left" style:position="4.0097in"/>
        </style:tab-stops>
      </style:paragraph-properties>
    </style:style>
    <style:style style:name="P1448" style:parent-style-name="Normalny" style:family="paragraph">
      <style:paragraph-properties fo:text-align="justify" fo:line-height="150%" fo:text-indent="0.2479in"/>
    </style:style>
    <style:style style:name="T1449" style:parent-style-name="Domyślnaczcionkaakapitu" style:family="text">
      <style:text-properties fo:background-color="#80FFFF"/>
    </style:style>
    <style:style style:name="T1450" style:parent-style-name="Domyślnaczcionkaakapitu" style:family="text">
      <style:text-properties fo:background-color="#80FFFF"/>
    </style:style>
    <style:style style:name="T1451" style:parent-style-name="Domyślnaczcionkaakapitu" style:family="text">
      <style:text-properties fo:background-color="#80FFFF"/>
    </style:style>
    <style:style style:name="P1452" style:parent-style-name="Normalny" style:family="paragraph">
      <style:paragraph-properties fo:text-align="justify" fo:line-height="150%" fo:text-indent="0.2479in">
        <style:tab-stops>
          <style:tab-stop style:type="left" style:position="4.0097in"/>
        </style:tab-stops>
      </style:paragraph-properties>
    </style:style>
    <style:style style:name="T1453" style:parent-style-name="Domyślnaczcionkaakapitu" style:family="text">
      <style:text-properties fo:background-color="#80FFFF"/>
    </style:style>
    <style:style style:name="T1454" style:parent-style-name="Domyślnaczcionkaakapitu" style:family="text">
      <style:text-properties fo:background-color="#80FFFF"/>
    </style:style>
    <style:style style:name="T1455" style:parent-style-name="Domyślnaczcionkaakapitu" style:family="text">
      <style:text-properties fo:background-color="#80FFFF"/>
    </style:style>
    <style:style style:name="T1456" style:parent-style-name="Domyślnaczcionkaakapitu" style:family="text">
      <style:text-properties fo:background-color="#80FFFF"/>
    </style:style>
    <style:style style:name="P1457" style:parent-style-name="Normalny" style:family="paragraph">
      <style:paragraph-properties fo:text-align="justify" fo:line-height="150%" fo:text-indent="0.2479in"/>
    </style:style>
    <style:style style:name="T1458" style:parent-style-name="Domyślnaczcionkaakapitu" style:family="text">
      <style:text-properties fo:background-color="#80FFFF"/>
    </style:style>
    <style:style style:name="T1459" style:parent-style-name="Domyślnaczcionkaakapitu" style:family="text">
      <style:text-properties fo:background-color="#80FFFF"/>
    </style:style>
    <style:style style:name="T1460" style:parent-style-name="Domyślnaczcionkaakapitu" style:family="text">
      <style:text-properties fo:background-color="#80FFFF"/>
    </style:style>
    <style:style style:name="T1461" style:parent-style-name="Domyślnaczcionkaakapitu" style:family="text">
      <style:text-properties fo:background-color="#80FFFF"/>
    </style:style>
    <style:style style:name="P1462" style:parent-style-name="Normalny" style:family="paragraph">
      <style:paragraph-properties fo:text-align="justify" fo:line-height="150%"/>
    </style:style>
    <style:style style:name="T1463" style:parent-style-name="Domyślnaczcionkaakapitu" style:family="text">
      <style:text-properties style:text-underline-type="single" style:text-underline-style="solid" style:text-underline-width="auto" style:text-underline-mode="continuous"/>
    </style:style>
    <style:style style:name="T1464" style:parent-style-name="Domyślnaczcionkaakapitu" style:family="text">
      <style:text-properties fo:background-color="#80FFFF" style:text-underline-type="single" style:text-underline-style="solid" style:text-underline-width="auto" style:text-underline-mode="continuous"/>
    </style:style>
    <style:style style:name="T1465" style:parent-style-name="Domyślnaczcionkaakapitu" style:family="text">
      <style:text-properties style:text-underline-type="single" style:text-underline-style="solid" style:text-underline-width="auto" style:text-underline-mode="continuous"/>
    </style:style>
    <style:style style:name="T1466" style:parent-style-name="Domyślnaczcionkaakapitu" style:family="text">
      <style:text-properties fo:background-color="#80FFFF" style:text-underline-type="single" style:text-underline-style="solid" style:text-underline-width="auto" style:text-underline-mode="continuous"/>
    </style:style>
    <style:style style:name="T1467" style:parent-style-name="Domyślnaczcionkaakapitu" style:family="text">
      <style:text-properties style:text-underline-type="single" style:text-underline-style="solid" style:text-underline-width="auto" style:text-underline-mode="continuous"/>
    </style:style>
    <style:style style:name="T1468" style:parent-style-name="Domyślnaczcionkaakapitu" style:family="text">
      <style:text-properties fo:background-color="#80FFFF" style:text-underline-type="single" style:text-underline-style="solid" style:text-underline-width="auto" style:text-underline-mode="continuous"/>
    </style:style>
    <style:style style:name="P1469" style:parent-style-name="Normalny" style:family="paragraph">
      <style:paragraph-properties fo:text-align="justify" fo:line-height="150%" fo:text-indent="0.2479in"/>
    </style:style>
    <style:style style:name="P1470" style:parent-style-name="Normalny" style:family="paragraph">
      <style:paragraph-properties fo:text-align="justify" fo:line-height="150%"/>
    </style:style>
    <style:style style:name="T1471" style:parent-style-name="Domyślnaczcionkaakapitu" style:family="text">
      <style:text-properties style:text-underline-type="single" style:text-underline-style="solid" style:text-underline-width="auto" style:text-underline-mode="continuous"/>
    </style:style>
    <style:style style:name="P1472" style:parent-style-name="Normalny" style:family="paragraph">
      <style:paragraph-properties fo:text-align="justify" fo:line-height="150%" fo:text-indent="0.2479in"/>
    </style:style>
    <style:style style:name="T1473" style:parent-style-name="Domyślnaczcionkaakapitu" style:family="text">
      <style:text-properties fo:background-color="#80FFFF"/>
    </style:style>
    <style:style style:name="T1474" style:parent-style-name="Domyślnaczcionkaakapitu" style:family="text">
      <style:text-properties fo:background-color="#80FFFF"/>
    </style:style>
    <style:style style:name="T1475" style:parent-style-name="Domyślnaczcionkaakapitu" style:family="text">
      <style:text-properties fo:background-color="#80FFFF"/>
    </style:style>
    <style:style style:name="P1476" style:parent-style-name="Normalny" style:family="paragraph">
      <style:paragraph-properties fo:text-align="justify" fo:line-height="150%" fo:text-indent="0.2479in"/>
    </style:style>
    <style:style style:name="T1477" style:parent-style-name="Domyślnaczcionkaakapitu" style:family="text">
      <style:text-properties fo:background-color="#80FFFF"/>
    </style:style>
    <style:style style:name="T1478" style:parent-style-name="Domyślnaczcionkaakapitu" style:family="text">
      <style:text-properties fo:background-color="#80FFFF"/>
    </style:style>
    <style:style style:name="T1479" style:parent-style-name="Domyślnaczcionkaakapitu" style:family="text">
      <style:text-properties fo:background-color="#80FFFF"/>
    </style:style>
    <style:style style:name="P1480" style:parent-style-name="Normalny" style:family="paragraph">
      <style:paragraph-properties fo:text-align="justify" fo:line-height="150%" fo:text-indent="0.2479in"/>
    </style:style>
    <style:style style:name="T1481" style:parent-style-name="Domyślnaczcionkaakapitu" style:family="text">
      <style:text-properties fo:background-color="#80FFFF"/>
    </style:style>
    <style:style style:name="P1482" style:parent-style-name="Normalny" style:family="paragraph">
      <style:paragraph-properties fo:text-align="justify" fo:line-height="150%" fo:text-indent="0.2479in"/>
    </style:style>
    <style:style style:name="T1483" style:parent-style-name="Domyślnaczcionkaakapitu" style:family="text">
      <style:text-properties fo:background-color="#80FFFF"/>
    </style:style>
    <style:style style:name="T1484" style:parent-style-name="Domyślnaczcionkaakapitu" style:family="text">
      <style:text-properties fo:background-color="#80FFFF"/>
    </style:style>
    <style:style style:name="P1485" style:parent-style-name="Normalny" style:family="paragraph">
      <style:paragraph-properties fo:text-align="justify" fo:line-height="150%" fo:text-indent="0.2479in"/>
    </style:style>
    <style:style style:name="P1486" style:parent-style-name="Normalny" style:family="paragraph">
      <style:paragraph-properties fo:text-align="justify" fo:line-height="150%" fo:text-indent="0.2479in"/>
    </style:style>
    <style:style style:name="P1487" style:parent-style-name="Normalny" style:family="paragraph">
      <style:paragraph-properties fo:text-align="justify" fo:line-height="150%" fo:text-indent="0.2479in"/>
    </style:style>
    <style:style style:name="P1488" style:parent-style-name="Normalny" style:family="paragraph">
      <style:paragraph-properties fo:text-align="justify" fo:line-height="150%" fo:text-indent="0.2479in"/>
    </style:style>
    <style:style style:name="P1489" style:parent-style-name="Normalny" style:family="paragraph">
      <style:paragraph-properties fo:text-align="justify" fo:line-height="150%" fo:text-indent="0.2479in"/>
    </style:style>
    <style:style style:name="P1490" style:parent-style-name="Normalny" style:family="paragraph">
      <style:paragraph-properties fo:text-align="justify" fo:line-height="150%"/>
    </style:style>
    <style:style style:name="T1491" style:parent-style-name="Domyślnaczcionkaakapitu" style:family="text">
      <style:text-properties style:text-underline-type="single" style:text-underline-style="solid" style:text-underline-width="auto" style:text-underline-mode="continuous"/>
    </style:style>
    <style:style style:name="P1492" style:parent-style-name="Normalny" style:family="paragraph">
      <style:paragraph-properties fo:text-align="justify" fo:line-height="150%" fo:text-indent="0.2479in"/>
    </style:style>
    <style:style style:name="P1493" style:parent-style-name="Normalny" style:family="paragraph">
      <style:paragraph-properties fo:text-align="justify" fo:line-height="150%"/>
    </style:style>
    <style:style style:name="T1494" style:parent-style-name="Domyślnaczcionkaakapitu" style:family="text">
      <style:text-properties style:text-underline-type="single" style:text-underline-style="solid" style:text-underline-width="auto" style:text-underline-mode="continuous"/>
    </style:style>
    <style:style style:name="P1495" style:parent-style-name="Normalny" style:family="paragraph">
      <style:paragraph-properties fo:text-align="justify" fo:line-height="150%" fo:text-indent="0.2479in"/>
    </style:style>
    <style:style style:name="T1496" style:parent-style-name="Domyślnaczcionkaakapitu" style:family="text">
      <style:text-properties fo:background-color="#80FFFF"/>
    </style:style>
    <style:style style:name="P1497" style:parent-style-name="Normalny" style:family="paragraph">
      <style:paragraph-properties fo:text-align="justify" fo:line-height="150%" fo:text-indent="0.2479in"/>
    </style:style>
    <style:style style:name="T1498" style:parent-style-name="Domyślnaczcionkaakapitu" style:family="text">
      <style:text-properties fo:background-color="#80FFFF"/>
    </style:style>
    <style:style style:name="T1499" style:parent-style-name="Domyślnaczcionkaakapitu" style:family="text">
      <style:text-properties fo:background-color="#80FFFF"/>
    </style:style>
    <style:style style:name="P1500" style:parent-style-name="Normalny" style:family="paragraph">
      <style:paragraph-properties fo:text-align="justify" fo:line-height="150%" fo:text-indent="0.2479in"/>
    </style:style>
    <style:style style:name="T1501" style:parent-style-name="Domyślnaczcionkaakapitu" style:family="text">
      <style:text-properties fo:background-color="#80FFFF"/>
    </style:style>
    <style:style style:name="P1502" style:parent-style-name="Normalny" style:family="paragraph">
      <style:paragraph-properties fo:text-align="justify" fo:line-height="150%" fo:text-indent="0.2479in"/>
    </style:style>
    <style:style style:name="P1503" style:parent-style-name="Normalny" style:family="paragraph">
      <style:paragraph-properties fo:text-align="justify" fo:line-height="150%" fo:text-indent="0.2479in"/>
    </style:style>
    <style:style style:name="T1504" style:parent-style-name="Domyślnaczcionkaakapitu" style:family="text">
      <style:text-properties fo:background-color="#80FFFF"/>
    </style:style>
    <style:style style:name="P1505" style:parent-style-name="Normalny" style:family="paragraph">
      <style:paragraph-properties fo:text-align="justify" fo:line-height="150%"/>
    </style:style>
    <style:style style:name="T1506" style:parent-style-name="Domyślnaczcionkaakapitu" style:family="text">
      <style:text-properties style:text-underline-type="single" style:text-underline-style="solid" style:text-underline-width="auto" style:text-underline-mode="continuous"/>
    </style:style>
    <style:style style:name="P1507" style:parent-style-name="Normalny" style:family="paragraph">
      <style:paragraph-properties fo:text-align="justify" fo:line-height="150%" fo:text-indent="0.2479in"/>
    </style:style>
    <style:style style:name="P1508" style:parent-style-name="Normalny" style:family="paragraph">
      <style:paragraph-properties fo:text-align="justify" fo:line-height="150%"/>
    </style:style>
    <style:style style:name="T1509" style:parent-style-name="Domyślnaczcionkaakapitu" style:family="text">
      <style:text-properties style:text-underline-type="single" style:text-underline-style="solid" style:text-underline-width="auto" style:text-underline-mode="continuous"/>
    </style:style>
    <style:style style:name="P1510" style:parent-style-name="Normalny" style:family="paragraph">
      <style:paragraph-properties fo:text-align="justify" fo:line-height="150%" fo:text-indent="0.2479in"/>
    </style:style>
    <style:style style:name="T1511" style:parent-style-name="Domyślnaczcionkaakapitu" style:family="text">
      <style:text-properties fo:background-color="#80FFFF"/>
    </style:style>
    <style:style style:name="T1512" style:parent-style-name="Domyślnaczcionkaakapitu" style:family="text">
      <style:text-properties fo:background-color="#80FFFF"/>
    </style:style>
    <style:style style:name="T1513" style:parent-style-name="Domyślnaczcionkaakapitu" style:family="text">
      <style:text-properties fo:background-color="#80FFFF"/>
    </style:style>
    <style:style style:name="T1514" style:parent-style-name="Domyślnaczcionkaakapitu" style:family="text">
      <style:text-properties fo:background-color="#80FFFF"/>
    </style:style>
    <style:style style:name="T1515" style:parent-style-name="Domyślnaczcionkaakapitu" style:family="text">
      <style:text-properties fo:background-color="#80FFFF"/>
    </style:style>
    <style:style style:name="T1516" style:parent-style-name="Domyślnaczcionkaakapitu" style:family="text">
      <style:text-properties fo:background-color="#80FFFF"/>
    </style:style>
    <style:style style:name="T1517" style:parent-style-name="Domyślnaczcionkaakapitu" style:family="text">
      <style:text-properties fo:background-color="#80FFFF"/>
    </style:style>
    <style:style style:name="T1518" style:parent-style-name="Domyślnaczcionkaakapitu" style:family="text">
      <style:text-properties fo:background-color="#80FFFF"/>
    </style:style>
    <style:style style:name="P1519" style:parent-style-name="Normalny" style:family="paragraph">
      <style:paragraph-properties fo:text-align="justify" fo:line-height="150%" fo:text-indent="0.2479in"/>
    </style:style>
    <style:style style:name="P1520" style:parent-style-name="Normalny" style:family="paragraph">
      <style:paragraph-properties fo:text-align="justify" fo:line-height="150%" fo:text-indent="0.2479in"/>
    </style:style>
    <style:style style:name="T1521" style:parent-style-name="Domyślnaczcionkaakapitu" style:family="text">
      <style:text-properties fo:background-color="#80FFFF"/>
    </style:style>
    <style:style style:name="T1522" style:parent-style-name="Domyślnaczcionkaakapitu" style:family="text">
      <style:text-properties fo:background-color="#80FFFF"/>
    </style:style>
    <style:style style:name="T1523" style:parent-style-name="Domyślnaczcionkaakapitu" style:family="text">
      <style:text-properties fo:background-color="#80FFFF"/>
    </style:style>
    <style:style style:name="T1524" style:parent-style-name="Domyślnaczcionkaakapitu" style:family="text">
      <style:text-properties fo:background-color="#80FFFF"/>
    </style:style>
    <style:style style:name="T1525" style:parent-style-name="Domyślnaczcionkaakapitu" style:family="text">
      <style:text-properties fo:background-color="#80FFFF"/>
    </style:style>
    <style:style style:name="P1526" style:parent-style-name="Normalny" style:family="paragraph">
      <style:paragraph-properties fo:text-align="justify" fo:line-height="150%" fo:text-indent="0.2479in"/>
    </style:style>
    <style:style style:name="P1527" style:parent-style-name="Normalny" style:family="paragraph">
      <style:paragraph-properties fo:text-align="justify" fo:line-height="150%" fo:text-indent="0.2479in"/>
    </style:style>
    <style:style style:name="T1528" style:parent-style-name="Domyślnaczcionkaakapitu" style:family="text">
      <style:text-properties fo:background-color="#80FFFF"/>
    </style:style>
    <style:style style:name="T1529" style:parent-style-name="Domyślnaczcionkaakapitu" style:family="text">
      <style:text-properties fo:background-color="#80FFFF"/>
    </style:style>
    <style:style style:name="T1530" style:parent-style-name="Domyślnaczcionkaakapitu" style:family="text">
      <style:text-properties fo:background-color="#80FFFF"/>
    </style:style>
    <style:style style:name="T1531" style:parent-style-name="Domyślnaczcionkaakapitu" style:family="text">
      <style:text-properties fo:background-color="#80FFFF"/>
    </style:style>
    <style:style style:name="T1532" style:parent-style-name="Domyślnaczcionkaakapitu" style:family="text">
      <style:text-properties fo:background-color="#80FFFF"/>
    </style:style>
    <style:style style:name="T1533" style:parent-style-name="Domyślnaczcionkaakapitu" style:family="text">
      <style:text-properties fo:background-color="#80FFFF"/>
    </style:style>
    <style:style style:name="T1534" style:parent-style-name="Domyślnaczcionkaakapitu" style:family="text">
      <style:text-properties fo:background-color="#80FFFF"/>
    </style:style>
    <style:style style:name="T1535" style:parent-style-name="Domyślnaczcionkaakapitu" style:family="text">
      <style:text-properties fo:background-color="#80FFFF"/>
    </style:style>
    <style:style style:name="P1536" style:parent-style-name="Normalny" style:family="paragraph">
      <style:paragraph-properties fo:text-align="justify" fo:line-height="150%" fo:text-indent="0.2479in"/>
    </style:style>
    <style:style style:name="T1537" style:parent-style-name="Domyślnaczcionkaakapitu" style:family="text">
      <style:text-properties fo:background-color="#80FFFF"/>
    </style:style>
    <style:style style:name="T1538" style:parent-style-name="Domyślnaczcionkaakapitu" style:family="text">
      <style:text-properties fo:background-color="#80FFFF"/>
    </style:style>
    <style:style style:name="P1539" style:parent-style-name="Normalny" style:family="paragraph">
      <style:paragraph-properties fo:text-align="justify" fo:line-height="150%" fo:text-indent="0.2479in"/>
    </style:style>
    <style:style style:name="T1540" style:parent-style-name="Domyślnaczcionkaakapitu" style:family="text">
      <style:text-properties fo:background-color="#80FFFF"/>
    </style:style>
    <style:style style:name="T1541" style:parent-style-name="Domyślnaczcionkaakapitu" style:family="text">
      <style:text-properties fo:background-color="#80FFFF"/>
    </style:style>
    <style:style style:name="T1542" style:parent-style-name="Domyślnaczcionkaakapitu" style:family="text">
      <style:text-properties fo:background-color="#80FFFF"/>
    </style:style>
    <style:style style:name="T1543" style:parent-style-name="Domyślnaczcionkaakapitu" style:family="text">
      <style:text-properties fo:background-color="#80FFFF"/>
    </style:style>
    <style:style style:name="P1544" style:parent-style-name="Normalny" style:family="paragraph">
      <style:paragraph-properties fo:text-align="justify" fo:line-height="150%" fo:text-indent="0.2479in"/>
    </style:style>
    <style:style style:name="P1545" style:parent-style-name="Normalny" style:family="paragraph">
      <style:paragraph-properties fo:text-align="justify" fo:line-height="150%"/>
    </style:style>
    <style:style style:name="T1546" style:parent-style-name="Domyślnaczcionkaakapitu" style:family="text">
      <style:text-properties style:text-underline-type="single" style:text-underline-style="solid" style:text-underline-width="auto" style:text-underline-mode="continuous"/>
    </style:style>
    <style:style style:name="P1547" style:parent-style-name="Normalny" style:family="paragraph">
      <style:paragraph-properties fo:text-align="justify" fo:line-height="150%" fo:text-indent="0.2479in"/>
    </style:style>
    <style:style style:name="P1548" style:parent-style-name="Normalny" style:family="paragraph">
      <style:paragraph-properties fo:text-align="justify" fo:line-height="150%"/>
    </style:style>
    <style:style style:name="T1549" style:parent-style-name="Domyślnaczcionkaakapitu" style:family="text">
      <style:text-properties style:text-underline-type="single" style:text-underline-style="solid" style:text-underline-width="auto" style:text-underline-mode="continuous"/>
    </style:style>
    <style:style style:name="P1550" style:parent-style-name="Normalny" style:family="paragraph">
      <style:paragraph-properties fo:text-align="justify" fo:line-height="150%" fo:text-indent="0.2479in"/>
    </style:style>
    <style:style style:name="P1551" style:parent-style-name="Normalny" style:family="paragraph">
      <style:paragraph-properties fo:text-align="justify" fo:line-height="150%" fo:text-indent="0.2479in"/>
    </style:style>
    <style:style style:name="T1552" style:parent-style-name="Domyślnaczcionkaakapitu" style:family="text">
      <style:text-properties fo:background-color="#80FFFF"/>
    </style:style>
    <style:style style:name="P1553" style:parent-style-name="Normalny" style:family="paragraph">
      <style:paragraph-properties fo:text-align="justify" fo:line-height="150%" fo:text-indent="0.2479in"/>
    </style:style>
    <style:style style:name="T1554" style:parent-style-name="Domyślnaczcionkaakapitu" style:family="text">
      <style:text-properties fo:background-color="#80FFFF"/>
    </style:style>
    <style:style style:name="T1555" style:parent-style-name="Domyślnaczcionkaakapitu" style:family="text">
      <style:text-properties fo:background-color="#80FFFF"/>
    </style:style>
    <style:style style:name="P1556" style:parent-style-name="Normalny" style:family="paragraph">
      <style:paragraph-properties fo:text-align="justify" fo:line-height="150%"/>
    </style:style>
    <style:style style:name="P1557" style:parent-style-name="Normalny" style:family="paragraph">
      <style:paragraph-properties fo:text-align="justify" fo:line-height="150%" fo:text-indent="0.2479in"/>
    </style:style>
    <style:style style:name="P1558" style:parent-style-name="Normalny" style:family="paragraph">
      <style:paragraph-properties fo:text-align="justify" fo:line-height="150%"/>
    </style:style>
    <style:style style:name="T1559" style:parent-style-name="Domyślnaczcionkaakapitu" style:family="text">
      <style:text-properties style:text-underline-type="single" style:text-underline-style="solid" style:text-underline-width="auto" style:text-underline-mode="continuous"/>
    </style:style>
    <style:style style:name="P1560" style:parent-style-name="Normalny" style:family="paragraph">
      <style:paragraph-properties fo:text-align="justify" fo:line-height="150%" fo:text-indent="0.2479in"/>
    </style:style>
    <style:style style:name="P1561" style:parent-style-name="Normalny" style:family="paragraph">
      <style:paragraph-properties fo:text-align="justify" fo:line-height="150%"/>
    </style:style>
    <style:style style:name="T1562" style:parent-style-name="Domyślnaczcionkaakapitu" style:family="text">
      <style:text-properties style:text-underline-type="single" style:text-underline-style="solid" style:text-underline-width="auto" style:text-underline-mode="continuous"/>
    </style:style>
    <style:style style:name="T1563" style:parent-style-name="Domyślnaczcionkaakapitu" style:family="text">
      <style:text-properties fo:background-color="#80FFFF" style:text-underline-type="single" style:text-underline-style="solid" style:text-underline-width="auto" style:text-underline-mode="continuous"/>
    </style:style>
    <style:style style:name="T1564" style:parent-style-name="Domyślnaczcionkaakapitu" style:family="text">
      <style:text-properties style:text-underline-type="single" style:text-underline-style="solid" style:text-underline-width="auto" style:text-underline-mode="continuous"/>
    </style:style>
    <style:style style:name="P1565" style:parent-style-name="Normalny" style:family="paragraph">
      <style:paragraph-properties fo:text-align="justify" fo:line-height="150%" fo:text-indent="0.2479in"/>
    </style:style>
    <style:style style:name="T1566" style:parent-style-name="Domyślnaczcionkaakapitu" style:family="text">
      <style:text-properties fo:background-color="#80FFFF"/>
    </style:style>
    <style:style style:name="P1567" style:parent-style-name="Normalny" style:family="paragraph">
      <style:paragraph-properties fo:text-align="justify" fo:line-height="150%" fo:text-indent="0.2479in"/>
    </style:style>
    <style:style style:name="T1568" style:parent-style-name="Domyślnaczcionkaakapitu" style:family="text">
      <style:text-properties fo:background-color="#80FFFF"/>
    </style:style>
    <style:style style:name="T1569" style:parent-style-name="Domyślnaczcionkaakapitu" style:family="text">
      <style:text-properties fo:background-color="#80FFFF"/>
    </style:style>
    <style:style style:name="P1570" style:parent-style-name="Normalny" style:family="paragraph">
      <style:paragraph-properties fo:text-align="justify" fo:line-height="150%" fo:text-indent="0.2479in"/>
    </style:style>
    <style:style style:name="T1571" style:parent-style-name="Domyślnaczcionkaakapitu" style:family="text">
      <style:text-properties fo:background-color="#80FFFF"/>
    </style:style>
    <style:style style:name="T1572" style:parent-style-name="Domyślnaczcionkaakapitu" style:family="text">
      <style:text-properties fo:background-color="#80FFFF"/>
    </style:style>
    <style:style style:name="T1573" style:parent-style-name="Domyślnaczcionkaakapitu" style:family="text">
      <style:text-properties fo:background-color="#80FFFF"/>
    </style:style>
    <style:style style:name="P1574" style:parent-style-name="Normalny" style:family="paragraph">
      <style:paragraph-properties fo:text-align="justify" fo:line-height="150%" fo:text-indent="0.2479in"/>
    </style:style>
    <style:style style:name="P1575" style:parent-style-name="Normalny" style:family="paragraph">
      <style:paragraph-properties fo:text-align="justify" fo:line-height="150%" fo:text-indent="0.2479in"/>
    </style:style>
    <style:style style:name="T1576" style:parent-style-name="Domyślnaczcionkaakapitu" style:family="text">
      <style:text-properties fo:background-color="#80FFFF"/>
    </style:style>
    <style:style style:name="T1577" style:parent-style-name="Domyślnaczcionkaakapitu" style:family="text">
      <style:text-properties fo:background-color="#80FFFF"/>
    </style:style>
    <style:style style:name="P1578" style:parent-style-name="Normalny" style:family="paragraph">
      <style:paragraph-properties fo:text-align="justify" fo:line-height="150%" fo:text-indent="0.2479in"/>
    </style:style>
    <style:style style:name="T1579" style:parent-style-name="Domyślnaczcionkaakapitu" style:family="text">
      <style:text-properties fo:background-color="#80FFFF"/>
    </style:style>
    <style:style style:name="T1580" style:parent-style-name="Domyślnaczcionkaakapitu" style:family="text">
      <style:text-properties fo:background-color="#80FFFF"/>
    </style:style>
    <style:style style:name="P1581" style:parent-style-name="Normalny" style:family="paragraph">
      <style:paragraph-properties fo:text-align="justify" fo:line-height="150%" fo:text-indent="0.2479in"/>
    </style:style>
    <style:style style:name="P1582" style:parent-style-name="Normalny" style:family="paragraph">
      <style:paragraph-properties fo:text-align="justify" fo:line-height="150%" fo:text-indent="0.2479in"/>
    </style:style>
    <style:style style:name="T1583" style:parent-style-name="Domyślnaczcionkaakapitu" style:family="text">
      <style:text-properties fo:background-color="#80FFFF"/>
    </style:style>
    <style:style style:name="T1584" style:parent-style-name="Domyślnaczcionkaakapitu" style:family="text">
      <style:text-properties fo:background-color="#80FFFF"/>
    </style:style>
    <style:style style:name="T1585" style:parent-style-name="Domyślnaczcionkaakapitu" style:family="text">
      <style:text-properties fo:background-color="#80FFFF"/>
    </style:style>
    <style:style style:name="T1586" style:parent-style-name="Domyślnaczcionkaakapitu" style:family="text">
      <style:text-properties fo:background-color="#80FFFF"/>
    </style:style>
    <style:style style:name="T1587" style:parent-style-name="Domyślnaczcionkaakapitu" style:family="text">
      <style:text-properties fo:background-color="#80FFFF"/>
    </style:style>
    <style:style style:name="T1588" style:parent-style-name="Domyślnaczcionkaakapitu" style:family="text">
      <style:text-properties fo:background-color="#80FFFF"/>
    </style:style>
    <style:style style:name="T1589" style:parent-style-name="Domyślnaczcionkaakapitu" style:family="text">
      <style:text-properties fo:background-color="#80FFFF"/>
    </style:style>
    <style:style style:name="T1590" style:parent-style-name="Domyślnaczcionkaakapitu" style:family="text">
      <style:text-properties fo:background-color="#80FFFF"/>
    </style:style>
    <style:style style:name="P1591" style:parent-style-name="Normalny" style:family="paragraph">
      <style:paragraph-properties fo:text-align="justify" fo:line-height="150%" fo:text-indent="0.2479in"/>
    </style:style>
    <style:style style:name="P1592" style:parent-style-name="Normalny" style:family="paragraph">
      <style:paragraph-properties fo:text-align="justify" fo:line-height="150%"/>
    </style:style>
    <style:style style:name="T1593" style:parent-style-name="Domyślnaczcionkaakapitu" style:family="text">
      <style:text-properties style:text-underline-type="single" style:text-underline-style="solid" style:text-underline-width="auto" style:text-underline-mode="continuous"/>
    </style:style>
    <style:style style:name="P1594" style:parent-style-name="Normalny" style:family="paragraph">
      <style:paragraph-properties fo:text-align="justify" fo:line-height="150%" fo:text-indent="0.2479in"/>
    </style:style>
    <style:style style:name="P1595" style:parent-style-name="Normalny" style:family="paragraph">
      <style:paragraph-properties fo:text-align="justify" fo:line-height="150%"/>
    </style:style>
    <style:style style:name="T1596" style:parent-style-name="Domyślnaczcionkaakapitu" style:family="text">
      <style:text-properties style:text-underline-type="single" style:text-underline-style="solid" style:text-underline-width="auto" style:text-underline-mode="continuous"/>
    </style:style>
    <style:style style:name="P1597" style:parent-style-name="Normalny" style:family="paragraph">
      <style:paragraph-properties fo:text-align="justify" fo:line-height="150%" fo:text-indent="0.2479in"/>
    </style:style>
    <style:style style:name="T1598" style:parent-style-name="Domyślnaczcionkaakapitu" style:family="text">
      <style:text-properties fo:background-color="#80FFFF"/>
    </style:style>
    <style:style style:name="P1599" style:parent-style-name="Normalny" style:family="paragraph">
      <style:paragraph-properties fo:text-align="justify" fo:line-height="150%"/>
    </style:style>
    <style:style style:name="T1600" style:parent-style-name="Domyślnaczcionkaakapitu" style:family="text">
      <style:text-properties fo:background-color="#80FFFF"/>
    </style:style>
    <style:style style:name="T1601" style:parent-style-name="Domyślnaczcionkaakapitu" style:family="text">
      <style:text-properties fo:background-color="#80FFFF"/>
    </style:style>
    <style:style style:name="P1602" style:parent-style-name="Normalny" style:family="paragraph">
      <style:paragraph-properties fo:text-align="justify" fo:line-height="150%" fo:text-indent="0.2479in"/>
    </style:style>
    <style:style style:name="T1603" style:parent-style-name="Domyślnaczcionkaakapitu" style:family="text">
      <style:text-properties fo:background-color="#80FFFF"/>
    </style:style>
    <style:style style:name="P1604" style:parent-style-name="Normalny" style:family="paragraph">
      <style:paragraph-properties fo:text-align="justify" fo:line-height="150%" fo:text-indent="0.2479in"/>
    </style:style>
    <style:style style:name="T1605" style:parent-style-name="Domyślnaczcionkaakapitu" style:family="text">
      <style:text-properties fo:background-color="#80FFFF"/>
    </style:style>
    <style:style style:name="T1606" style:parent-style-name="Domyślnaczcionkaakapitu" style:family="text">
      <style:text-properties fo:background-color="#80FFFF"/>
    </style:style>
    <style:style style:name="P1607" style:parent-style-name="Normalny" style:family="paragraph">
      <style:paragraph-properties fo:text-align="justify" fo:line-height="150%" fo:text-indent="0.2479in"/>
    </style:style>
    <style:style style:name="P1608" style:parent-style-name="Normalny" style:family="paragraph">
      <style:paragraph-properties fo:text-align="justify" fo:line-height="150%" fo:text-indent="0.2479in"/>
    </style:style>
    <style:style style:name="T1609" style:parent-style-name="Domyślnaczcionkaakapitu" style:family="text">
      <style:text-properties fo:background-color="#80FFFF"/>
    </style:style>
    <style:style style:name="T1610" style:parent-style-name="Domyślnaczcionkaakapitu" style:family="text">
      <style:text-properties fo:background-color="#80FFFF"/>
    </style:style>
    <style:style style:name="P1611" style:parent-style-name="Normalny" style:family="paragraph">
      <style:paragraph-properties fo:text-align="justify" fo:line-height="150%" fo:text-indent="0.2479in"/>
    </style:style>
    <style:style style:name="T1612" style:parent-style-name="Domyślnaczcionkaakapitu" style:family="text">
      <style:text-properties fo:background-color="#80FFFF"/>
    </style:style>
    <style:style style:name="P1613" style:parent-style-name="Normalny" style:family="paragraph">
      <style:paragraph-properties fo:text-align="justify" fo:line-height="150%"/>
    </style:style>
    <style:style style:name="T1614" style:parent-style-name="Domyślnaczcionkaakapitu" style:family="text">
      <style:text-properties style:text-underline-type="single" style:text-underline-style="solid" style:text-underline-width="auto" style:text-underline-mode="continuous"/>
    </style:style>
    <style:style style:name="P1615" style:parent-style-name="Normalny" style:family="paragraph">
      <style:paragraph-properties fo:text-align="justify" fo:line-height="150%" fo:text-indent="0.2479in"/>
    </style:style>
    <style:style style:name="P1616" style:parent-style-name="Normalny" style:family="paragraph">
      <style:paragraph-properties fo:text-align="justify" fo:line-height="150%" fo:text-indent="0.2479in"/>
    </style:style>
    <style:style style:name="P1617" style:parent-style-name="Normalny" style:family="paragraph">
      <style:paragraph-properties fo:text-align="justify" fo:line-height="150%"/>
    </style:style>
    <style:style style:name="T1618" style:parent-style-name="Domyślnaczcionkaakapitu" style:family="text">
      <style:text-properties style:text-underline-type="single" style:text-underline-style="solid" style:text-underline-width="auto" style:text-underline-mode="continuous"/>
    </style:style>
    <style:style style:name="P1619" style:parent-style-name="Normalny" style:family="paragraph">
      <style:paragraph-properties fo:text-align="justify" fo:line-height="150%" fo:text-indent="0.2479in"/>
    </style:style>
    <style:style style:name="T1620" style:parent-style-name="Domyślnaczcionkaakapitu" style:family="text">
      <style:text-properties fo:background-color="#80FFFF"/>
    </style:style>
    <style:style style:name="T1621" style:parent-style-name="Domyślnaczcionkaakapitu" style:family="text">
      <style:text-properties fo:background-color="#80FFFF"/>
    </style:style>
    <style:style style:name="P1622" style:parent-style-name="Normalny" style:family="paragraph">
      <style:paragraph-properties fo:text-align="justify" fo:line-height="150%" fo:text-indent="0.2479in"/>
    </style:style>
    <style:style style:name="T1623" style:parent-style-name="Domyślnaczcionkaakapitu" style:family="text">
      <style:text-properties fo:font-variant="small-caps" fo:background-color="#80FFFF"/>
    </style:style>
    <style:style style:name="P1624" style:parent-style-name="Normalny" style:family="paragraph">
      <style:paragraph-properties fo:text-align="justify" fo:line-height="150%" fo:text-indent="0.2479in"/>
    </style:style>
    <style:style style:name="T1625" style:parent-style-name="Domyślnaczcionkaakapitu" style:family="text">
      <style:text-properties fo:background-color="#80FFFF"/>
    </style:style>
    <style:style style:name="P1626" style:parent-style-name="Normalny" style:family="paragraph">
      <style:paragraph-properties fo:text-align="justify" fo:line-height="150%"/>
    </style:style>
    <style:style style:name="T1627" style:parent-style-name="Domyślnaczcionkaakapitu" style:family="text">
      <style:text-properties style:text-underline-type="single" style:text-underline-style="solid" style:text-underline-width="auto" style:text-underline-mode="continuous"/>
    </style:style>
    <style:style style:name="P1628" style:parent-style-name="Normalny" style:family="paragraph">
      <style:paragraph-properties fo:text-align="justify" fo:line-height="150%" fo:text-indent="0.2479in"/>
    </style:style>
    <style:style style:name="P1629" style:parent-style-name="Normalny" style:family="paragraph">
      <style:paragraph-properties fo:text-align="justify" fo:line-height="150%"/>
    </style:style>
    <style:style style:name="T1630" style:parent-style-name="Domyślnaczcionkaakapitu" style:family="text">
      <style:text-properties style:text-underline-type="single" style:text-underline-style="solid" style:text-underline-width="auto" style:text-underline-mode="continuous"/>
    </style:style>
    <style:style style:name="P1631" style:parent-style-name="Normalny" style:family="paragraph">
      <style:paragraph-properties fo:text-align="justify" fo:line-height="150%" fo:text-indent="0.2479in"/>
    </style:style>
    <style:style style:name="T1632" style:parent-style-name="Domyślnaczcionkaakapitu" style:family="text">
      <style:text-properties fo:background-color="#80FFFF"/>
    </style:style>
    <style:style style:name="P1633" style:parent-style-name="Normalny" style:family="paragraph">
      <style:paragraph-properties fo:text-align="justify" fo:line-height="150%" fo:text-indent="0.2479in"/>
    </style:style>
    <style:style style:name="P1634" style:parent-style-name="Normalny" style:family="paragraph">
      <style:paragraph-properties fo:text-align="justify" fo:line-height="150%" fo:text-indent="0.2479in"/>
    </style:style>
    <style:style style:name="T1635" style:parent-style-name="Domyślnaczcionkaakapitu" style:family="text">
      <style:text-properties fo:background-color="#80FFFF"/>
    </style:style>
    <style:style style:name="T1636" style:parent-style-name="Domyślnaczcionkaakapitu" style:family="text">
      <style:text-properties fo:background-color="#80FFFF"/>
    </style:style>
    <style:style style:name="P1637" style:parent-style-name="Normalny" style:family="paragraph">
      <style:paragraph-properties fo:text-align="justify" fo:line-height="150%" fo:text-indent="0.2479in"/>
    </style:style>
    <style:style style:name="T1638" style:parent-style-name="Domyślnaczcionkaakapitu" style:family="text">
      <style:text-properties fo:background-color="#80FFFF"/>
    </style:style>
    <style:style style:name="T1639" style:parent-style-name="Domyślnaczcionkaakapitu" style:family="text">
      <style:text-properties fo:background-color="#80FFFF"/>
    </style:style>
    <style:style style:name="T1640" style:parent-style-name="Domyślnaczcionkaakapitu" style:family="text">
      <style:text-properties fo:background-color="#80FFFF"/>
    </style:style>
    <style:style style:name="T1641" style:parent-style-name="Domyślnaczcionkaakapitu" style:family="text">
      <style:text-properties fo:background-color="#80FFFF"/>
    </style:style>
    <style:style style:name="T1642" style:parent-style-name="Domyślnaczcionkaakapitu" style:family="text">
      <style:text-properties fo:background-color="#80FFFF"/>
    </style:style>
    <style:style style:name="T1643" style:parent-style-name="Domyślnaczcionkaakapitu" style:family="text">
      <style:text-properties fo:background-color="#80FFFF"/>
    </style:style>
    <style:style style:name="T1644" style:parent-style-name="Domyślnaczcionkaakapitu" style:family="text">
      <style:text-properties fo:background-color="#80FFFF"/>
    </style:style>
    <style:style style:name="T1645" style:parent-style-name="Domyślnaczcionkaakapitu" style:family="text">
      <style:text-properties fo:background-color="#80FFFF"/>
    </style:style>
    <style:style style:name="P1646" style:parent-style-name="Normalny" style:family="paragraph">
      <style:paragraph-properties fo:text-align="justify" fo:line-height="150%" fo:text-indent="0.2479in"/>
    </style:style>
    <style:style style:name="P1647" style:parent-style-name="Normalny" style:family="paragraph">
      <style:paragraph-properties fo:text-align="justify" fo:line-height="150%"/>
    </style:style>
    <style:style style:name="T1648" style:parent-style-name="Domyślnaczcionkaakapitu" style:family="text">
      <style:text-properties style:text-underline-type="single" style:text-underline-style="solid" style:text-underline-width="auto" style:text-underline-mode="continuous"/>
    </style:style>
    <style:style style:name="T1649" style:parent-style-name="Domyślnaczcionkaakapitu" style:family="text">
      <style:text-properties fo:background-color="#80FFFF" style:text-underline-type="single" style:text-underline-style="solid" style:text-underline-width="auto" style:text-underline-mode="continuous"/>
    </style:style>
    <style:style style:name="T1650" style:parent-style-name="Domyślnaczcionkaakapitu" style:family="text">
      <style:text-properties fo:background-color="#80FFFF"/>
    </style:style>
    <style:style style:name="P1651" style:parent-style-name="Normalny" style:family="paragraph">
      <style:paragraph-properties fo:text-align="justify" fo:line-height="150%" fo:text-indent="0.2479in"/>
    </style:style>
    <style:style style:name="T1652" style:parent-style-name="Domyślnaczcionkaakapitu" style:family="text">
      <style:text-properties fo:background-color="#80FFFF"/>
    </style:style>
    <style:style style:name="T1653" style:parent-style-name="Domyślnaczcionkaakapitu" style:family="text">
      <style:text-properties fo:background-color="#80FFFF"/>
    </style:style>
    <style:style style:name="T1654" style:parent-style-name="Domyślnaczcionkaakapitu" style:family="text">
      <style:text-properties fo:background-color="#80FFFF"/>
    </style:style>
    <style:style style:name="P1655" style:parent-style-name="Normalny" style:family="paragraph">
      <style:paragraph-properties fo:text-align="justify" fo:line-height="150%" fo:text-indent="0.2479in"/>
    </style:style>
    <style:style style:name="P1656" style:parent-style-name="Normalny" style:family="paragraph">
      <style:paragraph-properties fo:text-align="justify" fo:line-height="150%"/>
    </style:style>
    <style:style style:name="T1657" style:parent-style-name="Domyślnaczcionkaakapitu" style:family="text">
      <style:text-properties fo:background-color="#80FFFF" style:text-underline-type="single" style:text-underline-style="solid" style:text-underline-width="auto" style:text-underline-mode="continuous"/>
    </style:style>
    <style:style style:name="T1658" style:parent-style-name="Domyślnaczcionkaakapitu" style:family="text">
      <style:text-properties style:text-underline-type="single" style:text-underline-style="solid" style:text-underline-width="auto" style:text-underline-mode="continuous"/>
    </style:style>
    <style:style style:name="T1659" style:parent-style-name="Domyślnaczcionkaakapitu" style:family="text">
      <style:text-properties fo:background-color="#80FFFF" style:text-underline-type="single" style:text-underline-style="solid" style:text-underline-width="auto" style:text-underline-mode="continuous"/>
    </style:style>
    <style:style style:name="T1660" style:parent-style-name="Domyślnaczcionkaakapitu" style:family="text">
      <style:text-properties style:text-underline-type="single" style:text-underline-style="solid" style:text-underline-width="auto" style:text-underline-mode="continuous"/>
    </style:style>
    <style:style style:name="P1661" style:parent-style-name="Normalny" style:family="paragraph">
      <style:paragraph-properties fo:text-align="justify" fo:line-height="150%" fo:text-indent="0.2479in"/>
    </style:style>
    <style:style style:name="T1662" style:parent-style-name="Domyślnaczcionkaakapitu" style:family="text">
      <style:text-properties fo:background-color="#80FFFF"/>
    </style:style>
    <style:style style:name="T1663" style:parent-style-name="Domyślnaczcionkaakapitu" style:family="text">
      <style:text-properties fo:background-color="#80FFFF"/>
    </style:style>
    <style:style style:name="T1664" style:parent-style-name="Domyślnaczcionkaakapitu" style:family="text">
      <style:text-properties fo:background-color="#80FFFF"/>
    </style:style>
    <style:style style:name="P1665" style:parent-style-name="Normalny" style:family="paragraph">
      <style:paragraph-properties fo:text-align="justify" fo:line-height="150%"/>
    </style:style>
    <style:style style:name="T1666" style:parent-style-name="Domyślnaczcionkaakapitu" style:family="text">
      <style:text-properties style:text-underline-type="single" style:text-underline-style="solid" style:text-underline-width="auto" style:text-underline-mode="continuous"/>
    </style:style>
    <style:style style:name="P1667" style:parent-style-name="Normalny" style:family="paragraph">
      <style:paragraph-properties fo:text-align="justify" fo:line-height="150%" fo:text-indent="0.2479in"/>
    </style:style>
    <style:style style:name="T1668" style:parent-style-name="Domyślnaczcionkaakapitu" style:family="text">
      <style:text-properties fo:background-color="#80FFFF"/>
    </style:style>
    <style:style style:name="T1669" style:parent-style-name="Domyślnaczcionkaakapitu" style:family="text">
      <style:text-properties fo:background-color="#80FFFF"/>
    </style:style>
    <style:style style:name="T1670" style:parent-style-name="Domyślnaczcionkaakapitu" style:family="text">
      <style:text-properties fo:background-color="#80FFFF"/>
    </style:style>
    <style:style style:name="P1671" style:parent-style-name="Normalny" style:family="paragraph">
      <style:paragraph-properties fo:text-align="justify" fo:line-height="150%" fo:text-indent="0.2479in"/>
    </style:style>
    <style:style style:name="T1672" style:parent-style-name="Domyślnaczcionkaakapitu" style:family="text">
      <style:text-properties fo:background-color="#80FFFF"/>
    </style:style>
    <style:style style:name="T1673" style:parent-style-name="Domyślnaczcionkaakapitu" style:family="text">
      <style:text-properties fo:background-color="#80FFFF"/>
    </style:style>
    <style:style style:name="T1674" style:parent-style-name="Domyślnaczcionkaakapitu" style:family="text">
      <style:text-properties fo:background-color="#80FFFF"/>
    </style:style>
    <style:style style:name="P1675" style:parent-style-name="Normalny" style:family="paragraph">
      <style:paragraph-properties fo:text-align="justify" fo:line-height="150%" fo:text-indent="0.2479in"/>
    </style:style>
    <style:style style:name="T1676" style:parent-style-name="Domyślnaczcionkaakapitu" style:family="text">
      <style:text-properties fo:background-color="#80FFFF"/>
    </style:style>
    <style:style style:name="T1677" style:parent-style-name="Domyślnaczcionkaakapitu" style:family="text">
      <style:text-properties fo:background-color="#80FFFF"/>
    </style:style>
    <style:style style:name="T1678" style:parent-style-name="Domyślnaczcionkaakapitu" style:family="text">
      <style:text-properties fo:background-color="#80FFFF"/>
    </style:style>
    <style:style style:name="P1679" style:parent-style-name="Normalny" style:family="paragraph">
      <style:paragraph-properties fo:text-align="justify" fo:line-height="150%" fo:text-indent="0.2479in"/>
    </style:style>
    <style:style style:name="T1680" style:parent-style-name="Domyślnaczcionkaakapitu" style:family="text">
      <style:text-properties fo:background-color="#80FFFF"/>
    </style:style>
    <style:style style:name="T1681" style:parent-style-name="Domyślnaczcionkaakapitu" style:family="text">
      <style:text-properties fo:background-color="#80FFFF"/>
    </style:style>
    <style:style style:name="P1682" style:parent-style-name="Normalny" style:family="paragraph">
      <style:paragraph-properties fo:text-align="justify" fo:line-height="150%" fo:text-indent="0.2479in"/>
    </style:style>
    <style:style style:name="T1683" style:parent-style-name="Domyślnaczcionkaakapitu" style:family="text">
      <style:text-properties fo:background-color="#80FFFF"/>
    </style:style>
    <style:style style:name="P1684" style:parent-style-name="Normalny" style:family="paragraph">
      <style:paragraph-properties fo:text-align="justify" fo:line-height="150%" fo:text-indent="0.2479in"/>
    </style:style>
    <style:style style:name="T1685" style:parent-style-name="Domyślnaczcionkaakapitu" style:family="text">
      <style:text-properties fo:background-color="#80FFFF"/>
    </style:style>
    <style:style style:name="P1686" style:parent-style-name="Normalny" style:family="paragraph">
      <style:paragraph-properties fo:text-align="justify" fo:line-height="150%" fo:text-indent="0.2479in"/>
    </style:style>
    <style:style style:name="T1687" style:parent-style-name="Domyślnaczcionkaakapitu" style:family="text">
      <style:text-properties fo:background-color="#80FFFF"/>
    </style:style>
    <style:style style:name="T1688" style:parent-style-name="Domyślnaczcionkaakapitu" style:family="text">
      <style:text-properties fo:background-color="#80FFFF"/>
    </style:style>
    <style:style style:name="T1689" style:parent-style-name="Domyślnaczcionkaakapitu" style:family="text">
      <style:text-properties fo:background-color="#80FFFF"/>
    </style:style>
    <style:style style:name="P1690" style:parent-style-name="Normalny" style:family="paragraph">
      <style:paragraph-properties fo:text-align="justify" fo:line-height="150%" fo:text-indent="0.2479in"/>
    </style:style>
    <style:style style:name="T1691" style:parent-style-name="Domyślnaczcionkaakapitu" style:family="text">
      <style:text-properties fo:background-color="#80FFFF"/>
    </style:style>
    <style:style style:name="T1692" style:parent-style-name="Domyślnaczcionkaakapitu" style:family="text">
      <style:text-properties fo:background-color="#80FFFF"/>
    </style:style>
    <style:style style:name="P1693" style:parent-style-name="Normalny" style:family="paragraph">
      <style:paragraph-properties fo:text-align="justify" fo:line-height="150%" fo:text-indent="0.2479in"/>
    </style:style>
    <style:style style:name="T1694" style:parent-style-name="Domyślnaczcionkaakapitu" style:family="text">
      <style:text-properties fo:background-color="#80FFFF"/>
    </style:style>
    <style:style style:name="T1695" style:parent-style-name="Domyślnaczcionkaakapitu" style:family="text">
      <style:text-properties fo:background-color="#80FFFF"/>
    </style:style>
    <style:style style:name="T1696" style:parent-style-name="Domyślnaczcionkaakapitu" style:family="text">
      <style:text-properties fo:background-color="#80FFFF"/>
    </style:style>
    <style:style style:name="T1697" style:parent-style-name="Domyślnaczcionkaakapitu" style:family="text">
      <style:text-properties fo:background-color="#80FFFF"/>
    </style:style>
    <style:style style:name="P1698" style:parent-style-name="Normalny" style:family="paragraph">
      <style:paragraph-properties fo:text-align="justify" fo:line-height="150%" fo:text-indent="0.2479in"/>
    </style:style>
    <style:style style:name="T1699" style:parent-style-name="Domyślnaczcionkaakapitu" style:family="text">
      <style:text-properties fo:background-color="#80FFFF"/>
    </style:style>
    <style:style style:name="T1700" style:parent-style-name="Domyślnaczcionkaakapitu" style:family="text">
      <style:text-properties fo:background-color="#80FFFF"/>
    </style:style>
    <style:style style:name="T1701" style:parent-style-name="Domyślnaczcionkaakapitu" style:family="text">
      <style:text-properties fo:background-color="#80FFFF"/>
    </style:style>
    <style:style style:name="P1702" style:parent-style-name="Normalny" style:family="paragraph">
      <style:paragraph-properties fo:text-align="justify" fo:line-height="150%" fo:text-indent="0.2479in"/>
    </style:style>
    <style:style style:name="T1703" style:parent-style-name="Domyślnaczcionkaakapitu" style:family="text">
      <style:text-properties fo:background-color="#80FFFF"/>
    </style:style>
    <style:style style:name="P1704" style:parent-style-name="Normalny" style:family="paragraph">
      <style:paragraph-properties fo:text-align="justify" fo:line-height="150%" fo:text-indent="0.2479in"/>
    </style:style>
    <style:style style:name="T1705" style:parent-style-name="Domyślnaczcionkaakapitu" style:family="text">
      <style:text-properties fo:background-color="#80FFFF"/>
    </style:style>
    <style:style style:name="T1706" style:parent-style-name="Domyślnaczcionkaakapitu" style:family="text">
      <style:text-properties fo:background-color="#80FFFF"/>
    </style:style>
    <style:style style:name="T1707" style:parent-style-name="Domyślnaczcionkaakapitu" style:family="text">
      <style:text-properties fo:background-color="#80FFFF"/>
    </style:style>
    <style:style style:name="T1708" style:parent-style-name="Domyślnaczcionkaakapitu" style:family="text">
      <style:text-properties fo:background-color="#80FFFF"/>
    </style:style>
    <style:style style:name="P1709" style:parent-style-name="Normalny" style:family="paragraph">
      <style:paragraph-properties fo:text-align="justify" fo:line-height="150%"/>
    </style:style>
    <style:style style:name="P1710" style:parent-style-name="Normalny" style:family="paragraph">
      <style:paragraph-properties fo:text-align="justify" fo:line-height="150%" fo:text-indent="0.2479in"/>
    </style:style>
    <style:style style:name="T1711" style:parent-style-name="Domyślnaczcionkaakapitu" style:family="text">
      <style:text-properties fo:background-color="#80FFFF"/>
    </style:style>
    <style:style style:name="P1712" style:parent-style-name="Normalny" style:family="paragraph">
      <style:paragraph-properties fo:text-align="justify" fo:line-height="150%" fo:text-indent="0.2479in"/>
    </style:style>
    <style:style style:name="T1713" style:parent-style-name="Domyślnaczcionkaakapitu" style:family="text">
      <style:text-properties fo:background-color="#80FFFF"/>
    </style:style>
    <style:style style:name="P1714" style:parent-style-name="Normalny" style:family="paragraph">
      <style:paragraph-properties fo:text-align="justify" fo:line-height="150%" fo:text-indent="0.2479in"/>
    </style:style>
    <style:style style:name="T1715" style:parent-style-name="Domyślnaczcionkaakapitu" style:family="text">
      <style:text-properties fo:background-color="#80FFFF"/>
    </style:style>
    <style:style style:name="T1716" style:parent-style-name="Domyślnaczcionkaakapitu" style:family="text">
      <style:text-properties fo:background-color="#80FFFF"/>
    </style:style>
    <style:style style:name="T1717" style:parent-style-name="Domyślnaczcionkaakapitu" style:family="text">
      <style:text-properties fo:background-color="#80FFFF"/>
    </style:style>
    <style:style style:name="T1718" style:parent-style-name="Domyślnaczcionkaakapitu" style:family="text">
      <style:text-properties fo:background-color="#80FFFF"/>
    </style:style>
    <style:style style:name="T1719" style:parent-style-name="Domyślnaczcionkaakapitu" style:family="text">
      <style:text-properties fo:background-color="#80FFFF"/>
    </style:style>
    <style:style style:name="T1720" style:parent-style-name="Domyślnaczcionkaakapitu" style:family="text">
      <style:text-properties fo:background-color="#80FFFF"/>
    </style:style>
    <style:style style:name="P1721" style:parent-style-name="Normalny" style:family="paragraph">
      <style:paragraph-properties fo:text-align="justify" fo:line-height="150%" fo:text-indent="0.2479in"/>
    </style:style>
    <style:style style:name="T1722" style:parent-style-name="Domyślnaczcionkaakapitu" style:family="text">
      <style:text-properties fo:background-color="#80FFFF"/>
    </style:style>
    <style:style style:name="P1723" style:parent-style-name="Normalny" style:family="paragraph">
      <style:paragraph-properties fo:text-align="justify" fo:line-height="150%" fo:text-indent="0.2479in"/>
    </style:style>
    <style:style style:name="T1724" style:parent-style-name="Domyślnaczcionkaakapitu" style:family="text">
      <style:text-properties fo:background-color="#80FFFF"/>
    </style:style>
    <style:style style:name="T1725" style:parent-style-name="Domyślnaczcionkaakapitu" style:family="text">
      <style:text-properties fo:background-color="#80FFFF"/>
    </style:style>
    <style:style style:name="T1726" style:parent-style-name="Domyślnaczcionkaakapitu" style:family="text">
      <style:text-properties fo:background-color="#80FFFF"/>
    </style:style>
    <style:style style:name="T1727" style:parent-style-name="Domyślnaczcionkaakapitu" style:family="text">
      <style:text-properties fo:background-color="#80FFFF"/>
    </style:style>
    <style:style style:name="P1728" style:parent-style-name="Normalny" style:family="paragraph">
      <style:paragraph-properties fo:text-align="justify" fo:line-height="150%" fo:text-indent="0.2479in"/>
    </style:style>
    <style:style style:name="T1729" style:parent-style-name="Domyślnaczcionkaakapitu" style:family="text">
      <style:text-properties fo:background-color="#80FFFF"/>
    </style:style>
    <style:style style:name="T1730" style:parent-style-name="Domyślnaczcionkaakapitu" style:family="text">
      <style:text-properties fo:background-color="#80FFFF"/>
    </style:style>
    <style:style style:name="P1731" style:parent-style-name="Normalny" style:family="paragraph">
      <style:paragraph-properties fo:text-align="justify" fo:line-height="150%" fo:text-indent="0.2479in"/>
    </style:style>
    <style:style style:name="P1732" style:parent-style-name="Normalny" style:family="paragraph">
      <style:paragraph-properties fo:text-align="justify" fo:line-height="150%"/>
    </style:style>
    <style:style style:name="T1733" style:parent-style-name="Domyślnaczcionkaakapitu" style:family="text">
      <style:text-properties style:text-underline-type="single" style:text-underline-style="solid" style:text-underline-width="auto" style:text-underline-mode="continuous"/>
    </style:style>
    <style:style style:name="T1734" style:parent-style-name="Domyślnaczcionkaakapitu" style:family="text">
      <style:text-properties fo:background-color="#80FFFF" style:text-underline-type="single" style:text-underline-style="solid" style:text-underline-width="auto" style:text-underline-mode="continuous"/>
    </style:style>
    <style:style style:name="T1735" style:parent-style-name="Domyślnaczcionkaakapitu" style:family="text">
      <style:text-properties style:text-underline-type="single" style:text-underline-style="solid" style:text-underline-width="auto" style:text-underline-mode="continuous"/>
    </style:style>
    <style:style style:name="T1736" style:parent-style-name="Domyślnaczcionkaakapitu" style:family="text">
      <style:text-properties fo:background-color="#80FFFF" style:text-underline-type="single" style:text-underline-style="solid" style:text-underline-width="auto" style:text-underline-mode="continuous"/>
    </style:style>
    <style:style style:name="T1737" style:parent-style-name="Domyślnaczcionkaakapitu" style:family="text">
      <style:text-properties fo:background-color="#80FFFF"/>
    </style:style>
    <style:style style:name="P1738" style:parent-style-name="Normalny" style:family="paragraph">
      <style:paragraph-properties fo:text-align="justify" fo:line-height="150%" fo:text-indent="0.2479in"/>
    </style:style>
    <style:style style:name="P1739" style:parent-style-name="Normalny" style:family="paragraph">
      <style:paragraph-properties fo:text-align="justify" fo:line-height="150%" fo:text-indent="0.2479in"/>
    </style:style>
    <style:style style:name="T1740" style:parent-style-name="Domyślnaczcionkaakapitu" style:family="text">
      <style:text-properties fo:background-color="#80FFFF"/>
    </style:style>
    <style:style style:name="T1741" style:parent-style-name="Domyślnaczcionkaakapitu" style:family="text">
      <style:text-properties fo:background-color="#80FFFF"/>
    </style:style>
    <style:style style:name="P1742" style:parent-style-name="Normalny" style:family="paragraph">
      <style:paragraph-properties fo:text-align="justify" fo:line-height="150%" fo:text-indent="0.2479in"/>
    </style:style>
    <style:style style:name="T1743" style:parent-style-name="Domyślnaczcionkaakapitu" style:family="text">
      <style:text-properties fo:background-color="#80FFFF"/>
    </style:style>
    <style:style style:name="P1744" style:parent-style-name="Normalny" style:family="paragraph">
      <style:paragraph-properties fo:text-align="justify" fo:line-height="150%" fo:text-indent="0.2479in"/>
    </style:style>
    <style:style style:name="P1745" style:parent-style-name="Normalny" style:family="paragraph">
      <style:paragraph-properties fo:text-align="justify" fo:line-height="150%" fo:text-indent="0.2479in"/>
    </style:style>
    <style:style style:name="P1746" style:parent-style-name="Normalny" style:family="paragraph">
      <style:paragraph-properties fo:text-align="justify" fo:line-height="150%"/>
    </style:style>
    <style:style style:name="T1747" style:parent-style-name="Domyślnaczcionkaakapitu" style:family="text">
      <style:text-properties style:text-underline-type="single" style:text-underline-style="solid" style:text-underline-width="auto" style:text-underline-mode="continuous"/>
    </style:style>
    <style:style style:name="P1748" style:parent-style-name="Normalny" style:family="paragraph">
      <style:paragraph-properties fo:text-align="justify" fo:line-height="150%" fo:text-indent="0.2479in"/>
    </style:style>
    <style:style style:name="P1749" style:parent-style-name="Normalny" style:family="paragraph">
      <style:paragraph-properties fo:text-align="justify" fo:line-height="150%"/>
    </style:style>
    <style:style style:name="T1750" style:parent-style-name="Domyślnaczcionkaakapitu" style:family="text">
      <style:text-properties style:text-underline-type="single" style:text-underline-style="solid" style:text-underline-width="auto" style:text-underline-mode="continuous"/>
    </style:style>
    <style:style style:name="P1751" style:parent-style-name="Normalny" style:family="paragraph">
      <style:paragraph-properties fo:text-align="justify" fo:line-height="150%" fo:text-indent="0.2479in"/>
    </style:style>
    <style:style style:name="P1752" style:parent-style-name="Normalny" style:family="paragraph">
      <style:paragraph-properties fo:text-align="justify" fo:line-height="150%"/>
    </style:style>
    <style:style style:name="P1753" style:parent-style-name="Normalny" style:family="paragraph">
      <style:paragraph-properties fo:text-align="justify" fo:line-height="150%"/>
    </style:style>
    <style:style style:name="T1754" style:parent-style-name="Domyślnaczcionkaakapitu" style:family="text">
      <style:text-properties fo:background-color="#80FFFF"/>
    </style:style>
    <style:style style:name="P1755" style:parent-style-name="Normalny" style:family="paragraph">
      <style:paragraph-properties fo:text-align="justify" fo:line-height="150%"/>
    </style:style>
    <style:style style:name="P1756" style:parent-style-name="Normalny" style:family="paragraph">
      <style:paragraph-properties fo:text-align="justify" fo:line-height="150%"/>
    </style:style>
    <style:style style:name="P1757" style:parent-style-name="Normalny" style:family="paragraph">
      <style:paragraph-properties fo:text-align="justify" fo:line-height="150%"/>
    </style:style>
    <style:style style:name="P1758" style:parent-style-name="Normalny" style:family="paragraph">
      <style:paragraph-properties fo:text-align="justify" fo:line-height="150%"/>
    </style:style>
    <style:style style:name="T1759" style:parent-style-name="Domyślnaczcionkaakapitu" style:family="text">
      <style:text-properties style:text-underline-type="single" style:text-underline-style="solid" style:text-underline-width="auto" style:text-underline-mode="continuous"/>
    </style:style>
    <style:style style:name="T1760" style:parent-style-name="Domyślnaczcionkaakapitu" style:family="text">
      <style:text-properties fo:background-color="#80FFFF"/>
    </style:style>
    <style:style style:name="P1761" style:parent-style-name="Normalny" style:family="paragraph">
      <style:paragraph-properties fo:text-align="justify" fo:line-height="150%"/>
    </style:style>
    <style:style style:name="T1762" style:parent-style-name="Domyślnaczcionkaakapitu" style:family="text">
      <style:text-properties style:text-underline-type="single" style:text-underline-style="solid" style:text-underline-width="auto" style:text-underline-mode="continuous"/>
    </style:style>
    <style:style style:name="T1763" style:parent-style-name="Domyślnaczcionkaakapitu" style:family="text">
      <style:text-properties fo:background-color="#80FFFF" style:text-underline-type="single" style:text-underline-style="solid" style:text-underline-width="auto" style:text-underline-mode="continuous"/>
    </style:style>
    <style:style style:name="P1764" style:parent-style-name="Normalny" style:family="paragraph">
      <style:paragraph-properties fo:text-align="justify" fo:line-height="150%" fo:text-indent="0.2479in"/>
    </style:style>
    <style:style style:name="T1765" style:parent-style-name="Domyślnaczcionkaakapitu" style:family="text">
      <style:text-properties fo:background-color="#80FFFF"/>
    </style:style>
    <style:style style:name="T1766" style:parent-style-name="Domyślnaczcionkaakapitu" style:family="text">
      <style:text-properties fo:background-color="#80FFFF"/>
    </style:style>
    <style:style style:name="P1767" style:parent-style-name="Normalny" style:family="paragraph">
      <style:paragraph-properties fo:text-align="justify" fo:line-height="150%"/>
    </style:style>
    <style:style style:name="T1768" style:parent-style-name="Domyślnaczcionkaakapitu" style:family="text">
      <style:text-properties style:text-underline-type="single" style:text-underline-style="solid" style:text-underline-width="auto" style:text-underline-mode="continuous"/>
    </style:style>
    <style:style style:name="P1769" style:parent-style-name="Normalny" style:family="paragraph">
      <style:paragraph-properties fo:text-align="justify" fo:line-height="150%" fo:text-indent="0.2479in"/>
    </style:style>
    <style:style style:name="T1770" style:parent-style-name="Domyślnaczcionkaakapitu" style:family="text">
      <style:text-properties fo:background-color="#80FFFF"/>
    </style:style>
    <style:style style:name="P1771" style:parent-style-name="Normalny" style:family="paragraph">
      <style:paragraph-properties fo:text-align="justify" fo:line-height="150%" fo:text-indent="0.2479in"/>
    </style:style>
    <style:style style:name="T1772" style:parent-style-name="Domyślnaczcionkaakapitu" style:family="text">
      <style:text-properties fo:background-color="#80FFFF"/>
    </style:style>
    <style:style style:name="T1773" style:parent-style-name="Domyślnaczcionkaakapitu" style:family="text">
      <style:text-properties fo:background-color="#80FFFF"/>
    </style:style>
    <style:style style:name="T1774" style:parent-style-name="Domyślnaczcionkaakapitu" style:family="text">
      <style:text-properties fo:background-color="#80FFFF"/>
    </style:style>
    <style:style style:name="T1775" style:parent-style-name="Domyślnaczcionkaakapitu" style:family="text">
      <style:text-properties fo:background-color="#80FFFF"/>
    </style:style>
    <style:style style:name="P1776" style:parent-style-name="Normalny" style:family="paragraph">
      <style:paragraph-properties fo:text-align="justify" fo:line-height="150%" fo:text-indent="0.2479in"/>
    </style:style>
    <style:style style:name="P1777" style:parent-style-name="Normalny" style:family="paragraph">
      <style:paragraph-properties fo:text-align="justify" fo:line-height="150%"/>
    </style:style>
    <style:style style:name="T1778" style:parent-style-name="Domyślnaczcionkaakapitu" style:family="text">
      <style:text-properties style:text-underline-type="single" style:text-underline-style="solid" style:text-underline-width="auto" style:text-underline-mode="continuous"/>
    </style:style>
    <style:style style:name="T1779" style:parent-style-name="Domyślnaczcionkaakapitu" style:family="text">
      <style:text-properties fo:background-color="#80FFFF" style:text-underline-type="single" style:text-underline-style="solid" style:text-underline-width="auto" style:text-underline-mode="continuous"/>
    </style:style>
    <style:style style:name="T1780" style:parent-style-name="Domyślnaczcionkaakapitu" style:family="text">
      <style:text-properties style:text-underline-type="single" style:text-underline-style="solid" style:text-underline-width="auto" style:text-underline-mode="continuous"/>
    </style:style>
    <style:style style:name="T1781" style:parent-style-name="Domyślnaczcionkaakapitu" style:family="text">
      <style:text-properties fo:background-color="#80FFFF" style:text-underline-type="single" style:text-underline-style="solid" style:text-underline-width="auto" style:text-underline-mode="continuous"/>
    </style:style>
    <style:style style:name="P1782" style:parent-style-name="Normalny" style:family="paragraph">
      <style:paragraph-properties fo:text-align="justify" fo:line-height="150%" fo:text-indent="0.2479in"/>
    </style:style>
    <style:style style:name="T1783" style:parent-style-name="Domyślnaczcionkaakapitu" style:family="text">
      <style:text-properties fo:background-color="#80FFFF"/>
    </style:style>
    <style:style style:name="P1784" style:parent-style-name="Normalny" style:family="paragraph">
      <style:paragraph-properties fo:text-align="justify" fo:line-height="150%" fo:text-indent="0.2479in"/>
    </style:style>
    <style:style style:name="T1785" style:parent-style-name="Domyślnaczcionkaakapitu" style:family="text">
      <style:text-properties fo:background-color="#80FFFF"/>
    </style:style>
    <style:style style:name="T1786" style:parent-style-name="Domyślnaczcionkaakapitu" style:family="text">
      <style:text-properties fo:background-color="#80FFFF"/>
    </style:style>
    <style:style style:name="T1787" style:parent-style-name="Domyślnaczcionkaakapitu" style:family="text">
      <style:text-properties fo:background-color="#80FFFF"/>
    </style:style>
    <style:style style:name="P1788" style:parent-style-name="Normalny" style:family="paragraph">
      <style:paragraph-properties fo:text-align="justify" fo:line-height="150%" fo:text-indent="0.2479in"/>
    </style:style>
    <style:style style:name="P1789" style:parent-style-name="Normalny" style:family="paragraph">
      <style:paragraph-properties fo:text-align="justify" fo:line-height="150%" fo:text-indent="0.2479in"/>
    </style:style>
    <style:style style:name="P1790" style:parent-style-name="Normalny" style:family="paragraph">
      <style:paragraph-properties fo:text-align="justify" fo:line-height="150%" fo:text-indent="0.2479in"/>
    </style:style>
    <style:style style:name="T1791" style:parent-style-name="Domyślnaczcionkaakapitu" style:family="text">
      <style:text-properties fo:background-color="#80FFFF"/>
    </style:style>
    <style:style style:name="P1792" style:parent-style-name="Normalny" style:family="paragraph">
      <style:paragraph-properties fo:text-align="justify" fo:line-height="150%" fo:text-indent="0.2479in"/>
    </style:style>
    <style:style style:name="P1793" style:parent-style-name="Normalny" style:family="paragraph">
      <style:paragraph-properties fo:text-align="justify" fo:line-height="150%" fo:text-indent="0.2479in"/>
    </style:style>
    <style:style style:name="T1794" style:parent-style-name="Domyślnaczcionkaakapitu" style:family="text">
      <style:text-properties fo:background-color="#80FFFF"/>
    </style:style>
    <style:style style:name="P1795" style:parent-style-name="Normalny" style:family="paragraph">
      <style:paragraph-properties fo:text-align="justify" fo:line-height="150%"/>
    </style:style>
    <style:style style:name="T1796" style:parent-style-name="Domyślnaczcionkaakapitu" style:family="text">
      <style:text-properties fo:background-color="#80FFFF" style:text-underline-type="single" style:text-underline-style="solid" style:text-underline-width="auto" style:text-underline-mode="continuous"/>
    </style:style>
    <style:style style:name="T1797" style:parent-style-name="Domyślnaczcionkaakapitu" style:family="text">
      <style:text-properties style:text-underline-type="single" style:text-underline-style="solid" style:text-underline-width="auto" style:text-underline-mode="continuous"/>
    </style:style>
    <style:style style:name="T1798" style:parent-style-name="Domyślnaczcionkaakapitu" style:family="text">
      <style:text-properties fo:background-color="#80FFFF" style:text-underline-type="single" style:text-underline-style="solid" style:text-underline-width="auto" style:text-underline-mode="continuous"/>
    </style:style>
    <style:style style:name="T1799" style:parent-style-name="Domyślnaczcionkaakapitu" style:family="text">
      <style:text-properties style:text-underline-type="single" style:text-underline-style="solid" style:text-underline-width="auto" style:text-underline-mode="continuous"/>
    </style:style>
    <style:style style:name="P1800" style:parent-style-name="Normalny" style:family="paragraph">
      <style:paragraph-properties fo:text-align="justify" fo:line-height="150%"/>
    </style:style>
    <style:style style:name="T1801" style:parent-style-name="Domyślnaczcionkaakapitu" style:family="text">
      <style:text-properties fo:background-color="#80FFFF"/>
    </style:style>
    <style:style style:name="P1802" style:parent-style-name="Normalny" style:family="paragraph">
      <style:paragraph-properties fo:text-align="justify" fo:line-height="150%">
        <style:tab-stops>
          <style:tab-stop style:type="left" style:position="2.7361in"/>
        </style:tab-stops>
      </style:paragraph-properties>
    </style:style>
    <style:style style:name="T1803" style:parent-style-name="Domyślnaczcionkaakapitu" style:family="text">
      <style:text-properties style:text-underline-type="single" style:text-underline-style="solid" style:text-underline-width="auto" style:text-underline-mode="continuous"/>
    </style:style>
    <style:style style:name="P1804" style:parent-style-name="Normalny" style:family="paragraph">
      <style:paragraph-properties fo:text-align="justify" fo:line-height="150%" fo:text-indent="0.2479in"/>
    </style:style>
    <style:style style:name="T1805" style:parent-style-name="Domyślnaczcionkaakapitu" style:family="text">
      <style:text-properties fo:background-color="#80FFFF"/>
    </style:style>
    <style:style style:name="T1806" style:parent-style-name="Domyślnaczcionkaakapitu" style:family="text">
      <style:text-properties fo:background-color="#80FFFF"/>
    </style:style>
    <style:style style:name="T1807" style:parent-style-name="Domyślnaczcionkaakapitu" style:family="text">
      <style:text-properties fo:background-color="#80FFFF"/>
    </style:style>
    <style:style style:name="P1808" style:parent-style-name="Normalny" style:family="paragraph">
      <style:paragraph-properties fo:text-align="justify" fo:line-height="150%" fo:text-indent="0.2479in"/>
    </style:style>
    <style:style style:name="P1809" style:parent-style-name="Normalny" style:family="paragraph">
      <style:paragraph-properties fo:text-align="justify" fo:line-height="150%" fo:text-indent="0.2479in"/>
    </style:style>
    <style:style style:name="P1810" style:parent-style-name="Normalny" style:family="paragraph">
      <style:paragraph-properties fo:text-align="justify" fo:line-height="150%" fo:text-indent="0.2479in"/>
    </style:style>
    <style:style style:name="P1811" style:parent-style-name="Normalny" style:family="paragraph">
      <style:paragraph-properties fo:text-align="justify" fo:line-height="150%" fo:text-indent="0.2479in"/>
    </style:style>
    <style:style style:name="P1812" style:parent-style-name="Normalny" style:family="paragraph">
      <style:paragraph-properties fo:text-align="justify" fo:line-height="150%" fo:text-indent="0.2479in"/>
    </style:style>
    <style:style style:name="P1813" style:parent-style-name="Normalny" style:family="paragraph">
      <style:paragraph-properties fo:text-align="justify" fo:line-height="150%"/>
    </style:style>
    <style:style style:name="T1814" style:parent-style-name="Domyślnaczcionkaakapitu" style:family="text">
      <style:text-properties style:text-underline-type="single" style:text-underline-style="solid" style:text-underline-width="auto" style:text-underline-mode="continuous"/>
    </style:style>
    <style:style style:name="P1815" style:parent-style-name="Normalny" style:family="paragraph">
      <style:paragraph-properties fo:text-align="justify" fo:line-height="150%" fo:text-indent="0.2479in"/>
    </style:style>
    <style:style style:name="P1816" style:parent-style-name="Normalny" style:family="paragraph">
      <style:paragraph-properties fo:text-align="justify" fo:line-height="150%"/>
    </style:style>
    <style:style style:name="T1817" style:parent-style-name="Domyślnaczcionkaakapitu" style:family="text">
      <style:text-properties style:text-underline-type="single" style:text-underline-style="solid" style:text-underline-width="auto" style:text-underline-mode="continuous"/>
    </style:style>
    <style:style style:name="T1818" style:parent-style-name="Domyślnaczcionkaakapitu" style:family="text">
      <style:text-properties fo:background-color="#80FFFF" style:text-underline-type="single" style:text-underline-style="solid" style:text-underline-width="auto" style:text-underline-mode="continuous"/>
    </style:style>
    <style:style style:name="T1819" style:parent-style-name="Domyślnaczcionkaakapitu" style:family="text">
      <style:text-properties style:text-underline-type="single" style:text-underline-style="solid" style:text-underline-width="auto" style:text-underline-mode="continuous"/>
    </style:style>
    <style:style style:name="P1820" style:parent-style-name="Normalny" style:family="paragraph">
      <style:paragraph-properties fo:text-align="justify" fo:line-height="150%" fo:text-indent="0.2479in"/>
    </style:style>
    <style:style style:name="P1821" style:parent-style-name="Normalny" style:family="paragraph">
      <style:paragraph-properties fo:text-align="justify" fo:line-height="150%" fo:text-indent="0.2479in"/>
    </style:style>
    <style:style style:name="P1822" style:parent-style-name="Normalny" style:family="paragraph">
      <style:paragraph-properties fo:text-align="justify" fo:line-height="150%" fo:text-indent="0.2479in"/>
    </style:style>
    <style:style style:name="T1823" style:parent-style-name="Domyślnaczcionkaakapitu" style:family="text">
      <style:text-properties fo:background-color="#80FFFF"/>
    </style:style>
    <style:style style:name="T1824" style:parent-style-name="Domyślnaczcionkaakapitu" style:family="text">
      <style:text-properties fo:background-color="#80FFFF"/>
    </style:style>
    <style:style style:name="T1825" style:parent-style-name="Domyślnaczcionkaakapitu" style:family="text">
      <style:text-properties fo:background-color="#80FFFF"/>
    </style:style>
    <style:style style:name="T1826" style:parent-style-name="Domyślnaczcionkaakapitu" style:family="text">
      <style:text-properties fo:background-color="#80FFFF"/>
    </style:style>
    <style:style style:name="P1827" style:parent-style-name="Normalny" style:family="paragraph">
      <style:paragraph-properties fo:text-align="justify" fo:line-height="150%" fo:text-indent="0.2479in"/>
    </style:style>
    <style:style style:name="T1828" style:parent-style-name="Domyślnaczcionkaakapitu" style:family="text">
      <style:text-properties fo:background-color="#80FFFF"/>
    </style:style>
    <style:style style:name="P1829" style:parent-style-name="Normalny" style:family="paragraph">
      <style:paragraph-properties fo:text-align="justify" fo:line-height="150%" fo:text-indent="0.2479in"/>
    </style:style>
    <style:style style:name="T1830" style:parent-style-name="Domyślnaczcionkaakapitu" style:family="text">
      <style:text-properties fo:background-color="#80FFFF"/>
    </style:style>
    <style:style style:name="T1831" style:parent-style-name="Domyślnaczcionkaakapitu" style:family="text">
      <style:text-properties fo:background-color="#80FFFF"/>
    </style:style>
    <style:style style:name="P1832" style:parent-style-name="Normalny" style:family="paragraph">
      <style:paragraph-properties fo:text-align="justify" fo:line-height="150%" fo:text-indent="0.2479in"/>
    </style:style>
    <style:style style:name="T1833" style:parent-style-name="Domyślnaczcionkaakapitu" style:family="text">
      <style:text-properties fo:background-color="#80FFFF"/>
    </style:style>
    <style:style style:name="T1834" style:parent-style-name="Domyślnaczcionkaakapitu" style:family="text">
      <style:text-properties fo:background-color="#80FFFF"/>
    </style:style>
    <style:style style:name="T1835" style:parent-style-name="Domyślnaczcionkaakapitu" style:family="text">
      <style:text-properties fo:background-color="#80FFFF"/>
    </style:style>
    <style:style style:name="T1836" style:parent-style-name="Domyślnaczcionkaakapitu" style:family="text">
      <style:text-properties fo:background-color="#80FFFF"/>
    </style:style>
    <style:style style:name="T1837" style:parent-style-name="Domyślnaczcionkaakapitu" style:family="text">
      <style:text-properties fo:background-color="#80FFFF"/>
    </style:style>
    <style:style style:name="P1838" style:parent-style-name="Normalny" style:family="paragraph">
      <style:paragraph-properties fo:text-align="justify" fo:line-height="150%" fo:text-indent="0.2479in"/>
    </style:style>
    <style:style style:name="T1839" style:parent-style-name="Domyślnaczcionkaakapitu" style:family="text">
      <style:text-properties fo:background-color="#80FFFF"/>
    </style:style>
    <style:style style:name="T1840" style:parent-style-name="Domyślnaczcionkaakapitu" style:family="text">
      <style:text-properties fo:background-color="#80FFFF"/>
    </style:style>
    <style:style style:name="P1841" style:parent-style-name="Normalny" style:family="paragraph">
      <style:paragraph-properties fo:text-align="justify" fo:line-height="150%" fo:text-indent="0.2479in"/>
    </style:style>
    <style:style style:name="P1842" style:parent-style-name="Normalny" style:family="paragraph">
      <style:paragraph-properties fo:text-align="justify" fo:line-height="150%" fo:text-indent="0.2479in"/>
    </style:style>
    <style:style style:name="P1843" style:parent-style-name="Normalny" style:family="paragraph">
      <style:paragraph-properties fo:text-align="justify" fo:line-height="150%" fo:text-indent="0.2479in"/>
    </style:style>
    <style:style style:name="T1844" style:parent-style-name="Domyślnaczcionkaakapitu" style:family="text">
      <style:text-properties fo:background-color="#80FFFF"/>
    </style:style>
    <style:style style:name="T1845" style:parent-style-name="Domyślnaczcionkaakapitu" style:family="text">
      <style:text-properties fo:background-color="#80FFFF"/>
    </style:style>
    <style:style style:name="T1846" style:parent-style-name="Domyślnaczcionkaakapitu" style:family="text">
      <style:text-properties fo:background-color="#80FFFF"/>
    </style:style>
    <style:style style:name="T1847" style:parent-style-name="Domyślnaczcionkaakapitu" style:family="text">
      <style:text-properties fo:background-color="#80FFFF"/>
    </style:style>
    <style:style style:name="T1848" style:parent-style-name="Domyślnaczcionkaakapitu" style:family="text">
      <style:text-properties fo:background-color="#80FFFF"/>
    </style:style>
    <style:style style:name="T1849" style:parent-style-name="Domyślnaczcionkaakapitu" style:family="text">
      <style:text-properties fo:background-color="#80FFFF"/>
    </style:style>
    <style:style style:name="T1850" style:parent-style-name="Domyślnaczcionkaakapitu" style:family="text">
      <style:text-properties fo:background-color="#80FFFF"/>
    </style:style>
    <style:style style:name="P1851" style:parent-style-name="Normalny" style:family="paragraph">
      <style:paragraph-properties fo:text-align="justify" fo:line-height="150%" fo:text-indent="0.2479in"/>
    </style:style>
    <style:style style:name="P1852" style:parent-style-name="Normalny" style:family="paragraph">
      <style:paragraph-properties fo:text-align="justify" fo:line-height="150%" fo:text-indent="0.2479in"/>
    </style:style>
    <style:style style:name="P1853" style:parent-style-name="Normalny" style:family="paragraph">
      <style:paragraph-properties fo:text-align="justify" fo:line-height="150%" fo:text-indent="0.2479in"/>
    </style:style>
    <style:style style:name="T1854" style:parent-style-name="Domyślnaczcionkaakapitu" style:family="text">
      <style:text-properties fo:background-color="#80FFFF"/>
    </style:style>
    <style:style style:name="T1855" style:parent-style-name="Domyślnaczcionkaakapitu" style:family="text">
      <style:text-properties fo:background-color="#80FFFF"/>
    </style:style>
    <style:style style:name="T1856" style:parent-style-name="Domyślnaczcionkaakapitu" style:family="text">
      <style:text-properties fo:background-color="#80FFFF"/>
    </style:style>
    <style:style style:name="P1857" style:parent-style-name="Normalny" style:family="paragraph">
      <style:paragraph-properties fo:text-align="justify" fo:line-height="150%" fo:text-indent="0.2479in"/>
    </style:style>
    <style:style style:name="P1858" style:parent-style-name="Normalny" style:family="paragraph">
      <style:paragraph-properties fo:text-align="justify" fo:line-height="150%" fo:text-indent="0.2479in"/>
    </style:style>
    <style:style style:name="T1859" style:parent-style-name="Domyślnaczcionkaakapitu" style:family="text">
      <style:text-properties fo:background-color="#80FFFF"/>
    </style:style>
    <style:style style:name="T1860" style:parent-style-name="Domyślnaczcionkaakapitu" style:family="text">
      <style:text-properties fo:background-color="#80FFFF"/>
    </style:style>
    <style:style style:name="P1861" style:parent-style-name="Normalny" style:family="paragraph">
      <style:paragraph-properties fo:text-align="justify" fo:line-height="150%" fo:text-indent="0.2479in"/>
    </style:style>
    <style:style style:name="T1862" style:parent-style-name="Domyślnaczcionkaakapitu" style:family="text">
      <style:text-properties fo:background-color="#80FFFF"/>
    </style:style>
    <style:style style:name="T1863" style:parent-style-name="Domyślnaczcionkaakapitu" style:family="text">
      <style:text-properties fo:background-color="#80FFFF"/>
    </style:style>
    <style:style style:name="P1864" style:parent-style-name="Normalny" style:family="paragraph">
      <style:paragraph-properties fo:text-align="justify" fo:line-height="150%" fo:text-indent="0.2479in"/>
    </style:style>
    <style:style style:name="T1865" style:parent-style-name="Domyślnaczcionkaakapitu" style:family="text">
      <style:text-properties fo:background-color="#80FFFF"/>
    </style:style>
    <style:style style:name="P1866" style:parent-style-name="Normalny" style:family="paragraph">
      <style:paragraph-properties fo:text-align="justify" fo:line-height="150%" fo:text-indent="0.2479in"/>
    </style:style>
    <style:style style:name="T1867" style:parent-style-name="Domyślnaczcionkaakapitu" style:family="text">
      <style:text-properties fo:background-color="#80FFFF"/>
    </style:style>
    <style:style style:name="T1868" style:parent-style-name="Domyślnaczcionkaakapitu" style:family="text">
      <style:text-properties fo:background-color="#80FFFF"/>
    </style:style>
    <style:style style:name="T1869" style:parent-style-name="Domyślnaczcionkaakapitu" style:family="text">
      <style:text-properties fo:background-color="#80FFFF"/>
    </style:style>
    <style:style style:name="P1870" style:parent-style-name="Normalny" style:family="paragraph">
      <style:paragraph-properties fo:text-align="justify" fo:line-height="150%" fo:text-indent="0.2479in"/>
    </style:style>
    <style:style style:name="P1871" style:parent-style-name="Normalny" style:family="paragraph">
      <style:paragraph-properties fo:text-align="justify" fo:line-height="150%" fo:text-indent="0.2479in"/>
    </style:style>
    <style:style style:name="P1872" style:parent-style-name="Normalny" style:family="paragraph">
      <style:paragraph-properties fo:text-align="justify" fo:line-height="150%" fo:text-indent="0.2479in"/>
    </style:style>
    <style:style style:name="T1873" style:parent-style-name="Domyślnaczcionkaakapitu" style:family="text">
      <style:text-properties fo:background-color="#80FFFF"/>
    </style:style>
    <style:style style:name="T1874" style:parent-style-name="Domyślnaczcionkaakapitu" style:family="text">
      <style:text-properties fo:background-color="#80FFFF"/>
    </style:style>
    <style:style style:name="P1875" style:parent-style-name="Normalny" style:family="paragraph">
      <style:paragraph-properties fo:text-align="justify" fo:line-height="150%" fo:text-indent="0.2479in"/>
    </style:style>
    <style:style style:name="P1876" style:parent-style-name="Normalny" style:family="paragraph">
      <style:paragraph-properties fo:text-align="justify" fo:line-height="150%" fo:text-indent="0.2479in"/>
    </style:style>
    <style:style style:name="T1877" style:parent-style-name="Domyślnaczcionkaakapitu" style:family="text">
      <style:text-properties fo:background-color="#80FFFF"/>
    </style:style>
    <style:style style:name="P1878" style:parent-style-name="Normalny" style:family="paragraph">
      <style:paragraph-properties fo:text-align="justify" fo:line-height="150%" fo:text-indent="0.2479in"/>
    </style:style>
    <style:style style:name="T1879" style:parent-style-name="Domyślnaczcionkaakapitu" style:family="text">
      <style:text-properties fo:background-color="#80FFFF"/>
    </style:style>
    <style:style style:name="T1880" style:parent-style-name="Domyślnaczcionkaakapitu" style:family="text">
      <style:text-properties fo:background-color="#80FFFF"/>
    </style:style>
    <style:style style:name="P1881" style:parent-style-name="Normalny" style:family="paragraph">
      <style:paragraph-properties fo:text-align="justify" fo:line-height="150%" fo:text-indent="0.2479in"/>
    </style:style>
    <style:style style:name="P1882" style:parent-style-name="Normalny" style:family="paragraph">
      <style:paragraph-properties fo:text-align="justify" fo:line-height="150%" fo:text-indent="0.2479in"/>
    </style:style>
    <style:style style:name="T1883" style:parent-style-name="Domyślnaczcionkaakapitu" style:family="text">
      <style:text-properties fo:background-color="#80FFFF"/>
    </style:style>
    <style:style style:name="T1884" style:parent-style-name="Domyślnaczcionkaakapitu" style:family="text">
      <style:text-properties fo:background-color="#80FFFF"/>
    </style:style>
    <style:style style:name="P1885" style:parent-style-name="Normalny" style:family="paragraph">
      <style:paragraph-properties fo:text-align="justify" fo:line-height="150%" fo:text-indent="0.2479in"/>
    </style:style>
    <style:style style:name="T1886" style:parent-style-name="Domyślnaczcionkaakapitu" style:family="text">
      <style:text-properties fo:background-color="#80FFFF"/>
    </style:style>
    <style:style style:name="P1887" style:parent-style-name="Normalny" style:family="paragraph">
      <style:paragraph-properties fo:text-align="justify" fo:line-height="150%" fo:text-indent="0.2479in"/>
    </style:style>
    <style:style style:name="P1888" style:parent-style-name="Normalny" style:family="paragraph">
      <style:paragraph-properties fo:text-align="justify" fo:line-height="150%"/>
    </style:style>
    <style:style style:name="T1889" style:parent-style-name="Domyślnaczcionkaakapitu" style:family="text">
      <style:text-properties style:text-underline-type="single" style:text-underline-style="solid" style:text-underline-width="auto" style:text-underline-mode="continuous"/>
    </style:style>
    <style:style style:name="T1890" style:parent-style-name="Domyślnaczcionkaakapitu" style:family="text">
      <style:text-properties fo:background-color="#80FFFF" style:text-underline-type="single" style:text-underline-style="solid" style:text-underline-width="auto" style:text-underline-mode="continuous"/>
    </style:style>
    <style:style style:name="T1891" style:parent-style-name="Domyślnaczcionkaakapitu" style:family="text">
      <style:text-properties style:text-underline-type="single" style:text-underline-style="solid" style:text-underline-width="auto" style:text-underline-mode="continuous"/>
    </style:style>
    <style:style style:name="T1892" style:parent-style-name="Domyślnaczcionkaakapitu" style:family="text">
      <style:text-properties fo:background-color="#80FFFF" style:text-underline-type="single" style:text-underline-style="solid" style:text-underline-width="auto" style:text-underline-mode="continuous"/>
    </style:style>
    <style:style style:name="T1893" style:parent-style-name="Domyślnaczcionkaakapitu" style:family="text">
      <style:text-properties style:text-underline-type="single" style:text-underline-style="solid" style:text-underline-width="auto" style:text-underline-mode="continuous"/>
    </style:style>
    <style:style style:name="P1894" style:parent-style-name="Normalny" style:family="paragraph">
      <style:paragraph-properties fo:text-align="justify" fo:line-height="150%" fo:text-indent="0.2479in"/>
    </style:style>
    <style:style style:name="T1895" style:parent-style-name="Domyślnaczcionkaakapitu" style:family="text">
      <style:text-properties fo:background-color="#80FFFF"/>
    </style:style>
    <style:style style:name="T1896" style:parent-style-name="Domyślnaczcionkaakapitu" style:family="text">
      <style:text-properties fo:background-color="#80FFFF"/>
    </style:style>
    <style:style style:name="T1897" style:parent-style-name="Domyślnaczcionkaakapitu" style:family="text">
      <style:text-properties fo:background-color="#80FFFF"/>
    </style:style>
    <style:style style:name="T1898" style:parent-style-name="Domyślnaczcionkaakapitu" style:family="text">
      <style:text-properties fo:background-color="#80FFFF"/>
    </style:style>
    <style:style style:name="P1899" style:parent-style-name="Normalny" style:family="paragraph">
      <style:paragraph-properties fo:text-align="justify" fo:line-height="150%" fo:text-indent="0.2479in"/>
    </style:style>
    <style:style style:name="P1900" style:parent-style-name="Normalny" style:family="paragraph">
      <style:paragraph-properties fo:text-align="justify" fo:line-height="150%"/>
    </style:style>
    <style:style style:name="T1901" style:parent-style-name="Domyślnaczcionkaakapitu" style:family="text">
      <style:text-properties style:text-underline-type="single" style:text-underline-style="solid" style:text-underline-width="auto" style:text-underline-mode="continuous"/>
    </style:style>
    <style:style style:name="P1902" style:parent-style-name="Normalny" style:family="paragraph">
      <style:paragraph-properties fo:text-align="justify" fo:line-height="150%" fo:text-indent="0.2479in"/>
    </style:style>
    <style:style style:name="P1903" style:parent-style-name="Normalny" style:family="paragraph">
      <style:paragraph-properties fo:text-align="justify" fo:line-height="150%" fo:text-indent="0.2479in"/>
    </style:style>
    <style:style style:name="T1904" style:parent-style-name="Domyślnaczcionkaakapitu" style:family="text">
      <style:text-properties fo:background-color="#80FFFF"/>
    </style:style>
    <style:style style:name="T1905" style:parent-style-name="Domyślnaczcionkaakapitu" style:family="text">
      <style:text-properties fo:background-color="#80FFFF"/>
    </style:style>
    <style:style style:name="T1906" style:parent-style-name="Domyślnaczcionkaakapitu" style:family="text">
      <style:text-properties fo:background-color="#80FFFF"/>
    </style:style>
    <style:style style:name="P1907" style:parent-style-name="Normalny" style:family="paragraph">
      <style:paragraph-properties fo:text-align="justify" fo:line-height="150%">
        <style:tab-stops>
          <style:tab-stop style:type="left" style:position="1.4381in"/>
        </style:tab-stops>
      </style:paragraph-properties>
    </style:style>
    <style:style style:name="T1908" style:parent-style-name="Domyślnaczcionkaakapitu" style:family="text">
      <style:text-properties style:text-underline-type="single" style:text-underline-style="solid" style:text-underline-width="auto" style:text-underline-mode="continuous"/>
    </style:style>
    <style:style style:name="P1909" style:parent-style-name="Normalny" style:family="paragraph">
      <style:paragraph-properties fo:text-align="justify" fo:line-height="150%" fo:text-indent="0.2479in"/>
    </style:style>
    <style:style style:name="P1910" style:parent-style-name="Normalny" style:family="paragraph">
      <style:paragraph-properties fo:text-align="justify" fo:line-height="150%"/>
    </style:style>
    <style:style style:name="T1911" style:parent-style-name="Domyślnaczcionkaakapitu" style:family="text">
      <style:text-properties style:text-underline-type="single" style:text-underline-style="solid" style:text-underline-width="auto" style:text-underline-mode="continuous"/>
    </style:style>
    <style:style style:name="P1912" style:parent-style-name="Normalny" style:family="paragraph">
      <style:paragraph-properties fo:text-align="justify" fo:line-height="150%" fo:text-indent="0.2479in"/>
    </style:style>
    <style:style style:name="P1913" style:parent-style-name="Normalny" style:family="paragraph">
      <style:paragraph-properties fo:text-align="justify" fo:line-height="150%"/>
    </style:style>
    <style:style style:name="P1914" style:parent-style-name="Normalny" style:family="paragraph">
      <style:paragraph-properties fo:text-align="justify" fo:line-height="150%" fo:text-indent="0.2479in"/>
    </style:style>
    <style:style style:name="P1915" style:parent-style-name="Normalny" style:family="paragraph">
      <style:paragraph-properties fo:text-align="justify" fo:line-height="150%"/>
    </style:style>
    <style:style style:name="T1916" style:parent-style-name="Domyślnaczcionkaakapitu" style:family="text">
      <style:text-properties style:text-underline-type="single" style:text-underline-style="solid" style:text-underline-width="auto" style:text-underline-mode="continuous"/>
    </style:style>
    <style:style style:name="T1917" style:parent-style-name="Domyślnaczcionkaakapitu" style:family="text">
      <style:text-properties fo:background-color="#80FFFF" style:text-underline-type="single" style:text-underline-style="solid" style:text-underline-width="auto" style:text-underline-mode="continuous"/>
    </style:style>
    <style:style style:name="T1918" style:parent-style-name="Domyślnaczcionkaakapitu" style:family="text">
      <style:text-properties style:text-underline-type="single" style:text-underline-style="solid" style:text-underline-width="auto" style:text-underline-mode="continuous"/>
    </style:style>
    <style:style style:name="T1919" style:parent-style-name="Domyślnaczcionkaakapitu" style:family="text">
      <style:text-properties fo:background-color="#80FFFF" style:text-underline-type="single" style:text-underline-style="solid" style:text-underline-width="auto" style:text-underline-mode="continuous"/>
    </style:style>
    <style:style style:name="P1920" style:parent-style-name="Normalny" style:family="paragraph">
      <style:paragraph-properties fo:text-align="justify" fo:line-height="150%" fo:text-indent="0.2479in"/>
    </style:style>
    <style:style style:name="P1921" style:parent-style-name="Normalny" style:family="paragraph">
      <style:paragraph-properties fo:text-align="justify" fo:line-height="150%"/>
    </style:style>
    <style:style style:name="T1922" style:parent-style-name="Domyślnaczcionkaakapitu" style:family="text">
      <style:text-properties style:text-underline-type="single" style:text-underline-style="solid" style:text-underline-width="auto" style:text-underline-mode="continuous"/>
    </style:style>
    <style:style style:name="P1923" style:parent-style-name="Normalny" style:family="paragraph">
      <style:paragraph-properties fo:text-align="justify" fo:line-height="150%" fo:text-indent="0.2479in"/>
    </style:style>
    <style:style style:name="T1924" style:parent-style-name="Domyślnaczcionkaakapitu" style:family="text">
      <style:text-properties fo:background-color="#80FFFF"/>
    </style:style>
    <style:style style:name="P1925" style:parent-style-name="Normalny" style:family="paragraph">
      <style:paragraph-properties fo:text-align="justify" fo:line-height="150%"/>
    </style:style>
    <style:style style:name="T1926" style:parent-style-name="Domyślnaczcionkaakapitu" style:family="text">
      <style:text-properties style:text-underline-type="single" style:text-underline-style="solid" style:text-underline-width="auto" style:text-underline-mode="continuous"/>
    </style:style>
    <style:style style:name="T1927" style:parent-style-name="Domyślnaczcionkaakapitu" style:family="text">
      <style:text-properties fo:background-color="#80FFFF" style:text-underline-type="single" style:text-underline-style="solid" style:text-underline-width="auto" style:text-underline-mode="continuous"/>
    </style:style>
    <style:style style:name="P1928" style:parent-style-name="Normalny" style:family="paragraph">
      <style:paragraph-properties fo:text-align="justify" fo:line-height="150%" fo:text-indent="0.2479in"/>
    </style:style>
    <style:style style:name="P1929" style:parent-style-name="Normalny" style:family="paragraph">
      <style:paragraph-properties fo:text-align="justify" fo:line-height="150%"/>
    </style:style>
    <style:style style:name="T1930" style:parent-style-name="Domyślnaczcionkaakapitu" style:family="text">
      <style:text-properties style:text-underline-type="single" style:text-underline-style="solid" style:text-underline-width="auto" style:text-underline-mode="continuous"/>
    </style:style>
    <style:style style:name="P1931" style:parent-style-name="Normalny" style:family="paragraph">
      <style:paragraph-properties fo:text-align="justify" fo:line-height="150%" fo:text-indent="0.2479in"/>
    </style:style>
    <style:style style:name="T1932" style:parent-style-name="Domyślnaczcionkaakapitu" style:family="text">
      <style:text-properties fo:background-color="#80FFFF"/>
    </style:style>
    <style:style style:name="T1933" style:parent-style-name="Domyślnaczcionkaakapitu" style:family="text">
      <style:text-properties fo:background-color="#80FFFF"/>
    </style:style>
    <style:style style:name="P1934" style:parent-style-name="Normalny" style:family="paragraph">
      <style:paragraph-properties fo:text-align="justify" fo:line-height="150%"/>
    </style:style>
    <style:style style:name="T1935" style:parent-style-name="Domyślnaczcionkaakapitu" style:family="text">
      <style:text-properties style:text-underline-type="single" style:text-underline-style="solid" style:text-underline-width="auto" style:text-underline-mode="continuous"/>
    </style:style>
    <style:style style:name="T1936" style:parent-style-name="Domyślnaczcionkaakapitu" style:family="text">
      <style:text-properties fo:background-color="#80FFFF" style:text-underline-type="single" style:text-underline-style="solid" style:text-underline-width="auto" style:text-underline-mode="continuous"/>
    </style:style>
    <style:style style:name="P1937" style:parent-style-name="Normalny" style:family="paragraph">
      <style:paragraph-properties fo:text-align="justify" fo:line-height="150%" fo:text-indent="0.2479in"/>
    </style:style>
    <style:style style:name="P1938" style:parent-style-name="Normalny" style:family="paragraph">
      <style:paragraph-properties fo:text-align="justify" fo:line-height="150%"/>
    </style:style>
    <style:style style:name="P1939" style:parent-style-name="Normalny" style:family="paragraph">
      <style:paragraph-properties fo:text-align="justify" fo:line-height="150%"/>
    </style:style>
    <style:style style:name="T1940" style:parent-style-name="Domyślnaczcionkaakapitu" style:family="text">
      <style:text-properties fo:background-color="#80FFFF"/>
    </style:style>
    <style:style style:name="P1941" style:parent-style-name="Normalny" style:family="paragraph">
      <style:paragraph-properties fo:text-align="justify" fo:line-height="150%"/>
    </style:style>
    <style:style style:name="P1942" style:parent-style-name="Normalny" style:family="paragraph">
      <style:paragraph-properties fo:text-align="justify" fo:line-height="150%"/>
    </style:style>
    <style:style style:name="P1943" style:parent-style-name="Normalny" style:family="paragraph">
      <style:paragraph-properties fo:text-align="justify" fo:line-height="150%"/>
    </style:style>
    <style:style style:name="P1944" style:parent-style-name="Normalny" style:family="paragraph">
      <style:paragraph-properties fo:text-align="justify" fo:line-height="150%"/>
    </style:style>
    <style:style style:name="T1945" style:parent-style-name="Domyślnaczcionkaakapitu" style:family="text">
      <style:text-properties style:text-underline-type="single" style:text-underline-style="solid" style:text-underline-width="auto" style:text-underline-mode="continuous"/>
    </style:style>
    <style:style style:name="P1946" style:parent-style-name="Normalny" style:family="paragraph">
      <style:paragraph-properties fo:text-align="justify" fo:line-height="150%"/>
    </style:style>
    <style:style style:name="T1947" style:parent-style-name="Domyślnaczcionkaakapitu" style:family="text">
      <style:text-properties style:text-underline-type="single" style:text-underline-style="solid" style:text-underline-width="auto" style:text-underline-mode="continuous"/>
    </style:style>
    <style:style style:name="T1948" style:parent-style-name="Domyślnaczcionkaakapitu" style:family="text">
      <style:text-properties fo:background-color="#80FFFF" style:text-underline-type="single" style:text-underline-style="solid" style:text-underline-width="auto" style:text-underline-mode="continuous"/>
    </style:style>
    <style:style style:name="P1949" style:parent-style-name="Normalny" style:family="paragraph">
      <style:paragraph-properties fo:text-align="justify" fo:line-height="150%" fo:text-indent="0.2479in"/>
    </style:style>
    <style:style style:name="P1950" style:parent-style-name="Normalny" style:family="paragraph">
      <style:paragraph-properties fo:text-align="justify" fo:line-height="150%" fo:text-indent="0.2479in"/>
    </style:style>
    <style:style style:name="P1951" style:parent-style-name="Normalny" style:family="paragraph">
      <style:paragraph-properties fo:text-align="justify" fo:line-height="150%" fo:text-indent="0.2479in"/>
    </style:style>
    <style:style style:name="T1952" style:parent-style-name="Domyślnaczcionkaakapitu" style:family="text">
      <style:text-properties fo:background-color="#80FFFF"/>
    </style:style>
    <style:style style:name="P1953" style:parent-style-name="Normalny" style:family="paragraph">
      <style:paragraph-properties fo:text-align="justify" fo:line-height="150%"/>
    </style:style>
    <style:style style:name="T1954" style:parent-style-name="Domyślnaczcionkaakapitu" style:family="text">
      <style:text-properties style:text-underline-type="single" style:text-underline-style="solid" style:text-underline-width="auto" style:text-underline-mode="continuous"/>
    </style:style>
    <style:style style:name="P1955" style:parent-style-name="Normalny" style:family="paragraph">
      <style:paragraph-properties fo:text-align="justify" fo:line-height="150%" fo:text-indent="0.2479in"/>
    </style:style>
    <style:style style:name="T1956" style:parent-style-name="Domyślnaczcionkaakapitu" style:family="text">
      <style:text-properties fo:background-color="#80FFFF"/>
    </style:style>
    <style:style style:name="P1957" style:parent-style-name="Normalny" style:family="paragraph">
      <style:paragraph-properties fo:text-align="justify" fo:line-height="150%" fo:text-indent="0.2479in"/>
    </style:style>
    <style:style style:name="P1958" style:parent-style-name="Normalny" style:family="paragraph">
      <style:paragraph-properties fo:text-align="justify" fo:line-height="150%"/>
    </style:style>
    <style:style style:name="T1959" style:parent-style-name="Domyślnaczcionkaakapitu" style:family="text">
      <style:text-properties style:text-underline-type="single" style:text-underline-style="solid" style:text-underline-width="auto" style:text-underline-mode="continuous"/>
    </style:style>
    <style:style style:name="T1960" style:parent-style-name="Domyślnaczcionkaakapitu" style:family="text">
      <style:text-properties fo:background-color="#80FFFF" style:text-underline-type="single" style:text-underline-style="solid" style:text-underline-width="auto" style:text-underline-mode="continuous"/>
    </style:style>
    <style:style style:name="P1961" style:parent-style-name="Normalny" style:family="paragraph">
      <style:paragraph-properties fo:text-align="justify" fo:line-height="150%" fo:text-indent="0.2479in"/>
    </style:style>
    <style:style style:name="T1962" style:parent-style-name="Domyślnaczcionkaakapitu" style:family="text">
      <style:text-properties fo:background-color="#80FFFF"/>
    </style:style>
    <style:style style:name="T1963" style:parent-style-name="Domyślnaczcionkaakapitu" style:family="text">
      <style:text-properties fo:background-color="#80FFFF"/>
    </style:style>
    <style:style style:name="P1964" style:parent-style-name="Normalny" style:family="paragraph">
      <style:paragraph-properties fo:text-align="justify" fo:line-height="150%" fo:text-indent="0.2479in"/>
    </style:style>
    <style:style style:name="T1965" style:parent-style-name="Domyślnaczcionkaakapitu" style:family="text">
      <style:text-properties fo:background-color="#80FFFF"/>
    </style:style>
    <style:style style:name="P1966" style:parent-style-name="Normalny" style:family="paragraph">
      <style:paragraph-properties fo:text-align="justify" fo:line-height="150%" fo:text-indent="0.2479in"/>
    </style:style>
    <style:style style:name="T1967" style:parent-style-name="Domyślnaczcionkaakapitu" style:family="text">
      <style:text-properties fo:background-color="#80FFFF"/>
    </style:style>
    <style:style style:name="P1968" style:parent-style-name="Normalny" style:family="paragraph">
      <style:paragraph-properties fo:text-align="justify" fo:line-height="150%" fo:text-indent="0.2479in"/>
    </style:style>
    <style:style style:name="P1969" style:parent-style-name="Normalny" style:family="paragraph">
      <style:paragraph-properties fo:text-align="justify" fo:line-height="150%" fo:text-indent="0.2479in"/>
    </style:style>
    <style:style style:name="T1970" style:parent-style-name="Domyślnaczcionkaakapitu" style:family="text">
      <style:text-properties fo:background-color="#80FFFF"/>
    </style:style>
    <style:style style:name="T1971" style:parent-style-name="Domyślnaczcionkaakapitu" style:family="text">
      <style:text-properties fo:background-color="#80FFFF"/>
    </style:style>
    <style:style style:name="P1972" style:parent-style-name="Normalny" style:family="paragraph">
      <style:paragraph-properties fo:text-align="justify" fo:line-height="150%" fo:text-indent="0.2479in"/>
    </style:style>
    <style:style style:name="T1973" style:parent-style-name="Domyślnaczcionkaakapitu" style:family="text">
      <style:text-properties fo:background-color="#80FFFF"/>
    </style:style>
    <style:style style:name="T1974" style:parent-style-name="Domyślnaczcionkaakapitu" style:family="text">
      <style:text-properties fo:background-color="#80FFFF"/>
    </style:style>
    <style:style style:name="T1975" style:parent-style-name="Domyślnaczcionkaakapitu" style:family="text">
      <style:text-properties fo:background-color="#80FFFF"/>
    </style:style>
    <style:style style:name="T1976" style:parent-style-name="Domyślnaczcionkaakapitu" style:family="text">
      <style:text-properties fo:background-color="#80FFFF"/>
    </style:style>
    <style:style style:name="P1977" style:parent-style-name="Normalny" style:family="paragraph">
      <style:paragraph-properties fo:text-align="justify" fo:line-height="150%"/>
    </style:style>
    <style:style style:name="T1978" style:parent-style-name="Domyślnaczcionkaakapitu" style:family="text">
      <style:text-properties style:text-underline-type="single" style:text-underline-style="solid" style:text-underline-width="auto" style:text-underline-mode="continuous"/>
    </style:style>
    <style:style style:name="P1979" style:parent-style-name="Normalny" style:family="paragraph">
      <style:paragraph-properties fo:text-align="justify" fo:line-height="150%" fo:text-indent="0.2479in"/>
    </style:style>
    <style:style style:name="P1980" style:parent-style-name="Normalny" style:family="paragraph">
      <style:paragraph-properties fo:text-align="justify" fo:line-height="150%"/>
    </style:style>
    <style:style style:name="P1981" style:parent-style-name="Normalny" style:family="paragraph">
      <style:paragraph-properties fo:text-align="justify" fo:line-height="150%" fo:text-indent="0.2479in"/>
    </style:style>
    <style:style style:name="P1982" style:parent-style-name="Normalny" style:family="paragraph">
      <style:paragraph-properties fo:text-align="justify" fo:line-height="150%"/>
    </style:style>
    <style:style style:name="P1983" style:parent-style-name="Normalny" style:family="paragraph">
      <style:paragraph-properties fo:text-align="justify" fo:line-height="150%" fo:text-indent="0.2479in"/>
    </style:style>
    <style:style style:name="P1984" style:parent-style-name="Normalny" style:family="paragraph">
      <style:paragraph-properties fo:text-align="justify" fo:line-height="150%"/>
    </style:style>
    <style:style style:name="T1985" style:parent-style-name="Domyślnaczcionkaakapitu" style:family="text">
      <style:text-properties style:text-underline-type="single" style:text-underline-style="solid" style:text-underline-width="auto" style:text-underline-mode="continuous"/>
    </style:style>
    <style:style style:name="T1986" style:parent-style-name="Domyślnaczcionkaakapitu" style:family="text">
      <style:text-properties fo:background-color="#80FFFF" style:text-underline-type="single" style:text-underline-style="solid" style:text-underline-width="auto" style:text-underline-mode="continuous"/>
    </style:style>
    <style:style style:name="P1987" style:parent-style-name="Normalny" style:family="paragraph">
      <style:paragraph-properties fo:text-align="justify" fo:line-height="150%" fo:text-indent="0.2479in"/>
    </style:style>
    <style:style style:name="P1988" style:parent-style-name="Normalny" style:family="paragraph">
      <style:paragraph-properties fo:text-align="justify" fo:line-height="150%"/>
    </style:style>
    <style:style style:name="T1989" style:parent-style-name="Domyślnaczcionkaakapitu" style:family="text">
      <style:text-properties style:text-underline-type="single" style:text-underline-style="solid" style:text-underline-width="auto" style:text-underline-mode="continuous"/>
    </style:style>
    <style:style style:name="P1990" style:parent-style-name="Normalny" style:family="paragraph">
      <style:paragraph-properties fo:text-align="justify" fo:line-height="150%" fo:text-indent="0.2479in"/>
    </style:style>
    <style:style style:name="P1991" style:parent-style-name="Normalny" style:family="paragraph">
      <style:paragraph-properties fo:text-align="justify" fo:line-height="150%" fo:text-indent="0.2479in"/>
    </style:style>
    <style:style style:name="T1992" style:parent-style-name="Domyślnaczcionkaakapitu" style:family="text">
      <style:text-properties fo:background-color="#80FFFF"/>
    </style:style>
    <style:style style:name="P1993" style:parent-style-name="Normalny" style:family="paragraph">
      <style:paragraph-properties fo:text-align="justify" fo:line-height="150%"/>
    </style:style>
    <style:style style:name="T1994" style:parent-style-name="Domyślnaczcionkaakapitu" style:family="text">
      <style:text-properties style:text-underline-type="single" style:text-underline-style="solid" style:text-underline-width="auto" style:text-underline-mode="continuous"/>
    </style:style>
    <style:style style:name="T1995" style:parent-style-name="Domyślnaczcionkaakapitu" style:family="text">
      <style:text-properties fo:background-color="#80FFFF" style:text-underline-type="single" style:text-underline-style="solid" style:text-underline-width="auto" style:text-underline-mode="continuous"/>
    </style:style>
    <style:style style:name="T1996" style:parent-style-name="Domyślnaczcionkaakapitu" style:family="text">
      <style:text-properties fo:background-color="#80FFFF"/>
    </style:style>
    <style:style style:name="P1997" style:parent-style-name="Normalny" style:family="paragraph">
      <style:paragraph-properties fo:text-align="justify" fo:line-height="150%" fo:text-indent="0.2479in"/>
    </style:style>
    <style:style style:name="T1998" style:parent-style-name="Domyślnaczcionkaakapitu" style:family="text">
      <style:text-properties fo:background-color="#80FFFF"/>
    </style:style>
    <style:style style:name="P1999" style:parent-style-name="Normalny" style:family="paragraph">
      <style:paragraph-properties fo:text-align="justify" fo:line-height="150%"/>
    </style:style>
    <style:style style:name="T2000" style:parent-style-name="Domyślnaczcionkaakapitu" style:family="text">
      <style:text-properties style:text-underline-type="single" style:text-underline-style="solid" style:text-underline-width="auto" style:text-underline-mode="continuous"/>
    </style:style>
    <style:style style:name="P2001" style:parent-style-name="Normalny" style:family="paragraph">
      <style:paragraph-properties fo:text-align="justify" fo:line-height="150%" fo:text-indent="0.2479in"/>
    </style:style>
    <style:style style:name="T2002" style:parent-style-name="Domyślnaczcionkaakapitu" style:family="text">
      <style:text-properties fo:background-color="#80FFFF"/>
    </style:style>
    <style:style style:name="T2003" style:parent-style-name="Domyślnaczcionkaakapitu" style:family="text">
      <style:text-properties fo:background-color="#80FFFF"/>
    </style:style>
    <style:style style:name="T2004" style:parent-style-name="Domyślnaczcionkaakapitu" style:family="text">
      <style:text-properties fo:background-color="#80FFFF"/>
    </style:style>
    <style:style style:name="T2005" style:parent-style-name="Domyślnaczcionkaakapitu" style:family="text">
      <style:text-properties fo:background-color="#80FFFF"/>
    </style:style>
    <style:style style:name="T2006" style:parent-style-name="Domyślnaczcionkaakapitu" style:family="text">
      <style:text-properties fo:background-color="#80FFFF"/>
    </style:style>
    <style:style style:name="T2007" style:parent-style-name="Domyślnaczcionkaakapitu" style:family="text">
      <style:text-properties fo:background-color="#80FFFF"/>
    </style:style>
    <style:style style:name="P2008" style:parent-style-name="Normalny" style:family="paragraph">
      <style:paragraph-properties fo:text-align="justify" fo:line-height="150%" fo:text-indent="0.2479in"/>
    </style:style>
    <style:style style:name="P2009" style:parent-style-name="Normalny" style:family="paragraph">
      <style:paragraph-properties fo:text-align="justify" fo:line-height="150%"/>
    </style:style>
    <style:style style:name="T2010" style:parent-style-name="Domyślnaczcionkaakapitu" style:family="text">
      <style:text-properties style:text-underline-type="single" style:text-underline-style="solid" style:text-underline-width="auto" style:text-underline-mode="continuous"/>
    </style:style>
    <style:style style:name="P2011" style:parent-style-name="Normalny" style:family="paragraph">
      <style:paragraph-properties fo:text-align="justify" fo:line-height="150%" fo:text-indent="0.2479in"/>
    </style:style>
    <style:style style:name="T2012" style:parent-style-name="Domyślnaczcionkaakapitu" style:family="text">
      <style:text-properties fo:background-color="#80FFFF"/>
    </style:style>
    <style:style style:name="P2013" style:parent-style-name="Normalny" style:family="paragraph">
      <style:paragraph-properties fo:text-align="justify" fo:line-height="150%" fo:text-indent="0.2479in"/>
    </style:style>
    <style:style style:name="P2014" style:parent-style-name="Normalny" style:family="paragraph">
      <style:paragraph-properties fo:text-align="justify" fo:line-height="150%" fo:text-indent="0.2479in"/>
    </style:style>
    <style:style style:name="P2015" style:parent-style-name="Normalny" style:family="paragraph">
      <style:paragraph-properties fo:text-align="justify" fo:line-height="150%"/>
    </style:style>
    <style:style style:name="T2016" style:parent-style-name="Domyślnaczcionkaakapitu" style:family="text">
      <style:text-properties style:text-underline-type="single" style:text-underline-style="solid" style:text-underline-width="auto" style:text-underline-mode="continuous"/>
    </style:style>
    <style:style style:name="P2017" style:parent-style-name="Normalny" style:family="paragraph">
      <style:paragraph-properties fo:text-align="justify" fo:line-height="150%" fo:text-indent="0.2479in"/>
    </style:style>
    <style:style style:name="T2018" style:parent-style-name="Domyślnaczcionkaakapitu" style:family="text">
      <style:text-properties fo:background-color="#80FFFF"/>
    </style:style>
    <style:style style:name="P2019" style:parent-style-name="Normalny" style:family="paragraph">
      <style:paragraph-properties fo:text-align="justify" fo:line-height="150%"/>
    </style:style>
    <style:style style:name="T2020" style:parent-style-name="Domyślnaczcionkaakapitu" style:family="text">
      <style:text-properties style:text-underline-type="single" style:text-underline-style="solid" style:text-underline-width="auto" style:text-underline-mode="continuous"/>
    </style:style>
    <style:style style:name="P2021" style:parent-style-name="Normalny" style:family="paragraph">
      <style:paragraph-properties fo:text-align="justify" fo:line-height="150%" fo:text-indent="0.2479in"/>
    </style:style>
    <style:style style:name="T2022" style:parent-style-name="Domyślnaczcionkaakapitu" style:family="text">
      <style:text-properties fo:background-color="#80FFFF"/>
    </style:style>
    <style:style style:name="T2023" style:parent-style-name="Domyślnaczcionkaakapitu" style:family="text">
      <style:text-properties fo:background-color="#80FFFF"/>
    </style:style>
    <style:style style:name="T2024" style:parent-style-name="Domyślnaczcionkaakapitu" style:family="text">
      <style:text-properties fo:background-color="#80FFFF"/>
    </style:style>
    <style:style style:name="T2025" style:parent-style-name="Domyślnaczcionkaakapitu" style:family="text">
      <style:text-properties fo:background-color="#80FFFF"/>
    </style:style>
    <style:style style:name="T2026" style:parent-style-name="Domyślnaczcionkaakapitu" style:family="text">
      <style:text-properties fo:background-color="#80FFFF"/>
    </style:style>
    <style:style style:name="T2027" style:parent-style-name="Domyślnaczcionkaakapitu" style:family="text">
      <style:text-properties fo:background-color="#80FFFF"/>
    </style:style>
    <style:style style:name="P2028" style:parent-style-name="Normalny" style:family="paragraph">
      <style:paragraph-properties fo:text-align="justify" fo:line-height="150%"/>
    </style:style>
    <style:style style:name="T2029" style:parent-style-name="Domyślnaczcionkaakapitu" style:family="text">
      <style:text-properties style:text-underline-type="single" style:text-underline-style="solid" style:text-underline-width="auto" style:text-underline-mode="continuous"/>
    </style:style>
    <style:style style:name="P2030" style:parent-style-name="Normalny" style:family="paragraph">
      <style:paragraph-properties fo:text-align="justify" fo:line-height="150%" fo:text-indent="0.2479in"/>
    </style:style>
    <style:style style:name="T2031" style:parent-style-name="Domyślnaczcionkaakapitu" style:family="text">
      <style:text-properties fo:background-color="#80FFFF"/>
    </style:style>
    <style:style style:name="P2032" style:parent-style-name="Normalny" style:family="paragraph">
      <style:paragraph-properties fo:text-align="justify" fo:line-height="150%" fo:text-indent="0.2479in"/>
    </style:style>
    <style:style style:name="P2033" style:parent-style-name="Normalny" style:family="paragraph">
      <style:paragraph-properties fo:text-align="justify" fo:line-height="150%" fo:text-indent="0.2479in"/>
    </style:style>
    <style:style style:name="P2034" style:parent-style-name="Normalny" style:family="paragraph">
      <style:paragraph-properties fo:text-align="justify" fo:line-height="150%"/>
    </style:style>
    <style:style style:name="T2035" style:parent-style-name="Domyślnaczcionkaakapitu" style:family="text">
      <style:text-properties style:text-underline-type="single" style:text-underline-style="solid" style:text-underline-width="auto" style:text-underline-mode="continuous"/>
    </style:style>
    <style:style style:name="P2036" style:parent-style-name="Normalny" style:family="paragraph">
      <style:paragraph-properties fo:text-align="justify" fo:line-height="150%" fo:text-indent="0.2479in"/>
    </style:style>
    <style:style style:name="T2037" style:parent-style-name="Domyślnaczcionkaakapitu" style:family="text">
      <style:text-properties fo:background-color="#80FFFF"/>
    </style:style>
    <style:style style:name="P2038" style:parent-style-name="Normalny" style:family="paragraph">
      <style:paragraph-properties fo:text-align="justify" fo:line-height="150%"/>
    </style:style>
    <style:style style:name="T2039" style:parent-style-name="Domyślnaczcionkaakapitu" style:family="text">
      <style:text-properties style:text-underline-type="single" style:text-underline-style="solid" style:text-underline-width="auto" style:text-underline-mode="continuous"/>
    </style:style>
    <style:style style:name="T2040" style:parent-style-name="Domyślnaczcionkaakapitu" style:family="text">
      <style:text-properties fo:background-color="#80FFFF" style:text-underline-type="single" style:text-underline-style="solid" style:text-underline-width="auto" style:text-underline-mode="continuous"/>
    </style:style>
    <style:style style:name="T2041" style:parent-style-name="Domyślnaczcionkaakapitu" style:family="text">
      <style:text-properties style:text-underline-type="single" style:text-underline-style="solid" style:text-underline-width="auto" style:text-underline-mode="continuous"/>
    </style:style>
    <style:style style:name="P2042" style:parent-style-name="Normalny" style:family="paragraph">
      <style:paragraph-properties fo:text-align="justify" fo:line-height="150%" fo:text-indent="0.2479in"/>
    </style:style>
    <style:style style:name="P2043" style:parent-style-name="Normalny" style:family="paragraph">
      <style:paragraph-properties fo:text-align="justify" fo:line-height="150%" fo:text-indent="0.2479in"/>
    </style:style>
    <style:style style:name="P2044" style:parent-style-name="Normalny" style:family="paragraph">
      <style:paragraph-properties fo:text-align="justify" fo:line-height="150%">
        <style:tab-stops>
          <style:tab-stop style:type="left" style:position="4.3993in"/>
        </style:tab-stops>
      </style:paragraph-properties>
    </style:style>
    <style:style style:name="T2045" style:parent-style-name="Domyślnaczcionkaakapitu" style:family="text">
      <style:text-properties style:text-underline-type="single" style:text-underline-style="solid" style:text-underline-width="auto" style:text-underline-mode="continuous"/>
    </style:style>
    <style:style style:name="P2046" style:parent-style-name="Normalny" style:family="paragraph">
      <style:paragraph-properties fo:text-align="justify" fo:line-height="150%" fo:text-indent="0.2479in"/>
    </style:style>
    <style:style style:name="P2047" style:parent-style-name="Normalny" style:family="paragraph">
      <style:paragraph-properties fo:text-align="justify" fo:line-height="150%" fo:text-indent="0.2479in"/>
    </style:style>
  </office:automatic-styles>
  <office:body>
    <office:text text:use-soft-page-breaks="true">
      <text:p text:style-name="P1">KORPUS= Obrady Okrągłego Stołu</text:p>
      <text:p text:style-name="P2">ZESPÓŁ= Zespół do<text:s/>spraw Reform Politycznych</text:p>
      <text:p text:style-name="P3">TYTUŁ= STENOGRAM z siódmego posiedzenia Zespołu do<text:s/>spraw Reform Politycznych</text:p>
      <text:p text:style-name="P4">DATA= 23 marca 1989 r.</text:p>
      <text:p text:style-name="P5">SYGNATURA= 9540/4</text:p>
      <text:p text:style-name="P6">INW=<text:s/>46002</text:p>
      <text:p text:style-name="P7">TEKST=<text:s/></text:p>
      <text:p text:style-name="P8"><text:span text:style-name="T9">S</text:span>tenogram z posiedzenia<text:s/>Zespołu<text:s/><text:span text:style-name="T10">d</text:span>o spraw<text:s/>Reform<text:s/>Politycznych w dniu<text:s/><text:span text:style-name="T11">23</text:span><text:s/>marca 19<text:span text:style-name="T12">8</text:span>9 r.</text:p>
      <text:p text:style-name="P13">/Obradom<text:s/><text:span text:style-name="T14">przewodniczy ob. Janusz Reykowski</text:span>/.</text:p>
      <text:p text:style-name="P15"><text:span text:style-name="T16">Przewodnicząc</text:span><text:span text:style-name="T17">y</text:span>:</text:p>
      <text:p text:style-name="P18">Dzień dobry Państwu! Przechodzimy do kolejnego etapu naszych obrad. Dziękujemy bardzo za uwiecznienie nas dla historii i już będziemy musieli przystąpić do pr<text:span text:style-name="T19">a</text:span>cy.<text:s/>Dziękujemy bardzo.</text:p>
      <text:p text:style-name="P20">Proszę Państwa! Chciałbym zwrócić się do państwa z propozycją zmiany naszego zaplanowanego n<text:span text:style-name="T21">a</text:span><text:s/>dzisiaj porządku.<text:s/><text:span text:style-name="T22">J</text:span>ak się okazało, być może nawet należało się z tym liczyć, było to do przewidzenia, spotkaliśmy się z wieloma uwagami krytycznymi i wręcz przejawami wielkiego niezadowolenia wś<text:span text:style-name="T23">r</text:span>ód posłów, którzy rozpatrują sprawy zmiany<text:s/>Konstytucji. Fala krytycyzmu, która się pojawiła wczoraj, a także dzisiaj jest naszym zdaniem - może być zrozumiała, ale także chcielibyśmy uniknąć sytuacji, w której mogłaby być ona zagrożeniem dla uzgodnień<text:s/><text:span text:style-name="T24">O</text:span>krągłego Stołu.</text:p>
      <text:p text:style-name="P25"><text:span text:style-name="T26">W</text:span><text:s/>tym stanie rzeczy jest - wydaje się<text:s/><text:span text:style-name="T27">-</text:span><text:s/>mogłoby poważnie zagrozić czy przeciągnąć strunę cierpliwości posłów, gdybyśmy zwlekali dalej z przedstawieniem naszych uwag i stanowisk dotyczących kwestii centralnych, podlegaj<text:span text:style-name="T28">ą</text:span>cych obecnie obradom, mianowicie spraw głównych instytuc<text:span text:style-name="T29">ji</text:span><text:s/>państwa.</text:p>
      <text:p text:style-name="P30">Dlatego też chciałbym zwrócić się do państwa o to, abyśmy postawili ponownie na porządku naszych<text:s/>dzisiejszych obrad nieuzgodnione z dnia wczorajszego kwestie dotyczące zmian w<text:s/>Konstytucji i poszukali sposobów uzyskania consensusu, tak abyśmy wspólnie mogli przedstawić komisjom sejmowym na początku prz<text:span text:style-name="T31">ys</text:span>złego tygodnia nasze stanowisko co do proponowanych przez nas zmian w<text:s/>Konstytu<text:span text:style-name="T32">cj</text:span>i.</text:p>
      <text:p text:style-name="P33"><text:span text:style-name="T34">P</text:span>r<text:span text:style-name="T35">o</text:span>ponuję także, aby to stało się pierwszym punktem porządku naszej sesji dzisiejszej. W drugim punkcie, abyśmy rozpatrzyli sprawy, których nie zdołaliśmy wczoraj rozpatrzyć, to znaczy spra<text:span text:style-name="T36">w</text:span>y sądów i reform prawa,<text:s/><text:span text:style-name="T37">a</text:span><text:s/>w trzecim punkcie gdybyśmy zdążyli to sprawy oświaty, jeśli nie, to prosiłbym o przesunięcie na termin, który poprzednio uzgodniliśmy.</text:p>
      <text:p text:style-name="P38">Myślałbym, że w kontekście rozpatrywania kwestii prawnych moglibyśmy rozpatrzyć równocześnie ten punkt, który figuruje tutaj w notatce na dzisiejsze, czy na nasze wczorajsze zebranie, pod nazwą rehabilita<text:span text:style-name="T39">cj</text:span>e, cokolwiek by to miało znaczyć, opisuje tu pewien temat,<text:s/><text:span text:style-name="T40">k</text:span>tóry moglibyśmy łącznie potraktować.</text:p>
      <text:p text:style-name="P41">Taka jest moja prośba i propozycja.</text:p>
      <text:p text:style-name="P42"><text:span text:style-name="T43">O</text:span><text:span text:style-name="T44">b. Bronisław Geremek</text:span>:</text:p>
      <text:p text:style-name="P45">Przyjmujemy propozycję.</text:p>
      <text:p text:style-name="P46"><text:span text:style-name="T47">Ob. Janusz Reykowski</text:span>:</text:p>
      <text:p text:style-name="P48"><text:span text:style-name="T49">W</text:span><text:s/>związku z tym<text:s/><text:span text:style-name="T50">c</text:span>hciałbym zaproponować, aby przedstawiciel strony koalicyjno-rządowej przedstawił ustosunkowa<text:span text:style-name="T51">ni</text:span>e do spornych kwestii, które wypisaliśmy sobie w dniu wczorajszym<text:span text:style-name="T52">.</text:span><text:s/>M<text:span text:style-name="T53">oja</text:span><text:s/>notatka dotycząca<text:s/><text:soft-page-break/>tych spornych kwestii liczy chyba 9 punktów, jeśli dobrze pamiętam, i będziemy może... chciałbym prosić pana Andrzeja Gdulę o prze<text:span text:style-name="T54">ds</text:span>ta<text:span text:style-name="T55">wi</text:span>enie państ<text:span text:style-name="T56">w</text:span>u tej sprawy.</text:p>
      <text:p text:style-name="P57"><text:span text:style-name="T58">Ob. Andrzej Gdula</text:span>:</text:p>
      <text:p text:style-name="P59">Szanowni Państwo! Kierując się jak najlepszą wolą przyjęcia takich rozwiązań, które pozwolą osiągnąć porozumienie, ale zarazem będą optymalne w naszych warunkach proponujemy rozważyć w sprawie urzędu<text:s/>Prezydenta proponujemy, by zapis o wyborze prezydenta pierwszej kadencji co jest waszą propozycją nie ujmować w<text:s/>Konstytucji, ale wprowadzić ten zapis do umowy społecznej jaką przyjmiemy podczas obrad Okrągłego Stołu wraz z zaznaczeniem, że cały pakiet wszystkich politycznych rozwiązań, cała umowa ma nie tylko jawny charakter, ale jest umową,<text:s/><text:span text:style-name="T60">k</text:span>tórą rozpoczynamy cały proces reform społecznych i w wielu sprawach dotyczy rozwiązania<text:s/><text:span text:style-name="T61">je</text:span>dnorazowego.</text:p>
      <text:p text:style-name="P62">Proponujemy, aby w artykule 31, który dotyczy możliwości wydawania przez<text:s/>Prezydenta dekretów z mocą ustawy, ująć ten problem w następującej redakcji.<text:s/><text:span text:style-name="T63">W</text:span><text:s/>okresach między sesjami Sejmu w przypadkach niecierpiących zwłoki Prezydent Polskiej Rzeczypospolit<text:span text:style-name="T64">ej</text:span><text:s/>Ludowej na wniosek rządu i po zasięgnięciu opinii Marszałka Sejmu i marszałka Senatu wydaje dekrety z mocą ustawy. Prezydent przedst<text:span text:style-name="T65">aw</text:span>ia dekrety Sejmowi na najbliższej sesji do zatwierdzenia.</text:p>
      <text:p text:style-name="P66">Dekrety z mocą ustawy podpisuje<text:s/>Prezyd<text:span text:style-name="T67">e</text:span>nt i prezes Rady Ministrów.</text:p>
      <text:p text:style-name="P68">Ogłoszenie w Dzienniku Ustaw zarządza<text:s/>Prezydent.</text:p>
      <text:p text:style-name="P69">W sprawie rozwiązania Sejmu. Proponujemy by w art. 29 ust. 2 rozważyć następujący zapis: Jeżeli Sejm nie powołuje rządu, nie uchwala N<text:span text:style-name="T70">a</text:span>rodowego Planu Społeczno-Gospodarczego lub budżetu państwa bąd<text:span text:style-name="T71">ź</text:span><text:s/>nie zapewnia warunk<text:span text:style-name="T72">ó</text:span>w wykonyw<text:span text:style-name="T73">ania</text:span><text:s/>przez prezydenta jego<text:s/><text:span text:style-name="T74">ob</text:span>o<text:span text:style-name="T75">wi</text:span><text:span text:style-name="T76">ązk</text:span><text:span text:style-name="T77">ó</text:span>w, które są określone - to znaczy już jest to ode mnie dodanie - prezydent może po zasięgnięciu opinii Marszałka Sejmu i Marszałka Senatu rozwiązać Sejm.</text:p>
      <text:p text:style-name="P78"><text:span text:style-name="T79">W</text:span><text:s/>sprawie uprawnień Senatu - Senat jest wybrany osobno jakby, jest osobne głosowanie na Senat i tu co do Senatu jego rozwiązania nie ma żadnych propozycji.</text:p>
      <text:p text:style-name="P80">W sprawie veta Senatu co do ustaw uważamy, że przyjęcie propozycji, iż Sejm odrzuca veto Senatu większością 3/<text:span text:style-name="T81">5</text:span><text:s/>jest rozwiązaniem, które gwarantuje ca<text:span text:style-name="T82">ł</text:span>ą powagę ustosunkowania się Sejmu do opinii Senatu w tym zakresie biorąc pod uwagę, że partia ma mniej niż połowę głosów, a razem z sojusznikami 60, myślę, że trzech partiach sojuszniczych, jak również z liczeniem się, iż każdy z podmiotów politycznych biorący udział w pracach parlamentu zachowuje własną tutaj nieskrępowaną wolę.</text:p>
      <text:p text:style-name="P83">To 3/<text:span text:style-name="T84">5</text:span><text:s/>szukanie koalicji n<text:span text:style-name="T85">a</text:span><text:s/>ty<text:span text:style-name="T86">m</text:span><text:s/>gruncie, nie je<text:span text:style-name="T87">s</text:span>t wielkością małą<text:span text:style-name="T88">.</text:span><text:s/>Proponujemy równocześnie, by sposób ustosunkowania się Senatu i jego uchwalania później, co do planu społeczno-gospodarczego i budżetu został rozwiązany zgodnie z wczorajszą dyskusją, z zachowaniem całej filozofii kierując się po prostu koniecznością szukania rozwiązań, które byłyby najbardziej racjonalne.</text:p>
      <text:p text:style-name="P89">Za tym pojęciem nie kryję się, znaczy tym racjonalnym szukaniem, żadna konkretna propozycja wery<text:span text:style-name="T90">f</text:span>ika<text:span text:style-name="T91">c</text:span>ji wczor<text:span text:style-name="T92">ajs</text:span>zych zapisów, jest to tylko apel, ponieważ nie mamy tutaj żadnych zahamowań, natomiast chcielibyśmy, by po prostu Sejm zachował możliwie najwyższą sprawnoś<text:span text:style-name="T93">ć</text:span><text:s/>działania, ale i również by działalność całego państwa nie była hamowana przez proceduralne problemy, które mogą wyniknąć przy z<text:span text:style-name="T94">at</text:span>wierdzaniu tych dwu dokumentów.</text:p>
      <text:p text:style-name="P95">Proponujemy również, by wybór Rzecznika Praw Obywatelskich prze<text:span text:style-name="T96">z</text:span>,<text:s/><text:span text:style-name="T97">n</text:span>astępował przez Sejm, ale by<text:s/><text:soft-page-break/>odbywało się to na wniosek<text:s/>Prezydium Senatu i<text:s/>Prezydium Sejmu.</text:p>
      <text:p text:style-name="P98">Równocześnie sądzimy, że Senat nie powinien być wyposażony w inicjatywę ustawodaw<text:span text:style-name="T99">cz</text:span>ą, o czym mówiliśmy w poprzednich spotkaniach.</text:p>
      <text:p text:style-name="P100">Proponujemy również jako cały pakiet rozwiązań nast<text:span text:style-name="T101">ę</text:span>p<text:span text:style-name="T102">u</text:span>jący sposób podejścia co do sposobu wyboru Senatu. A mianow<text:span text:style-name="T103">i</text:span>cie z naszej strony zrezygnowalibyśmy z propozycji listy krajowej, równocześnie zgadzając się na waszą propozycję, dodania 12 mandatów i ujęcie wtedy Senatu w ilości 110 senatorów z założeniem, że te 12 mandatów zostanie rozdzielone propor<text:span text:style-name="T104">cjo</text:span>n<text:span text:style-name="T105">al</text:span>nie na największe województwa, ale równocześnie opowiadamy się za jedną turą głosowania przy<text:s/>większościowym wyniku wyborów.</text:p>
      <text:p text:style-name="P106">Tak przedstawiałyby się nasze propozycje i nasze stanowisko do spraw, które wczoraj nie były jeszcze uzgodnione.</text:p>
      <text:p text:style-name="P107">Dziękuję uprzejmie.</text:p>
      <text:p text:style-name="P108"><text:span text:style-name="T109">Przewodni</text:span><text:span text:style-name="T110">cz</text:span><text:span text:style-name="T111">ąc</text:span><text:span text:style-name="T112">y</text:span>:</text:p>
      <text:p text:style-name="P113">Tam jeden punkt chciałbym doprecyzować.<text:s/><text:span text:style-name="T114">W</text:span><text:s/>punkcie, który referował pan Andrzej Gdula mowa była o warunkach rozwiązywania Senatu w dwóch punktach, Sejmu - kiedy nie może Sejm uchwalić - w trzech punktach, kiedy nie może powołać rządu, uchwalić ustaw budżetowej oraz gdy - jak powiedziano<text:s/>- ta<text:s/>formuła<text:span text:style-name="T115">.</text:span>..</text:p>
      <text:p text:style-name="P116"><text:span text:style-name="T117">Ob. Geremek</text:span>:</text:p>
      <text:p text:style-name="P118">Nie zapewnia warunków wykonywania przez prezydenta jego obowiązków określonych w art. 28 b/.</text:p>
      <text:p text:style-name="P119"><text:span text:style-name="T120">Przewodnicząc</text:span><text:span text:style-name="T121">y</text:span><text:span text:style-name="T122">:</text:span></text:p>
      <text:p text:style-name="P123">A dla wyklarowania tej sprawy może odczytajmy ten punkt 28 b/.</text:p>
      <text:p text:style-name="P124"><text:span text:style-name="T125">Ob. Andrzej Gdula</text:span>:</text:p>
      <text:p text:style-name="P126">Jest propozycja ujęcia art. 28 b/ w następującym brzmieniu:</text:p>
      <text:p text:style-name="P127">1. Prezydent Polskiej Rzeczypospolit<text:span text:style-name="T128">ej</text:span><text:s/>Ludowej jako najwyższy przedstawiciel władzy państwowej jest głową państwa i reprezentuje wspólnotę narodową w życiu publicznym, społeczeństwa oraz czuwa nad przestrzeganiem<text:s/>Konstytucji w działaniach organów<text:s/><text:span text:style-name="T129">p</text:span>aństwowych i samorządu społecznego.</text:p>
      <text:p text:style-name="P130">2. Prezydent Polskiej Rzeczypospolit<text:span text:style-name="T131">ej</text:span><text:s/>Ludowej reprezentuje Polską Rzeczpospolitą Ludową w stosunkach międzynarodowych i jest strażnikiem suwerenności państwa, nienaruszalności i niepodzi<text:span text:style-name="T132">el</text:span>ności terytorium Polskiej Rzeczyposp<text:span text:style-name="T133">oli</text:span>te<text:span text:style-name="T134">j</text:span><text:s/><text:span text:style-name="T135">Lud</text:span>o<text:span text:style-name="T136">we</text:span>j oraz prze<text:span text:style-name="T137">st</text:span>rzeg<text:span text:style-name="T138">an</text:span>ia jej mię<text:span text:style-name="T139">dz</text:span>yp<text:span text:style-name="T140">ańst</text:span>wowych sojuszy politycznych i wojskowych.</text:p>
      <text:p text:style-name="P141"><text:span text:style-name="T142">Przewodni</text:span><text:span text:style-name="T143">cz</text:span><text:span text:style-name="T144">ąc</text:span><text:span text:style-name="T145">y</text:span>:</text:p>
      <text:p text:style-name="P146">Prawdopodobnie jest jeszcze jakieś nieporozumienie co do notacji, czy do oznaczenia. Jest to punkt 28. On jest w art. 28, ale jego litera jest tu źle podana.</text:p>
      <text:p text:style-name="P147">Proszę to potraktować jako propozycje do tekstu.</text:p>
      <text:p text:style-name="P148">Rozumiem, że jest tu pewna niedoróbka w prezentowaniu tej sprawy, ponieważ projektowana forma artykułu nie figurowała w przedstawionym państwu projekcie wcześniej, a obecnie nie macie go przed sobą. Wobec tego dokument, projekt tego - tej formuły tylko tutaj jest nie przesądz<text:span text:style-name="T149">aj</text:span>ąc w tej chwili, w którym miejscu byłaby ona wprowadzona w art. 2<text:span text:style-name="T150">8</text:span>, pozwolę sobie przedłożyć, dobrze.<text:s/><text:span text:style-name="T151">T</text:span>o byłoby wszystko.</text:p>
      <text:p text:style-name="P152"><text:span text:style-name="T153">O</text:span><text:span text:style-name="T154">b. Bronisław Geremek</text:span>:</text:p>
      <text:p text:style-name="P155">Proszę jeszcze o prawo zadawania pytań z naszej strony, w sprawach budzących wątpliwość. Czy są<text:s/><text:soft-page-break/>pytania?</text:p>
      <text:p text:style-name="P156"><text:span text:style-name="T157">Ob. Wojciech Lamentowicz</text:span>:</text:p>
      <text:p text:style-name="P158">Chciałbym zadać pytanie dotyczące warunków rozwiązania obu izb przez prezydenta. Mianowicie podane został<text:span text:style-name="T159">o</text:span><text:s/><text:span text:style-name="T160">t</text:span>ut<text:span text:style-name="T161">aj<text:s/></text:span>kilka warunków, z których co najmniej trzy dotyczą pewnej opieszałości powiedzmy obu izb w sprawach podejmowania decyzji. Nie powołuje rządu, nie uchwała budżetu, nie uchwala NPSG i tak dalej.</text:p>
      <text:p text:style-name="P162">Mam pytanie - mianowicie czy ja tylko źle usłyszał<text:span text:style-name="T163">e</text:span>m<text:span text:style-name="T164"><text:s/></text:span>czy też rzeczywiści<text:span text:style-name="T165">e</text:span><text:s/><text:span text:style-name="T166">j</text:span>est tak, iż nie jest ta zwłoka ograniczona żadnym czasem, to znaczy że jeżeli na przykład po tygodniu czy dwóch nie powołany jest rząd, możliwe byłoby rozwiązanie obu izb, czy też chodzi o pewien czas,<text:s/><text:span text:style-name="T167">k</text:span>tóry na podjęcie tej decyzji obie izby miałyby mie<text:span text:style-name="T168">ć</text:span>.</text:p>
      <text:p text:style-name="P169"><text:span text:style-name="T170">Przewodnicząc</text:span><text:span text:style-name="T171">y</text:span>:</text:p>
      <text:p text:style-name="P172">Prosiłbym o zgłaszanie wszystkich pytań. Odpowiemy łącznie.</text:p>
      <text:p text:style-name="P173"><text:span text:style-name="T174">Ob.<text:s/></text:span><text:span text:style-name="T175">J</text:span><text:span text:style-name="T176">acek Kuroń</text:span>:</text:p>
      <text:p text:style-name="P177">Może ja<text:s/>źle zrozumiałem, ale właśnie nie zrozumiałem zupełnie jaki jest tryb<text:span text:style-name="T178"><text:s/></text:span>przy ustawie budżetowej i planie.<text:s/>Ja usłyszałem tylko takie ogólne zdania, że to by szkodziło, przeszkadzało, pomagało, natomiast może ja źle usłyszałem<text:span text:style-name="T179"><text:s/></text:span>więc proszę o odpowiedź.</text:p>
      <text:p text:style-name="P180"><text:span text:style-name="T181">Ob. Bronisław Geremek</text:span>:</text:p>
      <text:p text:style-name="P182">Jeśli mogę uzupełni<text:span text:style-name="T183">ć<text:s/></text:span>chodzi tutaj o brak odpowiedzi dotyczącej opinio<text:span text:style-name="T184">w</text:span>ania, czy też wyrażenie zgody.</text:p>
      <text:p text:style-name="P185"><text:span text:style-name="T186">Prze</text:span><text:span text:style-name="T187">wo</text:span><text:span text:style-name="T188">dnicząc</text:span><text:span text:style-name="T189">y</text:span><text:span text:style-name="T190">:</text:span></text:p>
      <text:p text:style-name="P191"><text:span text:style-name="T192">W</text:span><text:s/>której sprawie<text:span text:style-name="T193">?</text:span></text:p>
      <text:p text:style-name="P194"><text:span text:style-name="T195">Ob. Bronisław Geremek:</text:span></text:p>
      <text:p text:style-name="P196"><text:span text:style-name="T197">W</text:span><text:s/>sprawie budżetu już uzyskali<text:span text:style-name="T198">ś</text:span>my pewne sformułowania. Cho<text:span text:style-name="T199">d</text:span>zi tutaj o powoływanie prezesa NIK-u, powoływanie rzecznika praw obywatelskich oraz uchwalanie narodowych planów społeczno-gospodarczych.</text:p>
      <text:p text:style-name="P200"><text:span text:style-name="T201">Ob. <text:s text:c="22"/></text:span>:</text:p>
      <text:p text:style-name="P202"><text:span text:style-name="T203">Ja</text:span><text:s/>mam pytanie dotyczące pierwszego punktu, mianowicie umowa społeczna ma zawierać zapewnienie dotyczące jednorazowoś<text:span text:style-name="T204">ci,</text:span><text:s/>ale pan później mówił to w ten<text:s/>sposób, że nie zrozumiałem, czy to ma być takie ogólne zapewnienie dotyczące jednorazowości wielu procedur tuta<text:span text:style-name="T205">j<text:s/></text:span>przewidzianych, czy też konkretnie tej sprawy, to znaczy prezydenta?</text:p>
      <text:p text:style-name="P206"><text:span text:style-name="T207">O</text:span><text:span text:style-name="T208">b.<text:s/></text:span><text:span text:style-name="T209">M</text:span><text:span text:style-name="T210">arcin Król</text:span>:</text:p>
      <text:p text:style-name="P211"><text:span text:style-name="T212">J</text:span>a chciałem zapytać, bo nie było mowy o vecie zawiesz<text:span text:style-name="T213">aj</text:span>ącym, to znaczy o tym 24 ust<text:span text:style-name="T214">.</text:span><text:s/>5.</text:p>
      <text:p text:style-name="P215"><text:span text:style-name="T216">Ob. Lamentowicz</text:span>:</text:p>
      <text:p text:style-name="P217">Ja mam pytanie w związku z tym tekstem. W tej chwili położono przede mną tekst projektowanego artykułu 2<text:span text:style-name="T218">8</text:span><text:s/>bez żadnego oznaczenia, to jest właśnie to co pan Andrzej Gdula przed chwil<text:span text:style-name="T219">ą</text:span><text:s/>przeczytał<text:span text:style-name="T220">.</text:span><text:s/>Otó<text:span text:style-name="T221">ż<text:s/></text:span>to jest jak rozumiem pewne ogólne określenie kompetencji prezydenta, rozwijające bardzo znacznie dotychczasowy artykuł 28f ust. 1 punkt 1. Mianowicie reprezentuje Polskę<text:s/>Rzeczpospolitą<text:s/>Ludową w stosunkach międzynarodowych. Było to s<text:span text:style-name="T222">fo</text:span>rmułowanie w tym artykule - 28f, ust. 1 punkt 1 natomiast tu uzyskujemy takie jak gdyby rozwinięcie, jeżeli ja dobrze<text:s/>rozumiem<text:s/>i to jest w związku z tym teraz moje pytanie z taką interpe<text:span text:style-name="T223">l</text:span>acyjną sugestią, mianowicie tu występują takie zwroty jak jest głowa państwa,<text:s/><text:soft-page-break/>reprezentuje wspólnotę narodową w życiu publicznym społeczeństwa. Zwrot reprezentuje wspólnotę narodową w życiu publicznym społeczeństwa jest powiedziałbym bardzo trudnym do interpreta<text:span text:style-name="T224">cji</text:span><text:s/>zwrotem, ponieważ głowa państwa to jest organ,<text:s/><text:span text:style-name="T225">k</text:span>tóry mniej więcej wiadomo co znaczy, natomiast reprezentowanie wspólnoty w życiu publicznym społeczeństwa tego samego społeczeństwa, jest czymś, co ja zasadniczo jak gdyby nie rozumiem co to miałoby znaczyć, że reprezentuje naród wobec społeczeństwa polskiego na przykład, to nie<text:s/>jest<text:s/>zbyt j<text:span text:style-name="T226">a</text:span>sne. Natomiast czuwa nad przestrzeganiem<text:s/>Konstytucji to mogłoby być ewentualnie j<text:span text:style-name="T227">as</text:span>ne, natom<text:span text:style-name="T228">i</text:span>a<text:span text:style-name="T229">s</text:span>t to pewnie ma jakiś związek i też prosiłbym o komentarz kogoś z prawników reprezentujących państwa, czy to art. 28 punkt 1 w tej wersji<text:s/><text:span text:style-name="T230">m</text:span>a oznaczać jakieś rozwinięcie nadzorczych uprawnień prezyden<text:span text:style-name="T231">t</text:span>a wobec rad narodowych, c<text:span text:style-name="T232">z</text:span>ym jest samorząd społeczny, w tym artykule 28 pkt 1.<text:span text:style-name="T233"><text:s/></text:span>Jeżeli to jest nie tylko samorząd terytorialny, jest to na przykład samorząd zawodowy, pracowniczy i jeszcze jakiś, bo słowo społeczne to sugeruje, to bardzo bym prosił o wyjaśnienie co do znaczy:<text:s/>„czuwa nad przestrzeganiem<text:s/>Konstytucji w działaniach samorządu s<text:span text:style-name="T234">p</text:span>ołecznego”.</text:p>
      <text:p text:style-name="P235">To są moje pytania dotyczące art. 28 pkt 1.</text:p>
      <text:p text:style-name="P236">Dzięku<text:span text:style-name="T237">ję</text:span>.</text:p>
      <text:p text:style-name="P238"><text:span text:style-name="T239">Ob. Strzembosz</text:span>:</text:p>
      <text:p text:style-name="P240">Jeszcze ja mam jedno pytanie Jaki jest stosunek między tymi możliwościami rozwiązania parlamentu a przedstawionym artykułem 28<text:span text:style-name="T241">?</text:span><text:s/>Z jakim elementem tego projektu m<text:span text:style-name="T242">ó</text:span>głby tu być związek?</text:p>
      <text:p text:style-name="P243"><text:span text:style-name="T244">Ob.</text:span><text:span text:style-name="T245"><text:s/>Marcin Król</text:span>:</text:p>
      <text:p text:style-name="P246"><text:span text:style-name="T247">J</text:span>eś<text:span text:style-name="T248">li</text:span><text:s/>można jeszcze ja, mianowicie poprzednio mówiliśmy o problemie kontrasygnaty, który prawie że został rozwiązany. W pewnym sensie jak to tutaj się mówi - te dwa artykuły wchłaniają tamte prerogatywy określone tam. Jaki to ma związek wobec tego z problematyką kontrasygnaty i czyli z ustępem 2 art. 28<text:span text:style-name="T249">f</text:span>, który był rozwinięty: akty urzędowe czy tam inne. To była dyskusja na temat słowa urzędowe, ale całość była z wyjątkiem dotyczących spraw międzynarodowych i obronności. To w pewnym sensie nagle teraz pojawia się tu ta sprawa. Czy tamto zostaje niejasność jest?</text:p>
      <text:p text:style-name="P250"><text:span text:style-name="T251">Przewodniczący</text:span><text:span text:style-name="T252">:</text:span></text:p>
      <text:p text:style-name="P253">Nie zrozumiałem tego ostatniego pytania. Prosiłbym o powtórzenie.</text:p>
      <text:p text:style-name="P254"><text:span text:style-name="T255">Ob. K</text:span><text:span text:style-name="T256">r</text:span><text:span text:style-name="T257">ó</text:span><text:span text:style-name="T258">l</text:span>:</text:p>
      <text:p text:style-name="P259">Artykuł 28f ustęp 2 była propozycja nasza, która jak gdyby została, jak rozumiałem wczoraj, właściwie uzgodniona, wyjąwszy jedno słowo,<text:s/><text:span text:style-name="T260">ż</text:span>e akty urzędowe<text:span text:style-name="T261"><text:s/></text:span>Prezydenta z wyjątkiem dotyczących spraw polityki międzynarodowej i obronnoś<text:span text:style-name="T262">c</text:span>i kraju wymagają kontr<text:span text:style-name="T263">as</text:span>ygnaty premiera itd.</text:p>
      <text:p text:style-name="P264">To było dłużej, ale nie chcę przeciągać<text:span text:style-name="T265">.</text:span><text:s/>Teraz<text:s/><text:span text:style-name="T266">-</text:span><text:s/>i tam były jak gdyby te prerogatywy prezydenta<text:span text:style-name="T267">.</text:span><text:s/>Te prerogatywy prezydenta są tutaj właściwie powtórzone, bo tu jest powiedziane to samo: reprezentuje, suwerenności, bezpieczeństwa itd. międzypaństwowych sojuszy politycznych, wojskowych, czyli w pewnym sensie to samo jest powiedziane tu i tam. Powstaje niejasność o wzajemną relację tego nowego i tamtego.</text:p>
      <text:p text:style-name="P268"><text:span text:style-name="T269">Ob.<text:s/></text:span><text:span text:style-name="T270">Wi</text:span><text:span text:style-name="T271">nczorek</text:span>:</text:p>
      <text:p text:style-name="P272">Ja chciałem się zapytać o taką rzecz, właściwie to jest pytanie, a zarazem wątpliwość. Dostałem przed chwilą ten tekst tak jak wszyscy, mam prawo mieć wątpliwości<text:span text:style-name="T273">.</text:span></text:p>
      <text:p text:style-name="P274">Otóż tu jest powiedziane, że<text:s/>Prezydent PRL jako najwyższy przedstawiciel władzy państwowej<text:span text:style-name="T275">.</text:span><text:s/>Muszę<text:s/><text:soft-page-break/>powiedzieć, że nie rozumiem kto jest w Polsce władzą najwyższą, czy Sejm, czy też<text:s/>Prezydent? Jaki jest stosunek między Sejmem a<text:s/>Prezydentem? Czy<text:s/>Prezydent<text:s/><text:span text:style-name="T276">t</text:span>o jest jakimś reprezentantem Sejmu? Czy też ma pozycję własną?</text:p>
      <text:p text:style-name="P277">Zresztą słowo przedstawiciel, o ile wiem to w<text:s/>Konstytucji w takim kontekście nie występuje. M<text:span text:style-name="T278">o</text:span>żna by ewentualnie powiedzieć, że jest najwyższym organem władzy państwowej, ale znowu<text:s/>Konstytu<text:span text:style-name="T279">cj</text:span>a z S<text:span text:style-name="T280">ejm</text:span>em się pojawia<text:s/><text:span text:style-name="T281">z</text:span><text:s/>artykułem 20<text:span text:style-name="T282">.</text:span></text:p>
      <text:p text:style-name="P283">Dalej: podzielam pogląd pana Lamentowicza, że zwrot reprezentuje wspólnotę narodową w życiu publicznym jest bardzo niejasny. Równie dobrze można byłoby powiedzieć reprezentuje wspólnotę publiczną w życiu narodowym.</text:p>
      <text:p text:style-name="P284">Jest tu określenie czuwa nad prz<text:span text:style-name="T285">es</text:span>trzeg<text:span text:style-name="T286">a</text:span>niem. Otóż w<text:s/>Konstytucji już raz było takie określenie: Rada Państwa miała czuwać nad zgodnością praw, czy ustaw z<text:s/>Konstytucją. To zostało i słusznie skreślone, ponieważ słowo czuwa nic nie znaczy. To nie prowadzi do żadnych konsekwencji prawnych.</text:p>
      <text:p text:style-name="P287">Jest tutaj szereg takich powiedziałbym zwrotów natury ideologiczn<text:span text:style-name="T288">ej:</text:span><text:s/>strażnik ładu ustrojowego. Co to znaczy strażnik? Co strażnik ma robić, jako strażnik? Dlatego też ja uważam, że przykro mi, że to mówię, trochę właśnie jak do własnego obozu, ale jako prawnik musiałbym powiedzieć, że ten tekst, no, nie ma po prostu żadnego prawnego znaczenia, to jest poezja.</text:p>
      <text:p text:style-name="P289"><text:span text:style-name="T290">Ob</text:span><text:span text:style-name="T291">.</text:span><text:span text:style-name="T292"><text:s/>Bogdan Lis</text:span>:</text:p>
      <text:p text:style-name="P293"><text:span text:style-name="T294">J</text:span>eszcze pytanie dotyczące tego co można rozumieć pod pojęciem ładu ustrojowego, dlatego że wiemy co niedawno to sformułowanie znaczyło. Chciałbym wiedzieć jak wygląda definicja obecna?</text:p>
      <text:p text:style-name="P295"><text:span text:style-name="T296">Ob. Jerzy Bafia</text:span>:</text:p>
      <text:p text:style-name="P297">Mnie się wydaje, że jest tu wielki problem i chyba największy, dlatego ja dopatruję się między artykułem 28 sprzeczności z art. jednym - szczególnej wagi, mianowicie z tekstem ślu<text:span text:style-name="T298">b</text:span>owania. Są tutaj daleko posunięte rozbieżności i to wymagałoby rozważenia w dalszej dyskusji w ramach tego artykułu<text:span text:style-name="T299">.</text:span></text:p>
      <text:p text:style-name="P300"><text:span text:style-name="T301">Przewodniczący</text:span>:</text:p>
      <text:p text:style-name="P302"><text:span text:style-name="T303">M</text:span>ożna by powiedzieć, że pytania, które w szeregu kwestiach, które zostały tu zadane są... zawierają krytykę pod adresem rozwiązań tu zaproponowanych.<text:s/><text:span text:style-name="T304">K</text:span>rytykę zresztą jak widać z różnych punktów widzenia przeprowadzoną.</text:p>
      <text:p text:style-name="P305">Proponuję może zrobimy tak - wyjaśnimy najpierw jedną grupę kwestii, dotyczących spraw związanych z definicją roli<text:s/>prezydenta, której miało wynikać większe sprecyzowanie i zakresu jego uprawnie<text:span text:style-name="T306">ń</text:span><text:s/>dotyczących rozwiązywania Sejmu. Jak wynika z pytań tu zadanych to wygląda na to, że nie jest to zbyt udany sposób sformułowania tych uprawnień.</text:p>
      <text:p text:style-name="P307">W<text:span text:style-name="T308">yj</text:span>aśn<text:span text:style-name="T309">ij</text:span>my - odłóżmy wobec tego na chwilę tę kwestię i<text:s/><text:span text:style-name="T310">wyjaś</text:span>nijmy inne, które były tu po<text:span text:style-name="T311">de</text:span>jmowane. Co się tyczy pytania odnoszącego się do ustawy budżetowej i planu społeczno-gospodarczego, to odpowiedź, którą chcieliśmy sformułować brzmiała w sposób następujący:<text:s/>„Uważamy, że ustawa budżetowa podobnie jak plan społeczno-gospodarczy powinny być zatwierdzane przez Senat w trybie tych samych uprawnień, które Senat ma w stosunku do innych ustaw”. Do określenia wymaga sposób procedowania wynikający z okoliczności, które wymienialiśmy wczoraj. Wczoraj komisje przygotowały pewien projekt tego rozwiązani<text:span text:style-name="T312">a.</text:span></text:p>
      <text:p text:style-name="P313">Nie ma sprzeciwów zasadniczych wobec takiego sformułowania, proponujemy po prostu ewentualnie<text:s/><text:soft-page-break/>przyjrzenie się jakiejś mniejszej grupie temu - zrobiliśmy to<text:s/>wczoraj pospiesznie<text:s/><text:span text:style-name="T314">-</text:span><text:s/>dla zastanowienia się, czy to rozwiązanie nie kryję w sobie jakichś problemów typu organizacyjnego, a nie politycznego. Czyli odpowiadamy tak: Zgoda na zasadę tego rozwiązania, natomiast namyślmy się jeszcze wspólnie nad tym, czy nie ma w tym rozwiązaniu, któremu wczoraj mało poświęciliśmy uwagi<text:s/><text:span text:style-name="T315">-</text:span><text:s/>jakichś kwestii, które by zagrażały poprawności legislac<text:span text:style-name="T316">yj</text:span>n<text:span text:style-name="T317">ej</text:span><text:s/>tego, czy nie ma takich ustaleń,<text:s/><text:span text:style-name="T318">k</text:span>tóre mogłyby sprawi<text:span text:style-name="T319">ć</text:span>, że jednak to się przedłuża lub będzie coś ni<text:span text:style-name="T320">ej</text:span>asnego itd.</text:p>
      <text:p text:style-name="P321">Rozważmy to od strony organizacyjnej, a nie polityczne<text:span text:style-name="T322">j.</text:span></text:p>
      <text:p text:style-name="P323">Co się tyczy - było jeszcze pytanie dotyczące punktu 5 w art. 24<text:s/><text:span text:style-name="T324">-</text:span><text:s/>chcielibyśmy proponować zachowanie tego punktu. Wydaje mi się, że wszystkie inne pytania, które państwo zadawali - dotyczą sformułowań artykułu 28, tego fragmentu art. 28 i związku<text:s/><text:span text:style-name="T325">te</text:span>go artykułu z innym artykułem mówiącym o roz<text:span text:style-name="T326">wi</text:span>ązywaniu Sejmu. W tej sprawie odpowiedzi chciałbym udzielić państwu po przerwie.</text:p>
      <text:p text:style-name="P327"><text:span text:style-name="T328">Ob</text:span><text:span text:style-name="T329">.</text:span><text:span text:style-name="T330"><text:s/>Bronisław Geremek</text:span>:</text:p>
      <text:p text:style-name="P331">Jeszcze w sprawie rzecznika praw obywatelskich i prezesa NIK-u jakie jest stanowisko strony drugiej?</text:p>
      <text:p text:style-name="P332"><text:span text:style-name="T333">Przewodniczący</text:span>:</text:p>
      <text:p text:style-name="P334">Proponu<text:span text:style-name="T335">je</text:span>my, jeśli chodź o rzecznika praw obywatelskich - osobno chcę odpowiedzieć, aby kandydatury tego - na to stanowisko wysuwane były przez Prezydium Sejmu i Senatu, aby Sejm głosował, aby w rękach Senatu był wybór, kandydatury natomiast z tych dwóch ciał, z Sejmu był wybór, natomiast aby<text:s/>Prezydium Sejmu i Senatu przedstawiało kandydatury.</text:p>
      <text:p text:style-name="P336">Co się zaś tyczy NIK-u, to chciałbym w tej sprawie podać takie wyjaśnienie<text:span text:style-name="T337">.</text:span><text:s/><text:span text:style-name="T338">W</text:span><text:s/>dotychczasowych<text:s/><text:span text:style-name="T339">ro</text:span>związ<text:span text:style-name="T340">a</text:span>niach,<text:s/>NIK jest instytucją nadzoru nad funk<text:span text:style-name="T341">cjo</text:span>nowaniem władz<text:span text:style-name="T342">,</text:span><text:s/>nad funkcjonowaniem rządu. Funkcje taką pełni Sejm. Stąd też wydaje się uzasadnione, taką interpretację chciałbym tu przedstawić, iż NIK powinien być w tym wypadku organem Sejmu, czyli jednym z ramion, przy pomocy którego Sejm sprawuje swą funkcję kontrolną nad rządem.</text:p>
      <text:p text:style-name="P343">Czy wiąże się to z ogólną wykładnią dotyczącą sposobu myślenia o Senacie jako instytucji, która sprawuje pewną formę kontroli nad czynnościami ustawodawczymi Sejmu, podczas gdy Sejm sprawuje kontrolę nad organami państwa i taki mniej więcej podział jest przez nas w tym wypadku proponowany<text:span text:style-name="T344">.</text:span></text:p>
      <text:p text:style-name="P345"><text:span text:style-name="T346">Ob</text:span><text:span text:style-name="T347">.</text:span><text:span text:style-name="T348"><text:s/>B</text:span><text:span text:style-name="T349">ro</text:span><text:span text:style-name="T350">nisł</text:span><text:span text:style-name="T351">aw</text:span><text:span text:style-name="T352"><text:s/>Geremek</text:span>:</text:p>
      <text:p text:style-name="P353">To znaczy jeśli dobrze rozumiem, wycofuje zatem strona koalicyjna nawet swoją poprzednią propozycję opiniowania przez cały Senat i nasz postulat, ażeby było to za zgodą Senatu nie wchodzi już tutaj w tej propozycji.</text:p>
      <text:p text:style-name="P354"><text:span text:style-name="T355">Przewodnicząc</text:span><text:span text:style-name="T356">y</text:span>:</text:p>
      <text:p text:style-name="P357">Gdyby państwo uznali, że również opiniowanie przez Senat jest rzeczą pożądaną, to nie stanowi przedmiotu dyskusji, przedmiotu sporu. Natomiast idea miała być dalej idąca, że nie tylko opiniuje, ale również<text:s/>Prezydium Senatu ma prawo zaproponować kandydaturę rzecznika praw obywatelskich.</text:p>
      <text:p text:style-name="P358"><text:span text:style-name="T359">Ob. Bronisław Geremek</text:span>:</text:p>
      <text:p text:style-name="P360">Panie Przewodnicząc<text:span text:style-name="T361">y</text:span>! Chcę przede wszystkim wyrazić zdziwienie i ubolewanie, że w taki sposób jesteśmy informowani o nowych propozycjach, że nie dostaliśmy uprzedzeni, że nie otrzymaliśmy nawet instrumentów, którymi możemy się teraz posługiwać<text:span text:style-name="T362">,</text:span><text:s/>to znaczy żadnych sformułowań pisemnych. Chcę prosić o<text:s/>przerwę i tym razem nie określam czasu tej przerwy. Proszę o przerwę tak długą, jak będzie nam<text:s/><text:soft-page-break/>potrzebna<text:span text:style-name="T363">.</text:span></text:p>
      <text:p text:style-name="P364"><text:span text:style-name="T365">P</text:span><text:span text:style-name="T366">rz</text:span><text:span text:style-name="T367">e</text:span><text:span text:style-name="T368">w</text:span><text:span text:style-name="T369">odnicząc</text:span><text:span text:style-name="T370">y</text:span><text:span text:style-name="T371">:</text:span></text:p>
      <text:p text:style-name="P372">Chciałbym przeprosić państwa za ten tryb informowania. Chcę tylko wyjaśnić, o czym mówiłem na początku, że przebieg, że sprawy, które omawiamy dzisiaj, stawiamy w wielkim pośpiechu, co związane było z wyjaśnioną przeze mnie zmianą naszego trybu pracy, co do powodów tej zmiany... także powody tej zmiany państwu prze<text:span text:style-name="T373">ds</text:span>tawiałem.</text:p>
      <text:p text:style-name="P374">Oczywiście nadal można żałować, że to w ten sposób się stało, ale chciałbym żeby państwo zrozumieli okoliczności, które do tego doprowadziły.</text:p>
      <text:p text:style-name="P375"><text:span text:style-name="T376">Ob. <text:s text:c="22"/></text:span>:</text:p>
      <text:p text:style-name="P377">Ja niezupełnie dostałem odpowiedź na swoje pytanie, bo w sprawach tej procedury, którą wczoraj zastosowaliśmy ja miałem pełną jasność, ja dobrze pamiętam. Chodzi o to, że w tym co dzisiaj przeczytał pan Andr<text:span text:style-name="T378">zej</text:span><text:s/>było powiedziane, iż prezydent rozwiązuje Sejm, gdy Sejm nie powołuje rządu, bez żadnego określenia czasu i to jest przedmiotem mojego pytania, czy też jest tak: budżet<text:s/><text:span text:style-name="T379">-</text:span><text:s/>nie uchwala budżetu, NPSG i innych dokumentów, czy krótko mówiąc w przypadku budżetu NPSG mamy terminy jakieś zawite, których przekroczenie by oznaczałoby przyczynę rozwiązania izb, czy też jest to czas do uznania prezydenta pozostawiony.</text:p>
      <text:p text:style-name="P380"><text:span text:style-name="T381">Przewodnicząc</text:span><text:span text:style-name="T382">y</text:span>:</text:p>
      <text:p text:style-name="P383"><text:span text:style-name="T384">J</text:span>a tę uwagę potraktowałem nie tylko jako pytanie, ale jako uwagę wskazującą na brak tego dokumentu, który został tu przedstawiony. Różne inne pytania odnoszące się do tego paragrafu miały podobny charakter i niejako w sumaryczny sposób po<text:span text:style-name="T385">wi</text:span>e<text:span text:style-name="T386">dz</text:span>i<text:span text:style-name="T387">ał</text:span>em, że uważam, że na te pytania trzeba dać bardziej rozwiniętą i bardziej odpowiedzialną odpowiedź, ale chciałem to zrobić nie w tej chwili.</text:p>
      <text:p text:style-name="P388"><text:span text:style-name="T389">Ob. Jerzy Bafia</text:span>:</text:p>
      <text:p text:style-name="P390">Ja mam jeszcze jedną sprawę, bo wydaje mi się, że się bardzo sprecyzowało wyjaśnienie jednej ze spraw, kompetencje Senatu wobec budżetu po tej wymianie poglądów i jest tylko kwestia właśnie jak szeroki ma być ten zapis, bo istota tego zapisu chyba powinna się sprowadzać do uzupełnienia w art. 25 ust. 3 takiego zdania które by wszystko wyjaśniało, to znaczy, że to stanowisko, które Senat zajmuje w sprawie planu i budżetu albo go odrzucając, zmieniając lub uzupełni<text:span text:style-name="T391">aj</text:span>ąc, tak jak w stosunku do ustawy, budżet NPSG ewentualnie jeszcze z dodaniem planu finansowego - jeśli to jest - Sejm uchwala większością 3/5 głosów. To jest ten temat, który był przedmiotem cały czas sporu i istota jest tutaj rozstrzy<text:span text:style-name="T392">g</text:span>nięta chyba ku pełnemu zadowoleniu w tych<text:s/><text:span text:style-name="T393">ws</text:span>t<text:span text:style-name="T394">ę</text:span>pnych wnioskach.<text:s/>Tak że tylko może być problem jeszcze jakiegoś doredagowania czy jakichś przepisów uzupełni<text:span text:style-name="T395">aj</text:span>ących, czy powtórzenie takiej myśli byłoby tylko potrzebne.</text:p>
      <text:p text:style-name="P396"><text:span text:style-name="T397">Przewodniczący</text:span>:</text:p>
      <text:p text:style-name="P398">Rozumiem,<text:s/><text:span text:style-name="T399">ż</text:span>e ogłaszamy przerwę.</text:p>
      <text:p text:style-name="P400"/>
      <text:p text:style-name="P401">/<text:span text:style-name="T402">Przerwa</text:span>/.</text:p>
      <text:p text:style-name="P403"/>
      <text:p text:style-name="P404">/Po przer<text:span text:style-name="T405">wi</text:span>e/.</text:p>
      <text:p text:style-name="P406"/>
      <text:soft-page-break/>
      <text:p text:style-name="P407"><text:span text:style-name="T408">Przewodniczący</text:span>:</text:p>
      <text:p text:style-name="P409">Chciałbym przed udzieleniem państwu<text:span text:style-name="T410"><text:s/></text:span>głosu złożyć takie oświadczenie.</text:p>
      <text:p text:style-name="P411">Uznajemy, że nasza, że przedstawiona przez nas formuła dotycząca zasad rozwiązywania Sejmu była przygotowana wadliwie. I zawiera szereg sformułowań<text:s/>niewystarczająco<text:s/>precyzyjnych dla celów, którym miała służyć.</text:p>
      <text:p text:style-name="P412">W związku z tym wycofujemy ją.</text:p>
      <text:p text:style-name="P413"><text:span text:style-name="T414">W</text:span><text:s/>zamian chcemy zaproponować aby warunkiem rozwiązania Sejmu był fakt, iż S<text:span text:style-name="T415">ej</text:span>m nie okazuje się... nie potrafi powołać rządu lub uchwalić ustawy budżetowej oraz planu narodowo-gospodarczego w ciągu 6 tygodni.</text:p>
      <text:p text:style-name="P416">Jeśli taka - jeśli tych funkcji Sejm nie będzie w stanie wykonać, proponujemy, aby umożliwiało to prezydentowi rozwiązanie Sejmu.</text:p>
      <text:p text:style-name="P417">Inne prze<text:span text:style-name="T418">ds</text:span>tawione poprzednio sformułowania wyco<text:span text:style-name="T419">fuje</text:span>my.</text:p>
      <text:p text:style-name="P420"><text:span text:style-name="T421">Ob. Bronisław Geremek</text:span>:</text:p>
      <text:p text:style-name="P422">Chciałbym przede wszystkim stwierdzić, że nie jest naszą intencją obniżanie autorytetu Sejmu jako instytucji. I że mieliśmy pełną świadomość tego, że obrady nasze toczą się pewnym prawnym porządkiem<text:span text:style-name="T423">,</text:span><text:s/>ale że rozmawiamy z przedstawicielami rządzącego układu kraju, że rozmawiamy z przedstawicielami PZPR, któ<text:span text:style-name="T424">r</text:span>a ma w<text:span text:style-name="T425"><text:s/></text:span>Sejmie większość sama. Nawet bez par<text:span text:style-name="T426">ti</text:span>i koalicyjnych, reprezentowanych przy tym stole i uważaliśmy zatem, że ta formuła poszukiwania consensusu jest formułą tworzącą pewną nową rzeczywistość polityczną w kraju, ale w niczym nie naruszającą ładu prawnego, przeciwnie - korzyst<text:span text:style-name="T427">aj</text:span>ącą z tego<text:s/>ładu przez właśnie takie usytuowanie PZPR i stronnictw z nią połączonych w koalicji w ramach zgrom<text:span text:style-name="T428">ad</text:span>zenia<text:span text:style-name="T429">,</text:span><text:s/>w ramach<text:span text:style-name="T430"><text:s/></text:span>Sejmu.</text:p>
      <text:p text:style-name="P431"><text:span text:style-name="T432">I</text:span><text:s/>że uważaliśmy zatem, że nasi partnerzy mają pełną<text:span text:style-name="T433"><text:s/></text:span>świadomość tej właśnie sytuacji i że rozmawiają z nami w poczuciu tego, jakie są możliwości ich mandatu i siły dyspozycyjnej.</text:p>
      <text:p text:style-name="P434">I sądzimy, że nadal ta sytuacja zmianie nie ulega i że zatem istnieje możliwość takiej rozmowy i takiej debaty, która prowadzić będzie do consensusu ważnego, to znaczy mającego swoje skutki społeczne i mającego swoje skutki społeczne w obowiązującym ładzie prawnym.</text:p>
      <text:p text:style-name="P435"><text:span text:style-name="T436">W</text:span><text:s/>sprawie zgłoszonych propozycji musimy stwierdzić z pewnym niepokojem, że zasadnicze istotne różnice zda<text:span text:style-name="T437">ń<text:s/></text:span>jakie konstatowaliśmy na poprzednim posiedzeniu w dniu dzisiejszym nie zostały zmniejszone, co najmniej, a może nawet zostały zwiększone. Uważamy, że w sprawie... w sprawach dotyczących urzędu<text:s/>Prezydenta określenie tego, że wybór prezydenta dokonuje się na pierwszą kadencję, że miejsce jego n<text:span text:style-name="T438">aj</text:span>wł<text:span text:style-name="T439">aś</text:span>ciwsze jest w sformułowaniu konstytucyjnym i w ten sposób albo określone by było prowizorium konstytucyjne w sposób n<text:span text:style-name="T440">aj</text:span>właściwszy.</text:p>
      <text:p text:style-name="P441">Zgadzamy się jednak na to, jeżeli jest to... ma to tak istotne znaczenie dla naszych partnerów, żeby znalazło się to w s<text:span text:style-name="T442">fo</text:span>rmułowaniu w umowie społecznej czy też dokumentach Okrągłego Sto<text:span text:style-name="T443">ł</text:span>u.</text:p>
      <text:p text:style-name="P444"><text:span text:style-name="T445">W</text:span><text:s/>sprawie artyku<text:span text:style-name="T446">ł</text:span>u 33 dekretów z mocą ustawy konstatujemy, że nasi partnerzy rozmowy wycofują się z propozycji przyj<text:span text:style-name="T447">ę</text:span>cia permanenc<text:span text:style-name="T448">ji</text:span><text:s/>Sejmu, uważamy nadal,<text:s/>że propozycja permanenc<text:span text:style-name="T449">ji</text:span><text:s/><text:span text:style-name="T450">S</text:span>ejmu jest najlepszym rozwiązaniem tej sytuacji i że<text:s/>prezydent dysponow<text:span text:style-name="T451">a</text:span>łby i tak szeroką możliwością działań bez dekretów z mocą ustawy<text:span text:style-name="T452">.</text:span></text:p>
      <text:p text:style-name="P453"><text:span text:style-name="T454">W</text:span><text:s/>sprawie rozwiązania Sejmu i Senatu, czyli w sprawie rozwiązania parlamentu przez prezydenta -<text:s/><text:soft-page-break/>oświadczamy, że art. 28 sformułowanie, który zostało nam prz<text:span text:style-name="T455">e</text:span>kazane wydaje się nie do przyjęcia i sądzimy, że także po bliższym przyjrzeniu się temu tekstowi, że także i strona ko<text:span text:style-name="T456">al</text:span>icyjno-rzą<text:span text:style-name="T457">do</text:span>wa powinna to przyznać, uważamy, że nie ma żadnej potrzeby wprowadzania tego typu sformułowań i tego typu a<text:span text:style-name="T458">r</text:span>tykułu do zmian związanych z wprowadzeniem urzędu<text:s/>Prezydenta.</text:p>
      <text:p text:style-name="P459">Sądzimy, że przy określeniu prawa<text:s/>prezydenta do rozwiązania parlamentu nie powinna być wymieniona ustawa budżetowa, ponieważ prz<text:span text:style-name="T460">yj</text:span>ęty przez nas dokument bardzo wyraźnie tworzy takie warunki, żeby nie wytworzyło się zamulenie działalności czy jakakolwiek blokada działalności. Artykuł ten przewiduje przecież prowizorium budżetowe i pełnomocnictwa dla<text:s/>prezydenta w wypadku gdyby się nie dokonało co należy, natomiast bylibyśmy skłonni przyjąć resztę tego sformułowania, rozumiem, że to zdanie nieszczęśliwe o braku warunków do wykonywania funkcji<text:s/>prezydenta zniknęło już w nowym sformułowaniu. Uważamy, że wówczas sprawa narodowych planów społeczno-gospodarczych może zostać tutaj uznana za ten element, sądzimy n<text:span text:style-name="T461">ato</text:span>miast, że terminem powinien być termin 3-miesięczny, a nie termin 6-tygodniowy.</text:p>
      <text:p text:style-name="P462"><text:span text:style-name="T463">W</text:span><text:s/>sprawie Senatu uważamy, że veto Senatu powinno być... odrzucenie veta Senatu powinno być podejmowane większością kwali<text:span text:style-name="T464">fi</text:span>kowaną 2/3 głosów, argumenty za tym przemawi<text:span text:style-name="T465">aj</text:span>ące wykładaliśmy w poprzedniej naszej dyskusji.</text:p>
      <text:p text:style-name="P466"><text:span text:style-name="T467">W</text:span><text:s/>sprawie uprawnien<text:span text:style-name="T468">ia</text:span><text:s/>Senatu do powoływania rzecznika praw obywatelskich gotowi jesteśmy zgodzić się z tym, czego w tej chwili domagają się nasi partnerzy, mianowicie, żeby rzecznik praw obywatelskich był powoływany przez Sejm. Nie widzimy podstaw dla wprowadzania niejasnej i mało zachęcającej formuły, że miałoby to być na<text:s/>propozycje<text:s/>Prezydium Senatu i<text:s/>Prezydium Sejmu, to wytwarzanie miejsca instytu<text:span text:style-name="T469">cjo</text:span>n<text:span text:style-name="T470">al</text:span>nego dla prezydium i instytucji ma bardzo złą tradycję, nie widzimy tutaj uz<text:span text:style-name="T471">as</text:span>adnienia. Sądzimy, że rzecznik praw obywatelskich wobec tego powoływany miałby być przez Sejm - zgadzamy się na tę propozycję strony koalicyjnej. Uważamy jednak, za niezbędne, ażeby rzecznik praw obywatelskich i prezes Naczelnej Izby Kontroli powoływani byli na swoje stanowiska za zgodą Senatu. Uważany, że ma to znaczenie zasadnicze dla i autorytetu tej instytucji, jak i dla wypełnienia jej roli w pewnym układzie<text:s/>Prezy<text:span text:style-name="T472">de</text:span>nt - Senat, argumenty tej sprawy już wykładaliśmy.</text:p>
      <text:p text:style-name="P473">Sprawę prawa Senatu do inicjatywy ustawodawczej.</text:p>
      <text:p text:style-name="P474"><text:span text:style-name="T475">Przewodniczący</text:span>:</text:p>
      <text:p text:style-name="P476">Przepraszam, chodzi o rzecznika praw obywatelskich?</text:p>
      <text:p text:style-name="P477">/Głosy z sali: i prezesa NIK/.</text:p>
      <text:p text:style-name="P478"><text:span text:style-name="T479">O</text:span><text:span text:style-name="T480">b</text:span><text:span text:style-name="T481">.</text:span><text:span text:style-name="T482"><text:s/>Bronisław Geremek</text:span>:</text:p>
      <text:p text:style-name="P483">Uważamy, że to także odpowiada tej formule, o której mówiliśmy, formule, w której koncentracja roli Senatu wiąże się z polityką gospodarczą i społeczną i z prawami, i obowiązkami obywatelskimi.</text:p>
      <text:p text:style-name="P484">I uważamy, że bez wprowadzenia tego elementu<text:s/><text:span text:style-name="T485">z</text:span>go<text:span text:style-name="T486">d</text:span>y jakiekolwiek sformułowania o tym, że Senat sprawuje swoje funkcje kontrolne nie miałyby pokrycia w rzeczywistości.</text:p>
      <text:p text:style-name="P487">W sprawie inicjatywy ustawodawcz<text:span text:style-name="T488">ej</text:span><text:s/>sądzimy, że byłoby to bez szkody dla uprawnień wszystkich innych podmiotów, gdyby Senat miał inicjatywą ustawodawczą. Gotowi jednak jesteśmy przyjąć propozycję drugiej strony, ażeby Senat nie był wyposażony w inicjatywę ustawodawczą.</text:p>
      <text:p text:style-name="P489"><text:span text:style-name="T490">W</text:span><text:s/>sprawie wyborów do Senatu 110 osobowego uważamy, że nie ma żadnych uzasadnień dla tworzenia<text:s/><text:soft-page-break/>odmiennej procedury wyborczej dla Sejmu i dla Senatu. Uważamy, że procedura wyborcza powinna być taka sama dla Sejmu jak dla Senatu, jeżeli zatem dla Sejmu przyjęliśmy dwie tury wyborów - wówczas dla Senatu przyjmujemy także dwie tury wyborów. Uważamy, podtrzymujemy stanowisko o niezbędnoś<text:span text:style-name="T491">ci<text:s/></text:span>dwóch tur wyborów.</text:p>
      <text:p text:style-name="P492">Tak zatem przedstawia się nasze stanowisko. Chcę powiedzieć, że konstatujemy w ten sposób znaczny zakres rozbieżności dotyczący obu tych instytucji i powracam w ten sposób do konstatacji poprzedniego naszego posiedzenia, w którym ten zakres rozbieżności już określaliśmy jako trudny do przekroczenia.</text:p>
      <text:p text:style-name="P493">Dziękuję bardzo.</text:p>
      <text:p text:style-name="P494"><text:span text:style-name="T495">Przewodniczący</text:span>:</text:p>
      <text:p text:style-name="P496">Dziękuję.</text:p>
      <text:p text:style-name="P497"><text:span text:style-name="T498">C</text:span>hciałbym przed udzieleniem głosu ewentualnym dyskutantom upewnić si<text:span text:style-name="T499">ę</text:span><text:s/>co do owego zakresu, a więc ustalić punkty rozbieżne. Usłyszałem następujące. Dotyczy to kwestii wydawania dekretów, to jest punkt 1. Artykuł 28 nie stanowi przedmiotu rozbieżności, ponieważ go wycofaliśmy, tak wycofujemy go.</text:p>
      <text:p text:style-name="P500"><text:span text:style-name="T501">O</text:span><text:span text:style-name="T502">b. Bronisław Geremek</text:span>:</text:p>
      <text:p text:style-name="P503"><text:span text:style-name="T504">W</text:span>noszę autopoprawkę, bo zapomniałem o sprawie veta zawiesz<text:span text:style-name="T505">aj</text:span>ącego powiedzieć.</text:p>
      <text:p text:style-name="P506"><text:span text:style-name="T507">Przewodnicząc</text:span><text:span text:style-name="T508">y</text:span>:</text:p>
      <text:p text:style-name="P509"><text:span text:style-name="T510">W</text:span><text:s/>tej formule, w której go odczytaliśmy, tak?</text:p>
      <text:p text:style-name="P511"><text:span text:style-name="T512">Ob. Bronisław Geremek</text:span>:</text:p>
      <text:p text:style-name="P513">Sprawę veta za<text:span text:style-name="T514">wi</text:span>esz<text:span text:style-name="T515">aj</text:span>ącego, veta prezydenta wobec ustaw.</text:p>
      <text:p text:style-name="P516"><text:span text:style-name="T517">Przewodnicząc</text:span><text:span text:style-name="T518">y</text:span>:</text:p>
      <text:p text:style-name="P519">Nie zo<text:span text:style-name="T520">ri</text:span>entowałem się o czym jest mowa, że co?</text:p>
      <text:p text:style-name="P521"><text:span text:style-name="T522">O</text:span><text:span text:style-name="T523">b</text:span><text:span text:style-name="T524">.</text:span><text:span text:style-name="T525"><text:s/>Bronisław Geremek</text:span>:</text:p>
      <text:p text:style-name="P526"><text:span text:style-name="T527">W</text:span><text:s/>sprawie veta prezydenta - pra<text:span text:style-name="T528">w</text:span>a veta do<text:s/>niepublikowania<text:s/>ustaw.</text:p>
      <text:p text:style-name="P529">Tak jest, jest rozbieżność, to znaczy po<text:span text:style-name="T530">dt</text:span>rzym<text:span text:style-name="T531">uje</text:span>my nasze zdanie, że prezydent nie powinien<text:s/><text:span text:style-name="T532">b</text:span>yć w to prawo wypos<text:span text:style-name="T533">aż</text:span>ony.</text:p>
      <text:p text:style-name="P534">I w sprawie rozwiązania i sprawa budżetu, uważamy,<text:s/>że nie powin<text:span text:style-name="T535">i</text:span>en być.</text:p>
      <text:p text:style-name="P536"><text:span text:style-name="T537">Przewodnicząc</text:span><text:span text:style-name="T538">y</text:span>:</text:p>
      <text:p text:style-name="P539">Jeszcze raz wyliczamy.<text:s/><text:span text:style-name="T540">P</text:span>ierwsza rzecz to jest sprawa dekretów<text:span text:style-name="T541">,</text:span><text:s/>po drug<text:span text:style-name="T542">i</text:span>e dotyczy to budżetu jako podstawy, warunku rozwiązania Sejmu, po drugie... trzecie - czasu jaki musi upłynąć, w którym te dwa lub trzy warunki nie są spełnione, rząd lub plan gospodarczy, czwarty punkt dotyczy veta za<text:span text:style-name="T543">wi</text:span>esz<text:span text:style-name="T544">aj</text:span>ącego<text:span text:style-name="T545">.</text:span><text:s/>To są cztery punkty dotyczące urzędu<text:s/>Prezydenta.</text:p>
      <text:p text:style-name="P546">W sprawie Senatu mamy tu różnice<text:s/><text:span text:style-name="T547">do</text:span>t<text:span text:style-name="T548">ycz</text:span>ą<text:span text:style-name="T549">c</text:span>e proporcji głosów anulujących veto, tutaj jest propozy<text:span text:style-name="T550">cj</text:span>a, aby prezes NIK i rzecznik praw obywatelskich byli wybierani za zgodą Senatu, przez Sejm za zgodą Senatu.</text:p>
      <text:p text:style-name="P551">I w tej sprawie jest pytanie, poproszę o udzielenie głosu panu Kazimierzowi Cypryniakowi.</text:p>
      <text:p text:style-name="P552"><text:span text:style-name="T553">Ob</text:span><text:span text:style-name="T554">.</text:span><text:span text:style-name="T555"><text:s/>Kazimierz Cypryniak</text:span>:</text:p>
      <text:p text:style-name="P556">Ja mam pytanie jak mamy zrozumieć za zgodą Senatu? W jakiej formie Senat ma swoją zgodę?</text:p>
      <text:p text:style-name="P557"><text:span text:style-name="T558">Ob. Br.<text:s/></text:span><text:span text:style-name="T559">G</text:span><text:span text:style-name="T560">eremek</text:span>:</text:p>
      <text:p text:style-name="P561">Zanim moi koledzy prawnicy powiedzą mi, że głupstwo mówię po prostu, że to znaczy, że jest poddane<text:s/><text:soft-page-break/>głosowaniu w Senacie i oddzielnie izba działa, a więc działa Senat, który wyraża zgodę na to i głosuje w te spra<text:span text:style-name="T562">wie</text:span><text:s/>podejmując...</text:p>
      <text:p text:style-name="P563"><text:span text:style-name="T564">Ob.</text:span><text:span text:style-name="T565"><text:s/>Winczorek</text:span>:</text:p>
      <text:p text:style-name="P566">Czy można za<text:span text:style-name="T567">pytać</text:span><text:s/>co byłoby gdyby Senat odmówił udzielenia zgody? Kolejny dziesiąty i piętnasty raz? Co dalej?</text:p>
      <text:p text:style-name="P568"><text:span text:style-name="T569">Ob. B</text:span><text:span text:style-name="T570">r.</text:span><text:span text:style-name="T571"><text:s/>Geremek</text:span>:</text:p>
      <text:p text:style-name="P572">Podobnie jak wszyscy tu obecni czytujemy czasem w gazetach o takich dziwnych krajach, w których to się zdarza i jakoś te kraje zupełnie dobrze funkc<text:span text:style-name="T573">jo</text:span>nują.</text:p>
      <text:p text:style-name="P574"><text:span text:style-name="T575">O</text:span><text:span text:style-name="T576">b</text:span><text:span text:style-name="T577">.</text:span><text:span text:style-name="T578"><text:s/>Winczorek</text:span>:</text:p>
      <text:p text:style-name="P579">Ale czy nie można byłoby<text:s/><text:span text:style-name="T580">w</text:span>prowadzić instytucji jakiejś mediac<text:span text:style-name="T581">ji</text:span><text:s/>między izbami<text:s/><text:span text:style-name="T582">w</text:span><text:s/>takich sprawach, w których nie dochodzi do porozumienia? Dlatego, że jak pan już mówi o krajach rozmaitych to muszę przypomnieć, że takie i sytuacje mediacji komitetów między izbami pojawi<text:span text:style-name="T583">aj</text:span>ących się istnieją na świecie również.</text:p>
      <text:p text:style-name="P584"><text:span text:style-name="T585">O</text:span><text:span text:style-name="T586">b</text:span><text:span text:style-name="T587">.</text:span><text:span text:style-name="T588"><text:s/>Br.<text:s/></text:span><text:span text:style-name="T589">G</text:span><text:span text:style-name="T590">eremek</text:span>:</text:p>
      <text:p text:style-name="P591">Izby są suwerenne, żeby takie<text:s/><text:span text:style-name="T592">d</text:span>ecyzje podjąć i jest to bardzo dobra propozycja, ale myślę, że to trzeba troszkę zobaczyć, co praktyka pokaże Nie proponujemy tego, żeby rzecznik praw obywate<text:span text:style-name="T593">ls</text:span>kich był wybierany w wyborach po<text:span text:style-name="T594">ws</text:span>zechnych, tylko proponujemy - żeby był wybrany przez Sejm, tak jak państwo sobie życzą. Doda<text:span text:style-name="T595">je</text:span>my za zgodą Senatu.</text:p>
      <text:p text:style-name="P596"><text:span text:style-name="T597">P</text:span><text:span text:style-name="T598">rz</text:span><text:span text:style-name="T599">ewodni</text:span><text:span text:style-name="T600">c</text:span><text:span text:style-name="T601">ząc</text:span><text:span text:style-name="T602">y</text:span><text:span text:style-name="T603">:</text:span></text:p>
      <text:p text:style-name="P604">Tylko wtedy nie zrozumiałem na czym polega różnica między wybieraniem przez Senat, a za zgodą Senatu.</text:p>
      <text:p text:style-name="P605"><text:span text:style-name="T606">Ob. Winczorek</text:span>:</text:p>
      <text:p text:style-name="P607">Kandydat jest podawany przez Sejm i wybierany przez Sejm, a Senat nie ma prawa proponowania kandydata, tylko co n<text:span text:style-name="T608">aj</text:span>wyżej go zatwierdza lub odrzuca....</text:p>
      <text:p text:style-name="P609"><text:span text:style-name="T610">Ob. Br. Geremek</text:span>:</text:p>
      <text:p text:style-name="P611">Ponieważ przemawia nie prawnik to też mnie to ośmiela, żeby dodać, że zawsze ten kto wybiera ma prawa, że przed nim ma zdawać sprawę z tego co czyni. Otóż wybiera Sejm, co oznacza, że rzecznik praw obywatelskich jest odpowiedzialny przed Sejmem<text:span text:style-name="T612">,</text:span><text:s/>a nie przed Senatem i jest to bardzo daleko idące ustępstwo, tak przynajmniej to rozumiem.</text:p>
      <text:p text:style-name="P613"><text:span text:style-name="T614">Przewodnicząc</text:span><text:span text:style-name="T615">y</text:span>:</text:p>
      <text:p text:style-name="P616">Ja nie skończyłem wyliczania zakresu różnic, więc jeśli to jest<text:s/><text:span text:style-name="T617">-</text:span><text:s/>to potem dobrze. D<text:span text:style-name="T618">zi</text:span>ęku<text:span text:style-name="T619">ję.</text:span></text:p>
      <text:p text:style-name="P620">I ostatni punkt 7 - to jest, dotyczy dwóch tur wyborów. Czyli niezgody na pakiet, który prze<text:span text:style-name="T621">ds</text:span>tawiliśmy. Myśmy przedstawili pakiet, połączone były te - czyli za 7 punktów różnic, tak?</text:p>
      <text:p text:style-name="P622">Oczywiście powstaje problem, odnoszę wrażenie, żeśmy się jednak jakoś posunęli naprzód, niezależnie od tego jak daleko jeszcze nam pozostało do pełnej zgody. Ale czy są pytania jeszcze w<text:s/><text:span text:style-name="T623">s</text:span>prawie - prof. Wiatr.</text:p>
      <text:p text:style-name="P624"><text:span text:style-name="T625">O</text:span><text:span text:style-name="T626">b. Jerzy Wiatr</text:span>:</text:p>
      <text:p text:style-name="P627">Jedno p<text:span text:style-name="T628">y</text:span>tanie z któ<text:span text:style-name="T629">re</text:span>go może wyniknąć pewna propozycja zbliżająca stan<text:span text:style-name="T630">o</text:span>wiska w sprawie trybu powoływania rzecznika praw obywatelskich.</text:p>
      <text:soft-page-break/>
      <text:p text:style-name="P631">Zgodę Senatu można rozumieć na dwa różne sposoby. Albo w ten sposób, że do powołania rzecznika konieczna jest pozytywna większ<text:span text:style-name="T632">o</text:span>ść<text:s/><text:span text:style-name="T633">w</text:span><text:s/>Senacie, albo że Senat ma prawo założyć sprzeciw wobec kandydata Sejmu. To drugie rozwiązanie oczywiście nie poz<text:span text:style-name="T634">b</text:span>a<text:span text:style-name="T635">w</text:span>iając Senatu istotnej roli w powoływaniu rzecznika, oznaczałoby jednak nieco inną sytuację, ponieważ wówcz<text:span text:style-name="T636">as</text:span><text:s/>musiałaby być większość głosów w Senacie, głosująca za sprzeciwem, podczas kiedy w pierwszym wypadku wystarczyłoby brak pozytywnej większości za kandydatem, by kandydat nie mógł objąć urzędu.</text:p>
      <text:p text:style-name="P637">Otóż gdyby chodziło tu o sprzeciw, a więc o tę łagodniejszą formę, to ja osobiście nie mając oczywiście żadnego do tego mandatu bym wyrażał zdanie, że jest to nieco bardziej akceptowalna formuła, ale ciekaw<text:s/>byłbym<text:s/>jaka byłaby reakcja na to?</text:p>
      <text:p text:style-name="P638"><text:span text:style-name="T639">O</text:span><text:span text:style-name="T640">b</text:span><text:span text:style-name="T641">.</text:span><text:span text:style-name="T642"><text:s/>Br.<text:s/></text:span><text:span text:style-name="T643">G</text:span><text:span text:style-name="T644">eremek</text:span>:</text:p>
      <text:p text:style-name="P645">Więc powiem zanim kole<text:span text:style-name="T646">d</text:span>zy prawnicy zajmą głos - że ja tylko stwierdzam, że strona solidarnościowa proponuje zgodę, a strona koalicyjna rządowa sprzeciw. Kto z prawników chce udzielić odpowiedzi?</text:p>
      <text:p text:style-name="P647"><text:span text:style-name="T648">Ob. Kaczyński</text:span>:</text:p>
      <text:p text:style-name="P649">Dwa słowa, ale raczej nie jako prawnik. W praktyce przecież będzie to oznaczało po prostu, że trzeba będzie konsultować kandydatów, w praktyce politycznej, że kandydat na stanowisko rzecznika pr<text:span text:style-name="T650">a</text:span>w obywatelskich będzie musiał być w tym wstępnym okresie,<text:s/>bo przed powołaniem skonsultowany także z Senatem<text:span text:style-name="T651">.</text:span><text:s/><text:span text:style-name="T652">I</text:span><text:s/>to jest polityczny sens, n<text:span text:style-name="T653">aj</text:span>istotni<text:span text:style-name="T654">ej</text:span>szy tutaj, polityczny sens naszego postulatu. Sądzę, że zrozumiały i do przyjęcia.</text:p>
      <text:p text:style-name="P655"><text:span text:style-name="T656">O</text:span><text:span text:style-name="T657">b</text:span><text:span text:style-name="T658">.</text:span><text:span text:style-name="T659"><text:s/>Lamentowicz</text:span>:</text:p>
      <text:p text:style-name="P660">Ja bym chciał dwa słowa, jeśli można w sprawach właśnie owej zgody. Senat na przykład amerykański ma kompetencje udzielania zgody i rady prezydentowi w wielu decyzjach natury personalnej. I to byłoby doś<text:span text:style-name="T661">ć</text:span><text:s/>podobne rozwiązanie w tym sensie, że przed wyborem podlega konsultacji, co oznaczałoby także, że kandydat na przykład przedstawia się, jak i swój program i jakieś cele, które chce realizować Senatowi. Senat tego wysłuchuje i podejmuje uchwałę, aprobującą bądź nieaprobującą.</text:p>
      <text:p text:style-name="P662">Rzecz jest wyd<text:span text:style-name="T663">a</text:span>je s<text:span text:style-name="T664">i</text:span>ę proceduralnie dość prosta<text:span text:style-name="T665">,</text:span><text:s/>mogłaby być<text:s/>zawarta w regulaminie Senatu i nie musi być w poprawce konstytucyjnej rzecz jasna.</text:p>
      <text:p text:style-name="P666">D<text:span text:style-name="T667">zi</text:span>ękuję.</text:p>
      <text:p text:style-name="P668"><text:span text:style-name="T669">Ob. Ciemieniewski</text:span>:</text:p>
      <text:p text:style-name="P670">Jeżeli można. Chciałem zwrócić uwagę, że w gruncie rzeczy jest to bardzo podobne do państwa wniosku. Przecież jeżeli państwo mówią o wyborze rzecznika praw obywatelskich przez Sejm na wniosek<text:s/>Prezydium Sejmu i wniosek<text:s/>Prezydium Senatu, to w praktyce powinno oznaczać to samo, bo jeżeli wniosku zgodnego, wniosku<text:s/>Prezydium Senatu i<text:s/>Prezydium Sejmu nie będzie to przecież ten kandydat też nie stanie przed Sejmem.<text:s/><text:span text:style-name="T671">A</text:span><text:s/>więc z punktu widzenia politycznego efekt jest taki sam. Więc prosiłbym o wzięcie tego pod uwagę, że to nie jest znowu takie wielkie ustępstwo, natomiast czysta formuła konstytucyjna prz<text:span text:style-name="T672">y</text:span><text:s/>naszym stanowisku.</text:p>
      <text:p text:style-name="P673"><text:span text:style-name="T674">Ob. Jerzy Bafia</text:span>:</text:p>
      <text:p text:style-name="P675">Jak mowa o kobietach, to od razu dużo jest różnych poglądów na ten temat. Ja chcę tylko zwrócić uwagę na taką kwestię, że dzisiaj rzecznika praw obywatelskich powo<text:span text:style-name="T676">ł</text:span>uje się w taki sposób, że wniosek przedstawia<text:s/>Prezydium Sejmu po zasięgnięciu opinii Rady Krajowej Patriotycznego Ruchu Odrodzenia<text:s/><text:soft-page-break/>Narodowego.</text:p>
      <text:p text:style-name="P677">Więc nie wiem jak to w nowej konstelacji politycznej będą wyglądały te wszystkie mechanizmy, być może, że będą one się tutaj coś zmieniały, w każdym razie, no wydaje się, że w kontekście tego, co to jest wniosek<text:s/>Prezydium Sejmu, że może jednak właściwsza by<text:span text:style-name="T678">ł</text:span>aby opinia Sejmu opinia Senatu, z tym że ja chci<text:span text:style-name="T679">a</text:span>łem<text:s/>powtórzyć w jednym zdaniu swój pogląd wczorajszy, że opinia może być przez Senat bardzo wszechstronnie dochodzona i prze<text:span text:style-name="T680">ds</text:span>tawiana <text:s/>z bardzo zasadniczą taką argumenta<text:span text:style-name="T681">cj</text:span>ą, która będzie ważyła w Sejmie.</text:p>
      <text:p text:style-name="P682">Dziękuję.</text:p>
      <text:p text:style-name="P683"><text:span text:style-name="T684">Ob. Zakrzewska</text:span>:</text:p>
      <text:p text:style-name="P685">Ja chciałam powiedzieć jako prawnik.<text:s/><text:span text:style-name="T686">M</text:span>y<text:span text:style-name="T687">śl</text:span>ę, że jest rzeczą oczywistą i bezsporną, że głosowanie za jest znacznie mniej konfliktowe niż głosowanie od razu nastawione przeciw i w ordynac<text:span text:style-name="T688">ji</text:span><text:s/>wyborczej<text:span text:style-name="T689">...</text:span><text:s/>tego zgodni, że Senat jest to również oczywiste dlatego, że w samej koncepcji Senatu była założona ta sprawa, że jest on tym ciałem, które specjalnie interes<text:span text:style-name="T690">uj</text:span>e się prawami obywatela.</text:p>
      <text:p text:style-name="P691">Nasza strona poszła na ustępstwo, rozumiemy, że druga strona chciałaby, żeby tan wybór był dokonywany przez Sejm za zgod<text:span text:style-name="T692">ą</text:span><text:s/>Senatu jest znacznie ładniejszym i elegantszym prawniczo sformułowaniem, niż gdyby Senat miał wypowiadać sprzeciw. I dlatego myślę, że tutaj od strony prawnej jest zupełnie jednozna<text:span text:style-name="T693">cz</text:span>na odpowiedź.</text:p>
      <text:p text:style-name="P694">To jest znacznie delikatniejsze i prawniczo lepsze s<text:span text:style-name="T695">fo</text:span>rmułowanie niż sprzeciw<text:span text:style-name="T696">.</text:span></text:p>
      <text:p text:style-name="P697"><text:span text:style-name="T698">Ob. Rychlewski</text:span>:</text:p>
      <text:p text:style-name="P699">Ja bym chciał złożyć konkretną propozycję pewną, ale zanim to, to chciałem powiedzieć o tym problemie matematycznym, który przed nami stoi, to znaczy o tych dwóch trzecich. Czy trzech piątych.</text:p>
      <text:p text:style-name="P700">Otóż wydaje mi się jednak nierozsądne tak uporczywe bronienie przez państwo tego wysokiego progu 2/3, a to z takich oto powodów przede wszystkim. Sejm, który będziemy wybierać będzie Sejmem amatorów, będzie Sejmem ludz<text:span text:style-name="T701">i</text:span><text:s/>niemających<text:s/>doświadczenia i jak sądzę parlamentarnego po obu stronach i Sejmem, w którym podzia<text:span text:style-name="T702">ł</text:span>y rozmaite będą szły w poprzek i wzdłuż, i w przeciwny sposób i stawianie w takim Sejmie tak wysokiej poprzeczki oznaczałoby jednak naprawdę realną możliwość zablokowania jego pracy.</text:p>
      <text:p text:style-name="P703">Teraz konkretna moja propozycja polega na tym, że proponuję obu stronom, by złączyć w pakiet te dwie sprawy, 2/3 i zgody Senatu na rzecznika i prz<text:span text:style-name="T704">yj</text:span>ąć to w takim brzmieniu, żebyśmy się zgodzili tow. Reykowski na zgodę Senatu na rzecznika praw obywatelskich, a panowie by się zgodzili jednak n<text:span text:style-name="T705">a</text:span><text:s/>3/5 a nie na 2/3.</text:p>
      <text:p text:style-name="P706">Proponuję złączyć te sprawy w jeden pakiet<text:s/>i dogadać się<text:s/><text:span text:style-name="T707">w</text:span><text:s/>ten sposób jak mówię.</text:p>
      <text:p text:style-name="P708"><text:span text:style-name="T709">Przewodnicząc</text:span><text:span text:style-name="T710">y</text:span>:</text:p>
      <text:p text:style-name="P711">Dziękuję. Głos ma prof. Gebethner.</text:p>
      <text:p text:style-name="P712"><text:span text:style-name="T713">Ob.</text:span><text:span text:style-name="T714"><text:s/>Stanisław Gebethner</text:span>:</text:p>
      <text:p text:style-name="P715">Ja bardzo bym poparł formułę Sejmu za zgodą Senatu w przypadku rzecznika i prezesa NIK-u. Uważam, że to jest prawniczo prawidłowe określenie. Tu niepotrzebnie są wnoszone komplikacje i wsz<text:span text:style-name="T716">ys</text:span>tkie argumenty za taką formułą do mnie przemawiają.</text:p>
      <text:p text:style-name="P717">Kwestia pakietowania tego czy łączenia w pakiet 3/5 czy 2/3<text:s/><text:span text:style-name="T718">-</text:span><text:s/>to jest sprawa polityczna i to w tej sprawie<text:s/><text:soft-page-break/>nie mój głos.</text:p>
      <text:p text:style-name="P719">Natomiast logika tego, że przez Sejm tak jak do tej pory, bo jakoś ta instytucja się rozwija, zgoda Senatu jest zupełnie uzasadniona i rozszerzenie uprawnień Senatu w stosunku do prezesa NIK-u i tu uważam, że strona opozycyjno-solidarnościowa wyszła<text:s/><text:span text:style-name="T720">w</text:span><text:s/>moim przekonaniu z konstruktywną propozycją.</text:p>
      <text:p text:style-name="P721">Natomiast jeśli chodzi o sprawy dwie pozostałe nierozbieżne, to jest sprawa dekretów, sprawa veta zawieszającego - ja osobiście byłbym za rezygnacją veta zawieszającego, czyli tego ustępu 5, natomiast i też bym się przychylił do tej kwestii uchylenia warunku, że budżetu nie uchwala Sejm jako warunek rozwiązania, bo w moim przekonaniu warunek uprawni<text:span text:style-name="T722">aj</text:span>ących do rozwiązania Sejmu z powodu niemożliwości wyłonienia rządu opartego o większoś<text:span text:style-name="T723">ć<text:s/></text:span>jest wystarczającym. Wszystkie kryzysy parlame<text:span text:style-name="T724">ntar</text:span>ne czy na tle budżetu czy innej kwestii muszą się sprowadzić do kryzysu gabinetowego. Łącznie z niechęcią prezydenta do podpisania ustawy. Bo przecież to też musi doprowadzić,<text:s/>do tego, że rząd nie będzie chciał wykonywać ustawy, poda się do dymisji<text:span text:style-name="T725">.</text:span><text:s/>Wszystkie sposoby s<text:span text:style-name="T726">ą</text:span><text:s/>tutaj, czyli z punktu widzenia nie tylko teoretycznego, ale praktycznego, ta formuła konsumuje wszystkie tutaj kryzysy i da<text:span text:style-name="T727">j</text:span>e prezydentowi to uprawnienie<text:span text:style-name="T728">.</text:span></text:p>
      <text:p text:style-name="P729">Ale ponieważ pr<text:span text:style-name="T730">o</text:span>ponuje się obcięcie, no, bo tak odcina si<text:span text:style-name="T731">ę</text:span><text:s/>te propozycje i ten budżet to wycofanie nastąpiło,<text:s/><text:span text:style-name="T732">z</text:span><text:s/>tego trzeciego tutaj warunku, zwracam uwagę, że osobiście proponuję też, to popieram to zniesienie tego veta zawiesz<text:span text:style-name="T733">aj</text:span>ącego, w związku z powyższym ja nie formułuję tego jako pakiet,<text:s/><text:span text:style-name="T734">t</text:span>ylko jako układ, żeby państwo się zgodzili jednak na tę propozycję artykułu 31 w sprawie dekretów.</text:p>
      <text:p text:style-name="P735">Proszę zwrócić uwagę - to może być konieczne taka jest powiedziane po pierwsze, że w przypadkach nie cierpiących zwłoki, a więc jest to ograniczenie do obecnej sytuacji. Drugie - jest to po wysłuchaniu opinii obu przewodniczących izb - konstrukcja, która jak gdyby zbliża się do tego też rozwiązania, przecież i na wniosek odpowiedzialnego rządu.</text:p>
      <text:p text:style-name="P736">Przecież opinia tutaj marszałków obu izb<text:s/><text:span text:style-name="T737">w</text:span><text:s/>pra<text:span text:style-name="T738">k</text:span>tyce może być bardzo ważącą w ocenie czy istnieje ten przypadek konieczności. Przecież tutaj jest bardzo istotne zawężenie w stosunku do tego co jest obecnie, bo Rada<text:span text:style-name="T739"><text:s/></text:span>Państwa, która na szczęście była przez wiele lat po 1956 roku wstrzemięźliwa, nie miała nawet takiego wska<text:span text:style-name="T740">ź</text:span>nika wstrzemięźliwości, pomijam oczywiście jeden przypadek, al<text:span text:style-name="T741">e</text:span><text:span text:style-name="T742"><text:s/></text:span>to jest przypadek szczególny<text:span text:style-name="T743">.</text:span><text:s/>Ale nie o tym tutaj, mam na myśli.</text:p>
      <text:p text:style-name="P744">Otóż ja bym jednak to zostawił, zwłaszcza, że inn<text:span text:style-name="T745">e</text:span><text:s/>sprawy są przecież dzisiaj uregulowane itd.<text:s/>I to jest ta kwestia.</text:p>
      <text:p text:style-name="P746">I ostatnia kwestia drugiej tury. Otóż znowu tutaj zwracam uwag<text:span text:style-name="T747">ę</text:span>, że z tej strony stołu wyszła propozycja naprzeciw zwiększania o te 12 w kierunku rozszerzenia tych uprawnień. Co to oznacza? To oznacza, o ile sobie przypominam, bo myśmy to przecież obliczali w zespole roboczym, to jest wydaje się 6 mandatów senatorsk<text:span text:style-name="T748">i</text:span>ch, w Katowicach, 4 w Warszawie, już nie pamiętam, w każdym razie w tych dużych aglomera<text:span text:style-name="T749">cj</text:span>ach, to przecież nie ukrywajmy tego w bawełnę, to zwiększa szanse strony opozycyjnej w wielkich aglomeracjach na zwiększenie reprezent<text:span text:style-name="T750">a</text:span>cji, a wiemy, że wszystko w tym tworzeniu Senatu nie jest do końca logiczne, tak samo jak są ograniczenia przecież przy wyborach do Sejmu, nie wszystko to wszystkim tutaj odpowiada, musi być jakiś kompromis zawarty, a w gruncie rzeczy przecież chodzi w tym głosowaniu do Senatu, który jest bez tych ograniczników kontraktu politycznego o to, żeby wszystkie strony, czy całe społeczeństwo rozpoznało jaki jest układ sił. Przecież w gruncie rzeczy istotne jest, jaki<text:s/><text:soft-page-break/>będzie wynik głosowania w wyborach Senat<text:span text:style-name="T751">u</text:span>, a nie to co potem się dalej będzie działo, w sensie takim jeszcze zaogniania sytuacji, bo przecież będ<text:span text:style-name="T752">ą</text:span><text:s/>tu zawierane koalicje, będzie to prowadziło do dwublokowości, do konfrontacyjności między pierwszą a drugą<text:s/><text:span text:style-name="T753">t</text:span>u<text:span text:style-name="T754">rą.</text:span><text:s/>Ja mówię w duchu wczorajszych szczerych tutaj wypow<text:span text:style-name="T755">i</text:span>edzi<text:span text:style-name="T756">.</text:span><text:s/><text:span text:style-name="T757">D</text:span>lat<text:span text:style-name="T758">e</text:span>go bym bardzo gorąco apelował, aby ze strony opozycyjno-solidarnościow<text:span text:style-name="T759">ej</text:span><text:s/>jednak była ta chęć zgody na rezygnację w przypadku tych wyborów do Senatu z tej drugiej tury, przecież wiemy, że wszystko ma charakter prowizorium, pewnego eksperymentu i nie komplikować go przez tę drugą turę<text:span text:style-name="T760">.</text:span></text:p>
      <text:p text:style-name="P761">Jeśli jest argument wysuwany, że tak samo do Sejmu, no niezupełnie, Sejm jest inaczej wybierany, faktycznie wybierany jest poseł do każdego mandatu. Jest to taka trochę hybryda,<text:s/><text:span text:style-name="T762">a</text:span>lbo jest to okręg wielomandatowy, ale w ramach okręgu wielomandatowego jest jeden mandat i wtedy tam poszczególne mandaty i tamta zasada bezwzględnej większości w pierwszej turze ma logiczne uzasadnienie, a tutaj są okręgi dwum<text:span text:style-name="T763">an</text:span>d<text:span text:style-name="T764">ato</text:span>we, a w sześciu województwach wielomandatowe i to zmienia układ rzeczy i to jest argument także na utrzymanie propozycji jednej tury do Senatu.</text:p>
      <text:p text:style-name="P765">Dziękuję bardzo.</text:p>
      <text:p text:style-name="P766"><text:span text:style-name="T767">Przewodniczący</text:span>:</text:p>
      <text:p text:style-name="P768">Prof. Geremek.</text:p>
      <text:p text:style-name="P769"><text:span text:style-name="T770">Ob. Bronisław Geremek</text:span>:</text:p>
      <text:p text:style-name="P771">Chciałem zgłosić propozycję zamknięcia tej dyskusji i przejścia do punktu drugiego naszego porządku dziennego.</text:p>
      <text:p text:style-name="P772"><text:span text:style-name="T773">Przewodnicząc</text:span><text:span text:style-name="T774">y</text:span><text:span text:style-name="T775">:</text:span></text:p>
      <text:p text:style-name="P776">Czy mam to traktować jako wniosek formalny, który by wykluczył udzielenie głosu trzem osobom, które się zapisały?</text:p>
      <text:p text:style-name="P777"><text:span text:style-name="T778">Ob. Bronisław Geremek</text:span>:</text:p>
      <text:p text:style-name="P779">Rzeczywiście wniosek formalny. Jeżeli natomiast jest możliwość dyskusji i wymiany argumentów jeszcze w sprawach tu omawianych, to rzeczywiście wołałbym wysłuchać tego, tylko prosiłbym wówczas o taką tolerancję występujących dla tych, którzy potem będą występowali. Mamy jeszcze dwa punkty porządku dziennego w programie.</text:p>
      <text:p text:style-name="P780"><text:span text:style-name="T781">P</text:span><text:span text:style-name="T782">rz</text:span><text:span text:style-name="T783">ewodnicząc</text:span><text:span text:style-name="T784">y</text:span>:</text:p>
      <text:p text:style-name="P785">Nie chciałbym nikomu odbierać głosu i dlatego prosiłbym kolejnych mówców, o krótkie zabranie głosu, ale może udzielę im.</text:p>
      <text:p text:style-name="P786">Prosił o głos prof. Gulczyński.</text:p>
      <text:p text:style-name="P787"><text:span text:style-name="T788">Ob. Mariusz Gulczyński:</text:span></text:p>
      <text:p text:style-name="P789">Jak państwo zauważyli, stosunkowo rzadko zabieram głos na tym stole. Wniosek prof. Geremka utrudnia mi tę wypowiedź.<text:s/>Dlatego rzadko zabieram, że niezbyt umiem si<text:span text:style-name="T790">ę</text:span><text:s/>wpisać spontanicznie<text:s/>w powstały podział ról na rzeczników demokratyzacji i rzeczników stabiliza<text:span text:style-name="T791">cj</text:span>i. Sądzę, że jest to podział nieco fałszywy, to znaczy my przędziemy tą nową materię ładu społecznego, demokr<text:span text:style-name="T792">at</text:span>y<text:span text:style-name="T793">cz</text:span>nego w Polsce z obydwu elementów, z elementu zarówno demokr<text:span text:style-name="T794">at</text:span>yz<text:span text:style-name="T795">acji</text:span><text:s/>jak i elementu stabilizacji. Ja czuję się jak powiedziałem, odpowiedzi<text:span text:style-name="T796">al</text:span>ny za obydwie<text:s/><text:span text:style-name="T797">te</text:span>go strony.</text:p>
      <text:p text:style-name="P798"><text:span text:style-name="T799">Z</text:span><text:s/>tych pozycji chciałem prosić o uwzględnienie w dwóch kwestiach mojego stanowiska, mianowicie<text:s/><text:soft-page-break/>pierwsza to jest kwestia veta zawiesz<text:span text:style-name="T800">aj</text:span>ącego prezydenta. Ja sądzę, że byłoby, no, wręcz niewłaściwe, niegodne zamienienie prezydenta na coś w rodzaju uchwytu do długopisu przy podpisywaniu aktów dokument<text:span text:style-name="T801">ów.</text:span></text:p>
      <text:p text:style-name="P802">Prezydent przynajmniej jeden r<text:span text:style-name="T803">az</text:span><text:s/>powinien mieć możliwość zwrócenia dokumentu Sejmowi, jeżeli uzna z przyczyn ważnych nie tylko konstytucyjnych, ale także jak §<text:span text:style-name="T804">5</text:span><text:s/>określa także i z powodów politycznych do ponownego rozważenia i być zmuszony do ostatecznego podpisania wtedy, kiedy Sejm powtórnie tego rodzaju ustawę uchwali.</text:p>
      <text:p text:style-name="P805">I d<text:span text:style-name="T806">r</text:span>uga kwestia, kwestia wyborów do Senatu. Ja sądzę, że nie padł tu jeszcze ten argumen<text:span text:style-name="T807">t</text:span>,<text:s/><text:span text:style-name="T808">d</text:span>l<text:span text:style-name="T809">at</text:span>ego zabieram gło<text:span text:style-name="T810">s<text:s/></text:span>i zwracam na to uwagę na istotną odmienność wyborów do Senatu od wyboru do Sejmu. Wybory do Sejmu konkurują ze sobą kandydaci mniej więcej tożsami, bardzo do siebie powiedziałbym o orientacji politycznej podobnej do jednego mandatu.</text:p>
      <text:p text:style-name="P811">Tu jest konkurencja kandydatów nieuchronnie bardzo różnych.<text:s/>Możemy tą konkurencję sądzę przewidywać z dużą pewnością siebie, że bardzo ona się zaostrzy w drugiej turze.<text:s/><text:span text:style-name="T812">W</text:span><text:s/>pier<text:span text:style-name="T813">w</text:span>szej turze przy stosunkowo dużej można spodziewać się liczbie kandydatów, ten rozrzut stanowisk będzie większy i sądzę, wówczas ostrość może być utrzymana w ramach tego cośmy mówili, niekon<text:span text:style-name="T814">fr</text:span>ontac<text:span text:style-name="T815">yj</text:span>nych wyborów, tylko konkurencyjnych wyborów. Natomiast przy drugiej turze nastąpi polaryzacja bardzo ostra polityczna i może dojść do głosu nie tylko pozytywne opowiadanie się za kandydatem, ale negatywne depre<text:span text:style-name="T816">cj</text:span>onowanie przeciwnego kandydata elementy i to ten - tą bardzo, powiedziałbym, kruchą materię spokoju społecznego, która nam jest bardzo potrzebna, a będzie chyba to w trudnej sytuacji te wybory do Sejmu, bo administrac<text:span text:style-name="T817">ję</text:span><text:s/>gospodarczą może bardzo to naruszyć.</text:p>
      <text:p text:style-name="P818">Jest i drugi argument, wszyscy jesteśmy przy tym stole dorośli, więc znamy się, nie należy tego owijać w bawełn<text:span text:style-name="T819">ę</text:span>.</text:p>
      <text:p text:style-name="P820">Ja sądzę, że można wierzyć spe<text:span text:style-name="T821">cj</text:span>alistom, pan Kaczyński też na to zwracał uwagę w swoim wystąpieniu o ile pamiętam, że wysuwacie argument, że przy drugiej turze wasze szanse zwiększą się w sensie ilości wybranych senatorów.</text:p>
      <text:p text:style-name="P822">Ja nie mam nic przeciwko temu, żebyście mieli godną reprezenta<text:span text:style-name="T823">cj</text:span>ę i sądzę dodanie tych 12 korygujących mandatów w województwach większych, gdzie z reguły<text:s/><text:span text:style-name="T824">„</text:span>Solidarność<text:span text:style-name="T825">”</text:span><text:span text:style-name="T826"><text:s/></text:span>ma większe wpływy, zwiększa szansę<text:s/>„Solidarności”<text:s/>godnej reprezenta<text:span text:style-name="T827">cj</text:span>i w Senacie.</text:p>
      <text:p text:style-name="P828">Ale istnieje moim zdaniem zasadna obawa, że druga tur<text:span text:style-name="T829">a<text:s/></text:span>może naruszyć i stworzyć sytuację niezręczną, w której ta reprezenta<text:span text:style-name="T830">cj</text:span>a w Senacie<text:s/>„Solidarności”<text:s/>może się okazać<text:s/>nadmierna jak<text:s/>na możliwości postępu w tym czasie, bo nie zakładam tego co będzie dalej przy następnych wyborach.</text:p>
      <text:p text:style-name="P831">Dzięku<text:span text:style-name="T832">ję.</text:span></text:p>
      <text:p text:style-name="P833"><text:span text:style-name="T834">Przewodniczm</text:span><text:span text:style-name="T835">y</text:span><text:span text:style-name="T836">:</text:span></text:p>
      <text:p text:style-name="P837">Prosił o głos jeszcze pan Winczorek.</text:p>
      <text:p text:style-name="P838"><text:span text:style-name="T839">Ob. Piotr Winczorek</text:span>:</text:p>
      <text:p text:style-name="P840">Dziękuję bardzo.</text:p>
      <text:p text:style-name="P841">Ja chciałem powiedzieć w ten sposób, że rozumiem państwa wówczas, kiedy powiadacie, że wybory do Senatu są operacją, czy byłyby operacją mało wartościową, gdyby Senat nie miał jakichś istotniejszych uprawnień, bo wybieranie do ciała, które prawda, jest takim ślepym zaułkiem, jest właściwie mało<text:s/><text:soft-page-break/>in<text:span text:style-name="T842">te</text:span>resujące.</text:p>
      <text:p text:style-name="P843">Ale sądzę, że to co już zostało tutaj ustalone, ten Senat sytuuje jednak na lepszej pozycji, niż pozycja ślepego zaułka. A nawet gdyby tak miało być, że ma on mniej uprawnień, niż się do teraz rysuje, to chciałem zwrócić uwagę na to, że jest to tak,<text:s/><text:span text:style-name="T844">j</text:span>ak i inne ciała parlamentarne, no pewna trybuna przemawiania do społeczeństwa. W wielu przypadkach się to podkreśla, zwłaszcza wówczas, kiedy w grę wchodzi oddziaływanie opozycji na procesy decyzyjne w państwie, na kształtowanie się opinii publicznej, że parlamenty są znakomitym miejscem tego rodzaju akcji.</text:p>
      <text:p text:style-name="P845">I chciałbym prosić, abyście państwo, ja myślę że nie odkrywam tutaj szczególnych, prawda, Ameryk i wzięli pod uwagę i to co nie jest oczywiście prawem konstytucyjnie zapisanym, Senatu, ale jest można powiedzieć elementem jego usytuowania politycznego.</text:p>
      <text:p text:style-name="P846">Druga rzecz to ta, że muszę powiedzieć, że z żalem rozstaję się z myślą, że Sejm będzie jednak chyba ciałem działającym sesyjnie. Jestem zwolennikiem rozwiązania, o<text:s/>którym tutaj już mówiliśmy ,no tak jak i stronnictwo popieram tą ideę.</text:p>
      <text:p text:style-name="P847">Ale chciałbym się przyłączyć w całej rozciągłości i na tym kończę, do tego co mówił parę chwil temu pan doc. Gebethner. Uważam, że ta propozycje, czy ten zespół propozycji, które tu przedstawił mogłyby być dobrym punktem do zamknięcia tej dyskusji nie tylko formalnie, ale przez podjęcie decyzji akceptującej cały ten pakiet propozycji.</text:p>
      <text:p text:style-name="P848">Dziękuję.</text:p>
      <text:p text:style-name="P849"><text:span text:style-name="T850">Przewodnicząc</text:span><text:span text:style-name="T851">y</text:span><text:span text:style-name="T852">:</text:span></text:p>
      <text:p text:style-name="P853">Jeszcze pan Uziębło.</text:p>
      <text:p text:style-name="P854"><text:span text:style-name="T855">Ob. Jerzy Uziębło</text:span>:</text:p>
      <text:p text:style-name="P856">Ja chciałbym zapewnić pana prof. Geremka, że ja zawsze mówię krótko, bo z racji zawodu też nie jestem prawnikiem, znam się trochę na prawie morskim jako kapitan statku.</text:p>
      <text:p text:style-name="P857">Zatem chciałbym powiedzieć, że po pierwsze jestem zdziwiony trochę postawą naszej koalicji, która siedzi przed wami i tak już z góry przegrywają te wybory,<text:s/><text:span text:style-name="T858">j</text:span>eszcze żeśmy do nich nie poszli.</text:p>
      <text:p text:style-name="P859">Po pierwsze uważam, że wszystkie partie, które stają do wyborów wierzą w swoją wygraną, ja w to wierzę.</text:p>
      <text:p text:style-name="P860">Po drugie, chciałbym powiedzieć kilka słów na temat tego - dekretów. Popieram wniosek, który pan Gebethner przedstawił. Uważam, że jest to słuszny wniosek i odpowiada chyba nawet temu co mówiła strona opozycyjno-solidarnościowa.</text:p>
      <text:p text:style-name="P861">Ale jednocześnie zdecydowanie opowiadam się za<text:s/><text:span text:style-name="T862">t</text:span>ym, by przy wyborach do Sen<text:span text:style-name="T863">at</text:span>u odbyła się<text:s/><text:span text:style-name="T864">je</text:span>dna tura wyborów i wydaje mi się, że tutaj tyle argumentów wypowiedziano,<text:s/><text:span text:style-name="T865">m</text:span>y<text:span text:style-name="T866">ś</text:span>m<text:span text:style-name="T867">y</text:span><text:s/>ten problem również stawiali wczoraj na naszym spotkaniu<text:s/>ze związkowcami, wydaje mi się, że też jest to iluzoryczne, bo my z góry też zakładamy, że jest to ewidentna przegrana koalicji na rzecz ewidentnej wygranej opozycji i nie bardzo też tak sobie to wyobrażam, różnie może być, bo społeczeństwo nasze samo, czasami chwila decyduje o tym, co kto zrobi.</text:p>
      <text:p text:style-name="P868">I druga sprawa, również prosiłbym przy tym uwzględnianiu wszelkich propozycji strony opozycyjno-solidarnościow<text:span text:style-name="T869">ej</text:span>,<text:span text:style-name="T870"><text:s/></text:span>by jednak jeszcze raz przemyślała tą sprawę 3/5 przy prawie veta Senatu dla Sejmu. Myślę, że jest to wcale nie takie złe i również pamiętam, że dyskutowaliśmy, nie chcę tutaj wymienić<text:s/><text:soft-page-break/>nazwisk, z którymi kolegami od was, byliście wtedy za tą propozycją. Rozumiem, że dzisiaj ona wam nie odpowiada. Ale wydaje mi się, że ona nie była wcale taka zła.</text:p>
      <text:p text:style-name="P871">I tutaj muszę powiedzieć jeszcze o jednej rzeczy, tu już personalnie zwracam się do pana prof. Rychlewskiego. To, że ten Sejm będzie składał się z ludzi nowych, wcale nie oznacza, że to musi być gorszy parlament. Dopiero co będzie z Senatem, jak myśmy tyle lat nie mieli Senatu, to co to będzie w tym Senacie, jak to wszyscy będą nowi.</text:p>
      <text:p text:style-name="P872">Ale wydaje mi się<text:span text:style-name="T873">,</text:span><text:s/>że będziemy wybierali ludzi odpowiadających zadaniom,<text:s/><text:span text:style-name="T874">j</text:span>akie stawiamy przed tymi ludźmi. To jest moim zdaniem poważne uproszczenie. Nie chciałbym, żebyśmy może tak stawiali, bo jeden Sejm nie będziemy lubili za to, że właśnie był niedemokr<text:span text:style-name="T875">at</text:span>ycznie wybrany, a te nowe władze jako nowe powiedzmy niedoświadczone, doświadczą szybko. Szybko się można nauczyć również prowadzenia gry parlamentarnej.</text:p>
      <text:p text:style-name="P876">Dziękuję.</text:p>
      <text:p text:style-name="P877"><text:span text:style-name="T878">Przewodnicząc</text:span><text:span text:style-name="T879">y</text:span>:</text:p>
      <text:p text:style-name="P880">Przed zamknięciem tego punktu, rozumiem, że wszyscy są<text:s/>za zamknięciem, chciałem jeszcze prosić państwa o odpowiedź na takie pytanie.</text:p>
      <text:p text:style-name="P881">Mianowicie w oświadczeniu prof. Geremka mowa jest o tym, iż wymienione są pewne punkty, na które strona opozyc<text:span text:style-name="T882">yj</text:span>no- solidarnościowa nie chciałaby się zgodzić<text:span text:style-name="T883">.</text:span></text:p>
      <text:p text:style-name="P884">Moje pytania dotyczą dwóch kwestii.</text:p>
      <text:p text:style-name="P885">Po pierwsze - jaki jest powód, jakiego rodzaju niebezpieczeństwa, czy zagrożenia dla demokr<text:span text:style-name="T886">at</text:span>ycznego ładu widzą państwo w tym stwierdzeniu, które daje prezydentowi pr<text:span text:style-name="T887">aw</text:span>o do odesłania ponownie do rozpatrzenia ustaw z innych powodów, niż niezgodność z<text:s/>Konstytucją<text:span text:style-name="T888">,</text:span><text:s/>czyli z powodów, które - no z powodów politycznych.</text:p>
      <text:p text:style-name="P889">Dlaczego ten właśnie punkt uważacie z jakieś powodu nie do zaakceptowania.</text:p>
      <text:p text:style-name="P890">Oraz także drugie pytanie mam, dlaczego ta formuła skorygowana w stosunku do poprzedniego projektu, formuła wydawania dekretów nie w jakim punkcie wydaje wam się ona, budzi ona wasze zastrzeżenia. Bo dzisiaj usłyszałem i sprzeciw wobec ni<text:span text:style-name="T891">ej,</text:span><text:s/>ale nie zorientow<text:span text:style-name="T892">al</text:span>iśmy się w argumentach co się tyczy dekretów, to zaproponowaliśmy inne ujęcie - wprowadzenie do całej procedury dekretów jeszcze konsultacji<text:span text:style-name="T893">-</text:span><text:s/>czy opinii prezydentów Sejmu i Senatu, czyli jeszcze ograniczenie w tym przypadku działań prezydenta tak chyba bardzo rzadkich i wy<text:span text:style-name="T894">jątk</text:span>owych.</text:p>
      <text:p text:style-name="P895"><text:span text:style-name="T896">Ob. Bronisław Geremek</text:span>:</text:p>
      <text:p text:style-name="P897">Oczywiście możemy tę dyskusję prowadzić w tej chwili i argumenty przedstawić<text:span text:style-name="T898">.</text:span><text:s/>Jest tu pewien argument generalny, o którym wielokrotnie mówiliśmy, że w naszych rozważaniach jest tu problem pewnego układu między<text:s/>Prezydentem a Senatem. I uważamy, że tutaj pewna harmonia powinna być zachowana<text:s/><text:span text:style-name="T899">z</text:span><text:s/>tego wynikały i wynikają nadal nasze uwagi. Obawiam się, że w tej chwili tę dyskusję prowadzilibyśmy bezprzedmi<text:span text:style-name="T900">ot</text:span>owo, bo podobnie ja zapytam - dlaczego koalicja uważa, że wprowadzenie kontraktu politycznego tylnymi drzwiami do wyborów do Senatu jest niezbędne, bo przecież faktycznie to wycofanie drugiej tury po wszystkich tych rozmowach jest wprowadzeniem kontraktu politycznego do wyborów do Senatu. I byłaby to dyskusja, prawda, generalna dotycząca przewidywań w ciągu 3 tygodni społeczeństwo, które przez 40 lat nie uczestniczyło w życiu publicznym, staje przed problemem<text:s/><text:soft-page-break/>zorganizowania sobie struktur, przygotowania do wyborów. W ciągu 3 tygodni wystawiona ma by<text:span text:style-name="T901">ć</text:span><text:s/>rzesza kandydatów, w sytuacji, gdy nie ma partii politycznej. Do tego nikt nie jest przygotowany.</text:p>
      <text:p text:style-name="P902">Jednym z elementów układu, w który wchodzimy i my wchodzimy z pełną świadomością tego ryzyka, proszę nie brać nas za głupców. Bo w ciągu tych trzech tygodni wszystkie szanse są po waszej stronie. My wcale tu, nie jest problem tego prawda, czy zakresu wygranej koalicji, czy zakresu przegranej drugiej strony. Tylko po prostu uważamy, że w ramach wiele tutaj jest elementów nie do przewidzenia, o których nie w<text:span text:style-name="T903">i</text:span>emy i rzeczywiście nie wiemy jak one się ułożą.</text:p>
      <text:p text:style-name="P904">Racjonalne rozumowanie i racjonalne analiza wskazuje na to, że nie ma takiego zagrożenia, ażeby strona rządząca w tych w<text:span text:style-name="T905">yb</text:span>orach poniosła porażkę.</text:p>
      <text:p text:style-name="P906">Natomiast jakiekolwiek, jakakolwiek tutaj dyskusja jest to właśnie dyskusja, która narusza całość tego pakietu i całość tej propozycji. To, że w całości tego pakietu odejście nasze od pierwszej propozycji, to znaczy układu politycznego w sprawie Sejmu, przejście do drugiej propozycji, w której by urząd prezyden<text:span text:style-name="T907">c</text:span>ki i Senat, są elementem niezb<text:span text:style-name="T908">ę</text:span>dnym tego - byłoby,<text:s/><text:span text:style-name="T909">ż</text:span>e wybory do Senatu będą bez politycznego kontraktu i będą wyborami demokratycznymi.</text:p>
      <text:p text:style-name="P910">Więc przepraszam, że zbyt długo to mówię. Chciałem powiedzieć tylko przykładami. Ale oczywiście moglibyśmy tą dyskusję dalej prowadzić. Obawiam się jednak, że nie wypełnimy wtedy zadań, jakie stoją przed naszym zespołem. Mam takie poczucie, że sprawy, które pozostają do dyskusji mają wagę zasadniczą dla pakietu, o którym mówimy i że blokady, które jeszcze mamy szansę jedną z ostatnich, usunąć, mają znaczenie bardzo istotne, dlatego<text:s/><text:span text:style-name="T911">w</text:span><text:s/>jakiś sposób będą decyzje<text:s/>„okrągłego stołu”<text:s/>przyjmowane. I stąd był ten mój apel o stwierdzenie, może doszliśmy do pewnego punktu, że wypada się nad tym z<text:span text:style-name="T912">as</text:span>tanowić, ale żebyśmy nie rezygnowali z dyskusji nad sprawami, które nam pozostają, proszę bowiem zwrócić uwagę, że mamy sprawy dwóch podzespołów, a przypusz<text:span text:style-name="T913">cz</text:span>am, że jeszcze kilka spraw innych związanych do nas kierowanych pozostaje, mamy także sprawę końcowego dokumentu naszego zespołu. Wszystkie te sprawy są na porządku dziennym albo musimy przyjąć, że data 3 kwietnia nie jest datą na posiedzenie konkluzyjne, nie jest datą ustaloną i wtedy możemy swobodnie prowadzić dyskusję, albo musimy się do tej sytuacji dostosować i odpowiedzieć sobie, czy jesteśmy w stanie pracę zespołu zakończyć w tym terminie, czy też nie.</text:p>
      <text:p text:style-name="P914"><text:span text:style-name="T915">Przewodnicząc</text:span><text:span text:style-name="T916">y</text:span><text:span text:style-name="T917">:</text:span></text:p>
      <text:p text:style-name="P918">Mam tutaj odmienne zdanie z takiego powodu, że w tej chwili ujawniły się sześć punktów, siedem punktów różnic dotyczących osiowych kwestii całego naszego porozumienia. W związku z tym myśl, która kierowała mną, kiedy zadałem to pytanie jest taka, że kiedy naprawdę się ma wyraźne różnice<text:s/>kiedy jedni mówią<text:s/>„a”, drudzy mówią nie<text:s/><text:span text:style-name="T919">„</text:span><text:span text:style-name="T920">a</text:span><text:span text:style-name="T921">”</text:span><text:s/>to ewentualna szansa na znalezienie rozwiązania polega na tym, żeby zobaczyć te różnice w pewnym kontekście, przyjrzeć im się jeszcze raz od strony tego, jaki zbiór racji stoi za tymi różnicami i w inny sposób do nich podejść, bo kiedy się po prostu w<text:span text:style-name="T922"><text:s/></text:span>taki prosty sposób sformułuje, to jedynym wyjściem jest albo - to jest sytuacja wąskiej kładki, albo<text:s/><text:span text:style-name="T923">j</text:span>ede<text:span text:style-name="T924">n</text:span><text:s/>p<text:span text:style-name="T925">rz</text:span>epchnie drugiego, albo drugi pierwszego. Jeśli to nie ma być przepchnięcie jeden drugiego, tylko jakieś rozwiązanie, to droga do<text:s/><text:span text:style-name="T926">n</text:span>iego wiedzie przez zobaczenie jakie ważne sprawy, wartości, interesy, zostają naruszone przez takie lub inne rozwiązanie i jakie są inne drogi zabezpieczenia tych wartości ważnych, wartości interesów, aby zadowolić wszystkich nego<text:span text:style-name="T927">cj</text:span>ujących.</text:p>
      <text:soft-page-break/>
      <text:p text:style-name="P928">Stąd też przyszło mi na myśl, że lepiej by było, żebyśmy z tej sprawy nie rezygnowali, ponieważ czas w tej sprawie biegnie najszybciej i jeśli dziś rozstaniemy się bez żadnych rozwiązań, aż siedmiu punktów, to boję się, że ten pakt może być już bardzo ważący na dalszym ciągu naszych rozważań.</text:p>
      <text:p text:style-name="P929">Dlatego szukałbym jakich<text:span text:style-name="T930">ś</text:span><text:s/>wariantów namysłu. Jeden z nich to przedstawiłem, drugi, który przychodzi mi na myśl, to żeby odbyć dyskusję tu zaraz, w jakichś mniejszych zespołach, w których można szybciej wymieniać opinie i bardziej wi<text:span text:style-name="T931">el</text:span>ostronnie do nich podchodzić.<text:s/><text:span text:style-name="T932">W</text:span><text:s/>każdym razie obawiam się postawienia tej sprawy tak jak ona tutaj jest bez odłożenia jej na czas, chociażby na kilka dni bez próby jej rozpoznania głębszego, jest... traktuję jako zabieg niebezpieczny.</text:p>
      <text:p text:style-name="P933">Proszę bardzo.</text:p>
      <text:p text:style-name="P934"><text:span text:style-name="T935">Ob.</text:span><text:span text:style-name="T936"><text:s/>Broni</text:span><text:span text:style-name="T937">s</text:span><text:span text:style-name="T938">ław Geremek</text:span>:</text:p>
      <text:p text:style-name="P939">Panie przewodniczący, zapytuję zatem, czy siedzący przy tym stole partnerzy nasi mają uprawnienia do zmiany stanowiska swojego w sprawie siedmiu punktów, które są sporne?</text:p>
      <text:p text:style-name="P940">Zwracam bowiem uwagę, nasza strona od początku tego posiedzenia ustąpiła ze swojego postul<text:span text:style-name="T941">at</text:span>u, ażeby pierwsza kadencja prezydenta była sformułowaniem figurującym w tekście<text:s/>Konstytucji. Ustąpiła ze sprawy rzecznika praw obywatelskich przypisanego Senatowi<text:span text:style-name="T942">.</text:span><text:s/>Ustąpiła z prawa Senatu do inicjatywy ustawodawcz<text:span text:style-name="T943">ej.</text:span></text:p>
      <text:p text:style-name="P944">Zapytuję się, czy druga strona w tej chwili w sprawie tych czterech kwestii, które tu są, ma uprawnienia i mandat do zmiany propozycji dzisiaj nam przedłożonych.</text:p>
      <text:p text:style-name="P945"><text:span text:style-name="T946">Przewodnicząc</text:span><text:span text:style-name="T947">y</text:span><text:span text:style-name="T948">:</text:span></text:p>
      <text:p text:style-name="P949">A gdybym zapytał odwrotnie?</text:p>
      <text:p text:style-name="P950"><text:span text:style-name="T951">Ob. Bronisław Geremek</text:span>:</text:p>
      <text:p text:style-name="P952">Panie przewodniczący, na pytanie nie można odpowiadać pytaniem.</text:p>
      <text:p text:style-name="P953"><text:span text:style-name="T954">Przewodnicząc</text:span><text:span text:style-name="T955">y</text:span><text:span text:style-name="T956">:</text:span></text:p>
      <text:p text:style-name="P957">Skoro jest taka gra słów, naprawdę rzecz w tym, że rzecz nie sprowadza się po prostu do uprawnień. Każdy z nas, każda ze stron oszacowuje potencjalne konsekwencje takie czy innej decyzji, czy zachowania tego negocj<text:span text:style-name="T958">ac</text:span>yjnego, który tu mamy. Te decyzje, musi sobie wyobrazić, co na taką pilną rozwiązanie... jak na takie pilne rozwiązanie zareagują ci, którzy dają nam, którzy nas uprawomocnili. Myślę, że państwo jesteście w tej samej sytuacji.</text:p>
      <text:p text:style-name="P959">Na początku pan przewodniczący powiedział o tym, że przyjęliście założenie, że jesteśmy tutaj przedstawicielami<text:s/>pewnego układu i w jego imieniu mówimy, i że mamy zatem jakby obowiązek, zobowiązywać się do tego, co potem ten układ będzie realizował, ale to nie znaczy, że nawet mając pełnomocnictwo możemy nie liczyć się z tym, jakie, jak na poszczególne rozwiązania<text:s/><text:span text:style-name="T960">z</text:span>areagują ci, którzy nas tu desygnowali, a tak samo wy nie możecie takich - wy także nie macie takich praw, wy także musicie się<text:s/><text:span text:style-name="T961">l</text:span>iczyć z tym, co tu powiecie i zrobicie, zareagują ci, którzy was tu w<text:span text:style-name="T962">y</text:span><text:s/>desygnowali. Jesteśmy w podobnej sytuacji i to rozważamy.</text:p>
      <text:p text:style-name="P963">Czyli pytanie, czy mamy uprawnienie, jest po prostu dwustronne.</text:p>
      <text:p text:style-name="P964">I dlatego sądziłem, że nawet gdybyśmy mieli potem, wy i my, referować nasze stanowisko wobec uprawomocnionych naszych władz, to pełniejsze ich naświetlenie i uwzględnienie daje szansę znajdywania rozwiązań pośrednich.</text:p>
      <text:soft-page-break/>
      <text:p text:style-name="P965">Pan Kuroń.</text:p>
      <text:p text:style-name="P966"><text:span text:style-name="T967">Ob. Jacek Kuroń</text:span>:</text:p>
      <text:p text:style-name="P968">Ja bym chciał przestrzec przed takim traktowaniem tych wzajemnych ustępstw i różnic w kategoriach punktów, które tu jeden, tu jeden, tu jeden.</text:p>
      <text:p text:style-name="P969">Proszę się łaskawie przyjrzeć temu kontraktowi, on wygląda tak. Myśmy się zgodzili brać udział, uczestniczyć w wyborach w których strona koalicyjno-rządowa ma zagwarantowane 65%, a my się ubiegamy o jakieś miejsca, wśród 35<text:span text:style-name="T970">%,</text:span><text:s/>o które ubiegają się różne siły lokalne i inne. To jedno.</text:p>
      <text:p text:style-name="P971">Po drugie, zgodziliśmy się na niesłychanie szerokie uprawnienia instytucji<text:s/>Prezydenta i zgodziliśmy się na to, że będziemy uczestniczyć w wyborach do Senatu o niewątpliwie zwichniętych proporcjach podziału.</text:p>
      <text:p text:style-name="P972"><text:span text:style-name="T973">W</text:span><text:s/>ty<text:span text:style-name="T974">m</text:span><text:s/>układzie, myśmy<text:s/><text:span text:style-name="T975">w</text:span><text:s/>zasadzie ustąpili z wszystkiego i teraz w ramach tego układu zabiegamy o to, aby ten Sen<text:span text:style-name="T976">a</text:span>t nie był całkowicie pozbawiony praw - raz. Dwa - aby formalnie przynajmniej istniała szansa jego funk<text:span text:style-name="T977">cjo</text:span>nowania w taki oto sposób, żeby mógł wpływać na władze p<text:span text:style-name="T978">a</text:span>ństw<text:span text:style-name="T979">ow</text:span>e<text:span text:style-name="T980">.</text:span><text:s/>I stąd nasz upór przy 2/<text:span text:style-name="T981">3.</text:span></text:p>
      <text:p text:style-name="P982">Aby formalnie przynajmniej w tych wyborach szansę<text:span text:style-name="T983"><text:s/></text:span>uczestniczących w nich były równe. Dlatego pozwólcie państwo łaskawie uwagę, powiedzmy to sobie do końca i po imieniu, że przy... w istniejącej sytuacji, w pierwszej turze wyborów do Senatu względnie zdyscyplinow<text:span text:style-name="T984">an</text:span>y elektorat partyjny, te 30<text:span text:style-name="T985">%</text:span><text:s/>strzela od zaraz. Natomiast nasze mandaty się rozpraszają. Startują różnego rodzaju ludzie<text:s/><text:span text:style-name="T986">...</text:span><text:s/>itd.,<text:s/><text:span text:style-name="T987">i</text:span>td.<text:s/>I te głosy nam się całkowicie rozpraszają.</text:p>
      <text:p text:style-name="P988">W związku z tym zgodzić się na jedną turę dla nas, to powiedzieć od razu, poddajemy te wybory. No to by była bardzo ciekawa propozycja dla nas,<text:s/><text:span text:style-name="T989">abyś</text:span>my taki kontrakt zawarli i z góry się zgodzili na przegranie tych wyborów.</text:p>
      <text:p text:style-name="P990">Poza tymi 2/3 i dwoma turami wyborów, to reszta to są już sprawy, tego jak tu w odbiorze społecznym zagra. Bo przecież temu prezydentowi tak naprawdę do tego, aby o<text:span text:style-name="T991">d</text:span>grywał taką olbrzymią rolę, jaką posiada, naprawdę niepotrzebne są te dekrety.</text:p>
      <text:p text:style-name="P992">Te dekrety, to jest wszystko techniczna sprawa. To brzmi brzydko.</text:p>
      <text:p text:style-name="P993">Podobnie sytuacja jego veta wobec<text:s/><text:span text:style-name="T994">d</text:span>ecyzji sejmowych. Wcale mu nie jest potrzebna w takim układzie z większością tutaj z jego wszystkimi wielkimi uprawnieniami, w sprawie wojska, w sprawie spraw międzynarodowych, stanu wyjątkowego,<text:s/>to tutaj jeszcze, żeby zademonstrować, że on jest w jakiś sposób ponad S<text:span text:style-name="T995">e</text:span>jmem, to jest bez sensu.<text:s/><text:span text:style-name="T996">I</text:span><text:s/>to tak wygląda, jakby to, o co my tutaj walczymy, więc można powiedzieć, że my już na ostatnich przyczółkach jesteśmy.</text:p>
      <text:p text:style-name="P997">I teraz mówić nam jeden, jeden, wy z jednego, my z jednego to brzmi, aż śmiesznie.</text:p>
      <text:p text:style-name="P998"><text:span text:style-name="T999">Przewodniczący</text:span>:</text:p>
      <text:p text:style-name="P1000">Myślę, że rzeczywiście nie chodzi tu o liczenie w punktach, bo punkt punktowi nierówny, chodzi o całe struktury sprawy, także czasami tylko te kwestie tak można ująć, a czasami nie można.</text:p>
      <text:p text:style-name="P1001">Chciałby zabrać głos prof. Wiatr.</text:p>
      <text:p text:style-name="P1002"><text:span text:style-name="T1003">Ob. Jerzy J.<text:s/></text:span><text:span text:style-name="T1004">W</text:span><text:span text:style-name="T1005">iatr</text:span>:</text:p>
      <text:p text:style-name="P1006">Tak, ja też się zgadzam, że tu nie ma sensu liczyć punktami, że tu chodzi o całość tego wielkiego kontraktu. Ale przecież całość tego wielkiego kontraktu nie zamyka się w tym tylko, co dyskutuje podzespół polityczny. Tam są w tym wielkim kontrakcie inne kwestie, które wszyscy wiemy jakie są i gdyby te<text:s/><text:soft-page-break/>wszystkie kwestie wyliczyć, których nie będę wyliczał, tylko dlatego, że dobrze wiemy o jakie chodzi również z kwestią n<text:span text:style-name="T1007">aj</text:span>głośni<text:span text:style-name="T1008">ej</text:span>szą, to wtedy ten rachunek nie punktów, tylko rzeczywistych istotnych korzyści, które obie strony uzyskują w tym kontrakcie, by się przedstawiał inaczej.</text:p>
      <text:p text:style-name="P1009">Natomiast co się tyczy samego procesu w<text:span text:style-name="T1010">yb</text:span>o<text:span text:style-name="T1011">rc</text:span>zego, bo to jest rzeczywiście sprawa - ja się zgadzam - to jest sprawa zasadnicza, znacznie ważniejsza niż te kwestie szczegółów uprawnień Senatu,<text:s/>Prezydenta itd.</text:p>
      <text:p text:style-name="P1012">Ot<text:span text:style-name="T1013">óż</text:span><text:s/>moim zdaniem można byłoby staną<text:span text:style-name="T1014">ć</text:span><text:s/>na t<text:span text:style-name="T1015">ak</text:span>im stanowisku, to byłoby w tej fazie zupełnie destruktywne, odchodźmy w<text:s/>ogóle od głosowania większościowego i wracajmy do koncepcji, która krążyła w pewnej wczesnej fazie do głosowania proporcjonalnego. Bo przecież wymuszanie drugiej tury głosowania do Senatu w sytuacji zróżnicow<text:span text:style-name="T1016">an</text:span>ych kandydatów ubiegających się o każdy mandat, a więc w sytuacji jakościowo innej niż w wypadku Sejmu, musi prowadzić do polaryzacji w dwóch blokach i mi nie o to chodzi, bym przewidywał, który blok uzyska przewagę. Tylko widzę w tym sytuację, która wcale nie jest bardziej demokr<text:span text:style-name="T1017">at</text:span>yczna, ponieważ jest to sytuacja, która ma niezwykłą tendencję do tego, by całkowicie eliminować tych, którzy w danym województwie są w mniejszości. Ktokolwiek to będzie. Całkowicie eliminować.</text:p>
      <text:p text:style-name="P1018">To znaczy zespół wyborców reprezentu<text:span text:style-name="T1019">ją</text:span>cy 49%<text:span text:style-name="T1020">,</text:span><text:s/><text:span text:style-name="T1021">a</text:span><text:s/>więc niemały, w wypadku spolaryzowania w drugiej turze jest reprezentowany przez zero senatorów. Więc albo - albo. Albo trzeba robić większościowy, ale z taką formułą, która jest wypróbowana w bardzo demokr<text:span text:style-name="T1022">at</text:span>ycznych krajach<text:s/><text:span text:style-name="T1023">i</text:span><text:s/>która pozwala na zobaczenie wszystkiego i wcale nie jestem pewien, że to musi działać na rzecz tej strony, a nie tamtej strony, bo tu rozmaite racje będą wchodziły, albo trzeba rzeczywiście powiedzieć, kto w ogóle nie powinno być głosowanie większościowe, tylko jakiś warian<text:span text:style-name="T1024">t</text:span><text:s/><text:span text:style-name="T1025">g</text:span>łosowania propor<text:span text:style-name="T1026">cj</text:span>onalnego, co wszakże nie wydaje mi się praktyczne w tej fazie sprawy, ponieważ nie sądzę, byśmy mogli w tej chwili zawracać całkowicie ten zaawansowany proces legislacyjny. Niemniej być może w przyszłości przy pracach nad nową konstytucją, w nowym parlamencie warto będzie do tego wszystkiego myślę ponownie wrócić.</text:p>
      <text:p text:style-name="P1027">No i właściwie ostatnia sprawa, skoro powiedziałem o tych<text:s/>o przyszłej konstytucji, o przyszłych wyborach. Przecież my mamy<text:s/><text:span text:style-name="T1028">-</text:span><text:s/>nie stanęło to na porządku dziennym, ale przecież my mamy uzgodniony projekt tych, uzgodniony w grupie roboczej ten projekt wstępnej, zasadniczej części porozumienia politycznego, gdzie proponujemy powiedzieć zupełnie wyraźnie i jednoznacznie do czego zmierzamy. I to chyba jest znacznie ważniejsze, niż kwestia ważnych niewątpliwie, ale pewnych faz pośrednich.</text:p>
      <text:p text:style-name="P1029">Otóż źle byłoby w moim przekonaniu, gdyby spór o szczegóły ważne, ale jednak szczegóły, tych faz pośrednich spowodował, że nie moglibyśmy się posuwać na tej zasadniczej drodze,<text:s/><text:span text:style-name="T1030">d</text:span>o tego zasadniczego celu, który przyjmujemy wspólnie, to znaczy stworzenie pełnej pozbawionej ograniczeń parlamentarnej demokracji. Natomiast gdyby tu rzeczywiście ten impas powstał i gdybyśmy nie zdołali go rozwiązać, to nie bardzo widzę jak miałaby się dalej toczyć ta droga, którą sobie jak rozumiem wspólnie wyznaczyliśmy.</text:p>
      <text:p text:style-name="P1031">Dziękuję,</text:p>
      <text:p text:style-name="P1032"><text:span text:style-name="T1033">Przewodnicząc</text:span><text:span text:style-name="T1034">y</text:span><text:span text:style-name="T1035">:</text:span></text:p>
      <text:p text:style-name="P1036">Proszę bardzo, jeszcze pan Gebethner<text:span text:style-name="T1037">.</text:span></text:p>
      <text:p text:style-name="P1038"><text:span text:style-name="T1039">Ob</text:span><text:span text:style-name="T1040">.</text:span><text:span text:style-name="T1041"><text:s/>Stanisław Gebethner</text:span>:</text:p>
      <text:p text:style-name="P1042">Ja mam dwie propozy<text:span text:style-name="T1043">cj</text:span>e. Jedna merytoryczna, a druga<text:s/>procedur<text:span text:style-name="T1044">al</text:span>n<text:span text:style-name="T1045">a</text:span><text:span text:style-name="T1046">.</text:span></text:p>
      <text:soft-page-break/>
      <text:p text:style-name="P1047">Do merytorycznej - żeby szukać zbliżeń.</text:p>
      <text:p text:style-name="P1048">Wracam do tego, o czym mówił chyba w grupie roboczej, a może tu na plenarnym posiedzeniu pan Marcin Król, że jeżeli Senat proponuje poprawki czy tam odrzucenie większością, to Senat je odrzuca 11/20; jeżeli to odrzucenie przez Senat czyli to veto senatorskie jest w granicach powyżej 3/5, to Sejm obala 3/5<text:span text:style-name="T1049">.</text:span><text:s/>Jeżeli Senat odrzuca większością 2/3, to<text:s/>to i Se<text:span text:style-name="T1050">jm</text:span><text:s/>wtedy odrzuca 2/3. Oczywiście to komplikuje technicznie pisanie, ale jest tutaj jakaś równowaga.</text:p>
      <text:p text:style-name="P1051">Druga proceduralna. Czy nie udałoby się tak jak wczoraj, powołać taki ad hoc grupy roboczej może 4-osobowej z każdej strony po dwie czy po trzy, no to już nie wiem, żeby jednak no w tym węższym gronie poszukać tych możliwości rozwiązania tych kon<text:span text:style-name="T1052">fl</text:span>iktowych czy spornych spraw.</text:p>
      <text:p text:style-name="P1053"><text:span text:style-name="T1054">Przewodnicząc</text:span><text:span text:style-name="T1055">y</text:span><text:span text:style-name="T1056">:</text:span></text:p>
      <text:p text:style-name="P1057">Prof. Samsonowicz.</text:p>
      <text:p text:style-name="P1058"><text:span text:style-name="T1059">Ob. Henryk Samsonowicz</text:span>:</text:p>
      <text:p text:style-name="P1060">Ja nie brałem udziału w dotych<text:span text:style-name="T1061">czas</text:span>owych obradach, przysłuchuję się tutaj ucząc się tego, co - czego nie umiem, ale chciałbym zwrócić uwagę na rzecz jedną, mianowicie proszę mi wybaczyć, przede wszystkim zwracam się do strony koalicyjno-rządowej, ale my naprawdę nie reprezentu<text:span text:style-name="T1062">je</text:span>my ani wy, ani my, całego społeczeństwa. I społeczeństwo nas rozlicza z tego, co my tutaj postanowimy.</text:p>
      <text:p text:style-name="P1063">I naszym podstawowym zadaniem jak sądzę jest, ażeby ten nowy ład polityczny, o którym tutaj tyle s<text:span text:style-name="T1064">ł</text:span>yszałem dzisiaj, ażeby był w miarę wiarygodny, a stopniem wiarygodności tego przede wszystkim jest Senat.</text:p>
      <text:p text:style-name="P1065">Proszę panów, no przykro mi bardzo, ale przecież wiadomą jest rzeczą, jakie oblicze będzie miał nowy Sejm i kto będzie w sensie, no, politycznych powiązań, kto będzie prezydentem o tych uprawnieniach, jakie tutaj są przewidywane.</text:p>
      <text:p text:style-name="P1066">Istotą sprawy jest S<text:span text:style-name="T1067">e</text:span>nat po to, żeby to społeczeństwo nie potraktowało całej tej naszej manipulacji jak tworzenia nowego porządku, który opiera się na starych wzorach.</text:p>
      <text:p text:style-name="P1068">Stąd wydaje się, że dwie sprawy tu są zupełnie zasadnicze, Senat po to, żeby był wiarygodny nie może być Senatem wybieranym w<text:s/><text:span text:style-name="T1069">s</text:span>posób nie budzący zauf<text:span text:style-name="T1070">a</text:span>ni<text:span text:style-name="T1071">a.</text:span></text:p>
      <text:p text:style-name="P1072">Ja się zgadzam tutaj z tymi osobami, między innymi<text:span text:style-name="T1073">,</text:span><text:s/>z Jackiem Kuroniem, którzy mówili o tym, że w pierwszej turze do Senatu może dostać się - i to jest przeciwko interesom<text:span text:style-name="T1074"><text:s/></text:span>strony koalicyjno-rządow<text:span text:style-name="T1075">ej</text:span>, bardzo dużo osób, które nie reprezentują nic, poza demagogią i jakimiś lokalnymi, nie chcę powiedzieć mafijnymi powiązaniami.</text:p>
      <text:p text:style-name="P1076">Dopiero druga tura wyborów może pozwolić na pewną szkołę myślenia politycznego, to jest rzeczą, którą naprawdę, proszę mi wierzyć, może klienci obu stron tutaj dyskutujących ci bezpośredni, czy dysponenci, nie bardzo rozumieją, ale<text:s/><text:span text:style-name="T1077">s</text:span>po<text:span text:style-name="T1078">ł</text:span>eczeństwo doskonale to widzi.</text:p>
      <text:p text:style-name="P1079">I druga sprawa, jeśli ten Senat ma rzeczywiście mieć cokolwiek do zrobienia, cokolwiek do zadecydowania, to tut<text:span text:style-name="T1080">aj</text:span>,<text:span text:style-name="T1081"><text:s/></text:span>no, czysta nie matematyka, a arytmetyka pokazuje, że te 3/5 w przypadku kiedy 60<text:span text:style-name="T1082">%</text:span><text:s/>jest jak gdyby zagwarantowanych, też może sprowadzić działalność Senatu do czystej fikcji.</text:p>
      <text:p text:style-name="P1083">A naprawdę ze względu na możliwość reformy politycznej w naszym kraju i gospodarczej reformy w naszym kraju, byłoby rzeczą bardzo dobrą, żeby w ciągu pierwszego roku nowego parlamentu Senat odesłał do Sejmu i odrzucił parę nieprzemyślanych koncepcji.</text:p>
      <text:soft-page-break/>
      <text:p text:style-name="P1084"><text:span text:style-name="T1085">Przewodniczący</text:span>:</text:p>
      <text:p text:style-name="P1086">Profesor Jarosz.</text:p>
      <text:p text:style-name="P1087"><text:span text:style-name="T1088">Ob. Zdzisław Jarosz</text:span>:</text:p>
      <text:p text:style-name="P1089">Ja tylko do wniosku jeszcze formalnego.</text:p>
      <text:p text:style-name="P1090">Czy jednak panowie przewodniczący nie chcieliby rozważyć tej propozycji właśnie, aby wziąć teraz na warsztat w zespole jakieś sprawy nie wymagające udziału prawników tak, żebyśmy<text:s/>z każdej strony po trzy osoby może wyłączyli dla spróbowania jakiegoś, podjęcia jakiejś jeszcze próby w tym zakresie, żeby dojść do - może do czegoś więcej, niż oświadczeń, że tak powiem z obu stron.</text:p>
      <text:p text:style-name="P1091"><text:span text:style-name="T1092">Przewodnicząc</text:span><text:span text:style-name="T1093">y</text:span><text:span text:style-name="T1094">:</text:span></text:p>
      <text:p text:style-name="P1095">Chyba w tym momencie należałoby może pójść jednak tropem proponowanym przez prof. Geremka, ogłosić przerwę, przejść do... po przerwie do sprawy sądów i prawa, i jeszcze, żeby zostawić trochę pola do namysłu.</text:p>
      <text:p text:style-name="P1096">Przerwa może powiedzmy 15 minut.</text:p>
      <text:p text:style-name="P1097">Pani prof. Zakrzewska bardzo się buntuje, proszę bardzo.</text:p>
      <text:p text:style-name="P1098"><text:span text:style-name="T1099">O</text:span><text:span text:style-name="T1100">b. Janina Zakrzewska</text:span>:</text:p>
      <text:p text:style-name="P1101">Ja proponuję 10 minut.</text:p>
      <text:p text:style-name="P1102"><text:span text:style-name="T1103">Przewodniczący</text:span>:</text:p>
      <text:p text:style-name="P1104">10. Dobrze, 10 minut przerwy.</text:p>
      <text:p text:style-name="P1105"/>
      <text:p text:style-name="P1106">/<text:span text:style-name="T1107">Przerwa</text:span>/.</text:p>
      <text:p text:style-name="P1108"/>
      <text:p text:style-name="P1109">/Po przerwie/.</text:p>
      <text:p text:style-name="P1110"/>
      <text:p text:style-name="P1111"><text:span text:style-name="T1112">/</text:span>Po przerwie obradom<text:s/><text:span text:style-name="T1113">przewodniczy: Bronisław Geremek</text:span>/<text:span text:style-name="T1114">.</text:span></text:p>
      <text:p text:style-name="P1115"><text:span text:style-name="T1116">Przewodn</text:span><text:span text:style-name="T1117">icz</text:span><text:span text:style-name="T1118">ąc</text:span><text:span text:style-name="T1119">y</text:span>:</text:p>
      <text:p text:style-name="P1120">Proszę państwa, bardzo proszę o zajęcie miejsc.</text:p>
      <text:p text:style-name="P1121">Proszę państwa, przystępujemy teraz zgodnie z porządkiem dziennym naszym, do spr<text:span text:style-name="T1122">a</text:span>w rozbieżności podzespołu do spraw reformy prawa i sądów.</text:p>
      <text:p text:style-name="P1123">Czy pan minister Balcer zabierze pierwszy głos, czy prof. Strzembosz?</text:p>
      <text:p text:style-name="P1124"><text:span text:style-name="T1125">Ob. Łukasz Balcer</text:span>:</text:p>
      <text:p text:style-name="P1126">Dziękuję bardzo.</text:p>
      <text:p text:style-name="P1127"><text:span text:style-name="T1128">W</text:span><text:s/>wyniku obrad podzespołu sporządzone zostało sprawozdanie, które obydwaj współprzewodniczący podpisali.</text:p>
      <text:p text:style-name="P1129"><text:span text:style-name="T1130">W</text:span><text:s/>sprawozdaniu tym wymieniono trzy sprawy, w których nie uzyskaliśmy zgodności poglądów, uznając, że celowe jest przekazanie do rozstrzygnięcia, do omówienia tych spraw zespołowi do spraw reform politycznych. Są to następujące trzy sprawy<text:span text:style-name="T1131">.</text:span></text:p>
      <text:p text:style-name="P1132">Sprawa aktywnego udziału sędziego w organiza<text:span text:style-name="T1133">cj</text:span>ach politycznych w czasie pełnienia funkcji sędziowskich.</text:p>
      <text:p text:style-name="P1134">Zanotowano w bardzo syntetycznej formie,<text:s/><text:span text:style-name="T1135">je</text:span>dnozdaniowej stanowisko obydwu stron. Zdaniem strony<text:s/><text:soft-page-break/>solidarnościowo-opozycyjnej sędziowie na czas pełnienia swej funkcji muszą zawiesić<text:s/>członkostwo<text:s/>w partiach politycznych, do których n<text:span text:style-name="T1136">al</text:span>eżą.</text:p>
      <text:p text:style-name="P1137">Zdaniem strony koalicyjno<text:span text:style-name="T1138">-</text:span>rządowej sędzia powinien pozostać członkiem partii politycznej. Może zostać.</text:p>
      <text:p text:style-name="P1139">Nie uzyskaliśmy consensusu,<text:s/><text:span text:style-name="T1140">d</text:span>l<text:span text:style-name="T1141">at</text:span>ego jest ta propozycja, by rozpatrzyć w tym zespole.</text:p>
      <text:p text:style-name="P1142">Druga sprawa, sprawa usytuowania prokuratury w systemie organów p<text:span text:style-name="T1143">ań</text:span>stwowych.</text:p>
      <text:p text:style-name="P1144">Zdaniem strony solidarnościowo-opozyc<text:span text:style-name="T1145">yj</text:span>nej zachodzi konieczność podporządkowania prokuratury Ministrowi Sprawiedliwości jako konsekwencji trójpodziału władzy.</text:p>
      <text:p text:style-name="P1146">Zdaniem strony koalicyjno-rządow<text:span text:style-name="T1147">ej</text:span><text:s/>problem ten powinien być rozważony w toku pod<text:span text:style-name="T1148">ej</text:span>mowanych reform ustrojowych państwa.</text:p>
      <text:p text:style-name="P1149">I trzecia sprawa, sprawa zniesienia kary śmierci.<text:s/>Tutaj różnica sprowadza się do tego, że zdaniem strony solidarnościowo-opozyc<text:span text:style-name="T1150">yj</text:span>n<text:span text:style-name="T1151">ej</text:span><text:s/>zachodzi konieczność niezwłocznego zniesienia kary śmierci, choć w tym przypadku, jak i w poprzednim pragnę zaznaczyć, że dyskusja toczyła się przez szereg godzin. Wypowiadano, szukano różnych kompromisowych rozwiązań i strona solidarnościowo-opozycyjna rozważała również, a nam wypadało powiedzieć, że jeśli nie cała, to większość członków strony solidarnościowo-opozycyjnej wyrażała również gotowość na ogłoszenie moratorium, ale w tej chwili już.</text:p>
      <text:p text:style-name="P1152">Zdaniem strony koalicyjno-rządow<text:span text:style-name="T1153">ej</text:span><text:s/>stanowisko w tej sprawie powinno być po zakończeniu konsultacji społecznej. Konsultacje te zostały ogłoszone, są prowadzone. Tekst<text:s/><text:span text:style-name="T1154">d</text:span>o założeń reformy prawa karnego jest podany do publicznej wiadomości, konsultacje mają się zakończyć w końcu miesiąca maja. Myśmy wówczas zawarli w tym podpisanym sprawozdaniu - strona koalicyjno<text:span text:style-name="T1155">-</text:span>rządowa - pewne zobowiązanie, że stanowisko powinno być zajęte nie tylko po zakończeniu tej konsultacji, ale do końca sierpnia.<text:s/>Znaczy zaryzykowałem pewien pogląd, który mus<text:span text:style-name="T1156">i</text:span><text:s/>być zrealizowany z innych zresztą powodów, że po zakończeniu konsultacji<text:s/><text:span text:style-name="T1157">R</text:span>ad<text:span text:style-name="T1158">a</text:span><text:s/>Ministrów mus<text:span text:style-name="T1159">i</text:span><text:s/>w związku z otrzymaniem od Komisji Kody<text:span text:style-name="T1160">fi</text:span>kac<text:span text:style-name="T1161">yj</text:span>nej prawa karnego założeń do reformy prawa karnego,<text:s/>materialnego, procesowego jak i wykonawczego, musi ustosunkować się do przedłożonych propozycji, alternatywnych rozwiązań i zająć stanowisko po to, żeby móc pracować nad pisaniem już samego kodeksu karnego, postępowania karnego i kodeksu kar<text:span text:style-name="T1162">n</text:span>ego wykonawczego.</text:p>
      <text:p text:style-name="P1163">To są trzy kwestie, które w wyniku negocjacji nie udało nam się uzyskać zgody w tym podzespole z wnioskiem o przekazanie wyżej.</text:p>
      <text:p text:style-name="P1164"><text:span text:style-name="T1165">W</text:span><text:s/>kilku kwestiach, w których nie s<text:span text:style-name="T1166">fo</text:span>rmułow<text:span text:style-name="T1167">al</text:span>iśmy poglądu, że przekazujemy na<text:s/>„podstolik”, któremu przewodniczą panowie profesorowie Geremek i Reykowski, istniały pewne rozbieżności, zawarliśmy jedynie rozbieżne poglądy, z tym, że rozbieżność w zakresie spraw dotyczących niezawisłości sędziów i niezależności sądów dotyczy kwestia umie<text:span text:style-name="T1168">js</text:span>cowienia już w ustawie tej, która jest u nas omawiana, o zmianie Konstytucji Polskiej Rzeczypospolitej Ludowej trzech problemów, których strona rządowa uważa, że powinny być, jest zgodność co do zasady, ale przy zmianie<text:s/>Konstytucji, któr<text:span text:style-name="T1169">a</text:span><text:s/>będzie opracowana niezwłocznie w tej chwili, która my być poddana uchwalenia Sejmowi, jak mówimy w 1991 roku.</text:p>
      <text:p text:style-name="P1170">I to są trzy sprawy: zniesienie zasady kadenc<text:span text:style-name="T1171">yj</text:span>ności sędziów Sądu Najwyższego, wprowadzenie do<text:s/>Konstytucji zasady nieusuwalności sędziów i trzecia sprawa, konstytucyjne ustanowienie Krajowej Rady Sądownictwa.</text:p>
      <text:p text:style-name="P1172">O ile prostsza jest sprawa z punktu widzenia legislac<text:span text:style-name="T1173">yj</text:span>nego i merytorycznego zniesienie kadenc<text:span text:style-name="T1174">yj</text:span>ności<text:s/><text:soft-page-break/>sędziów Sądu Najwyższego, no strona rządowa nie przyłączyła się do tej zawartej w sprawozdaniu formuły, że te dwie sprawy, to znaczy konstytucyjna zasada nieusuw<text:span text:style-name="T1175">al</text:span>no<text:span text:style-name="T1176">ści</text:span><text:s/>sędziów i konstytucyjne<text:s/>ustanowienie Krajowej Rady Sądownictwa powinny b<text:span text:style-name="T1177">y</text:span>ć uregulowane w ustawie o zmianie Konstytucji PRL, która jest także przedmiotem obrad tego zespołu. Ponieważ są to kwestie bardziej skomplikowane i wymagają zmian szeregu ustaw, bardziej przemyślanych czynności ze strony nie tylko tych osób, które grupowały si<text:span text:style-name="T1178">ę</text:span><text:s/>w podzespole spośród grona polityków i grupy prawników, ale także z uwagi na pewną specyfikę z jednej strony umacniamy samorząd sędziowski, a proponujemy zmiany bez jakichkolwiek konsultacji.</text:p>
      <text:p text:style-name="P1179"><text:span text:style-name="T1180">I</text:span><text:s/>powstało pytanie, czy zmiana<text:s/>Konstytucji, która dotyczy bardzo ważnej kwestii<text:s/>Prezydenta, Senatu, czy dla problemu dokumentu, który ma nosi<text:span text:style-name="T1181">ć</text:span><text:s/>tytuł, co łączy Polaków, co nas łączy, czy ta zmiana już w tej chwili jest niezbędna? Czy nie wystarczy na przykład w tym dokumencie politycznym stwierdzić, że ta zasada musi być wprowadzona i spokojnie ją opracować, przy udziale samorządu sędziowskiego, Zrz<text:span text:style-name="T1182">e</text:span>szenia Prawników i innych ciał społecznych w sposób bardzo odpowiedzialny i dokładny i tym się tylko różnimy, znaczy nie co do zasady, co do tempa wprowadzenia tej kwestii.</text:p>
      <text:p text:style-name="P1183">Były jeszcze inne kwestie, ale nie sądzę, w których zawarto rozbieżności, ale ja nie sądzę, żeby one tu były podnoszone w naszym sprawozdaniu, a gdyby były, to proszę panów przewodniczących o udzielenia głosu w tym miejscu.</text:p>
      <text:p text:style-name="P1184"><text:span text:style-name="T1185">W</text:span><text:s/>związku z tym jakie byłyby propozy<text:span text:style-name="T1186">cj</text:span>e? Ja sądzę, że w tych pierwszych trzech sprawach, to są spraw<text:span text:style-name="T1187">y</text:span><text:s/>n<text:span text:style-name="T1188">aj</text:span>ważni<text:span text:style-name="T1189">ej</text:span>sze i daleko idące, te, które postanowiliśmy przekazać stolikowi politycznemu, jeśli można proponować, jeśli to nie zostanie potraktowane o nietakt, proszę o dyskusję najpierw nad, czy w ogóle nad tymi trzema sprawami, które najpierw wymieniłem.</text:p>
      <text:p text:style-name="P1190"><text:span text:style-name="T1191">Przewodniczący</text:span>:</text:p>
      <text:p text:style-name="P1192">Dzięku<text:span text:style-name="T1193">ję</text:span><text:s/>bardzo.</text:p>
      <text:p text:style-name="P1194">Głos ma prof. Strzembosz.</text:p>
      <text:p text:style-name="P1195"><text:span text:style-name="T1196">Ob. Adam Strzembosz</text:span>:</text:p>
      <text:p text:style-name="P1197">Proszę państwa, w naszym<text:s/>protokole<text:s/>zostały przekazane do rozstrzygnięcia zespołowi do spraw reform politycznych trzy kwestie, z tym, że chciałbym przypomnieć, że dwie z nich były już dyskutowane i tak jak ja rzecz rozumiałem, były stanowiska zajęte. To znaczy,<text:s/><text:span text:style-name="T1198">u</text:span>słyszeliśmy wtedy w dyskusji, że jeżeli chodzi o zawieszenie<text:s/>członkostwa<text:s/>w partiach politycznych, to to przynajmniej teraz jest niemożliwe. Takie było stanowisko pana prof. Reykowskiego.</text:p>
      <text:p text:style-name="P1199">Więc jeżeli z drugiej strony stanowisko nie uległo zmianie, no to oczywiście wpr<text:span text:style-name="T1200">o</text:span>wadzenie znowu szerokiej dyskusji na ten temat, byłoby bardzo, powiedzmy, no dyskusyjne co najmniej.</text:p>
      <text:p text:style-name="P1201">Jeśli chodzi o kwestię usytuowania prokuratury w systemie organów państwowych, też ta rzecz była dyskutowana z tym, że no my wyraźnie wówczas powiedzieliśmy i ja to mogę powtórzyć, że naszym zdaniem życie wymusi tego rodzaju układ. Bo skoro Minister Sprawiedliwości naszym zdaniem, jeżeli rzecz będzie wprowadzona do krwioobiegu prawnego, traci możliwość oddziaływania na politykę orzecznictwa, nawet poprzez politykę kadrową, to będzie musiał sobie podporządkow<text:span text:style-name="T1202">ać,</text:span><text:s/>znaczy Rząd mu podporządkuje czy Sejm, trudno kto będzie tu decydował, trudno mi powiedzieć, podporządkuje mu prokuraturę, bo to jest jedyny i naszym zdaniem jedynie praworządny sposób wpływania na orzecznictwo sądowe, bo określony przez procedury cywilną i karną.</text:p>
      <text:soft-page-break/>
      <text:p text:style-name="P1203">Jeśli chodzi o sprawy zniesienia kary śmierci, no my uważaliśmy, że w sytuacji, w której nawet ze strony pana ministra, co oczywiście jest bardzo pozytywnym zjawiskiem, występuje projekt moratorium, to kompromis w postaci moratorium<text:s/><text:span text:style-name="T1204">b</text:span>y<text:span text:style-name="T1205">łb</text:span>y<text:s/><text:span text:style-name="T1206">w</text:span><text:s/>pełni uzasadniony, no na całym świecie nie znam przypadku, a zajmowałem się karą śmierci, by wprowadzono karę śmierci w wyniku powiedzmy referendum ludowego. Na ogół wprowadza się moratorium i ludzie się przekonują, że kara śmierci nikomu, z punktu widzenia zapobiegania przestępczości, nie jest potrzebna i wtedy zwykle to moratorium kończy się zniesieniem kary śmierci. Rzeczywiście pod wpływem różnych wydarzeń powiedzmy w Stanach Z<text:span text:style-name="T1207">je</text:span>dnoczonych, jak powiedzmy zabójstwo Mansona, czy inne, to wpływa oczywiście na różne zmiany z tym, że po uspokojeniu się<text:s/><text:span text:style-name="T1208">at</text:span>mosfery zwykle ta kara śmierci jest znoszona i w krajach europejskich<text:s/>z<text:s/>wyłączeniem krajów so<text:span text:style-name="T1209">cj</text:span>alistycznych, z tym, że tutaj wyjątkiem chlubnym jest NRD, rzeczywiście nigdzie kary śmierci nie ma i nie orzeka jej się.</text:p>
      <text:p text:style-name="P1210">Niemniej mówię znowu, czy rzeczywiście w tym gremium mielibyśmy rozpoczynać szeroką dyskusję nad zniesienie<text:span text:style-name="T1211">m</text:span><text:s/>kary śmierci, czy nad moratorium, to oczywiście ja to już przedstawiam do dyskusji.</text:p>
      <text:p text:style-name="P1212">Sprawa, która dla nas jest naprawdę niezmiernie ważna, to jest sprawa wpisania przy okazji regulacji uprawnień<text:span text:style-name="T1213"><text:s/></text:span>prezydenta, prawidłowo, to znaczy zgodnie z naszymi ustaleniami jego zadań w zakresie powoływania sędziów.</text:p>
      <text:p text:style-name="P1214">Przypominam, że w tym zresztą, w tym samym dokumencie, który pan minister Balcer przedstawiał jest powiedziane, że w związku z tym podzespół rekomendu<text:span text:style-name="T1215">je</text:span>, by uprawnione podmioty wystąpiły o niezwłoczne wprowadzenie do sys<text:span text:style-name="T1216">te</text:span>mu prawa. No, dla nas niezwłoczne, nie upieramy się jeśli chodzi o zmianę ustawy o ustroju sądów powszechnych, o sądzie Najwyższym,<text:s/>ustawy o Krajowej Radzie Sądowniczej, chocia<text:span text:style-name="T1217">ż</text:span>, no, ja złożyłem panu ministrowi Balcerowi taką deklarację, że my byśmy bardzo szybko te projekty przygotowali, ale rozumiem, że rząd jest w innej sytuacji, są uzgodnienia, formalności. Tu rzeczywiście można byłoby z tego zrezygnować.</text:p>
      <text:p text:style-name="P1218">Natomiast jeżeli się zmienia<text:s/>Konstytucję i t<text:span text:style-name="T1219">o</text:span><text:s/>właśnie w zakresie uprawnień prezydenta, pozostawić jego dotychczasowe uprawnienia, bez zakotwiczenia Krajowej Rady Sądownictwa, na której wniosek będzie powoływał prezydent sędziów, no to wydaje nam się trudne do przyjęcia. To by bardzo podważyło wiarygodność naszych ustaleń, bo przecież chodziło o zmiany<text:s/><text:span text:style-name="T1220">niez</text:span>w<text:span text:style-name="T1221">ł</text:span>oczne i niewątpliwie nie będzie się za tydzień czy za dwa znowu zmieniać<text:s/>Konstytucji w zakresie uprawnień prezydenta, mówię za tydzień, za dwa nawet i za pół roku. Czyli wszystko by zawisło w powietrzu.</text:p>
      <text:p text:style-name="P1222">Dlatego dla nas jest rzeczą oczywistą, że wprowadzenie do<text:s/>Konstytucji Krajowej Rady Sądownictwa przez zapis, że prezydent powołuje sędziów na ich wniosek, na jej wniosek spośród przez nią przedstawionych kandydatów, no to jest naprawdę jedno zdanie, ale ono ostatecznie potwierdza, że nasze ustalenia są wiążące, po prostu są wiążące.</text:p>
      <text:p text:style-name="P1223">No zapis o nieusuwalności sędziów jest dla nas też ogromnie ważnym, bo wiadomo jak to dotychczas z tymi sędziami było, no niemniej wyraźnie chciałbym powiedzieć, że zakotwiczenie Krajowej R<text:span text:style-name="T1224">ady</text:span><text:s/><text:span text:style-name="T1225">S</text:span>ądowni<text:span text:style-name="T1226">ct</text:span>wa w<text:s/>Konstytucji poprzez wyraźne określenie w jaki sposób sędziowie są powoływani przez prezydenta jest ważniejsze. To można jeszcze odsunąć, chociaż ustaliliśmy, zapis wspólnie, który nie powinien w zakresie nieusuwalności sędziów technicznych jakichś kłopotów nastręczać, bo po prostu ten zapis został przygotowany. Tyle chciałem powiedzieć, dziękuję.</text:p>
      <text:soft-page-break/>
      <text:p text:style-name="P1227"><text:span text:style-name="T1228">Przewodnicząc</text:span><text:span text:style-name="T1229">y</text:span>:</text:p>
      <text:p text:style-name="P1230">Dziękuję bardzo. Kto prosi o głos? Proszę bardzo.</text:p>
      <text:p text:style-name="P1231"><text:span text:style-name="T1232">Ob.<text:s/></text:span><text:span text:style-name="T1233">J</text:span><text:span text:style-name="T1234">anusz Reykowski</text:span>:</text:p>
      <text:p text:style-name="P1235"><text:span text:style-name="T1236">W</text:span><text:s/>odpowiedzi pana prof. Strzembosza zdawało się wynikać, ale nie jestem tego pewien właśnie, że są dwie kwestie nieuzgodnione. Jedna dotyczy wpisania takiej klauzuli, czy jak to określić poprawnie, d<text:span text:style-name="T1237">o</text:span><text:s/>Konstytucji odnośnie zadań<text:span text:style-name="T1238"><text:s/></text:span>prezydenta, że powołuje sędziów na<text:s/><text:span text:style-name="T1239">W</text:span>niosek Krajowej Rady Sądownictwa, tak. To jest jeden punkt.</text:p>
      <text:p text:style-name="P1240">A drugi - nieusuwalność sędziów - prosiłbym o wyjaśnienie czy tylko tę, czy tak, czy jeszcze coś innego.</text:p>
      <text:p text:style-name="P1241"><text:span text:style-name="T1242">Prof. Adam Strzembosz</text:span><text:span text:style-name="T1243">:</text:span></text:p>
      <text:p text:style-name="P1244">Otóż chciałbym powiedzieć tak, że my oczywiście przygotowaliśmy zapis o tym<text:s/><text:span text:style-name="T1245">z</text:span><text:s/>kogo się składa Krajowa Rada Sądownictwa, bo zwykle w konstytucji jeżeli się jakąś instytucję, tam wymienia, no, tej rangi co Krajowa Rada Sądownictwa, to jakiś zapis o Krajowej Radzie Sądownictwa być musi, niemniej z punktu widzenia, no, wypełnienia tego kontraktu, to najważniejsze jest ograniczenie powoływania przez prezydenta sędziów do tych, którzy zostaną zgłoszeni przez Krajową Radę Sądownictwa, której on zresztą z urzędu przewodniczy.</text:p>
      <text:p text:style-name="P1246">Kwestia nieusuwalności sędziów też oczywiście sprawa to jest ważna, z tym, że chcę jeszcze jedno powiedzieć, dlaczego my jesteśmy zaniepokojeni brakiem tych zapisów, które wynikają z zawartego porozumienia, bo jednak w projekcie zmian<text:s/>Konstytucji pewne rzeczy dotyczące sędziów zrobiono.<text:s/>Dlatego, że zawarto tam zapis uchylający kadencyjność sędziów Sądu N<text:span text:style-name="T1247">aj</text:span>wyższego. I wtedy powstanie pytanie,<text:s/>regulowano kwestię sędziów, no, bo sędziowie Sądu Najwyższego to też sędziowie, dlaczego pominięto to co zostało tutaj ustalone właśnie i w zakresie pewnej formuły, że sędziowie są usuw<text:span text:style-name="T1248">aI</text:span>ni, no, z przyczyn, które tu są wymienione, i formuły, która dotyczy sposobu powoływania sędziów. No dla każdego interpretatora tych zmian będzie jasne, że to po prostu Sejm odrzucił. Bo jeżeli tego zapisu nie umieścił, no to jakieś musiały być tego racje. My tego po prostu nie możemy tak pozostawić. To jest moje dodatkowe wyjaśnienie.</text:p>
      <text:p text:style-name="P1249"><text:span text:style-name="T1250">Pr</text:span><text:span text:style-name="T1251">ze</text:span><text:span text:style-name="T1252">wodn</text:span><text:span text:style-name="T1253">icz</text:span><text:span text:style-name="T1254">ący</text:span><text:span text:style-name="T1255">:</text:span></text:p>
      <text:p text:style-name="P1256">Proszę bardzo.</text:p>
      <text:p text:style-name="P1257"><text:span text:style-name="T1258">Ob. Piotr Winczorek</text:span>:</text:p>
      <text:p text:style-name="P1259">Ja chciałem powiedzieć rzecz następującą, właściwie przeczytam fragment tekstu. To jest przemówienie naszego posła wczoraj w Sejmie wygłoszone, które odnosi się do kwestii, o której była mowa przed chwilą.</text:p>
      <text:p text:style-name="P1260">Problematyka niezawisłości sędziowskiej nie wyczerpuje się w granicach kadencyjności. Sądy powszechne nie są kadencyjne, nie oznacza to jednak, że nie wywierane są na sędziów tych sądów żadne naciski.</text:p>
      <text:p text:style-name="P1261">W odniesieniu do tej kategorii sędziów takim elementem nacisku była co na<text:span text:style-name="T1262">j</text:span>mniej do niedawna polityka mianować, awansów i odwołań wprowadzona wyłącznie przez grupy, przez organy władzy administra<text:span text:style-name="T1263">cj</text:span>i bez istotnego udziału czynnika społecznego.<text:s/>Dlatego też należy uczynić niezbędny krok do przodu i utworzyć Krajową Radę Sądownictwa wyłaniającą kandydatury sędziowskie do decyzji Prezydenta Rzeczpospolitej.</text:p>
      <text:soft-page-break/>
      <text:p text:style-name="P1264">Te same przesłanki<text:s/><text:span text:style-name="T1265">ak</text:span>sjologiczne przemawiają za wprowadzeniem do<text:s/>Konstytucji normy prawnej gwarantującej sędziom n<text:span text:style-name="T1266">ie</text:span>n<text:span text:style-name="T1267">ar</text:span>usz<text:span text:style-name="T1268">a</text:span>lność ich stanowisk,<text:s/><text:span text:style-name="T1269">z</text:span><text:s/>dopuszczeniem jednego wyjątku wyroku sądowego. Co do tego wyjątku mam wątpliwości, bo to chyba nie tylko o taki wyjątek chodzi.</text:p>
      <text:p text:style-name="P1270"><text:span text:style-name="T1271">Przewodnicząc</text:span><text:span text:style-name="T1272">y</text:span>:</text:p>
      <text:p text:style-name="P1273">Dziękuję bardzo. Pan minister Balcer.</text:p>
      <text:p text:style-name="P1274"><text:span text:style-name="T1275">Ob. Łukasz Balcer</text:span>:</text:p>
      <text:p text:style-name="P1276">Ponieważ istota sprowadza się, bo jesteśmy bardzo blisko pewnych ustaleń, właściwie jest kwestia tylko co do miejsca, czy w tej ustawie o zmianie<text:s/>Konstytucji, czy teraz, czy w opracowywanej konstytucji tej nowej, ten problem ma być uregulowany.</text:p>
      <text:p text:style-name="P1277">Chciałbym przedłożyć pewną propozycję, uzupełniając swoją - tą pierwszą, którą złożyłem podczas pierwszej wypowiedzi, żeby nie tylko w tym dokumencie co włączy Polaków lub w podobnym brzmieniu, przepraszam nie wiem jaka będzie jego - czy w umowie społecznej, zawrzeć ten postulat o celowości dokonania zmiany<text:s/>Konstytucji przez wprowadzenie tych dwóch nieuzgodnionych kwestii, ale także może w drodze wyjątku, w tej sprawie, a może i w kilku innych potem, ale w tej sprawie, o której chcę powiedzieć właśnie, którą omawiamy, żeby zwrócić się do Sejmu.</text:p>
      <text:p text:style-name="P1278">Proszę państwa, jesteśmy w takiej sytuacji, sam byłem wczoraj w części i dzisiaj na posiedzeniu Sejmu, jest pewna określona sytuacja, czy nie byłoby możliwe rozważenie takiej sytuacji, że - a myślę, że byłoby nawet dobrze przyjęte, gdyby<text:s/><text:span text:style-name="T1279">„</text:span>okrągły stół”<text:s/>w kwestiach nie tych n<text:span text:style-name="T1280">aj</text:span>istotniejszych, ale bardzo ważnych, jak na przykład te, które omawiamy, poinformował w dokumencie, czy w inny sposób, bo na uzgodnienia powinniśmy być otwarci, gdyby propozycja była chociaż trochę zasadna, przekazać informację w omawianiu spraw nieusuwalności sędziów, na przykład lub sprawy powołania Krajowej Rady N<text:span text:style-name="T1281">a</text:span>rodowej Sądowniczej, że<text:s/>przy<text:s/>„okrągłym stole”<text:s/>uzgodniono, są wszyscy zgodni co do zasady powołania Krajowej Rady Sądowniczej i nieusuw<text:span text:style-name="T1282">al</text:span>ności sędziów.</text:p>
      <text:p text:style-name="P1283">Że natomiast różnimy się pewnymi poglądami, czy nie uzgodniliśmy kwestii czasu ich wprowadzenia i trybu. I gdyby przekazać taką sprawą raz jedną przykładowo Sejmowi, temu, który w tej chwili obraduje, do tego projektu ustawy o zmianie<text:s/>Konstytucji teraz w tej chwili, do rozważenia tej kwestii, jeśli Sejm uzna niech wprowadzi do tych zmian<text:s/>Prezydenta, Senatu i tą kwestię.</text:p>
      <text:p text:style-name="P1284">Proszę uprzejmie rozważy<text:span text:style-name="T1285">ć</text:span>, miałoby to jeszcze jeden walor wobec tak dość krytycznych uwag nie tylko poselskich, ale i społecznych, że szanujemy Sejm, a to jest przecież dobra wola obydwu stron. Byłby to pierwszy, a może i jedyny, ale na pewno pierwszy taki przypadek, który myślę dobrze by odbił się<text:s/><text:span text:style-name="T1286">w</text:span><text:s/>społeczeństwie. Taką, jak chciano, szukając kompromisowego rozwiązania, przedłożyć propozycję.</text:p>
      <text:p text:style-name="P1287"><text:span text:style-name="T1288">P</text:span><text:span text:style-name="T1289">rz</text:span><text:span text:style-name="T1290">ewodnicząc</text:span><text:span text:style-name="T1291">y</text:span><text:span text:style-name="T1292">:</text:span></text:p>
      <text:p text:style-name="P1293">Dziękuję bardzo. Proszę bardzo, prof. Strzembosz.</text:p>
      <text:p text:style-name="P1294"><text:span text:style-name="T1295">Ob. Adam Strzembosz</text:span>:</text:p>
      <text:p text:style-name="P1296">Proszę państwa, ja przypominam, że w sprawozdaniu właśnie dotyczącym uzgodnień odnoszących się do sądów i niezawisłości sędziowskiej mamy sformułowanie<text:s/>„niezwłocznie”.</text:p>
      <text:p text:style-name="P1297">Jeżeli to sformułowanie było interpretowane w ten sposób, że w ciągu trzech lat to jest niezwłocznie, to rzeczywiście ja tego terminu nie rozumiem, a w każdym razie nie rozumiałem wtedy, kiedy to podpisywałem. To jest jeden wzgląd.</text:p>
      <text:soft-page-break/>
      <text:p text:style-name="P1298">Z drugiej strony jestem przekonany, że właśnie ta kwestia zostanie przez parlament i też oczywiście przez Stronnictwo Demokratyczne, które od dawna wnosiło tego rodzaju propozycje, przecież to mi jest doskonale znane, ale nie tylko p<text:span text:style-name="T1299">r</text:span>z<text:span text:style-name="T1300">e</text:span>z Stronnictwo Demokratyczne, bardzo usilnie poparte.</text:p>
      <text:p text:style-name="P1301">Kwestia niezawisłości sędziów to nie jest sprawa akurat<text:s/>„Solidarności”, albo jakichś innych kręgów opozycyjnych. To jest sprawa ważna dla całego narodu i wydaje mi się, że jeżeli przedstawiciel Stronnictwa Demokratycznego określone stanowisko w Sejmie zaprezentow<text:span text:style-name="T1302">ał,</text:span><text:s/>to my tylko z autopoprawką w tym zakresie jak gdyby wyjdziemy naprzeciw temu, to znaczy nie my, tylko państwo, prawda, druga strona, wyjdzie naprzeciw pewnym oczekiwaniom społecznym, a przynajmniej oczekiwaniom Stronnictwa Demokr<text:span text:style-name="T1303">at</text:span>ycznego.</text:p>
      <text:p text:style-name="P1304"><text:span text:style-name="T1305">Przewodni</text:span><text:span text:style-name="T1306">cz</text:span><text:span text:style-name="T1307">ąc</text:span><text:span text:style-name="T1308">y</text:span><text:span text:style-name="T1309">:</text:span></text:p>
      <text:p text:style-name="P1310">Proszę bardzo.</text:p>
      <text:p text:style-name="P1311"><text:span text:style-name="T1312">Ob. Zdzisław Jarosz</text:span>:</text:p>
      <text:p text:style-name="P1313">Otóż ja rozumiem, że wniosek pana ministra zmierza w zasadzie w tym kierunku, aby przekazać Sejmowi ustalenia merytoryczne dotyczące problematyki, która znajdzie się w<text:s/>Konstytucji w zakresie dotyczącym wymiaru sprawiedliwości i sądów. Jest tylko problem, w jakiej formie, bo ja już nawet nie mówię kiedy, w jakiej formie.</text:p>
      <text:p text:style-name="P1314">Mianowicie gdybyśmy mieli przed postulować, aby znalazło się to koniecznie w tym tekście zmiany<text:s/>Konstytucji, który już został zreferowany w Sejmie, jest po pierwszym czytaniu, no to by znaczyło, że Rada Państwa musiałaby w najbliższym czasie, no, przyzwoitość nakazuje właściwie jutro, bo jutro rozpoczyna pracę Komisja Nadzwyczajna Sejmu, przekazać gotowy projekt sformułowań, to znaczy już przedyskutowanych i zaakceptowanych także przez nas sformułowań, propozycji zmian konstytucyjnych. No, bo jesteśmy po pierwszym c<text:span text:style-name="T1315">zyt</text:span>aniu projektu ustawy.</text:p>
      <text:p text:style-name="P1316">Czy komisja Sejmu natomiast, gdybyśmy, czy Rada Państwa jest w stanie to jutro zrobić, gdybyśmy byli w stanie przedyskutować i zaakceptować te s<text:span text:style-name="T1317">form</text:span>u<text:span text:style-name="T1318">ło</text:span>w<text:span text:style-name="T1319">an</text:span>ia, bo tu już nie jest kwestia tylko idei ogólnej, no, ale rozumiem, że konkretnych propozycji konstytucy<text:span text:style-name="T1320">jn</text:span>ych. Nie wiem, czy jesteśmy w stanie to zrobić.</text:p>
      <text:p text:style-name="P1321">A po drugie, wydaje mi się, że propozycja, którą przedkłada pan minister jest o tyle taktyczna, że komisja Sejmu pracująca nad tą sprawą, no sama rozstrzygnie, czy może już włączyć tę problematykę w postaci konkretnych propozycji, które wtedy moglibyśmy właściwie jako propozycje nieuzgodnione nawet przekazać jako materiał roboczy, myślę o tych pewnych propozycjach sformułowań konstytucyjnych komisji, która by z nich skorzystała, gdyby uznała, że włączy jeszcze ten tekst do obecnej zmiany konstytuc<text:span text:style-name="T1322">yj</text:span>n<text:span text:style-name="T1323">ej.</text:span><text:s/>Bo ja rozumiem doskonale, że jednak uzupełnienie<text:s/>Konstytucji o cały w końcu jednak pakiet nowych zagadnień nie jest sprawą tak prostą, jak samo przekazanie idei, która słusznie może być przekazana już w tej chwili.</text:p>
      <text:p text:style-name="P1324">Dziękuję bardzo.</text:p>
      <text:p text:style-name="P1325"><text:span text:style-name="T1326">Przewodniczący</text:span><text:span text:style-name="T1327">:</text:span></text:p>
      <text:p text:style-name="P1328">Dziękuję. Pan Adam Michnik.</text:p>
      <text:p text:style-name="P1329"><text:span text:style-name="T1330">Ob. Adam Michnik</text:span>:</text:p>
      <text:p text:style-name="P1331">Ja pytanie mam do pana profesora R<text:span text:style-name="T1332">e</text:span>ykowskiego. Czy pan profesor widzi jakieś argumenty przeciwko temu, żeby pańska strona zwróciła się do frakcji parlamentarnej PZPR, żeby taki wniosek w Sejmie<text:s/><text:soft-page-break/>przeforsowała, jeśli nie ma merytorycznych zastrzeżeń?</text:p>
      <text:p text:style-name="P1333"><text:span text:style-name="T1334">Przewodnicząc</text:span><text:span text:style-name="T1335">y</text:span>:</text:p>
      <text:p text:style-name="P1336">Profesor Bafia chciałby jako prawnik się wypowiedzieć.</text:p>
      <text:p text:style-name="P1337"><text:span text:style-name="T1338">Ob</text:span><text:span text:style-name="T1339">.</text:span><text:span text:style-name="T1340"><text:s/>Bafia</text:span>:</text:p>
      <text:p text:style-name="P1341">Jako prawnik panie przewodniczący.</text:p>
      <text:p text:style-name="P1342">Zupełnie jako prawnik, bo jestem z całą sympatią dla idei, wydaje mi się, że to jest bardzo potrzebna do realizacji idea.</text:p>
      <text:p text:style-name="P1343">Natomiast jest kilka takich już problemów chyba tylko od strony tego, jak do tej sprawy podejść. A więc są tutaj na tle tej<text:s/>Konstytucji i w związku z przygotowywaniem tego tematu, są pewne sprawy, które po prostu chciałbym zasygnalizować, ponieważ toczy się to może bez tych elementów.</text:p>
      <text:p text:style-name="P1344">Więc pierwszą taką, pierwszym takim elementem, który chyba byłby istotny w tej sprawie, to jednak byłoby dobrze, takie mam wrażenia z wielu rozmów, także muszę powiedzieć, wśród kolegów<text:s/>uniwersyteckich, że byłoby dobrze, gdyby ten projekt był szerzej skonsultowany, jak, jaka, koncepcja, jaka ilość przedstawicieli, jaka ilość, choć w zasadzie chyba on w tej postaci uzyskałby poparcie szerokie. Ale przyjęcie tego projektu, wniesienie go w ogóle bez szerszej konsultacji z samorządem sędziowskim, na którego s<text:span text:style-name="T1345">taw</text:span>i<text:span text:style-name="T1346">am</text:span>y, wydaje się, że jednak jest pewnym krokiem, mówię jeszcze raz jako doradca tutaj nie w sensie wpływania na decyzje jakoś tak jednostronnie.</text:p>
      <text:p text:style-name="P1347">Druga słabość, którą dopatruję się w tych rozwiązaniach w tej chwili, związana jest z tym, że mamy tu koncepcje, kiedy prezydent mianuje sędziów i prezydent przewodniczy radzie. No jest w tym pewna słabość. Możliwe, że byłaby lepsza sytuacja, gdyby przewodniczył radzie tak jak jest tam przewidziane jako zastępca, czy<text:s/>minister<text:s/>sprawiedliwości, a<text:s/>prezy<text:span text:style-name="T1348">d</text:span>ent byłby odbiorcą tych wniosków. Nie zmienia to<text:s/>merytorycznie sprawy, jest to tylko przykład, że są tu pewne problemy, które wymagałyby jeszcze może zastanowienia się. Możliwe, że jest to sprawa możliwa do przygotowania jeszcze tutaj w jakimś gronie, które by się wyłoniło, prawda, i przygotowało to stanowisko<text:span text:style-name="T1349">.</text:span><text:s/>Choć dla mnie osobiście jest ten pierwszy aspekt takiego poz<text:span text:style-name="T1350">a</text:span><text:s/><text:span text:style-name="T1351">s</text:span>ędziowskiego rozstrzygnięcia tej sprawy dość ważny. Dlat<text:span text:style-name="T1352">e</text:span>go, że w środowisku sędziowskim problem nieusuw<text:span text:style-name="T1353">al</text:span>ności, problem w szczególności jest chyba jaśniejszy, jest bardziej wyraźny. Natomiast problem tych w ogóle organizacji, przygotowywania wniosków kadrowych prawda, wniosków typu nominacyjnego, jest problemem mniej analizowanym i w związku z tym taka konsultacja byłaby pożyteczna.</text:p>
      <text:p text:style-name="P1354">I wreszcie jest trzecia uwaga, która tutaj występuje ,właśnie no, nie chciałbym tego w takiej postaci stawiać, ale państwo zaprezentowaliście stanowisko przeciwko radom, konstytu<text:span text:style-name="T1355">cj</text:span>onaliza<text:span text:style-name="T1356">cj</text:span>i rad. Radę prezydencką wyrzucono, znaczy proponuje się wyrzucić dlatego, żeby nie konstytu<text:span text:style-name="T1357">cj</text:span>onalizować rad.</text:p>
      <text:p text:style-name="P1358">Wydaje mi się, że jest tu jakiś problem. Odrzucamy radę prezydencką, a wprowadzamy radę sądownictwa. Więc być może, że należałoby weryfikować jeszcze te wnioski co do pierwszej sprawy. W każdym razie miałbym takie, już zupełnie prawnicze jak powiedziałem, przy sympatii dla tego pomysłu, dla potrzeby jego realizacji, miałbym tutaj taką uwagę. Trzeba byłoby się tutaj jeszcze chyba w tym kontekście jakoś rozważyć, czy idea braku konstytu<text:span text:style-name="T1359">cj</text:span>onaliza<text:span text:style-name="T1360">cj</text:span>i czy niechęci konstytu<text:span text:style-name="T1361">cj</text:span>onaliza<text:span text:style-name="T1362">cj</text:span>i rad ma być wiodącą w tym projekcie, czy też rezygnujemy z niej, bo wszystko to się sprowadza, oczywiście nie do odrzucenia myśli, tylko do formy dlatego, że słuchaliśmy argumentu sympatycznego też, że jeżeli prezydent chce<text:s/><text:soft-page-break/>powołać radę, będzie prawdopodobnie ustawa o urzędzie<text:s/>Prezydenta i tam będzie miejsce na to, żeby, prawda, określić tą radę, jej zadania, charakter, z kogo ona się składa itd<text:span text:style-name="T1363">.</text:span><text:s/>No i to oczywiście rzutowałoby także na inne rady, to znaczy, że są powoływane w ustawie o ustroju sądów, prawda, tam się powołuje wszystkie określa, wszystkie jej kompetencje, sposób powoływania, procedowania jej, prawda, itd., a wnioski jej<text:s/>szłyby<text:s/>do tego.</text:p>
      <text:p text:style-name="P1364">Jest tutaj na marginesie oczywiście tego taka sprawa, że gdyby przyjąć, że rady nie trzeba powoływać w<text:s/>Konstytucji w tej chwili, to sprawa ustawy o ustroju sądów mogłaby oczywiście być niezależnie od<text:s/>Konstytucji wnoszona i realizowana, prawda.</text:p>
      <text:p text:style-name="P1365">Natomiast jeśli oczywiście, by zmieniła się sama zasada, no to wtedy wraca ten u mnie sympatyczny nurt, ta sympatyczna postawa dla rady jako takiej.</text:p>
      <text:p text:style-name="P1366">To są chyba takie, jeszcze raz chciałbym podkreślić, że po prostu tak chciałem przedstawić więcej argumentów do tej dyskusji z tym takim odniesieniem, że sympatia jest po stronie projektu, natomiast po prostu zostawiam do rozważenia wszechstronnego okoliczności, które występują, jeśli chodzi o realizację tego projektu w tej chwili, czy w niedługiej przyszłości, prawda, czy też...</text:p>
      <text:p text:style-name="P1367">Chcę przy okazji powiedzieć, że gdyby to było realizowane w nowej konstytucji, to nowa konstytucja będzie uchwalana na pewno 2/3 głosów i wtedy te wszystkie dyskusje, które się toczą na temat wpływu ugrupowań politycznych, jakie się wyłonią po najbliższych wyborach, jeśli się tak wyłonią,<text:s/><text:span text:style-name="T1368">j</text:span>a<text:span text:style-name="T1369">k</text:span><text:s/>się tutaj analizuje, no to opozycja będzie miała decydujący wpły<text:span text:style-name="T1370">w</text:span>;<text:s/><text:span text:style-name="T1371">b</text:span>ez niej nic w nowej konstytucji nie stanie, prawda. Także jest gwarancja, że to wszystko w konstytucji mogłoby być re<text:span text:style-name="T1372">al</text:span>izowane w przyszłości też.</text:p>
      <text:p text:style-name="P1373">Ale takiego wniosku nie formułuję.</text:p>
      <text:p text:style-name="P1374"><text:span text:style-name="T1375">P</text:span><text:span text:style-name="T1376">rz</text:span><text:span text:style-name="T1377">ewodniczący</text:span>:</text:p>
      <text:p text:style-name="P1378">Dziękuję. Głos ma prof. Strzembosz.</text:p>
      <text:p text:style-name="P1379"><text:span text:style-name="T1380">Ob</text:span><text:span text:style-name="T1381">.</text:span><text:span text:style-name="T1382"><text:s/>Adam Strzembosz</text:span>:</text:p>
      <text:p text:style-name="P1383">Proszę państwa, ja chciałbym o dwóch sprawach powiedzieć i bardzo poważnie. Bardzo poważnie.</text:p>
      <text:p text:style-name="P1384">Pierwsza sprawa jest - dotyczy tego o czym mówił pan minister Bafia - konsultacje. Ta sprawa była konsultowana nie tylko z sędziami<text:s/>„Solidarności”<text:s/>w 1981 r., ale z sędziami w związku autonomicznym, który reprezentował raczej wyraźnie drugą stronę. Nie tylko była przez pana ministra Zawadzkiego podpisana umowa co do tego, że tak właśnie będzie,<text:s/><text:span text:style-name="T1385">a</text:span>le był pierwszy prezes wybrany przez ministra spośród kandydatów przedstawionych przez Zgromadzenie Ogólne Sędziów.</text:p>
      <text:p text:style-name="P1386">To co my proponujemy, to jest cofnięcie się w stosunku do tego, co było wynego<text:span text:style-name="T1387">cj</text:span>owane ze związkiem autonomistów w 1981 r. My proponujemy tylko konsultowanie prezesów przez Zgromadzenie Ogólne l<text:span text:style-name="T1388">ub</text:span><text:s/>przez Kolegium Sędziowskie powoływanych przez ministra.</text:p>
      <text:p text:style-name="P1389">Natomiast wszyscy sędziowie domagali się od wielu lat i to zarówno partyjni jak bezpartyjni, żeby mieli wpływ na awansowanie ich kolegów do wyższych sądów łącznie z Sądem Najwyższym. To było tak przed wojną i nie ma żadnych powodów, żeby po wojnie miało być inaczej. Jest to też również istotna, powiedziałbym, n<text:span text:style-name="T1390">aj</text:span>istotniejsza gwarancja właściwego doboru<text:s/>sędziów, jeżeli Zgromadzenia<text:s/><text:span text:style-name="T1391">O</text:span>gólne proponują sędziów do wyboru spośród nich przez Krajową Radę Sądownictwa najlepszych do przedstawienia prezydentowi do mianowania, jak też niezawisłości sędziowskiej, bo w ten sposób skończylibyśmy z tymi szybko awansującymi do sądu wo<text:span text:style-name="T1392">je</text:span>wódzkiego sędziami, którzy przedtem z<text:s/><text:soft-page-break/>własnymi ławnikami chodzili od wydziału do wyd<text:span text:style-name="T1393">z</text:span>iału, żeby osądzić właściwie określoną sprawę polityczną.</text:p>
      <text:p text:style-name="P1394">Także to jest zabezpieczenie niezawisłości sędziowskiej, a nie danie wyrazu naszym kolektywistycznym czy innym nastawieniom. Jest to dla mnie rzecz podstawowa.</text:p>
      <text:p text:style-name="P1395">Poza tym Krajowa Rada Sądownictwa, to<text:s/><text:span text:style-name="T1396">je</text:span>st wyr<text:span text:style-name="T1397">az</text:span><text:s/>trójpodziału władz, o których nie ja rozpocząłem rozmowę, tylko na X Plenum by<text:span text:style-name="T1398">ł</text:span>a na ten temat teza i minister Kiszczak na ten temat się wypowiadał i minister Balcer w prasie i na<text:s/>„okrągłym stole”.</text:p>
      <text:p text:style-name="P1399">Czyli Krajowa Rada Sądownictwa, to nie jest żaden wymysł Strzembosza i jego kolegów, tylko jest to realizacja pewnej zasady, którą wysunięto jako realizowaną w przyszłości w większym zakresie zasadę - bardzo ważną dla państwa. To jest proszę państwa jedna sprawa.</text:p>
      <text:p text:style-name="P1400">Ale druga jest dla mnie równie ważna. Albo nasze porozumienia traktowane są poważnie, albo nie. Jeżeli są traktowane poważnie, to nie odsyła się tego do... za trzy lata i do konsultacji z sędziami. Z tym, że chcę powiedzieć, że we wtorek miałem spotkanie z sędziami lubelskimi, zostałem rzęsistymi oklaskami pożegnany nie dlatego, że jestem przedstawicielem<text:s/>„Solidarności”, bo pod tym względem było dużo ostrych zapytań i zarzutów, i wcale tu nie miałem wielkiego poparcia.<text:s/>Ale dlatego, że przedstawiłem system zabezpiecz<text:span text:style-name="T1401">aj</text:span>ący niezawisłość sędziowską integrujący sędziów, dający szansę na stworzenie etosu sędziego w Polsce Ludowej. I dlatego byłem tak pożegnany. Uważam to za zupełnie świeżą konsultację i zupełnie niezaplanowaną przez<text:s/>„Solidarność<text:span text:style-name="T1402">”</text:span>, bo byłem tam zaproszony.</text:p>
      <text:p text:style-name="P1403">Także chciałbym powiedzieć, że możemy szukać różnych form<text:s/>nierealizowania<text:s/>zawartyc<text:span text:style-name="T1404">h</text:span><text:s/>porozumień. I my też moglibyśmy przed wyborami powiedzieć, że coś chcielibyśmy jeszcze z kimś skonsultować.</text:p>
      <text:p text:style-name="P1405">Ale jeżeli to cośmy<text:span text:style-name="T1406"><text:s/></text:span>ustalili wzajemnie nas wiąże, to bardzo bym prosił, żeby tego rodzaju propozycje, jak konsultacja, kiedy już wszystko zostało ustalone i bardzo porządnie skonsultowane przez kilkanaście lat, nie było wys<text:span text:style-name="T1407">u</text:span>wane.</text:p>
      <text:p text:style-name="P1408"><text:span text:style-name="T1409">Przewodniczący</text:span>:</text:p>
      <text:p text:style-name="P1410">Dziękuję. Głos ma prof. Reykowski.</text:p>
      <text:p text:style-name="P1411"><text:span text:style-name="T1412">O</text:span><text:span text:style-name="T1413">b. Janusz Reykowski</text:span>:</text:p>
      <text:p text:style-name="P1414">Pan Michnik zadał mi pytanie. I komu zadano pytanie, powinien odpowiedzieć.</text:p>
      <text:p text:style-name="P1415">Ja dosyć czuję się niepewnie w tej materii, ponieważ rozumiem jej sens polityczny, ale chciałem dokładnie rozeznać się w całej szczegółowości ustaleń, jak<text:span text:style-name="T1416">i</text:span>e tutaj z tym się muszą wiązać. Dlatego ciągle jeszcze przedtem nim odpowiadam na pytanie, to chciałbym się... sam je zadawać.</text:p>
      <text:p text:style-name="P1417">Rozumiem, że bardzo ważną jest kwestia, aby nie wyjść z naszych obrad w dniu dzisiejszym<text:s/>„okrągłego stołu”<text:s/>z takim poczuciem, że s<text:span text:style-name="T1418">fo</text:span>rmułowano pewne obietnice i deklaracje, dotyczące ważnej sprawy społecznej, której realizacja odłożona jest w dosyć odległą i nieokreśloną przyszłość. Że chodzi<text:s/>o to, żeby porozumieć się, co do kroków, które nadają wyraźnie, które wskazują, że to nie jest po prostu, jak to się mówi lipservice, to znaczy składanie - po prostu mówienie na jakiś temat, ale rzeczywiste działanie w tym kierunku.</text:p>
      <text:p text:style-name="P1419">I dlatego chciałbym prosić również i pana ministra Balcera o to, żeby dokładniej wyjaśnił jakiego rodzaju konsekwencje<text:span text:style-name="T1420">,</text:span><text:s/>czy jakiego rodzaju rzeczy można by zrobić już teraz, względnie jakie są przeciwwsk<text:span text:style-name="T1421">az</text:span>ania, aby rzeczy w tej chwili jeszcze nie podejmować, tylko przesuwać na później, znaczy na kiedy, w jakim momencie czasowym, od czego by to miało zależeć itd. Bo gdyby to później miała być przyszła konstytu<text:span text:style-name="T1422">c</text:span>ja,<text:s/><text:soft-page-break/>to rozumiem, że zaraz sprawa niezawisłości sędziowskiej odłożyłaby się w Polsce, zostałaby odłożona w Polsce na trzy lata, prawda, tak to by miało ten sens, jeśli dobrze rozumiem dotychczasową dyskusję.</text:p>
      <text:p text:style-name="P1423">Ale dlatego też sądziłbym, że dobrze by było, żebyśmy wszyscy starali się to zrozumieć, bo to znaczna część jest jednak ludzi, która jest poza - niespe<text:span text:style-name="T1424">cj</text:span>alistami, a dobrze by było, żebyśmy jakoś razem zbudowali sobie obraz tej sytuacji i zorientowali się gdzie s<text:span text:style-name="T1425">ą</text:span><text:s/>przeszkod<text:span text:style-name="T1426">y</text:span>.</text:p>
      <text:p text:style-name="P1427"><text:span text:style-name="T1428">Przewodniczący</text:span>:</text:p>
      <text:p text:style-name="P1429">Dziękuję. Proszę bardzo.</text:p>
      <text:p text:style-name="P1430"><text:span text:style-name="T1431">Ob. Janina Zakrzewska</text:span>:</text:p>
      <text:p text:style-name="P1432">Proszę panie ministrze, bo my jesteśmy tego samego zdania.</text:p>
      <text:p text:style-name="P1433"><text:span text:style-name="T1434">Przewodnicząc</text:span><text:span text:style-name="T1435">y</text:span>:</text:p>
      <text:p text:style-name="P1436">Czy pan minister chciałby wyjaśnienia teraz już udzielić, nie w toku dyskusji.</text:p>
      <text:p text:style-name="P1437"><text:span text:style-name="T1438">Ob. Łukasz Balcer</text:span>:</text:p>
      <text:p text:style-name="P1439">Prof. Reykowski się do mnie zwrócił, już tak nadusiłem, ale pani profesor zawsze ma pierwszeństwo oczywiście.</text:p>
      <text:p text:style-name="P1440"><text:span text:style-name="T1441">Ob. Janina Zakrzewska</text:span>:</text:p>
      <text:p text:style-name="P1442">Ja parę słów wobec tego w związku z<text:s/>tym<text:span text:style-name="T1443">,</text:span><text:s/><text:span text:style-name="T1444">no<text:s/></text:span>dość zdumiewającym dla mnie głosem pana prof. Bafii, co do konsultacji, to pan prof. Strzembosz już powiedział, ale jeszcze, żeby dla wszystkich było jasne, bo jak tutaj pan przewodniczący Reykowski powiedział, nie wszyscy są prawnikami, w pracach tego podzespołu - do spraw reformy prawa i sądów, brali udział pracownicy naukowi wielu uniwersytetów, wielu wydziałów prawa uniwersytetów w Polsce i większość tych nawet, którzy nie brali udziału, byli konsultowani.</text:p>
      <text:p text:style-name="P1445">Tekst, który tutaj pan minister był łaskaw przedstawić, uzgodniony przez obie strony i konsultowany również z członkiem tego zespołu panem gen. Szubińskim, z Prokuraturą Generalną, tu wszyscy byli zgod<text:span text:style-name="T1446">n</text:span>i, nikt nie podnosił żadnych wątpliwości merytorycznych co do tej sprawy.</text:p>
      <text:p text:style-name="P1447">Także myślę, że sprawy konsultacji możemy sobie darować.</text:p>
      <text:p text:style-name="P1448">Jednak podniesiony był drugi problem też dość zdumiewający, przepraszam bardzo,<text:s/><text:span text:style-name="T1449">ta</text:span>kże dlatego, że dziś tak trudno nam dojść do porozumienia, przez pana prof. Jarosza. Rozumiałam to w ten sposób, że projekt ustawy o zmianie<text:s/>Konstytucji wpłynął już do Sejmu i jak wobec tego to by wyglądało, że tut<text:span text:style-name="T1450">aj</text:span><text:s/>już<text:s/><text:span text:style-name="T1451">p</text:span>oszedł do drugiego czytania i my tutaj coś wnosimy. Nie, już odbyło się pierwsze, w Sejmie, jak rozumiem.</text:p>
      <text:p text:style-name="P1452">Więc rozumiem i taka była informacja w prasie, od strony czysto prawnej i tak dokładnie to podały wszystkie<text:s/>dzienniki w Polsce, zostały wniesione projekty ustaw, wnioskodawcy zapowiedzieli, że będą do tych projektów wnoszone poprawki<text:span text:style-name="T1453">.</text:span><text:s/>Tyle od strony prawnej<text:span text:style-name="T1454">.</text:span><text:s/>Pomijam już stronę polityczną, że przecież koledzy tut<text:span text:style-name="T1455">aj</text:span><text:s/>siedzący zapewnili n<text:span text:style-name="T1456">as,</text:span><text:s/>że te autopoprawki będą wniesione.</text:p>
      <text:p text:style-name="P1457">Wobec tego nie ma żadnych przeszkód natury<text:s/><text:span text:style-name="T1458">fo</text:span>rm<text:span text:style-name="T1459">al</text:span>no-prawnej, ażeby te projekty zmian o ustawie - projekt o zmianie ustawy konstytucyjn<text:span text:style-name="T1460">ej</text:span><text:s/>był uzupełniony o zapowiedziane od razu jednocześnie z wniesieniem autopoprawki wnioskodawców. Także mnie się wydaje, że tutaj nie ma naprawdę żadnych przeszkód, natomiast są konieczności natychmiastowego uregulowania pewnych spraw, bo skoro w proponowanym tekście pierwotnym, bo tak go traktuję, w uprawnieniach prezydenta jest mowa, że prezydent powołuje sędziów, no to to jest niekonsekwentne wobec tego całego uzgodnionego pakietu<text:s/><text:soft-page-break/>spraw, z którym tutaj nasz podzespół przychodzi, który pan minister był łaskaw referowa<text:span text:style-name="T1461">ć</text:span>.</text:p>
      <text:p text:style-name="P1462"><text:span text:style-name="T1463">P</text:span><text:span text:style-name="T1464">rz</text:span><text:span text:style-name="T1465">ewodni</text:span><text:span text:style-name="T1466">cz</text:span><text:span text:style-name="T1467">ąc</text:span><text:span text:style-name="T1468">y</text:span>:</text:p>
      <text:p text:style-name="P1469">Dziękuję. Rozumiem, że teraz głos pan minister, czy pan docent Gebethner.</text:p>
      <text:p text:style-name="P1470"><text:span text:style-name="T1471">Ob. Stanisław Gebethner</text:span>:</text:p>
      <text:p text:style-name="P1472">Tak, ja rzeczywiście nie rozumiem tego przedmiotu dyskusji, bo do tej pory byłem przekonany, że po uzgodnieniach w zespole do spraw sądownictwa i prawa, te dwie kwestie, trzy kwestie kadencyjności i niekadenc<text:span text:style-name="T1473">yj</text:span>ności<text:s/><text:span text:style-name="T1474">S</text:span>ądu Najwyższego, nieusuw<text:span text:style-name="T1475">al</text:span>ności sędziów i Krajowej Rady Sądowniczej są już uzgodnionym ustaleniem.</text:p>
      <text:p text:style-name="P1476">Wobec tego jeżeli podejmuje się nowelizację<text:s/>Konstytucji dotykającą także tryb powoływania sędziów Sądu N<text:span text:style-name="T1477">aj</text:span>wyższego, bo przecie<text:span text:style-name="T1478">ż</text:span><text:s/>dotykamy sprawy, bo to była Rada Państwa i<text:s/>Prezydenta, to nie rozumiem, dlaczego ta sprawa tylko częściowo została włączona, to staje się jeszcze innym problemem politycznym, niż było na<text:s/><text:span text:style-name="T1479">„</text:span>okrągłym stole”<text:s/>sądowniczym.</text:p>
      <text:p text:style-name="P1480">Wtedy była kwes<text:span text:style-name="T1481">t</text:span>ia uwiarygodnienia gwarancji praworządności, demokratyzmu, myślę - wydaje mi się, jestem przekonany, o wielkiej wymowie międzynarodowej. I skoro ta decyzja zapadła, to dzisiaj dyskutowanie na temat czy to odwlec do następnej kadencji czy nie, jest w moim przekonaniu decyzją podważającą wiarygodność ustaleń.</text:p>
      <text:p text:style-name="P1482"><text:span text:style-name="T1483">I</text:span><text:s/>dlatego z całą odpowiedzialnością powiadam, że tuta<text:span text:style-name="T1484">j<text:s/></text:span>powinna być ta decyzja wykonana, bo to nawet nie chodzi o sprawę tą - sędziów, choć jest ona ważna, ale o prawie całość ustaleń tego<text:s/>„okrągłego stołu”. Gdyby tego nie zrobiono, byłaby to pierwsza rzecz nie wykonana z ustaleń, jeszcze nie kończąc<text:s/>„stołu”.</text:p>
      <text:p text:style-name="P1485">Dlatego polityczność tej decyzji jest jeszcze ważniejsza, niż była przed - w chwili podejmowania jej.</text:p>
      <text:p text:style-name="P1486">Nie ma tu żadnych przeszkód prawnych. Proszę mi wybaczyć, że się nie zgodzę z panem profesorem Bafią i moim kolegą przyjacielem Jaroszem, tu nie ma żadnych przeszkód, skoro jest pierwsze czytanie, inicjatywa została wykonana i Sejm jest władny dokonać wszelkich poprawek do wniesionej ustawy.</text:p>
      <text:p text:style-name="P1487">Te rozwiązanie były zaproponowane, jest formuła nawet prostsza, żeby dodać tylko w ten sposób, że sędziowie są powoływania i odwoływani przez prezydenta na podstawie wniosku Krajowej Rady Sądowniczej i że sędziowie są niezawiśli, podlegają tylko ustawom, to jest dodanie: sędziowie są nieusuwalni z zastrzeżeniami wyjątków przewidzianych w ustawie.<text:s/>To byłoby najprostsze rozwiązanie, bo oczywiście ta propozycja tutaj była szersza, określała kiedy to usuwać. I to minimum powinno być w moim przekonaniu wykonane.</text:p>
      <text:p text:style-name="P1488">A w sprawie konsultacji panie profesorze, no w ogóle zmiany<text:s/>Konstytucji się nie konsultuje w społeczeństwie, więc jeżeli tak wielkiego zespołu zmian się nie konsultuje, to odwlekanie tych dwóch spraw do konsultacji wydaje mi się argumentem tutaj politycznie nieuzasadnionym.</text:p>
      <text:p text:style-name="P1489">Dziękuję.</text:p>
      <text:p text:style-name="P1490"><text:span text:style-name="T1491">Przewodniczący</text:span>:</text:p>
      <text:p text:style-name="P1492">Proszę, pan prof. Bafia replikuje.</text:p>
      <text:p text:style-name="P1493"><text:span text:style-name="T1494">Ob. Bafia</text:span>:</text:p>
      <text:p text:style-name="P1495">.<text:span text:style-name="T1496">.</text:span>.że po uzgodnieniu w zespole do spraw nie można już mieć innego zdania, to ja oczywiście, ponieważ nie mam prawa mieć innego zdania, to wycofuję całą swoją wypowiedź.</text:p>
      <text:p text:style-name="P1497">Ja myślę, że jednak<text:s/><text:span text:style-name="T1498">c</text:span>hyba można mieć różne zdania jeszcze ciągle w tych sprawach. A różnica zdań<text:s/><text:soft-page-break/>jest tylko taka, bez ustawy o ustroju sądów znowelizowan<text:span text:style-name="T1499">ej</text:span><text:s/>w sposób kompleksowy dotyczący - wynikający z powołania Krajowej Rady Sądownictwa i tak zapis będzie tylko dekoracyjny, będzie nazwą.</text:p>
      <text:p text:style-name="P1500">Potrzebna jest regulacja ustawowa, całościowa. Wydaje mnie się, że Krajowa Rada Sądownictwa nic nie straci jak będzie uregulowana w ustawie o ustroju sądów. Państwo macie inne zdanie. Więc jeżeli nie można mieć innego zdania, to nie mam go, jeżeli możn<text:span text:style-name="T1501">a</text:span>, to mówię, że wydaje mi się, że nie jest to wcale złe uregulowanie, zaspakaja wszystkie te potrzeby.</text:p>
      <text:p text:style-name="P1502">Po trzecie, zwracam uwagę, że problem niezawisłości tak zapisany, jest nieprawidłowo formułowany dlatego, że w tej<text:s/>Konstytucji mówi się o niezawisłości trzy razy, dwa o sędziach, a raz o członkach Trybunału.</text:p>
      <text:p text:style-name="P1503">Więc nie można tak redagować tego jak pan to proponuje, bo to będzie błąd. Trzeba zredagować w taki sposób, żeby odnosiło się do wszystkich przejawów niezawisłości, ale to jest uwaga tylko na marginesie co do tej pewności prawd<text:span text:style-name="T1504">a</text:span>, że mamy już tak przygotowane dobrze wszystko i nie ma żadnych wątpliwości.</text:p>
      <text:p text:style-name="P1505"><text:span text:style-name="T1506">Przewodniczący</text:span>:</text:p>
      <text:p text:style-name="P1507">Dziękuję. Głos ma pan dr Ciemniewski. Może pan minister Balcer zechce potem odpowiedzieć już po pewnym przeglądzie.</text:p>
      <text:p text:style-name="P1508"><text:span text:style-name="T1509">Ob. Jerzy Ciemniewski</text:span>:</text:p>
      <text:p text:style-name="P1510">Ja chciałam zwrócić uwagę, że sprawa ta ma ogromne znaczenie polityczne. I wydawanie w tej chwili ustawy o zmieniającej<text:s/>Konstytucj<text:span text:style-name="T1511">i</text:span>, wtedy, kiedy reguluje się wyłącznie sprawy, że tak powiem systemu władzy i powiem brutalnie, jak gdyby rozdzielania sobie tutaj miejsc foteli w Sejmie, w Senacie i pozostawienie poza przedmiotem zainteresowania sprawy o tak kluczowym znaczeniu jak sprawa niezawisłości sądu, bo przecież Krajowa Rada Sądownictwa nie jest niczym innym, jak tylko jedną z instytu<text:span text:style-name="T1512">cjo</text:span>n<text:span text:style-name="T1513">al</text:span>n<text:span text:style-name="T1514">yc</text:span>h gwarancji niezawisłości sędziowski<text:span text:style-name="T1515">ej,</text:span><text:s/>o to tutaj chodzi, nie o żadne tworzenie nowych organów, tylko o pewną instytu<text:span text:style-name="T1516">cjo</text:span>n<text:span text:style-name="T1517">al</text:span>ną formę niezawisłości sędziowski<text:span text:style-name="T1518">ej.</text:span></text:p>
      <text:p text:style-name="P1519">Pozostawianie tej sprawy, przy tak zasadniczych zmianach ustrojowych, poza zainteresowaniem Sejmu w tej chwili, tłumaczenie się, że nie wpłynął w odpowiednim czasie projekt zmian konstytucyjnych, byłoby chyba rzeczą nieodpowiednią.</text:p>
      <text:p text:style-name="P1520">Ja chciałem przypomnieć z natury rzeczy procedur<text:span text:style-name="T1521">al</text:span>n<text:span text:style-name="T1522">ej,</text:span><text:s/>że myśmy w zespole, zamykając obrady, czyli przeszło tydzień<text:s/><text:span text:style-name="T1523">te</text:span>m<text:span text:style-name="T1524">u<text:s/></text:span>stawiali sprawę, stawiali sprawę niezwłoczności wprowadzenia do projektu zmian konstytuc<text:span text:style-name="T1525">yj</text:span>nych, które się wtedy rodziły, sprawy uregulowania tych kwestii, któreśmy podnosili. Była zgoda co do tego. I myśmy nie mieli wpływu na formułowanie projektu tej ustawy o zmianie<text:s/>Konstytucji.</text:p>
      <text:p text:style-name="P1526">Sprawa została powiedziałbym zaniedbana. Wydaje mi się, że jest to sprawa zbyt ważna, ażeby mogła nie znaleźć się w tej chwili w zespole zmian konstytucyjnych dlatego, że ona została zaniedbana.</text:p>
      <text:p text:style-name="P1527">A co do kwestii, którą podnosił pan prof. Bafia, sprawy konstytu<text:span text:style-name="T1528">cj</text:span>onaliza<text:span text:style-name="T1529">cj</text:span>i Krajowej Rady Sądownictwa. Czy to jest potrzebne i jak gdyby łączył to ze sprawą owej Rady Prezydencki<text:span text:style-name="T1530">ej.</text:span><text:s/>To nie jest to samo. To nie jest to samo. Krajowa R<text:span text:style-name="T1531">a</text:span>da Sądownictwa, jak mówiłem przed chwilą, jest pewną formą instytu<text:span text:style-name="T1532">cj</text:span>onalizac<text:span text:style-name="T1533">ji</text:span><text:s/>gwarancji niezawisłości sędziowskiej. To nie jest to samo, co jakieś ciało, które ma załatwiać sprawy może ważne, ale nie bardzo określone. Tutaj chodzi o sprawę bardzo określoną, bardzo jasną i z punktu widzenia dotychczasowego funk<text:span text:style-name="T1534">cjo</text:span>now<text:span text:style-name="T1535">an</text:span>ia naszego systemu powiedziałbym delikatnie zaniedbaną.</text:p>
      <text:p text:style-name="P1536">Dlatego porównywanie tutaj jak gdyby łączenie w jeden zespół spraw Rady Prezydencki<text:span text:style-name="T1537">ej</text:span><text:s/>i Krajowej<text:s/><text:soft-page-break/>Rady Sądownictw<text:span text:style-name="T1538">a</text:span>, wydaje się konstrukcją chybioną.</text:p>
      <text:p text:style-name="P1539">Trzeba jeszcze tutaj dodać, nie jest może rzeczą najwyższej wagi, ale no właśnie tego rodzaju organy tam, gdzie istnieją, funkcjonują właśnie na zasadzie<text:s/>Konstytucji i mają podstawę konstytuc<text:span text:style-name="T1540">yj</text:span>ną, bo każda sprawa związana ze sposobem nominowania sędziów jest sprawą konstytuc<text:span text:style-name="T1541">yj</text:span>ną - jest to sprawa najbardziej podstawowych praw obywatelskich.<text:s/>Wydaje<text:s/><text:span text:style-name="T1542">mi</text:span><text:s/>się, że no rzeczą co najmniej dziwną jest porównywanie tego z instytucją, która ma funkcjonować w obrębie, no, sposobu wykonywania władzy prezydencki<text:span text:style-name="T1543">ej.</text:span><text:s/>To wydaje mi się co najmniej niewłaściwe.</text:p>
      <text:p text:style-name="P1544">Dziękuję bardzo.</text:p>
      <text:p text:style-name="P1545"><text:span text:style-name="T1546">Przewodniczący</text:span>:</text:p>
      <text:p text:style-name="P1547">Dziękuję. Głos ma pan prof. Bodnar.</text:p>
      <text:p text:style-name="P1548"><text:span text:style-name="T1549">Ob. Artur Bodnar</text:span>:</text:p>
      <text:p text:style-name="P1550">Mnie się wydaje, że obie nasze strony znalazłyby się w niezwykle niezręcznej sytuacji, także w toku kampanii wyborczej do Sejmu i Senatu, gdyby nie umiały znaleźć stosownej drogi dotarcia wniesienia do Sejmu tych koniecznych uzupełnień w naszej, jak rozumiem, w naszej<text:s/>Konstytucji dotyczących reform, naszego prawa i sądów, i prawa. I z tego też punktu widzenia mam na przykład takie pytanie do pana ministra, który będzie odpowiadał tutaj na kilka innych pytań.</text:p>
      <text:p text:style-name="P1551">Prokurator podlega, w ogóle prokuratura podlega Radzie Pań<text:span text:style-name="T1552">st</text:span>wa. Znosimy przecież przez nowe instytucje Radę Państwa, wobec tego komu będzie podlegała prokuratura po wyborach do Sejmu i Senatu po powołaniu<text:s/>urzędu Prezydenta, prawda? To jest pierwsze pytanie.</text:p>
      <text:p text:style-name="P1553"><text:span text:style-name="T1554">I</text:span><text:s/>drugie pytanie. Gdzie miałaby być zapisana owa zasada zawieszania członkostwa w organiza<text:span text:style-name="T1555">cj</text:span>ach politycznych, bądź zasada, że sędziowie pozostają członkami, ale nie pełnią funkcji z tego tytułu, gdzie miałaby być zapisana czy w porozumieniu politycznym, czy w konstytucji?</text:p>
      <text:p text:style-name="P1556">/Głos z sali - niewłączony mikrofon/.</text:p>
      <text:p text:style-name="P1557">Aha, dobrze. To wszystko.</text:p>
      <text:p text:style-name="P1558"><text:span text:style-name="T1559">Przewodniczący</text:span>:</text:p>
      <text:p text:style-name="P1560">Dziękuję. Głos ma pan Adam Michnik.</text:p>
      <text:p text:style-name="P1561"><text:span text:style-name="T1562">Ob</text:span><text:span text:style-name="T1563">.</text:span><text:span text:style-name="T1564"><text:s/>Adam Michnik</text:span>:</text:p>
      <text:p text:style-name="P1565">Tutaj pan profesor Reykowski powiedział, że właściwie nie rozumie istoty tego sporu, który się toczy, bo nie jest prawnikiem... Ja też nie jestem prawnikiem, jestem można powiedzieć, że lewnikiem, i dlatego spróbuję to panu profesorowi wytłumaczyć, jak ja to wszystko rozumiem, w kat<text:span text:style-name="T1566">e</text:span>goriach pozaprawnych.</text:p>
      <text:p text:style-name="P1567">Ja nie pojmuję tutaj argumentów pana profesora Bafii i nie pojmuję ich z dwóch powodów. Pan prof. Bafia jest zdania, że sprawy<text:s/>senatu i prezydenta tego rodzaju zmian w<text:s/>Konstytucji nie należy, tylko poddawać społecznej konsultacji, natomiast... no więc, no, ale właśnie pan profesor tego nie powiedział, natomiast szalenie panu, panie profesorze, puryzm konsultacyjny się wyostrza, kiedy chodzi o niezawisłość sądów. Patrzymy tu rzeczywiście z perspektyw różnych dlatego, że ja należę do ludzi, którzy mieli do czynienia z sądownictwem i to w odmienny sposób niż pan, i dlatego ta sprawa jest dla mnie sprawą n<text:span text:style-name="T1568">aj</text:span>zupełni<text:span text:style-name="T1569">ej</text:span><text:s/>zasadniczą.</text:p>
      <text:p text:style-name="P1570"><text:span text:style-name="T1571">W</text:span><text:s/>ostatnim numerze<text:s/>„Literaturnaja Gazieta”<text:s/>„<text:s/>jest olbrzymi artykuł o tym, jak w radzieckim sądownictwie<text:s/><text:span text:style-name="T1572">fu</text:span>nk<text:span text:style-name="T1573">cj</text:span>onowała kierownicza rola partii jeszcze nie tak dawno.</text:p>
      <text:soft-page-break/>
      <text:p text:style-name="P1574">Jeżeli my dzisiaj uważamy, że to jest nieusuwalny fragment kontraktu, że odkładanie tego do konsultacji, do przygotowań, jest odkładaniem ad Kalendas Graecas, to dlatego, że mamy świadomość, że postulat niezawisłości sądów w ten sposób umocowany nie jest przecież jakimś oryginalnym pomysłem, który się tutaj zrodził przy<text:s/>„okrągłym stole”.</text:p>
      <text:p text:style-name="P1575">Przecież wiadomo panie profesorze, jak to było. To był postulat zawsze werbalnie formułowany, przez wszystkie lata istnienia Polskiej Rzeczypospolit<text:span text:style-name="T1576">ej</text:span><text:s/>Ludowej i zawsze konsekwentnie blokowany przez stalinowsko-aparatową nomenkl<text:span text:style-name="T1577">at</text:span>urę, która tego instrumentu sprawowania władzy nie chciała się wyzbyć.</text:p>
      <text:p text:style-name="P1578">I my jesteśmy zdania, że dziś odkładanie tego ad Kalendas Graecas i to nie tylko w Polsce, ale i w innych krajach, jest fragmentem tej samej strategii stalinowski<text:span text:style-name="T1579">ej</text:span><text:s/>nomenklatury, która chce przeczekać ten czas reform, tę koniunkturę na zmianę<text:span text:style-name="T1580">.</text:span><text:s/>I w tej sprawie my nie ustąpimy. Nie ustąpimy.</text:p>
      <text:p text:style-name="P1581">My uważamy tę sprawę za zasadniczą i takie mamy instrukcje negocjacyjne od ludzi, którzy nas upoważnili, żeby tu mówić.</text:p>
      <text:p text:style-name="P1582">I wreszcie uwaga ostatnia. Jeżeli ten kontrakt się jakoś tam zrealizuje, to wejdziemy w c<text:span text:style-name="T1583">zas</text:span><text:s/>gdzie konfliktów będziemy mieli masę i w<text:s/><text:span text:style-name="T1584">t</text:span>ych konfliktach jest rzeczą niezwykle ważną, żeby p<text:span text:style-name="T1585">r</text:span>awo, było prawem, a sąd był sądem.<text:s/><text:span text:style-name="T1586">I</text:span><text:s/>dlatego ja chcę usłyszeć merytoryczne argumenty, dla których strona koalic<text:span text:style-name="T1587">yj</text:span>no-rządowa upiera się przy tym, żeby odrzucić postul<text:span text:style-name="T1588">at<text:s/></text:span>naszej strony zawieszenia sędziego jako członka politycznej partii i czy jest jakikolwiek inny argument poza tym, że partyjna nomenklatura, która reform nie chce, chce mieć ten instrument sprawowania władzy po to, żeby prawo móc traktować wedle swojego widzi mi się i ścigać przy pomocy dyspozycyjnych sędziów wszystkich tych ludzi, którzy im się nie podobają.<text:span text:style-name="T1589"><text:s/></text:span>A istnienie takich sędziów, dla których prawo jest z gumy, jest czymś co reformom w Polsce ni<text:span text:style-name="T1590">e</text:span><text:s/>pomaga.</text:p>
      <text:p text:style-name="P1591">Dziękuję bardzo.</text:p>
      <text:p text:style-name="P1592"><text:span text:style-name="T1593">Przewodniczący</text:span>:</text:p>
      <text:p text:style-name="P1594">Dziękuję. Głos ma dr Winczorek.</text:p>
      <text:p text:style-name="P1595"><text:span text:style-name="T1596">Ob. Piotr Winczorek</text:span>:</text:p>
      <text:p text:style-name="P1597">Chciałem przypomnieć, że projekt zmiany ustawy konstytucyjnej, znaczy<text:s/>Konstytucji, zawiera już pewne fragmenty odnoszące się do wymiaru sprawiedliwości<text:span text:style-name="T1598">.</text:span><text:s/>Powiada się, że w art. 61 skreśla się ust. 3.</text:p>
      <text:p text:style-name="P1599"><text:span text:style-name="T1600">/</text:span>To była mowa o tym/<text:span text:style-name="T1601">.</text:span></text:p>
      <text:p text:style-name="P1602">Ja rozumiem. Ale skreślenie ust<text:span text:style-name="T1603">.</text:span><text:s/>3 dotyczącego Sądu Najwyższego oznacza konieczność także zmiany ustawy o Sądzie Najwyższym.</text:p>
      <text:p text:style-name="P1604">No skoro się to przyjmuje, to powinny podobne argumenty powiedzmy dotyczyć również wpisów do<text:s/>Konstytucji. Nie widzimy specjalnych przeszkód prawda, żeby zmienić ustawę o Sądz<text:span text:style-name="T1605">i</text:span>e Najwyższym, nie widzę zatem argumentów, które by przemawiały przeciwko zmianie ustawy o sądach powszechnych,<text:s/><text:span text:style-name="T1606">g</text:span>dyby wpisać do<text:s/>Konstytucji te, prawda, postulaty, które tutaj zostały zgłaszane.</text:p>
      <text:p text:style-name="P1607">Także oczywiście tego zrobić nie można od razu, ale wpis do<text:s/>Konstytucji jest zobowiązaniem dla ustawodawcy, który co prawda czasami bywa nierychliwy i do tego stopnia, że aż trzeba<text:s/>Konstytucję zmienić z braku, prawda, gotowości ustawodawcy, żeby wypełniać jej postulaty, no ale to widać wyraźnie, że<text:s/>Konstytucja nie jest realizowana.</text:p>
      <text:p text:style-name="P1608">Dlatego też ja przemawiam zdecydowanie za tym, żeby uzupełnić art. 60<text:s/>Konstytucji przez to, aby w pierwszym ustępie dodać<text:s/>„na podstawie wniosków Krajowej Rady Sądownictwa”<text:s/>i art. 62 przez zdanie:<text:s/><text:soft-page-break/>„Sędziowie są nieusuwalni z zastrzeżeniem wyjątków przewidzianych w ustawie”. Sędziowie są niezawiśli i podlegają tylko ustawie. To j<text:span text:style-name="T1609">e</text:span>st jak gdyby wyjaśnienie, które uzupełnia to określenie<text:s/>„niezawiśli”<text:s/>prawda, to jest jak gdyby - przez nieusuwalność niezawiśli, czy między innymi przez nieusuw<text:span text:style-name="T1610">al</text:span>ność niezawiśli.</text:p>
      <text:p text:style-name="P1611">I bym się przychylał zdecydowanie do tych już wniosków, które tu zostały złożone, żeby to przesłać Komisji Nadzwyczajnej Sejmu, która obraduje nad zmianą<text:s/>Konstytucji z sugestią, aby to uwzględniła w tej zmianie. No naprawdę, nieszczęścia żadnego by nie było i też uważam, że konsultowanie tego jest chyba już niepotrzebne, bo sprawa jest od tak dawna, prawda, już nawet nie od czasów n<text:span text:style-name="T1612">aj</text:span>bliższych, ale wręcz od XVIII wieku prawda konsultowana, że dalsze konsultacje nie są potrzebne.</text:p>
      <text:p text:style-name="P1613"><text:span text:style-name="T1614">Przewodniczący</text:span>:</text:p>
      <text:p text:style-name="P1615">Dziękuję.</text:p>
      <text:p text:style-name="P1616">Głos ma dr Kaczyński.</text:p>
      <text:p text:style-name="P1617"><text:span text:style-name="T1618">Ob. Jarosław Kaczyński</text:span>:</text:p>
      <text:p text:style-name="P1619">Ja<text:s/><text:span text:style-name="T1620">j</text:span>eszcze chciałem dorzucić jeden argument, mianowicie choć praktyka wykazuje, nieraz już wykazała, że kie<text:span text:style-name="T1621">d</text:span>y sędziom dać szansę, żeby byli niezawiśli, to oni się nimi dość szybko stają, to niemniej jednak jest to pewien proces.</text:p>
      <text:p text:style-name="P1622">Dzisiejsza sytuacja w sądownictwie<text:s/><text:span text:style-name="T1623">j</text:span>est niedobra. Odwlekanie w tej chwili decyzji w tej sprawie jest po prostu odwlekaniem także tego momentu, kiedy sądy zaczną działać tak jak powinny działać, a na to naprawdę nie ma czasu.</text:p>
      <text:p text:style-name="P1624"><text:span text:style-name="T1625">I</text:span><text:s/>tylko tyle, dziękuję.</text:p>
      <text:p text:style-name="P1626"><text:span text:style-name="T1627">Przewodniczący</text:span>:</text:p>
      <text:p text:style-name="P1628">Dziękuję. Głos ma prof. Jarosz.</text:p>
      <text:p text:style-name="P1629"><text:span text:style-name="T1630">Ob. Zdzisław Jarosz</text:span>:</text:p>
      <text:p text:style-name="P1631">Mam wrażenie, że tu si<text:span text:style-name="T1632">ę</text:span><text:s/>toczą jakby dwie dyskusje. Jedna, w której się argumentuje przeciwko odkładaniu sprawy, jak słyszymy na trzy lata lub ad Kalendas Graecas. Podczas gdy z drugiej strony, tak jak ja rozumiałem przynajmniej wypowiedź pana ministra, chodziło o to, jak zrealizować te ustalenia, które zostały podjęte, prawda.</text:p>
      <text:p text:style-name="P1633">Otóż ja myślę, że gdy idzie o wszelkie argumenty co do znaczenia sprawy i zasadności potrzeby działania szybkiego, zostały wypowiedziane i są one w pełni zasadne.</text:p>
      <text:p text:style-name="P1634">Zastanówmy się w takim razie jak ewentualnie zrobić, żeby jak najszybciej, ale też i we właściwym sposób zrealizować te ustalenia. Otóż to by wymagało albo żebyśmy przesłali do Sejmu nasze stanowisko co do potrzeby uwzględnienia w<text:s/>Konstytucji już w tej chwili, w tej noweli ustaleń, które zostały podjęte w sprawach dotyczących struktury sądownictwa, a które wymagają konstytuc<text:span text:style-name="T1635">yj</text:span>nego uregulowania. Albo też prześle<text:span text:style-name="T1636">m</text:span>y do Sejmu także konkretne propozycje sformułowań. No to jest dla mnie osobiście na przykład trudniejsze, bo ja po pierwsze nie lubię przepisów oceniać ze słuchu, a poza tym to, co usłyszałem przed chwilą, budzi moje jednak wątpliwości już prima vista.</text:p>
      <text:p text:style-name="P1637">Więc w związku z tym jest problem, czy też przesłać tę sprawę, znaczy jakie jest ewentualnie pańskie stanowisko, czy państwo się zgodzili, żeby przekazać tę sprawę<text:s/><text:span text:style-name="T1638">ja</text:span>ko, no ze wskazaniem na potrzebę uwzględnienia tych zagadnień w obecnej nowelizacji<text:s/>Konstytucji, licząc się z tym, że wtedy Sejm sformułuje jak to konkretnie ująć w przepisach,<text:s/><text:span text:style-name="T1639">a<text:s/></text:span>także - tu chciałbym jeszcze wtrącić, że może przecież Sejm mieć i<text:s/><text:soft-page-break/>inne wnioski, nie mówię przeciwstawne, ale na przykład, dziś na zespole rady legislac<text:span text:style-name="T1640">yj</text:span>n<text:span text:style-name="T1641">ej</text:span><text:s/>padł postulat i będzie prawdopodobnie wyrażony w opinii, aby na przykład pierwszego prezesa Sądu N<text:span text:style-name="T1642">aj</text:span>wyższego powoływał obecnie Sąd Najwyższy, przepraszam bardzo - powoływał Sejm, jako że jest to stanowisko, no, nie już tylko sędziowskie, ale także polityczno-administrac<text:span text:style-name="T1643">yj</text:span>ne i mimo wszystko co się mówi o zasadzie podziału władz, to <text:s/>w<text:s/>Konstytucji jej na razie przynajmniej nie ma. W<text:span text:style-name="T1644">ięc</text:span><text:s/>nie wiem czy Sejm przejmie się tym wnioskiem i go uwzględni, ale to daje jakąś ilustrację tego, iż Sejm wówczas będzie miał pewien luz, że tak powiem w konkretnym uregulowaniu konstytuc<text:span text:style-name="T1645">yj</text:span>nym, jeśli nie prześlemy tam konkretnych sformułowań. Nie wiem, czy jesteśmy gotowi je w tej chwili zredagować.</text:p>
      <text:p text:style-name="P1646">Dziękuję bardzo.</text:p>
      <text:p text:style-name="P1647"><text:span text:style-name="T1648">Przewodnicząc</text:span><text:span text:style-name="T1649">y</text:span><text:span text:style-name="T1650">:</text:span></text:p>
      <text:p text:style-name="P1651">Dziękuję. Myślę, że t<text:span text:style-name="T1652">e</text:span>r<text:span text:style-name="T1653">az</text:span><text:s/>gł<text:span text:style-name="T1654">o</text:span>s zabierze pan minister Balcer.</text:p>
      <text:p text:style-name="P1655">Czy prof. Reykowski chciałby przedtem zabrać głos?</text:p>
      <text:p text:style-name="P1656"><text:span text:style-name="T1657">O</text:span><text:span text:style-name="T1658">b</text:span><text:span text:style-name="T1659">.</text:span><text:span text:style-name="T1660"><text:s/>Janusz Reykowski</text:span>:</text:p>
      <text:p text:style-name="P1661">Chciałbym zapytać, ministra Balcer<text:span text:style-name="T1662">a</text:span>,<text:s/><text:span text:style-name="T1663">p</text:span>rzedtem nim zabierze głos, czy nie byłoby celowe, aby po wysłuchan<text:span text:style-name="T1664">i</text:span>u tej całej dyskusji, żebyśmy zrobili przerwę i ewentualnie odpowiedzieli po przerwie, ale to żeby - zadaję to pytanie ministrowi Balcerowi, czy chciałby odpowiedzieć przed, czy po przerwie? Pan minister woli teraz. Proszę bardzo.</text:p>
      <text:p text:style-name="P1665"><text:span text:style-name="T1666">Ob. Łukasz Balcer</text:span>:</text:p>
      <text:p text:style-name="P1667">Otóż proszę państwa, właściwie dyskusja zaczęła się w sprawie zasady nieusuwalnoś<text:span text:style-name="T1668">ci</text:span><text:s/>sędziów, ale w toku dyskusji poruszano i sprawy związane z niezawisłością sędziów i nieusuw<text:span text:style-name="T1669">al</text:span>nością - aczkolwiek są to sprawy pokrewne, wiążące się z sobą i to często bardzo ściśle, ale dwie odrębne zasad<text:span text:style-name="T1670">y</text:span>.</text:p>
      <text:p text:style-name="P1671">Otóż chciałbym w tym miejscu, jeśli już<text:s/><text:span text:style-name="T1672">m</text:span>ożna o nieusuw<text:span text:style-name="T1673">al</text:span>ności, bo bowiem jest to kwestia ważna, no, podkreślić, że<text:s/><text:span text:style-name="T1674">w</text:span><text:s/>związku z wniesionym projektem zmiany, projektem ustawy o zmianie<text:s/>Konstytucji, sprawa ta niejako posunęła się pewnym stopniu, w znaczącym stopniu naprzód.</text:p>
      <text:p text:style-name="P1675">Uzgodniliśmy dość szybko na podzespole tą kwestię, jak i zniesienie kadenc<text:span text:style-name="T1676">yj</text:span>ności sędziów Sądu Najwyższego, bo ono też się z tymi sprawami bardzo wiąże. Jest to sprawa proszę państwa bardzo ważna. O tyle ważna, że ona przecież przewijała się nie tylko w dokumentach i pracach, na które tutaj się powoływano, ale nawet w dokumencie, który mam przed sobą - protokół porozumień Gdańsk - Szczecin -<text:s/><text:span text:style-name="T1677">J</text:span>astrzębi<text:span text:style-name="T1678">e</text:span>, z porozumienia Gdańsk.</text:p>
      <text:p text:style-name="P1679">Proszę państwa, jest tam punkt na str. 4, pod punktem 4, gdzie się mówi wprost w sprawie punktu czwartego, Marek Kozłowski, Jan Kozłowski, Edmund Zadrożyński, jest takie zawarte s<text:span text:style-name="T1680">fo</text:span>rmułowanie pod adresem Ministra Sprawiedliwości,<text:s/><text:span text:style-name="T1681">„</text:span>uwolnić wszystkich więźniów politycznych”.</text:p>
      <text:p text:style-name="P1682">Proszę państwa, jest to szkolny, klasyczny przykład naruszenia zasady niezawisłości sędziowski<text:span text:style-name="T1683">ej.</text:span><text:s/>Muszę to przyznać, choć dokument ten podpisał ówczesny Wicepremier Rady Ministrów, ale nie tylko. Podpisało ten dokument więcej osób. I ten dokument, to jest szkolny przykład mimowolny, wierzę wbrew intencjom, wbrew intencjom, ale on nie mówi o tym, że Minister Sprawiedliwości ma się zwrócić o wznowienie postępowania do sądu, który jest niezawisły i podlega tylko ustawie, ani do Rady Państwa o prawo łaski, tylko on wręcz mówi: Minister Sprawiedliwości zwolni.</text:p>
      <text:p text:style-name="P1684">Proszę państwa, ktoś będzie pisał kodeks karny, to w komentarzach już tu nie ma wyjścia, jest to fakt<text:s/><text:soft-page-break/>przesądzony. Klasyczny przykład. A sami wiemy, że jak już coś jest napisane<text:s/><text:span text:style-name="T1685">w</text:span><text:s/>słowie to i siekierą nie wyrąbie.</text:p>
      <text:p text:style-name="P1686">Stąd myślę, że dobrze jest, że na tym posiedzeniu trochę uwagi poświęcamy<text:s/><text:span text:style-name="T1687">w</text:span><text:s/>tym ferworze dyskusji może nieco ostrej<text:s/>i zdecydowan<text:span text:style-name="T1688">ej</text:span>, i s<text:span text:style-name="T1689">p</text:span>rawa niezawisłości sędziów i nieusuwalności sędziów.</text:p>
      <text:p text:style-name="P1690">Co do niezawisłości sędziów państwo pozwolicie, że nie będę m<text:span text:style-name="T1691">ó</text:span>wił, no bo projekt jest wniesiony, posuw<text:span text:style-name="T1692">aj</text:span>ący sprawę naprzód, jest w Sejmie.</text:p>
      <text:p text:style-name="P1693">Nieusuwalność sędziów, jest to jeden z kanonów procedury i zasad, nie tylko współczesnych zasad. Istota sprowadza się do tego, że sędzia, który podlega tylko ustawie, tym co jest<text:s/>op<text:span text:style-name="T1694">at</text:span>rzone, sędzia ma by<text:span text:style-name="T1695">ć</text:span><text:s/>kodeks karny, cywilny, czy inne ustawy i nie ma żadnego przełożonego, ani kogoś, kto mógłby wpływać na jego poglądy, orzeczenie poza prawem, poza ustawą, ten sędzia ma być powoływany na długie lata, do końca swojej życiowej aktywności. I tylko w określonych przypadkach, kiedy ustawa przewiduje, choroba, postępowanie dyscyplin<text:span text:style-name="T1696">ar</text:span>ne, małżonek adwokat, jeśli.<text:span text:style-name="T1697">.</text:span>. i szereg innych, można mówić, o tym, że on nie może być sędzią.</text:p>
      <text:p text:style-name="P1698">Proszę państwa, przecież nieusuwalność sędziów my w Polsce mamy. Ona jest umi<text:span text:style-name="T1699">ej</text:span>scowiona od wielu dziesiątków lat w szeregu ustawach sejmowych. Tylko to o czym my mówimy, chodzi o to, żeby zostało wyartykułowane w jednym przepisie o randze konstytuc<text:span text:style-name="T1700">yj</text:span>n<text:span text:style-name="T1701">ej,</text:span><text:s/>a nie w ustawach pod nazwą: prawo o ustroju sądów powszechnych, czy<text:s/>Konstytucja jak teraz w innych przypadkach, bo jest w prawie ustrojów sądów powszechnych zasada, sędziowie sądów powszechnych z wyjątkiem Sądu Najwyższego, powoływani są na długie lata z określeniem wyjątków, w ustawie o sędziach Sądu Najwyższego.</text:p>
      <text:p text:style-name="P1702">Inaczej jest w Trybunale Konstytucy<text:span text:style-name="T1703">jn</text:span>ym, który jest uregulowany w innym dziale<text:s/>Konstytucji, że jest na osiem lat i na inne okresy powoływani są sędziowie tego Trybunału.</text:p>
      <text:p text:style-name="P1704"><text:span text:style-name="T1705">I</text:span><text:s/>w czym<text:s/>cała rzecz, na pytanie pana profesora odpowiem. Chodzi o to, czy ta zasada nieusuw<text:span text:style-name="T1706">al</text:span>ności podnieść do rangi zasady konstytuc<text:span text:style-name="T1707">yj</text:span>n<text:span text:style-name="T1708">ej,</text:span><text:s/>a jeśli tak, to trzeba to zrobić w taki sposób i z dużą rozwagą, żeby bez błędu określić te nieliczne, ale ważne przypadki, gdy sędziego nie można usunąć.</text:p>
      <text:p text:style-name="P1709">/Można usunąć/.</text:p>
      <text:p text:style-name="P1710">Można usunąć, przepraszam, czy można usunąć, czy na podstawie orzeczenia dyscyplin<text:span text:style-name="T1711">ar</text:span>nego, wyroku sądowego i kilku innych przypadków.</text:p>
      <text:p text:style-name="P1712">Wiązany jest z tymi bardzo wspólny wniosek o zniesienie kadencyjności sędziów Sądu Najwyższego, bo też kadenc<text:span text:style-name="T1713">yj</text:span>ność jest pewną formą zmiany, jest możliwością zmiany sędziów.</text:p>
      <text:p text:style-name="P1714">Otóż muszę powiedzieć, że myśmy mimo wypowiedzi pani prof. Zakrzewski<text:span text:style-name="T1715">ej,</text:span><text:s/>że przygotowaliśmy pewne dokumenty, nie zrobiliśmy dzieła doskonałego takiego, które w moim przekonaniu wymagałoby pewnych przemyśleń jeszcze, bądź gdybyśmy uzgodnili tą zasadę, to mogła być tylko jedna formuła, zastrzeżenie wyjątku przewidzian<text:span text:style-name="T1716">ej</text:span><text:s/>w ustawie i odpowiednie ustawy musiały to w odpowiednim trybie przy pewnych, no dokładn<text:span text:style-name="T1717">yc</text:span>h prac<text:span text:style-name="T1718">ac</text:span>h ustalić, bowiem w tym podpisanym dokumencie powiedzieliśmy tak: wyjątki od tej zasady: stan zdrowia, jest oczywiste, orzeczenie dyscyplinarne - oczywiste, orzeczenie kary zakazu wykonywania zawodu sędziego lub prokuratora - oczywiste, sporządzony zosta<text:span text:style-name="T1719">ł</text:span><text:s/>projekt pewnych zapisów, pewne kierunkowe wskazania, gdzie właściwie o już orzeczeniu dyscyplinarnym nie powiedzieliśmy, mówimy o zwolnieniu, zawieszeniu w czynności<text:span text:style-name="T1720">ac</text:span>h, przeniesieniu do innej siedziby, na inną funkcję, ale na podstawie orzeczenia sądowego i tylko w przypadkach przewidzianych w ustawie.</text:p>
      <text:soft-page-break/>
      <text:p text:style-name="P1721">Ale jeszcze są przypadki, że jak mówię, mąż jest<text:s/>adwokat, te względy pokrewieństwa, choroby dłużne niż rok, ułomność, upadek sił wcześni<text:span text:style-name="T1722">ej</text:span>szy.</text:p>
      <text:p text:style-name="P1723">Chcę przez to powiedzieć, że rzecz co do zasady nie budziła i nie budzi wątpliwości<text:span text:style-name="T1724">,</text:span><text:s/>natomiast co nie jest tak bardzo trudne, ale wymagałaby bardzo za<text:span text:style-name="T1725">st</text:span>anowienia, z uwagi na tą wielką zasadę, żeby nad tymi nielicznymi wyjątkami, ale o wielkiej randze, jeśli ma być to norma konstytuc<text:span text:style-name="T1726">yj</text:span>na, a nie w ustawach o Sądzie N<text:span text:style-name="T1727">ajwyż</text:span>szym, prawie ustroju sądów [nieczytelne], które jest ustawą i w innych ustawach, żeby te wyjątki przemyśleć bardzo. O, i cały jest problem.</text:p>
      <text:p text:style-name="P1728">Teraz ponieważ zadano mi pytania, dotyczące prokuratur<text:span text:style-name="T1729">y</text:span>,<text:span text:style-name="T1730"><text:s/></text:span>ja rozumiem, że prokuratura nie była tu przedmiotem dyskusji, jeżeli byłaby, no to prosiłbym, żebym mógł się wypowiedzieć w odrębnym trybie.</text:p>
      <text:p text:style-name="P1731">Dziękuję.</text:p>
      <text:p text:style-name="P1732"><text:span text:style-name="T1733">Przewodni</text:span><text:span text:style-name="T1734">cz</text:span><text:span text:style-name="T1735">ąc</text:span><text:span text:style-name="T1736">y</text:span><text:span text:style-name="T1737">:</text:span></text:p>
      <text:p text:style-name="P1738">Dziękuję bardzo. Zanim zarządzę przerwę, chciałbym kilka słów powiedzieć.</text:p>
      <text:p text:style-name="P1739">Nie chciałbym tutaj, żebyśmy podejmowali pewne polemiczne akcenty łatwe i także w stosunku do tego, co pan minister Balcer mówił przed chwilą. Chciałbym przede wszystkim powiedzieć, że zdumiewający jest sam fakt, że dzisiaj, teraz dyskutujemy o tej sprawie. Nie pierwsza to sprawa, w której stajemy przed taką sytuacją w sprawie<text:s/>- przypomnę<text:s/>- podstawowej, w sprawie samorządu terytorialnego, po tygodniach dyskusji znaleźliśmy się nagle w punkcie wyjścia i uznaliśmy wówczas, że rzeczywiście taka jest sytuacja, że trzeba rezygnować jakby z faktów,<text:s/><text:span text:style-name="T1740">a</text:span><text:s/>zadawalać się p<text:span text:style-name="T1741">rz</text:span>yrzeczeniami i deklaracjami intencji.</text:p>
      <text:p text:style-name="P1742">Powiedzieliśmy natomiast, że wspólną naszą intencją tak to zrozumieliśmy, jest, ażeby w tej dziedzinie dokonały się fakty<text:span text:style-name="T1743">.</text:span><text:s/>I wydawało nam się, że fakty zapowiada protokół, który powiada, że bezzwłocznie coś nastąpi.</text:p>
      <text:p text:style-name="P1744">Dlatego chcę powiedzieć, że oczekujemy realizacji tego, nie oczekujemy dzieła doskonałego panie ministrze. Natomiast prowizorycznego, bo przecież<text:s/>Konstytucja ma być zmieniona, może właśnie za dwa lata. No to właśnie czegoś niedoskonałego na te dwa lata. Nie natomiast oczekiwania, że za dwa lata coś dostaniemy.</text:p>
      <text:p text:style-name="P1745">Więc z tak sformułowaną naszą intencją chciałbym teraz ogłosić przerwę, zapytując się na jak długo pan prof. Reykowski o tę przerwę prosi?</text:p>
      <text:p text:style-name="P1746"><text:span text:style-name="T1747">Ob. Janusz Reykowski</text:span>:</text:p>
      <text:p text:style-name="P1748">...15, a 20.</text:p>
      <text:p text:style-name="P1749"><text:span text:style-name="T1750">Ob. Bronisław Geremek</text:span>:</text:p>
      <text:p text:style-name="P1751">Dziękuję bardzo. Ogłaszam przerwę 20-minutową.</text:p>
      <text:p text:style-name="P1752"/>
      <text:p text:style-name="P1753">/<text:span text:style-name="T1754">Przerwa</text:span>/.</text:p>
      <text:p text:style-name="P1755"/>
      <text:p text:style-name="P1756">/Po przerwie/.</text:p>
      <text:p text:style-name="P1757"/>
      <text:p text:style-name="P1758">/Po przerwie obradom<text:s/><text:span text:style-name="T1759">przewodniczy ob. Janusz Reykowski</text:span>/<text:span text:style-name="T1760">.</text:span></text:p>
      <text:p text:style-name="P1761"><text:span text:style-name="T1762">Przewodnicząc</text:span><text:span text:style-name="T1763">y</text:span>:</text:p>
      <text:p text:style-name="P1764">Nim zabiorę gł<text:span text:style-name="T1765">o</text:span>s, pan minister Balcer chciał coś stwierdzi<text:span text:style-name="T1766">ć.</text:span></text:p>
      <text:soft-page-break/>
      <text:p text:style-name="P1767"><text:span text:style-name="T1768">Ob. Łukasz Balcer</text:span>:</text:p>
      <text:p text:style-name="P1769">Tak<text:span text:style-name="T1770">.</text:span><text:s/>Chciałem w związku z moją wypowiedzią jeszcze pewną rzecz podkreślić, zwróciła mi na to słusznie uwagę pani prof. Zakrzewska.</text:p>
      <text:p text:style-name="P1771">Prawdą jest, że obowiązywała i obowiązuje w ustawach<text:span text:style-name="T1772"><text:s/></text:span>polskich zasada nieusuwalności z wyjątkami, tym niemniej była i obowiązu<text:span text:style-name="T1773">j</text:span>e w obecnych przepisach taka norma, która stanowi, że gdy sędzia nie daje rękojmi należytego wykonywania obowiązków sędziego może być zwolniony. Myśmy zgodzili się w podzespole i to jest w sprawozdaniu, że tą normę znosimy. Był to w<text:span text:style-name="T1774">y</text:span>jątek, który powodował wiele takich decyzji, które wywołały niezadowolenie i uwagi ze strony sędziów. I w tym sensie chcę to podkreślić, że ta nieusuwalność miała pewien wyjątek ważny, który w uzgodnieni<text:span text:style-name="T1775">ac</text:span>h podzespołu likwidujemy.</text:p>
      <text:p text:style-name="P1776">Dziękuję.</text:p>
      <text:p text:style-name="P1777"><text:span text:style-name="T1778">Przewodni</text:span><text:span text:style-name="T1779">cz</text:span><text:span text:style-name="T1780">ąc</text:span><text:span text:style-name="T1781">y</text:span>:</text:p>
      <text:p text:style-name="P1782">Proszę państwa, nasza dyskusja dotycząca sądownictwa dotyczyła dwóch kwestii, które nam się nie<text:s/>dość dobrze rozdzielały. Mianowicie w kwestii zasad,<text:s/><text:span text:style-name="T1783">c</text:span>o do których mało było różnic i druga kwestia, w jaki sposób te zasady mają być wcielone w życie.</text:p>
      <text:p text:style-name="P1784">Tutaj różnice były tego rodzaju, że ze strony państwa formułowana była teza, że nie ma nic prostszego, niż wprowad<text:span text:style-name="T1785">zi</text:span>ć te zasady n<text:span text:style-name="T1786">atyc</text:span>hmi<text:span text:style-name="T1787">as</text:span>t.</text:p>
      <text:p text:style-name="P1788">Z drugiej strony była mowa, że jest tu szereg technicznych kwestii, które wcale nie są oczywiste, jak je należy rozwiązać.</text:p>
      <text:p text:style-name="P1789">Wszakże w toku tej dyskusji uczyniło się jasne, że nie można zgodzić się wyłącznie co do zasad, nie zrobiwszy niczego, aby podjąć kroki dla ich realizacji. Chciałbym w związku z tym zaproponować takie podejście do sprawy, aby jakby w dwóch częściach przedstawić tę odpowiedź na dotychczasową dyskusję.</text:p>
      <text:p text:style-name="P1790">Po pierwsze, aby już teraz, teraz to znaczy we wtorek, wprowadzić do - zaproponować Sejmowi uzupełnienie czy odpowiednie poprawki do<text:s/>Konstytucji, zawierające dwa punkty. Jeden, że prezydent powołuje sędziów na wniosek i spośród kandydatów przedstawionych przez Krajową Radę Sądowniczą, punkt czwarty panie profesorze oraz uchyla się przepis dotyczący kadenc<text:span text:style-name="T1791">yj</text:span>ności sędziów Sądu Najwyższego, ust. 3 art. 61<text:s/>Konstytucji.</text:p>
      <text:p text:style-name="P1792">Inne kwestie, które mogłyby być jeszcze rozważone i wzięte pod uwagę w szybszym terminie, byłyby przedstawione przez nas na naszym kolejnym spotkaniu, które planujemy w czwartek.</text:p>
      <text:p text:style-name="P1793">Natomiast, ponieważ sprawy konstytuc<text:span text:style-name="T1794">yjn</text:span>e już idą, a - aha, jeszcze jedna rzecz, która mogłaby być do rozważenia. Mianowicie w tej formule, żeby wprowadzić tu również formułę: sędziowie są nieusuwalni, a ustawa określa zasady, które ograniczają tę - nie wiem jak to sformułować - może zapytam pana Balcera.</text:p>
      <text:p text:style-name="P1795"><text:span text:style-name="T1796">O</text:span><text:span text:style-name="T1797">b</text:span><text:span text:style-name="T1798">.</text:span><text:span text:style-name="T1799"><text:s/>Łukasz Balcer</text:span>:</text:p>
      <text:p text:style-name="P1800"><text:span text:style-name="T1801">/</text:span>Niewłączony mikrofon/.</text:p>
      <text:p text:style-name="P1802"><text:span text:style-name="T1803">Ob. Adam Geremek</text:span>:</text:p>
      <text:p text:style-name="P1804">Czyli proponujemy<text:span text:style-name="T1805">.</text:span>.<text:span text:style-name="T1806">.</text:span><text:s/>Rozumiem, że tą ustawę będziemy mieli okazję osobno... Rękojmię, jak mówił pan minister, odpad<text:span text:style-name="T1807">a.</text:span></text:p>
      <text:p text:style-name="P1808">Natomiast zatem jako rezultat tej dyskusji proponujemy takie trzy punkty do<text:s/>Konstytucji. I jak powiadam, jeśli jakieś inne jeszcze rzeczy z tym się wiążące by wyniknęły, to byśmy je przedstawili na czwartkowym posiedzeniu.</text:p>
      <text:soft-page-break/>
      <text:p text:style-name="P1809">To jest jedna rzecz, którą chciałbym oświadczyć.</text:p>
      <text:p text:style-name="P1810">Mam i drugie oświadczenie, jeśli tamta rzecz zostaje przyjęta - czy państwo zechcieliby zareagować?</text:p>
      <text:p text:style-name="P1811">Mam drugie oświadczenie. Chcielibyśmy, odnieść się do spraw dyskutowanych w pierwszym punkcie naszego porządku dziennego, ponieważ podjęliśmy konsultację z naszym kierownictwem odnośnie kwestii, które by były, co do których wystąpiły różnice zdań między nami. I w tej sprawie chcieliśmy złożyć pewne oświadczenie.</text:p>
      <text:p text:style-name="P1812">Chciałbym prosić o udzielenie głosu panu Kazimierzowi Cypryniakowi w tej sprawie.</text:p>
      <text:p text:style-name="P1813"><text:span text:style-name="T1814">Przewodniczący</text:span>:</text:p>
      <text:p text:style-name="P1815">Proszę bardzo, głos ma pan Kazimierz Cypryniak.</text:p>
      <text:p text:style-name="P1816"><text:span text:style-name="T1817">Ob. K</text:span><text:span text:style-name="T1818">az</text:span><text:span text:style-name="T1819">imierz Cypryniak</text:span>:</text:p>
      <text:p text:style-name="P1820">Szanowni<text:s/>Państwo! Ja zanim odniosę się do tych spraw związanych z ordynacją, zmianami w<text:s/>Konstytucji, chciałem przywołać swoją wypowiedź tutaj złożoną na naszym poprzednim spotkaniu i jako jak gdyby niejako kontynuację tamtego sposobu, który przedłożyłem rozumowania całości spraw, przedłożyć nasz stosunek do punktów spornych.</text:p>
      <text:p text:style-name="P1821">Odnosząc się do tych propozycji chciałem również zwrócić uwagę, to co powiedziałem i tu się powtórzę, że są pewne granice, do których my możemy też się posuwać i że te granice są między innymi określane tym, że nie zawsze spotykamy się z chęcią przyjmowania współodpowiedzialności za różne sprawy w naszych dyskusjach, które toczą się już te parę tygodni.</text:p>
      <text:p text:style-name="P1822">Mam tutaj na myśli nie tylko nasz zespół, nasz<text:s/>„stół”, ale i inne<text:s/>„stoły”, gdzie stosunkowo często można zauważyć niechęć do brania współodpowiedzialności za pewne sprawy, jak chociażby na przykład<text:s/>Zespół do spraw<text:s/>Gospodarczych, są to trudne sprawy i tak jak tutaj dzisiaj pan prof. Geremek powiedział, iż żebyśmy nie uważali was, że nie wiecie o co chodzi, tak samo sądzę, że rozumiecie, iż my też mamy pewne granice w ramach których się możemy poruszać i powiedziałbym nad wyraz czasem sztywne stanowisko w wielu kwesti<text:span text:style-name="T1823">ac</text:span>h, chcę powiedzieć, że nam nie ułatwia, a utrudnia rozmowy w wielu bardz<text:span text:style-name="T1824">o</text:span>,<text:s/><text:span text:style-name="T1825">b</text:span>ardzo ważnych kwestiach, na które panowie zwracają uwagę, że one mają otworzyć proces reform polity<text:span text:style-name="T1826">cz</text:span>nych.</text:p>
      <text:p text:style-name="P1827">Więc skoro mamy go otwierać wspólnie, to wydaje się, że ilość tego typu zobowiązań brana wspólni<text:span text:style-name="T1828">e</text:span>, które będą świadczyć, że jest daleka zgodność i dużo dobrej woli, jest potrzebne i wam, ale jest potrzebne również i nam.</text:p>
      <text:p text:style-name="P1829"><text:span text:style-name="T1830">I</text:span><text:s/>to chciałem powiedzieć, zanim odniosę<text:s/><text:span text:style-name="T1831">s</text:span>ię do propozycji.</text:p>
      <text:p text:style-name="P1832">I jeszcze jedna sprawa. Gdybyśmy chcieli sięgnąć początku, kiedy przygotowyw<text:span text:style-name="T1833">al</text:span>iśmy otwarcie<text:s/>„okrągłego stołu”, gdybyśmy chcieli przywołać wypowiedź pana Wałęsy w telewizji, czego pragnął, czy czego się domag<text:span text:style-name="T1834">a</text:span>ł, sami panowie uznacie,<text:s/>że był to stosunkowo wąski zakres propozycji. Jak byśmy dzisiaj spisali jednak cały szereg spraw, któreśmy już uzgodnili na naszym i innych zespołach, okaże się, że jest to jednak pokaźny rozmiar propozycji i my oczywiście na samym początku zdawaliśmy sobie z tego sprawę, że kiedy siądziemy do stołu, to nie skończą się sprawy na tych skromnych propozy<text:span text:style-name="T1835">cj</text:span>ach, bowiem myśmy sami wiedzieli na co się decydujemy, że otwieramy proces demokratyza<text:span text:style-name="T1836">cj</text:span>i, wchodzimy w okres, którego - który będzie się charakter<text:span text:style-name="T1837">yz</text:span>ował pluralizmem politycznym i że w związku z tym cały szereg nowych spraw musi się pojawić w naszym życiu.</text:p>
      <text:p text:style-name="P1838">I<text:s/><text:span text:style-name="T1839">t</text:span>eż biorąc to wszystko chciałbym, aby te propozycje, które przedłożę były w tym właśnie duchu<text:s/><text:soft-page-break/>rozumiane, jako duch dobrej woli, chęci uzyskania porozumienia, a zarazem też przestrzegania pewnych granic bezpieczeństwa, niekoniecznie przez was tak samo rozumianego jak przez nas.<text:s/><text:span text:style-name="T1840">W</text:span><text:s/>tych sprawach też musi istnieć pewien kompromis.</text:p>
      <text:p text:style-name="P1841">Propozycje są następujące. Chciałem sięgnąć do projektu zmian w<text:s/>Konstytucji, bo sprawa dotyczy prezydenta, do art. 28 f/, gdzie są wymienione to jest strona piąta, gdzie są wymienione dla prezydenta, no, pewne uprawnienia.</text:p>
      <text:p text:style-name="P1842">I chciałbym tu zgłosić pewną autopoprawkę, którą redakcyjnie tam jeszcze możemy nad nią pracować.</text:p>
      <text:p text:style-name="P1843">Mianowicie, aby dopisać rzecz następującą: Prezydent - i dodać - jako głowa państwa - i postawić dwukropek<text:s/>- następnie<text:s/>pierwszy punkt zastąpić następującym punktem,<text:span text:style-name="T1844"><text:s/></text:span>czuwa nad przestrzeganiem<text:s/>Konstytucji w działaniach organów państwa. Reprezentuje PRL w stosunkach międzynarodowych, stoi na straży niepodległości, suwerenności i bezpieczeństwa państwa<text:span text:style-name="T1845">.</text:span><text:s/>Nien<text:span text:style-name="T1846">ar</text:span>usz<text:span text:style-name="T1847">al</text:span>no<text:span text:style-name="T1848">śc</text:span>i i niepodległości terytorium PRL oraz przestrzegania<text:s/><text:span text:style-name="T1849">j</text:span>e<text:span text:style-name="T1850">j</text:span><text:s/>międzypaństwowych sojuszy politycznych i wojskowych.</text:p>
      <text:p text:style-name="P1851">To jest propozycja uzupełnienia pierwszego punktu.</text:p>
      <text:p text:style-name="P1852">Teraz sprawa sporna. Sprawą sporną było w jakich okolicznościach prezydent może rozwiązać parlament.</text:p>
      <text:p text:style-name="P1853">Nasza propozycja jest następująca, pod<text:span text:style-name="T1854">aj</text:span>ę to w dwóch w<text:span text:style-name="T1855">ar</text:span>iant<text:span text:style-name="T1856">ac</text:span>h:</text:p>
      <text:p text:style-name="P1857">Wariant pierwszy, który w 2/3 jest uzgodniony, mianowicie kiedy Sejm nie powołuje rządu lub drugie, kiedy nie uchwala planów społeczno-gospodarczych i tu było 6 tygodni, wyście zaproponowali 3 miesiące. Zgoda, trzy miesiące, to są te dwa przypadki.</text:p>
      <text:p text:style-name="P1858">I trzeci, gdy przyjęcie ustawy uniemożliwiałoby prezydentowi wypełnianie konst<text:span text:style-name="T1859">yt</text:span>ucy<text:span text:style-name="T1860">jn</text:span>ych obowiązków.</text:p>
      <text:p text:style-name="P1861">Możemy przejść na inny zapis, który jest prostszy do przyjęcia i nie siląc się na oryginalność, można powiedzieć, że jest zerżnięty z rozwiązań włoskich, gdzie się mówi po prostu, że prezydent może rozwiązać Sejm po zasięgnięciu opinii Marszałka Sejmu i Marszałka Senatu.<text:s/><text:span text:style-name="T1862">O</text:span>bie wersje możemy przyjąć, kiedy powołujemy się na wersję włoską, jest tam akurat i prezydent wybierany w takim trybie, jak nasz,<text:span text:style-name="T1863"><text:s/></text:span>chociaż były tu argumenty, że tam jest inna sytuacja i inny ustrój, to jest prawda, ale nie sądzę, żeby nasze położenie było łatwiejsze jak we Włoszech i skoro Włosi uważają, że coś takiego nie godzi w nikogo, ani w ich parlament, sądzimy, że jest do rozważenia i sprawa nasza, u nas przyjęcia takiego rozwiązania.</text:p>
      <text:p text:style-name="P1864">No, a kiedy już chodzi o gwarancje i inne rzeczy to sądzę, że powinniśmy też brać pod uwagę<text:span text:style-name="T1865">,</text:span><text:s/>iż chyba na prezydenta nie wybierzemy nikogo takiego, który nie będzie niczego innego pragnął, jak tylko rozwiązywać parlamenty. Że ma to znaczenie i praktyczne, ale i trochę i inne. I chciałbym, aby to było rozumiane bardzo wszechstronnie, nie wykładając nawet pełnej gamy argumentów w tym zakresie.</text:p>
      <text:p text:style-name="P1866"><text:span text:style-name="T1867">T</text:span>o jest nasza propozycja potraktowania sprawy spornej jednej w następujący sposób. A całość, którą będę referował nadal, chciałbym prosić o potraktowanie jako pakietowej propozycji do zakończenia rozmów na temat obu ord<text:span text:style-name="T1868">yn</text:span>a<text:span text:style-name="T1869">cji</text:span><text:s/>i konstytucji.</text:p>
      <text:p text:style-name="P1870">Sprawą sporną było wydawanie dekretów. Wychodzimy naprzeciw propozycji, proponujemy wpis do<text:s/>Konstytucji o permanentnym obradowaniu Sejmu i wtedy powiedzmy problem dekretów jest jak gdyby rozwiązany sam przez się.</text:p>
      <text:p text:style-name="P1871">Sprawa kolejna, to jest problem znoszenia veta Senatu w sprawach ustaw. Nie możemy zejść z naszych propozycji, które przedłożyliśmy, aby veto to było znoszone większością 3/5 głosów Sejmu.</text:p>
      <text:soft-page-break/>
      <text:p text:style-name="P1872">Kolejną sprawą, która była kontrowers<text:span text:style-name="T1873">yj</text:span>na, to jest była sprawa powoływania Rzecznika Praw i Prezesa Najwyższej<text:s/><text:span text:style-name="T1874">I</text:span>zby Kontroli.</text:p>
      <text:p text:style-name="P1875">Zgadzamy się na propozycję, aby Rzecznika Praw powoływał Sejm za zgodą Senatu, tak jak tu było zaproponowane.</text:p>
      <text:p text:style-name="P1876">Jednocześnie proponujemy, aby dokonać wpisu, że Prezesa Najwyższej Izby Kontroli powołuje Sejm po zaciągnięciu opinii Sen<text:span text:style-name="T1877">at</text:span>u.</text:p>
      <text:p text:style-name="P1878">Uważamy, że powinien pozostać ustęp<text:s/><text:span text:style-name="T1879">5</text:span><text:s/>art. 24, który pozwala głowie państwa również<text:s/>wetować<text:s/>ustawy. Skoro przyznajemy to prawo Senatowi, to<text:s/>wetowanie<text:s/>prawo v<text:span text:style-name="T1880">et</text:span>a prezydenta, które w gruncie rzeczy nie rodzi żadnych skutków, bo skutek jest jedyny, że ustawa musi wrócić do Sejmu i Sejm uchwalając ją drugi raz, prezydent kończy całą sprawę, a więc nie widzimy powiedziałbym tutaj specjalnego problemu, bo i cóż tu można więcej robić, a więc tylko dla zwykłej równowagi sądzimy, że należałoby to zachować. To była kolejna sprawa.</text:p>
      <text:p text:style-name="P1881">I sprawa ostatnia dotyczyła chyba, jeżeli chodzi o te problemy sporne, ordynacji wyborczej do Senatu.</text:p>
      <text:p text:style-name="P1882">Proponujemy przyjąć następujące rozwiązania. Wybieramy stu senatorów, po 2 w w<text:span text:style-name="T1883">oj</text:span>ewództwach, w województwie stołecznym i katowickim jako dwóch największych aglomeracjach po trzech. I przeprowadzamy wybory w dwóch turach, co było waszą propozycją, wychodzimy jej naprzeciw rozumiejąc waszą argumentac<text:span text:style-name="T1884">ję</text:span>, że ma dla was to istotne znaczenie.</text:p>
      <text:p text:style-name="P1885">Oczekiwalibyśmy od was stanowiska w tej sprawie i prosilibyśmy raczej o stanowisko co do spraw czy kończymy powiedzmy, nie traktowanie wybiórczo, ponieważ tu było wcześniej stwierdzone w zasadzie możliwości dyskutowania i argumentowania wydaje się, że obie strony już poważnie wyczerpały. Byśmy musieli sięgać do pewnych pow<text:span text:style-name="T1886">t</text:span>órek.</text:p>
      <text:p text:style-name="P1887">Dziękuję bardzo.</text:p>
      <text:p text:style-name="P1888"><text:span text:style-name="T1889">Przew</text:span><text:span text:style-name="T1890">od</text:span><text:span text:style-name="T1891">n</text:span><text:span text:style-name="T1892">ic</text:span><text:span text:style-name="T1893">zący - Adam Geremek</text:span>:</text:p>
      <text:p text:style-name="P1894">Dziękuję bardzo. Muszę poprosić o przerwę. M<text:span text:style-name="T1895">a</text:span>m nadzieję, że kr<text:span text:style-name="T1896">ót</text:span>ką,<text:s/><text:span text:style-name="T1897">p</text:span>rzed prze<text:span text:style-name="T1898">r</text:span>wą.</text:p>
      <text:p text:style-name="P1899">Pierwsze,<text:s/>jeśliby<text:s/>państwo mieli pytania, to byłoby możliwe.</text:p>
      <text:p text:style-name="P1900"><text:span text:style-name="T1901">Ob. Kazimierz Cypryniak</text:span>:</text:p>
      <text:p text:style-name="P1902">Przepraszam Janusz, jeszcze jedną sprawę, żeby dokończyć. Jeszcze jedną sprawę, przepraszam zapomniałem, bo ona nie wchodziła dzisiaj jako sprawy sporne, ale chciałem wrócić do swojej propozycji, którą tam przedłożyłem na poprzednim naszym spotkaniu, a dotyczyła o ile się nie mylę 42 art. ordynacji wyborczej do Sejmu, gdzie był tam problem - kto ma jakie prawo zgłaszać.</text:p>
      <text:p text:style-name="P1903">Otóż nasza propozycja ostateczna jest następująca, aby tak jak była propozycja wasza, pierwszy ustęp, że prawo zgłaszania mają - tam wymienione partie i trzy organizacje katolickie, zostawić ustęp drugi, organizacje społeczno-zawodowe o zasięgu ogólnokr<text:span text:style-name="T1904">aj</text:span>owym i dodać, że każda z organizacji zgłaszająca swoich kandydatów popiera, no, list o<text:s/><text:span text:style-name="T1905">3</text:span><text:s/>tys. tak jak wszyscy inni na równych prawach.<text:s/><text:span text:style-name="T1906">I</text:span><text:s/>to była jedyna rzecz, którą jeszcze stawialiśmy jako do dyskusji. Proponujemy takie rozwiązanie.</text:p>
      <text:p text:style-name="P1907"><text:span text:style-name="T1908">Ob. Bronisław Geremek</text:span>:</text:p>
      <text:p text:style-name="P1909">Pytania z naszej strony. Czy jeszcze uwagi dodatkowe.</text:p>
      <text:p text:style-name="P1910"><text:span text:style-name="T1911">Ob. Janusz Reykowski</text:span>:</text:p>
      <text:p text:style-name="P1912">Druga jeszcze propozycja, jeżeli dla państwa byłoby wygodne, to odpowiedź w tej sprawie nie<text:s/><text:soft-page-break/>musiałaby<text:s/>być dzisiaj, ale nie powinna być później niż we wtorek rano.</text:p>
      <text:p text:style-name="P1913">/Lepiej dzisiaj/.</text:p>
      <text:p text:style-name="P1914">Lepiej by było, ale...</text:p>
      <text:p text:style-name="P1915"><text:span text:style-name="T1916">Przewodn</text:span><text:span text:style-name="T1917">i</text:span><text:span text:style-name="T1918">cząc</text:span><text:span text:style-name="T1919">y</text:span>:</text:p>
      <text:p text:style-name="P1920">Proszę bardzo, pan Ryszard Reiff.</text:p>
      <text:p text:style-name="P1921"><text:span text:style-name="T1922">Ob. Ryszard Reiff</text:span>:</text:p>
      <text:p text:style-name="P1923">To znaczy ten wariant włoski, on brzmi w ten sposób: że prezydent może rozwiązać parlament po zasięgnięciu opinii Marszałka Sejmu i Senatu i obydwaj przypuśćmy tą opinię wyrażają negatywną, to znaczy właściwie może to już po co mówić o tym rządzie, i tak dalej, no, bo bez żadnego uzasadnienia. To znaczy po prostu pyta ich, oni mówią, nie, a on rozwiązuje.<text:s/>Chodzi o wyjaśnienie. On wówczas decyduje o tym<text:span text:style-name="T1924">,</text:span><text:s/>ale nie jest zobowiązany tym stanowiskiem tylko po prostu jest to luźne zasięgnięcie opinii. Bez sięgania po głębszą przyczynę żadną. Przyczyna jest subiektywna wtedy przypuśćmy, to jest kwestia ta tylko.</text:p>
      <text:p text:style-name="P1925"><text:span text:style-name="T1926">Przewodnicząc</text:span><text:span text:style-name="T1927">y</text:span>:</text:p>
      <text:p text:style-name="P1928">Czy są jeszcze pytania z naszej strony? Nie ma pytań. Czy rozumiem z naszej strony, że pamiętamy propozycje, bo jeszcze nie ma tekstu w tej chwili.</text:p>
      <text:p text:style-name="P1929"><text:span text:style-name="T1930">Ob. Janusz Reykowski</text:span>:</text:p>
      <text:p text:style-name="P1931">Możemy dołączyć tekst poprawki do<text:s/><text:span text:style-name="T1932">§</text:span><text:s/>28 f/1. Prosimy potraktować jako autopoprawkę<text:s/><text:span text:style-name="T1933">t</text:span>ego punktu f/1.</text:p>
      <text:p text:style-name="P1934"><text:span text:style-name="T1935">Przewodnicząc</text:span><text:span text:style-name="T1936">y</text:span>:</text:p>
      <text:p text:style-name="P1937">Dobrze. Proszę, zatem ogłaszam przerwę.</text:p>
      <text:p text:style-name="P1938"/>
      <text:p text:style-name="P1939">/<text:span text:style-name="T1940">Przerwa</text:span>/.</text:p>
      <text:p text:style-name="P1941"/>
      <text:p text:style-name="P1942">/Po przerwie/.</text:p>
      <text:p text:style-name="P1943"/>
      <text:p text:style-name="P1944">/Po przerwie obradom<text:s/><text:span text:style-name="T1945">przewodniczy: ob. Bronisław Geremek</text:span>/.</text:p>
      <text:p text:style-name="P1946"><text:span text:style-name="T1947">Przewodnicząc</text:span><text:span text:style-name="T1948">y</text:span>:</text:p>
      <text:p text:style-name="P1949">Proszę państwa, w odpowiedzi na tę pakietową propozycję, chcemy także złożyć pakietową propozycję, którą traktujemy jako pewną całość i która akceptuje przedstawioną nam przez pana Kazimierze Cypryniaka generalną propozycję.</text:p>
      <text:p text:style-name="P1950">Odpowiedź nasza brzmi zatem następująco:</text:p>
      <text:p text:style-name="P1951">W sprawie rozwiązywania Sejmu przez prezydenta, proponujemy przyjęcie zapisu o prawie rozwiązywania Sejmu, gdy przyjęcie ustawy naruszałoby konstytuc<text:span text:style-name="T1952">yj</text:span>ne prerogatywy prezydenta. Poproszę pana Jerzego Ciemniewskiego o przeczytanie artykułu, który proponujemy go sformułować 28 f/.</text:p>
      <text:p text:style-name="P1953"><text:span text:style-name="T1954">Ob. Jerzy Ciemniewski</text:span>:</text:p>
      <text:p text:style-name="P1955">Więc ja przypominam, żebyśmy stawiali, to została sprawa przyjęta zasady kontrasygnaty Sejmu z wyjątkiem. Artykuł brzmiał tak: Akty urzędowe<text:s/>Prezydenta z wyjątkiem aktów dotyczących realizacji uprawnień w dziedzinie polityki zagraniczne<text:span text:style-name="T1956">j</text:span><text:s/>oraz obrony kraju wymagają dla swej ważności podpisu Prezesa Rady Ministrów.</text:p>
      <text:soft-page-break/>
      <text:p text:style-name="P1957">Rozumiemy, że polityka zagraniczna oraz obrona kraju są prerogatywami prezydenta. I jeżeli ustawa miałaby naruszać uprawnienia prezydenta w tej dziedzinie, wówczas prezydent mógłby rozwiązać Sejm i Senat. Taka jest treść naszych propozycji.</text:p>
      <text:p text:style-name="P1958"><text:span text:style-name="T1959">Przewodnicząc</text:span><text:span text:style-name="T1960">y</text:span>:</text:p>
      <text:p text:style-name="P1961">Powtarzam zapis proponowany, gdy przyjęcie ustawy narusza<text:span text:style-name="T1962">ł</text:span>oby konstytucy<text:span text:style-name="T1963">jn</text:span>e prerogatywy prezydenta. A zatem te dwie dziedziny polityka zagraniczna i obrona kraju wymienione w artykule.</text:p>
      <text:p text:style-name="P1964">Następnie uważamy, że utrzymać należy zasadę, iż v<text:span text:style-name="T1965">et</text:span>o Senatu znoszone jest większością 2/3 głosów.</text:p>
      <text:p text:style-name="P1966">Uważamy, że w sprawie prezesa NIK-u moglibyśmy zaakceptować s<text:span text:style-name="T1967">fo</text:span>rmułowanie, że prezes NIK-u powoływany jest przez Sejm po zasięgnięciu opinii Senatu, jeżeli jednocześnie nastąpiłaby nowelizacja ustawy o Naczelnej Izbie Kontroli, która nadałaby Senatowi uprawnienia do korzystania z prac Naczelnej Izby Kontroli. Tak się przedstawia nasze stanowisko. Resztę przyjmujemy, to jest oczywiste.</text:p>
      <text:p text:style-name="P1968">Znaczy traktujemy nasze stanowisko jako odpowiedź całościową na propozycje.</text:p>
      <text:p text:style-name="P1969">Chcę jednocześnie powiedzieć, że jest oczywiste, że w tej sytuac<text:span text:style-name="T1970">ji</text:span><text:s/>przy s<text:span text:style-name="T1971">fo</text:span>rmułowaniu - chcę powiedzieć, że w ten sposób nie ma już potrzeby sformułowań proponowanych, dotyczących wstępnego sformułowania, wstępnych zapisów w art. 28 f/ dlatego, że wyczerpane jest to zapisem przez nas proponowanym.</text:p>
      <text:p text:style-name="P1972">Chciałbym powiedzieć, że to jest jakby zapomnienie o te<text:span text:style-name="T1973">j</text:span><text:s/>propozycji, jest w naszym wspólnym interesie. Propozycja ta powtarza dosyć nieszczęśliwą poprzednio zgłoszoną nam propozycję. Ona jest zbędna. Sądzimy nie ma ona żadnego uzasadnienia i nie ma potrzeby po prostu wprowadzania tego zapisu przy akceptacji zasady, że w sprawach polityki zagraniczne<text:span text:style-name="T1974">j</text:span>,<text:s/><text:span text:style-name="T1975">o</text:span>brony kraju może prezydent rozwiązać Sejm stwierdza<text:span text:style-name="T1976">j</text:span>ąc, że ustawy przegłosowane przez parlament naruszają te interesy.</text:p>
      <text:p text:style-name="P1977"><text:span text:style-name="T1978">Ob. Bafia</text:span>:</text:p>
      <text:p text:style-name="P1979">Czy pytania można jeszcze do tego?</text:p>
      <text:p text:style-name="P1980">/Proszę bardzo/.</text:p>
      <text:p text:style-name="P1981">Czy jeśli chodzi o to rozwiązywanie parlamentu, to czy trzeba tak rozumieć, że jest tylko to jedno kryterium.</text:p>
      <text:p text:style-name="P1982">/2/3/.</text:p>
      <text:p text:style-name="P1983">Aha, oprócz niezdolności do powołania rządu, oprócz budżetu i to trzecie.</text:p>
      <text:p text:style-name="P1984"><text:span text:style-name="T1985">Przewodnicząc</text:span><text:span text:style-name="T1986">y</text:span>:</text:p>
      <text:p text:style-name="P1987">To wszystko co raz zaakceptowaliśmy, akcentujemy nadal. Proszę bardzo, prof. Jarosz.</text:p>
      <text:p text:style-name="P1988"><text:span text:style-name="T1989">Ob. Zdzisław Jarosz</text:span>:</text:p>
      <text:p text:style-name="P1990">Ja mam jeszcze pytanie. Mnie chodzi o sprawę prezesa Najwyższej Izby Kontroli. Ja pytam powiedzmy to prywatnie, to znaczy nie sugerując w ten sposób żadnego, żadnej oferty.</text:p>
      <text:p text:style-name="P1991">Czy gdyby państwo, gdyby to była formuła taka jak przy Rzeczniku Praw Obywatelskich, że powołuje Sejm za zgodą Senatu, to czy nie - czy wówczas moglibyśmy nie rozszerza<text:span text:style-name="T1992">ć</text:span><text:s/>tego problemu o zmianę ustawy o Najwyższej Izbie Kontroli itd. Od razu też powiem, że wcale nie, z góry nie przesądzam, czy nie wykluczam możliwości korzystania przez Senat z działalności NIK, tylko po prostu, żeby nie rozszerzać tego pakietu. Czy ewentualnie przejście na inną formułę, by to coś zmieniało?</text:p>
      <text:p text:style-name="P1993"><text:span text:style-name="T1994">Przewodnicząc</text:span><text:span text:style-name="T1995">y</text:span><text:span text:style-name="T1996">:</text:span></text:p>
      <text:soft-page-break/>
      <text:p text:style-name="P1997">Tak jest dlatego, że uznawaliśmy, że jeżeli będzie ta formuła<text:s/>„za zgodą Senatu<text:span text:style-name="T1998">”</text:span><text:s/>nie wymaga to w tej chwili wprowadzenie do pakietu niezwłocznej nowelizacji ustawy. Uważamy, że to po prostu nastąpi, ale już w trybie normalnych relacji między parlamentem a prezesem NIK-u.</text:p>
      <text:p text:style-name="P1999"><text:span text:style-name="T2000">Ob. Janusz Reykowski</text:span>:</text:p>
      <text:p text:style-name="P2001">Proszę państwa, no bardzo żałuję, że jednak ten paki<text:span text:style-name="T2002">et</text:span>, który przedstawiliśmy nie zyskał akceptacji waszej strony. On był tak trochę, tak był w<text:span text:style-name="T2003">yc</text:span>ieniowany mimo tych słów kr<text:span text:style-name="T2004">yt</text:span>ycznych, które tu padły<text:span text:style-name="T2005">.</text:span><text:s/>Był w<text:span text:style-name="T2006">yc</text:span>ieniowany, no i trudno nam będzie wyrwa<text:span text:style-name="T2007">ć</text:span><text:s/>jakieś cegiełki z tego, z tej całości.</text:p>
      <text:p text:style-name="P2008">Rozumiem, że umówiliśmy się na następne spotkanie, że mamy różne rzeczy do wspólnego omówienia. Ale chyba dzisiaj umowy w tej sprawie nie podpiszemy.</text:p>
      <text:p text:style-name="P2009"><text:span text:style-name="T2010">Ob. Bronisław Geremek</text:span>:</text:p>
      <text:p text:style-name="P2011">Rozumiem z<text:span text:style-name="T2012">at</text:span>em, że wzajemnie się zrozumiemy i jest propozycja pakietowa z jednej strony i jest odpowiedź pakietowa z drugiej strony. I wobec tego czekamy do następnych.</text:p>
      <text:p text:style-name="P2013">Rozumiem, że w ten sposób zamykamy dyskusję nad tym punktem porządku dziennego.</text:p>
      <text:p text:style-name="P2014">Czy jeszcze jakieś sprawy związane z podzespołem prawa i sądów - proszę bardzo, prof. ...</text:p>
      <text:p text:style-name="P2015"><text:span text:style-name="T2016">Ob. <text:s text:c="22"/></text:span>:</text:p>
      <text:p text:style-name="P2017">Ja mam tylko takie pytanie w związku z tym, że pan prof. Reykowski powiedział, że<text:s/><text:span text:style-name="T2018">j</text:span>ak jeszcze jakieś kwestie byłyby w czwartek przyszły omawiane. Czy tu państwo myślą o tej nowelizacji kodyfikacji karnych, czy o jakichś innych kwestiach, bo nie bardzo jestem zorientowany, co by tutaj ewentualnie mogło wchodzić w grę.</text:p>
      <text:p text:style-name="P2019"><text:span text:style-name="T2020">Ob. Janusz Reykowski</text:span>:</text:p>
      <text:p text:style-name="P2021">Chciałem po prostu<text:s/>pozostawić sobie furtkę na to, że gdyby jeszcze - ale nie do zmiany,<text:s/><text:span text:style-name="T2022">t</text:span>ego co powiedzieliśmy, tylko do tego. Ponieważ być może jeszcze wymagać będzie dookreślenia jakieś dalsze kwestie z tym wiążące się, to jak mówię, byśmy w czwartek poruszyli, czy na przykład kwestia ma<text:span text:style-name="T2023">ł</text:span>ej nowelizacji lub inne rzeczy, które nie zostały między nami dotychczas uzgodnione, wychodzące poza to, co tu zostało - powiedzieliśmy jakby także, to cośmy powiedzieli, to chcemy przedstawić, a jeszcze...<text:s/>ale nie za<text:span text:style-name="T2024">myk</text:span>ać do końca,<text:s/><text:span text:style-name="T2025">e</text:span>wentualnie nie zamykać do ko<text:span text:style-name="T2026">ń</text:span>ca sprawy sądów<text:span text:style-name="T2027">.</text:span></text:p>
      <text:p text:style-name="P2028"><text:span text:style-name="T2029">Ob. Bronisław Geremek</text:span>:</text:p>
      <text:p text:style-name="P2030">Proszę państwa, nasz porządek dzienny przewiduje punkty na<text:span text:style-name="T2031">st</text:span>ępne, jednego nie przewiduje, to znaczy jedzenia w tym domu już podobno nie ma. A zatem możliwość mamy albo kontynuowania teraz dyskusji i przejścia do spraw podzespołu oświaty, nauki i postępu technicznego, albo też odłożenia tej sprawy i kilku innych, które jeszcze są w porządku dziennym na nasze następne posiedzenie. Wśród nich zwłaszcza pozostaje sprawa naszego dokumentu końcowego, który no będziemy już wówczas rzeczywiście w ostatniej chwili rozważali.</text:p>
      <text:p text:style-name="P2032">Czy zatem kontynuujemy teraz prace, czy też odkładamy te sprawy, które pozostają nam z porządku dziennego do naszego posiedzenia następnego?</text:p>
      <text:p text:style-name="P2033">Proszę bardzo, prof. Samsonowicz.</text:p>
      <text:p text:style-name="P2034"><text:span text:style-name="T2035">Ob. Henryk Samsonowicz</text:span>:</text:p>
      <text:p text:style-name="P2036">Byłbym entuzjastą pracy tutaj dalej i nawet poszczenia w związku ze zbliżającym się wielkim piątkiem, ale niestety nie ma przedstawicieli resortu Eduk<text:span text:style-name="T2037">a</text:span>cji Narodowej, w związku z tym nie jestem pewien, czy<text:s/><text:soft-page-break/>tutaj kadłubowo razem z dr Zaciurą moglibyśmy przedstawić rozbieżności i problemy.</text:p>
      <text:p text:style-name="P2038"><text:span text:style-name="T2039">Ob. Janusz Reykow</text:span><text:span text:style-name="T2040">s</text:span><text:span text:style-name="T2041">ki</text:span>:</text:p>
      <text:p text:style-name="P2042">Prof. Fisiak jest chory, ma wysoką gorączkę, dlatego nie mógł przybyć, przedzwonił do mnie przedtem i usprawiedliwiał się, kaszląc. Dlatego też jest to wzgląd za tym, abyśmy tą kwestię omówili na następnym spotkaniu.</text:p>
      <text:p text:style-name="P2043">A co się tyczy kolacji, to rzeczywiście rozumiem, że tym razem wy nas zaprosicie.</text:p>
      <text:p text:style-name="P2044"><text:span text:style-name="T2045">Ob. Bronisław Geremek</text:span>:</text:p>
      <text:p text:style-name="P2046">Proszę państwa, kończymy to posiedzenie w Wielkim Tygodniu, jest pewien element Wielkiego Tygodnia, który szczególnie powinien obecny powinien być w obradach<text:s/>„okrągłego stołu”, jest to element nadziei i chciałbym zatem życząc spokojnych świąt, wszyscy sobie wzajemnie, chciałbym, żeby ten element nadziei był obecny w pracach i w rezultatach<text:s/>„okrągłego stołu”.</text:p>
      <text:p text:style-name="P2047">Dziękuję bardzo i zamykam posiedzeni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yrwus Artur (STUD)</dc:creator>
    <meta:creation-date>2023-07-03T11:19:00Z</meta:creation-date>
    <dc:date>2023-07-03T11:19:00Z</dc:date>
    <meta:template xlink:href="Normal.dotm" xlink:type="simple"/>
    <meta:editing-cycles>2</meta:editing-cycles>
    <meta:editing-duration>PT120S</meta:editing-duration>
    <meta:document-statistic meta:page-count="51" meta:paragraph-count="302" meta:word-count="21625" meta:character-count="151079" meta:row-count="1081" meta:non-whitespace-character-count="129756"/>
  </office:meta>
</office:document-meta>
</file>